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Basic/Standard/automationMacros.xml" manifest:media-type="text/xml"/>
  <manifest:file-entry manifest:full-path="Basic/Standard/ClipboardModule.xml" manifest:media-type="text/xml"/>
  <manifest:file-entry manifest:full-path="Basic/Standard/script-lb.xml" manifest:media-type="text/xml"/>
  <manifest:file-entry manifest:full-path="Basic/script-lc.xml" manifest:media-type="text/xml"/>
  <manifest:file-entry manifest:full-path="Pictures/10000000000002D2000000593A7F307B.png" manifest:media-type="image/png"/>
  <manifest:file-entry manifest:full-path="Pictures/10000001000001190000019E419BE559.png" manifest:media-type="image/png"/>
  <manifest:file-entry manifest:full-path="Pictures/100000010000023F0000015B07B96470.png" manifest:media-type="image/png"/>
  <manifest:file-entry manifest:full-path="Pictures/1000000100000136000000599135F2DD.png" manifest:media-type="image/png"/>
  <manifest:file-entry manifest:full-path="Pictures/10000001000001670000006B358980FD.png" manifest:media-type="image/png"/>
  <manifest:file-entry manifest:full-path="Pictures/100000010000023400000193C5C89F04.png" manifest:media-type="image/png"/>
  <manifest:file-entry manifest:full-path="Pictures/10000001000001CC0000005D05E17837.png" manifest:media-type="image/png"/>
  <manifest:file-entry manifest:full-path="Configurations2/images/Bitmaps/lc_userimages.png" manifest:media-type=""/>
  <manifest:file-entry manifest:full-path="Configurations2/images/lc_imagelist.xml" manifest:media-type=""/>
  <manifest:file-entry manifest:full-path="Configurations2/toolbar/custom_toolbar_24c3801b.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event-listeners>
      <script:event-listener script:language="ooo:script" script:event-name="dom:load" xlink:href="vnd.sun.star.script:Standard.automationMacros.NewDay?language=Basic&amp;location=document" xlink:type="simple"/>
      <script:event-listener script:language="ooo:script" script:event-name="office:save" xlink:href="vnd.sun.star.script:Standard.automationMacros.UpdateTOC?language=Basic&amp;location=document" xlink:type="simple"/>
    </office:event-listeners>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764in" style:rel-column-width="13974*"/>
    </style:style>
    <style:style style:name="Table1.B" style:family="table-column">
      <style:table-column-properties style:column-width="1.4361in" style:rel-column-width="13593*"/>
    </style:style>
    <style:style style:name="Table1.C" style:family="table-column">
      <style:table-column-properties style:column-width="1.4396in" style:rel-column-width="13626*"/>
    </style:style>
    <style:style style:name="Table1.D" style:family="table-column">
      <style:table-column-properties style:column-width="2.5722in" style:rel-column-width="2434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b3cac7"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b3cac7" fo:padding="0.0201in" fo:border="0.05pt solid #000000" style:writing-mode="page">
        <style:background-image/>
      </style:table-cell-properties>
    </style:style>
    <style:style style:name="Table3.A2" style:family="table-cell">
      <style:table-cell-properties fo:background-color="#b3cac7" fo:padding="0.0201in" fo:border-left="0.05pt solid #000000" fo:border-right="0.05pt solid #000000" fo:border-top="none" fo:border-bottom="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dde8cb" fo:padding="0.0382in" fo:border="0.5pt solid #000000">
        <style:background-image/>
      </style:table-cell-properties>
    </style:style>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Heading_20_1">
      <style:paragraph-properties fo:break-before="page">
        <style:tab-stops>
          <style:tab-stop style:position="2in"/>
        </style:tab-stops>
      </style:paragraph-properties>
      <style:text-properties officeooo:paragraph-rsid="0015d06e"/>
    </style:style>
    <style:style style:name="P4" style:family="paragraph" style:parent-style-name="Text_20_body">
      <style:paragraph-properties>
        <style:tab-stops/>
      </style:paragraph-properties>
      <style:text-properties officeooo:rsid="001422d1" officeooo:paragraph-rsid="001422d1"/>
    </style:style>
    <style:style style:name="P5" style:family="paragraph" style:parent-style-name="Heading_20_1">
      <style:text-properties officeooo:rsid="00177cd0" officeooo:paragraph-rsid="00177cd0"/>
    </style:style>
    <style:style style:name="P6" style:family="paragraph" style:parent-style-name="Text_20_body">
      <style:text-properties officeooo:rsid="00177cd0" officeooo:paragraph-rsid="00177cd0"/>
    </style:style>
    <style:style style:name="P7" style:family="paragraph" style:parent-style-name="Table_20_Contents">
      <style:text-properties officeooo:rsid="00185e72" officeooo:paragraph-rsid="00185e72"/>
    </style:style>
    <style:style style:name="P8" style:family="paragraph" style:parent-style-name="Table_20_Contents">
      <style:text-properties officeooo:rsid="001c0cfa" officeooo:paragraph-rsid="001c0cfa"/>
    </style:style>
    <style:style style:name="P9" style:family="paragraph" style:parent-style-name="Table_20_Contents">
      <style:text-properties officeooo:rsid="00191404" officeooo:paragraph-rsid="00191404"/>
    </style:style>
    <style:style style:name="P10" style:family="paragraph" style:parent-style-name="Table_20_Contents">
      <style:text-properties officeooo:rsid="001e460c" officeooo:paragraph-rsid="001e460c"/>
    </style:style>
    <style:style style:name="P11" style:family="paragraph" style:parent-style-name="Text_20_body">
      <style:text-properties officeooo:rsid="001c0cfa" officeooo:paragraph-rsid="001c0cfa"/>
    </style:style>
    <style:style style:name="P12" style:family="paragraph" style:parent-style-name="Text_20_body">
      <style:text-properties officeooo:rsid="001e460c" officeooo:paragraph-rsid="001e460c"/>
    </style:style>
    <style:style style:name="P13" style:family="paragraph" style:parent-style-name="Text_20_body">
      <style:text-properties officeooo:rsid="00200d8a" officeooo:paragraph-rsid="00200d8a"/>
    </style:style>
    <style:style style:name="P14" style:family="paragraph" style:parent-style-name="Standard">
      <style:text-properties officeooo:rsid="00200d8a" officeooo:paragraph-rsid="00200d8a"/>
    </style:style>
    <style:style style:name="P15" style:family="paragraph" style:parent-style-name="Text_20_body">
      <style:text-properties officeooo:rsid="0020e60b" officeooo:paragraph-rsid="00200d8a"/>
    </style:style>
    <style:style style:name="P16" style:family="paragraph" style:parent-style-name="Standard">
      <style:text-properties officeooo:rsid="0020e60b" officeooo:paragraph-rsid="0020e60b"/>
    </style:style>
    <style:style style:name="P17" style:family="paragraph" style:parent-style-name="Text_20_body">
      <style:text-properties officeooo:rsid="0020e60b" officeooo:paragraph-rsid="0020e60b"/>
    </style:style>
    <style:style style:name="P18" style:family="paragraph" style:parent-style-name="Text_20_body">
      <style:text-properties officeooo:rsid="0021fce6" officeooo:paragraph-rsid="0021fce6"/>
    </style:style>
    <style:style style:name="P19" style:family="paragraph" style:parent-style-name="Text_20_body">
      <style:text-properties officeooo:rsid="00231406" officeooo:paragraph-rsid="00231406"/>
    </style:style>
    <style:style style:name="P20" style:family="paragraph" style:parent-style-name="Heading_20_1">
      <style:text-properties officeooo:rsid="00231406" officeooo:paragraph-rsid="00231406"/>
    </style:style>
    <style:style style:name="P21" style:family="paragraph" style:parent-style-name="Text_20_body" style:list-style-name="List_20_1">
      <style:text-properties officeooo:rsid="00231406" officeooo:paragraph-rsid="00231406"/>
    </style:style>
    <style:style style:name="P22" style:family="paragraph" style:parent-style-name="Text_20_body" style:list-style-name="List_20_1">
      <style:text-properties officeooo:rsid="0023a497" officeooo:paragraph-rsid="0023a497"/>
    </style:style>
    <style:style style:name="P23" style:family="paragraph" style:parent-style-name="CodeIndent">
      <style:text-properties officeooo:rsid="00259dba" officeooo:paragraph-rsid="00259dba"/>
    </style:style>
    <style:style style:name="P24" style:family="paragraph" style:parent-style-name="Text_20_body">
      <style:text-properties officeooo:paragraph-rsid="00259dba"/>
    </style:style>
    <style:style style:name="P25" style:family="paragraph" style:parent-style-name="CommitMessage">
      <style:text-properties officeooo:rsid="0025e926" officeooo:paragraph-rsid="0025e926"/>
    </style:style>
    <style:style style:name="P26" style:family="paragraph" style:parent-style-name="Heading_20_1">
      <style:text-properties officeooo:rsid="00263864" officeooo:paragraph-rsid="00263864"/>
    </style:style>
    <style:style style:name="P27" style:family="paragraph" style:parent-style-name="Text_20_body">
      <style:text-properties officeooo:paragraph-rsid="00263864"/>
    </style:style>
    <style:style style:name="P28" style:family="paragraph" style:parent-style-name="Text_20_body">
      <style:text-properties fo:font-style="normal" officeooo:rsid="00263864" officeooo:paragraph-rsid="00263864" style:font-style-asian="normal" style:font-style-complex="normal"/>
    </style:style>
    <style:style style:name="P29" style:family="paragraph" style:parent-style-name="Text_20_body">
      <style:text-properties officeooo:rsid="00269908" officeooo:paragraph-rsid="00269908"/>
    </style:style>
    <style:style style:name="P30" style:family="paragraph" style:parent-style-name="CommitMessage">
      <style:text-properties officeooo:rsid="00269908" officeooo:paragraph-rsid="00269908"/>
    </style:style>
    <style:style style:name="P31" style:family="paragraph" style:parent-style-name="Heading_20_1">
      <style:text-properties officeooo:rsid="0026a23b" officeooo:paragraph-rsid="0026a23b"/>
    </style:style>
    <style:style style:name="P32" style:family="paragraph" style:parent-style-name="Text_20_body">
      <style:text-properties officeooo:rsid="0026a23b" officeooo:paragraph-rsid="0026a23b"/>
    </style:style>
    <style:style style:name="P33" style:family="paragraph" style:parent-style-name="Text_20_body" style:list-style-name="List_20_1">
      <style:text-properties officeooo:rsid="0026a23b" officeooo:paragraph-rsid="0026a23b"/>
    </style:style>
    <style:style style:name="P34" style:family="paragraph" style:parent-style-name="Text_20_body" style:list-style-name="List_20_1">
      <style:text-properties officeooo:rsid="00285b7e" officeooo:paragraph-rsid="00285b7e"/>
    </style:style>
    <style:style style:name="P35" style:family="paragraph" style:parent-style-name="Text_20_body">
      <style:text-properties officeooo:rsid="00285b7e" officeooo:paragraph-rsid="00285b7e"/>
    </style:style>
    <style:style style:name="P36" style:family="paragraph" style:parent-style-name="Text_20_body">
      <style:text-properties officeooo:rsid="002a4450" officeooo:paragraph-rsid="002a4450"/>
    </style:style>
    <style:style style:name="P37" style:family="paragraph" style:parent-style-name="Text_20_body">
      <style:text-properties officeooo:paragraph-rsid="002a4450"/>
    </style:style>
    <style:style style:name="P38" style:family="paragraph" style:parent-style-name="Text_20_body">
      <style:text-properties officeooo:rsid="002aa9dd" officeooo:paragraph-rsid="002aa9dd"/>
    </style:style>
    <style:style style:name="P39" style:family="paragraph" style:parent-style-name="Heading_20_1">
      <style:text-properties officeooo:rsid="002c904c" officeooo:paragraph-rsid="002c904c"/>
    </style:style>
    <style:style style:name="P40" style:family="paragraph" style:parent-style-name="Text_20_body">
      <style:text-properties officeooo:rsid="002c904c" officeooo:paragraph-rsid="002c904c"/>
    </style:style>
    <style:style style:name="P41" style:family="paragraph" style:parent-style-name="Text_20_body">
      <style:text-properties officeooo:rsid="002ccb12" officeooo:paragraph-rsid="002ccb12"/>
    </style:style>
    <style:style style:name="P42" style:family="paragraph" style:parent-style-name="Heading_20_1">
      <style:text-properties officeooo:rsid="002e22bb" officeooo:paragraph-rsid="002e22bb"/>
    </style:style>
    <style:style style:name="P43" style:family="paragraph" style:parent-style-name="Text_20_body">
      <style:text-properties officeooo:rsid="002e22bb" officeooo:paragraph-rsid="002e22bb"/>
    </style:style>
    <style:style style:name="P44" style:family="paragraph" style:parent-style-name="Text_20_body">
      <style:text-properties officeooo:rsid="002f31b4" officeooo:paragraph-rsid="002f31b4"/>
    </style:style>
    <style:style style:name="P45" style:family="paragraph" style:parent-style-name="Text_20_body">
      <style:text-properties officeooo:rsid="002f31c3" officeooo:paragraph-rsid="0032d2da"/>
    </style:style>
    <style:style style:name="P46" style:family="paragraph" style:parent-style-name="Text_20_body">
      <style:text-properties officeooo:rsid="00344743" officeooo:paragraph-rsid="00344743"/>
    </style:style>
    <style:style style:name="P47" style:family="paragraph" style:parent-style-name="Text_20_body">
      <style:text-properties officeooo:rsid="0034dfb8" officeooo:paragraph-rsid="0034dfb8"/>
    </style:style>
    <style:style style:name="P48" style:family="paragraph" style:parent-style-name="Text_20_body">
      <style:text-properties officeooo:rsid="00369ccd" officeooo:paragraph-rsid="00369ccd"/>
    </style:style>
    <style:style style:name="P49" style:family="paragraph" style:parent-style-name="Heading_20_1">
      <style:text-properties officeooo:rsid="00529910"/>
    </style:style>
    <style:style style:name="P50" style:family="paragraph" style:parent-style-name="Text_20_body">
      <style:text-properties officeooo:rsid="00529910" officeooo:paragraph-rsid="00529910"/>
    </style:style>
    <style:style style:name="P51" style:family="paragraph" style:parent-style-name="Heading_20_1">
      <style:text-properties officeooo:rsid="00543c16"/>
    </style:style>
    <style:style style:name="P52" style:family="paragraph" style:parent-style-name="Text_20_body">
      <style:text-properties officeooo:rsid="00543c16" officeooo:paragraph-rsid="00543c16"/>
    </style:style>
    <style:style style:name="P53" style:family="paragraph" style:parent-style-name="Text_20_body">
      <style:text-properties officeooo:rsid="0055535e" officeooo:paragraph-rsid="0055535e"/>
    </style:style>
    <style:style style:name="P54" style:family="paragraph" style:parent-style-name="TODO">
      <style:text-properties officeooo:rsid="0055535e" officeooo:paragraph-rsid="0063721d"/>
    </style:style>
    <style:style style:name="P55" style:family="paragraph" style:parent-style-name="Heading_20_1">
      <style:text-properties officeooo:rsid="005569af"/>
    </style:style>
    <style:style style:name="P56" style:family="paragraph" style:parent-style-name="Text_20_body">
      <style:text-properties officeooo:rsid="005569af" officeooo:paragraph-rsid="005569af"/>
    </style:style>
    <style:style style:name="P57" style:family="paragraph" style:parent-style-name="Text_20_body">
      <style:text-properties officeooo:rsid="0056ece9" officeooo:paragraph-rsid="00580b65"/>
    </style:style>
    <style:style style:name="P58" style:family="paragraph" style:parent-style-name="Text_20_body">
      <style:text-properties officeooo:rsid="00580b65" officeooo:paragraph-rsid="00580b65"/>
    </style:style>
    <style:style style:name="P59" style:family="paragraph" style:parent-style-name="Heading_20_1">
      <style:text-properties officeooo:rsid="005868b5"/>
    </style:style>
    <style:style style:name="P60" style:family="paragraph" style:parent-style-name="Text_20_body">
      <style:text-properties officeooo:rsid="005868b5" officeooo:paragraph-rsid="005868b5"/>
    </style:style>
    <style:style style:name="P61" style:family="paragraph" style:parent-style-name="Text_20_body">
      <style:text-properties officeooo:rsid="005868b5" officeooo:paragraph-rsid="0058d8d5"/>
    </style:style>
    <style:style style:name="P62" style:family="paragraph" style:parent-style-name="Text_20_body">
      <style:text-properties fo:font-weight="bold" officeooo:rsid="0058d8d5" officeooo:paragraph-rsid="0058d8d5" style:font-weight-asian="bold" style:font-weight-complex="bold"/>
    </style:style>
    <style:style style:name="P63" style:family="paragraph" style:parent-style-name="Text_20_body" style:list-style-name="L1">
      <style:text-properties officeooo:rsid="005868b5" officeooo:paragraph-rsid="005868b5"/>
    </style:style>
    <style:style style:name="P64" style:family="paragraph" style:parent-style-name="Text_20_body" style:list-style-name="L1">
      <style:text-properties officeooo:rsid="0058d8d5" officeooo:paragraph-rsid="0058d8d5"/>
    </style:style>
    <style:style style:name="P65" style:family="paragraph" style:parent-style-name="Text_20_body" style:list-style-name="L1">
      <style:text-properties fo:font-weight="normal" officeooo:rsid="0058d8d5" officeooo:paragraph-rsid="0058d8d5" style:font-weight-asian="normal" style:font-weight-complex="normal"/>
    </style:style>
    <style:style style:name="P66" style:family="paragraph" style:parent-style-name="Text_20_body" style:list-style-name="L2">
      <style:text-properties fo:font-weight="normal" officeooo:rsid="0058d8d5" officeooo:paragraph-rsid="0058f344" style:font-weight-asian="normal" style:font-weight-complex="normal"/>
    </style:style>
    <style:style style:name="P67" style:family="paragraph" style:parent-style-name="Text_20_body" style:list-style-name="L2">
      <style:text-properties fo:font-weight="normal" officeooo:rsid="0058f344" officeooo:paragraph-rsid="0058f344" style:font-weight-asian="normal" style:font-weight-complex="normal"/>
    </style:style>
    <style:style style:name="P68" style:family="paragraph" style:parent-style-name="Text_20_body" style:list-style-name="L2">
      <style:text-properties fo:font-style="normal" fo:font-weight="normal" officeooo:rsid="0058f344" officeooo:paragraph-rsid="0058f344" style:font-style-asian="normal" style:font-weight-asian="normal" style:font-style-complex="normal" style:font-weight-complex="normal"/>
    </style:style>
    <style:style style:name="P69" style:family="paragraph" style:parent-style-name="Heading_20_2">
      <style:text-properties officeooo:rsid="005b1671" officeooo:paragraph-rsid="005b1671"/>
    </style:style>
    <style:style style:name="P70" style:family="paragraph" style:parent-style-name="Text_20_body">
      <style:text-properties officeooo:rsid="005b1671" officeooo:paragraph-rsid="005b1671"/>
    </style:style>
    <style:style style:name="P71" style:family="paragraph" style:parent-style-name="CommitMessage">
      <style:text-properties officeooo:rsid="005cb358" officeooo:paragraph-rsid="005cb358"/>
    </style:style>
    <style:style style:name="P72" style:family="paragraph" style:parent-style-name="Heading_20_1">
      <style:text-properties officeooo:rsid="005eabe6"/>
    </style:style>
    <style:style style:name="P73" style:family="paragraph" style:parent-style-name="Text_20_body">
      <style:text-properties officeooo:rsid="005eabe6" officeooo:paragraph-rsid="005eabe6"/>
    </style:style>
    <style:style style:name="P74" style:family="paragraph" style:parent-style-name="Text_20_body">
      <style:text-properties officeooo:rsid="005f64aa" officeooo:paragraph-rsid="005f64aa"/>
    </style:style>
    <style:style style:name="P75" style:family="paragraph" style:parent-style-name="Text_20_body">
      <style:text-properties officeooo:rsid="00612200" officeooo:paragraph-rsid="00612200"/>
    </style:style>
    <style:style style:name="P76" style:family="paragraph" style:parent-style-name="Heading_20_1">
      <style:text-properties officeooo:rsid="0063710b"/>
    </style:style>
    <style:style style:name="P77" style:family="paragraph" style:parent-style-name="Text_20_body">
      <style:text-properties officeooo:rsid="0063710b" officeooo:paragraph-rsid="0063710b"/>
    </style:style>
    <style:style style:name="P78" style:family="paragraph" style:parent-style-name="Text_20_body">
      <style:text-properties officeooo:rsid="0063721d" officeooo:paragraph-rsid="0063721d"/>
    </style:style>
    <style:style style:name="P79" style:family="paragraph" style:parent-style-name="TODO">
      <style:text-properties officeooo:paragraph-rsid="007819d5"/>
    </style:style>
    <style:style style:name="P80" style:family="paragraph" style:parent-style-name="TODO">
      <style:text-properties officeooo:paragraph-rsid="008794fd"/>
    </style:style>
    <style:style style:name="P81" style:family="paragraph" style:parent-style-name="Text_20_body">
      <style:text-properties officeooo:rsid="00666338" officeooo:paragraph-rsid="00666338"/>
    </style:style>
    <style:style style:name="P82" style:family="paragraph" style:parent-style-name="Text_20_body">
      <style:text-properties officeooo:rsid="0068517a" officeooo:paragraph-rsid="0068517a"/>
    </style:style>
    <style:style style:name="P83" style:family="paragraph" style:parent-style-name="Heading_20_1">
      <style:text-properties officeooo:rsid="006a8826"/>
    </style:style>
    <style:style style:name="P84" style:family="paragraph" style:parent-style-name="Heading_20_2">
      <style:text-properties officeooo:rsid="006bcff8" officeooo:paragraph-rsid="006bcff8"/>
    </style:style>
    <style:style style:name="P85" style:family="paragraph" style:parent-style-name="Text_20_body">
      <style:text-properties officeooo:rsid="006a8826" officeooo:paragraph-rsid="006a8826"/>
    </style:style>
    <style:style style:name="P86" style:family="paragraph" style:parent-style-name="Text_20_body">
      <style:text-properties fo:font-style="normal" officeooo:rsid="006b8edb" officeooo:paragraph-rsid="006b8edb" style:font-style-asian="normal" style:font-style-complex="normal"/>
    </style:style>
    <style:style style:name="P87" style:family="paragraph" style:parent-style-name="Heading_20_2">
      <style:text-properties officeooo:rsid="006caf1d" officeooo:paragraph-rsid="006caf1d"/>
    </style:style>
    <style:style style:name="P88" style:family="paragraph" style:parent-style-name="Text_20_body">
      <style:text-properties officeooo:rsid="006caf1d" officeooo:paragraph-rsid="006caf1d"/>
    </style:style>
    <style:style style:name="P89" style:family="paragraph" style:parent-style-name="Text_20_body">
      <style:text-properties fo:font-style="normal" officeooo:rsid="006e76f0" officeooo:paragraph-rsid="006e76f0" style:font-style-asian="normal" style:font-style-complex="normal"/>
    </style:style>
    <style:style style:name="P90" style:family="paragraph" style:parent-style-name="Text_20_body">
      <style:text-properties fo:font-style="normal" officeooo:rsid="006ec15a" officeooo:paragraph-rsid="00709e13" style:font-style-asian="normal" style:font-style-complex="normal"/>
    </style:style>
    <style:style style:name="P91" style:family="paragraph" style:parent-style-name="Text_20_body">
      <style:text-properties fo:font-style="normal" officeooo:rsid="00709e13" officeooo:paragraph-rsid="00709e13" style:font-style-asian="normal" style:font-style-complex="normal"/>
    </style:style>
    <style:style style:name="P92" style:family="paragraph" style:parent-style-name="CommitMessage">
      <style:text-properties officeooo:rsid="00709e13" officeooo:paragraph-rsid="00709e13"/>
    </style:style>
    <style:style style:name="P93" style:family="paragraph" style:parent-style-name="Text_20_body">
      <style:text-properties officeooo:rsid="0072596c" officeooo:paragraph-rsid="0072596c"/>
    </style:style>
    <style:style style:name="P94" style:family="paragraph" style:parent-style-name="Text_20_body">
      <style:text-properties officeooo:rsid="007299f2" officeooo:paragraph-rsid="007299f2"/>
    </style:style>
    <style:style style:name="P95" style:family="paragraph" style:parent-style-name="TODO">
      <style:text-properties officeooo:rsid="007299f2" officeooo:paragraph-rsid="007299f2"/>
    </style:style>
    <style:style style:name="P96" style:family="paragraph" style:parent-style-name="CommitMessage">
      <style:text-properties officeooo:rsid="0074412e" officeooo:paragraph-rsid="0074412e"/>
    </style:style>
    <style:style style:name="P97" style:family="paragraph" style:parent-style-name="Heading_20_1">
      <style:text-properties officeooo:rsid="0074938a"/>
    </style:style>
    <style:style style:name="P98" style:family="paragraph" style:parent-style-name="Text_20_body">
      <style:text-properties officeooo:rsid="0074938a" officeooo:paragraph-rsid="0074938a"/>
    </style:style>
    <style:style style:name="P99" style:family="paragraph" style:parent-style-name="Text_20_body">
      <style:text-properties officeooo:rsid="007637ee" officeooo:paragraph-rsid="007637ee"/>
    </style:style>
    <style:style style:name="P100" style:family="paragraph" style:parent-style-name="Text_20_body">
      <style:text-properties officeooo:rsid="0077c0bc" officeooo:paragraph-rsid="0077c0bc"/>
    </style:style>
    <style:style style:name="P101" style:family="paragraph" style:parent-style-name="Text_20_body">
      <style:text-properties officeooo:rsid="0078842d" officeooo:paragraph-rsid="0078842d"/>
    </style:style>
    <style:style style:name="P102" style:family="paragraph" style:parent-style-name="Heading_20_1">
      <style:text-properties officeooo:rsid="0079da46"/>
    </style:style>
    <style:style style:name="P103" style:family="paragraph" style:parent-style-name="Text_20_body">
      <style:text-properties officeooo:rsid="0079da46" officeooo:paragraph-rsid="0079da46"/>
    </style:style>
    <style:style style:name="P104" style:family="paragraph" style:parent-style-name="Text_20_body">
      <style:text-properties officeooo:rsid="007c613c" officeooo:paragraph-rsid="007c613c"/>
    </style:style>
    <style:style style:name="P105" style:family="paragraph" style:parent-style-name="Text_20_body">
      <style:text-properties officeooo:rsid="007d723f" officeooo:paragraph-rsid="007d723f"/>
    </style:style>
    <style:style style:name="P106" style:family="paragraph" style:parent-style-name="Text_20_body">
      <style:text-properties officeooo:rsid="007fe30f" officeooo:paragraph-rsid="007fe30f"/>
    </style:style>
    <style:style style:name="P107" style:family="paragraph" style:parent-style-name="Text_20_body">
      <style:text-properties officeooo:rsid="007fe30f" officeooo:paragraph-rsid="0081defe"/>
    </style:style>
    <style:style style:name="P108" style:family="paragraph" style:parent-style-name="Heading_20_1">
      <style:text-properties officeooo:rsid="0083d37f"/>
    </style:style>
    <style:style style:name="P109" style:family="paragraph" style:parent-style-name="Text_20_body">
      <style:text-properties officeooo:rsid="0083d37f" officeooo:paragraph-rsid="0083d37f"/>
    </style:style>
    <style:style style:name="P110" style:family="paragraph" style:parent-style-name="Text_20_body">
      <style:text-properties officeooo:rsid="0087319b" officeooo:paragraph-rsid="0087319b"/>
    </style:style>
    <style:style style:name="P111" style:family="paragraph" style:parent-style-name="Text_20_body">
      <style:text-properties officeooo:rsid="008794fd" officeooo:paragraph-rsid="008794fd"/>
    </style:style>
    <style:style style:name="P112" style:family="paragraph" style:parent-style-name="Text_20_body">
      <style:text-properties officeooo:rsid="00885ec1" officeooo:paragraph-rsid="00885ec1"/>
    </style:style>
    <style:style style:name="P113" style:family="paragraph" style:parent-style-name="TODO">
      <style:text-properties officeooo:paragraph-rsid="009f22e3"/>
    </style:style>
    <style:style style:name="P114" style:family="paragraph" style:parent-style-name="Heading_20_1">
      <style:text-properties officeooo:rsid="008bde50"/>
    </style:style>
    <style:style style:name="P115" style:family="paragraph" style:parent-style-name="Text_20_body">
      <style:text-properties officeooo:rsid="008bde50" officeooo:paragraph-rsid="008bde50"/>
    </style:style>
    <style:style style:name="P116" style:family="paragraph" style:parent-style-name="CommitMessage">
      <style:text-properties officeooo:rsid="008bde50" officeooo:paragraph-rsid="008bde50"/>
    </style:style>
    <style:style style:name="P117" style:family="paragraph" style:parent-style-name="Text_20_body">
      <style:text-properties officeooo:rsid="008e6e83" officeooo:paragraph-rsid="008e6e83"/>
    </style:style>
    <style:style style:name="P118" style:family="paragraph" style:parent-style-name="TODO">
      <style:text-properties officeooo:rsid="008e6e83" officeooo:paragraph-rsid="008e6e83"/>
    </style:style>
    <style:style style:name="P119" style:family="paragraph" style:parent-style-name="TODO">
      <style:text-properties officeooo:rsid="008fd16b" officeooo:paragraph-rsid="008fd16b"/>
    </style:style>
    <style:style style:name="P120" style:family="paragraph" style:parent-style-name="TODO">
      <style:text-properties officeooo:rsid="008fd16b" officeooo:paragraph-rsid="00b40282"/>
    </style:style>
    <style:style style:name="P121" style:family="paragraph" style:parent-style-name="TODO">
      <style:text-properties officeooo:rsid="009257a4" officeooo:paragraph-rsid="009257a4"/>
    </style:style>
    <style:style style:name="P122" style:family="paragraph" style:parent-style-name="TODO">
      <style:text-properties officeooo:rsid="0090e5c1" officeooo:paragraph-rsid="0090e5c1"/>
    </style:style>
    <style:style style:name="P123" style:family="paragraph" style:parent-style-name="TODO">
      <style:text-properties officeooo:rsid="0090ffc9" officeooo:paragraph-rsid="0090ffc9"/>
    </style:style>
    <style:style style:name="P124" style:family="paragraph" style:parent-style-name="Text_20_body">
      <style:text-properties officeooo:rsid="0090ffc9" officeooo:paragraph-rsid="0090ffc9"/>
    </style:style>
    <style:style style:name="P125" style:family="paragraph" style:parent-style-name="Text_20_body">
      <style:text-properties officeooo:rsid="009445da" officeooo:paragraph-rsid="009445da"/>
    </style:style>
    <style:style style:name="P126" style:family="paragraph" style:parent-style-name="Text_20_body">
      <style:text-properties officeooo:rsid="00959fa0" officeooo:paragraph-rsid="00959fa0"/>
    </style:style>
    <style:style style:name="P127" style:family="paragraph" style:parent-style-name="Text_20_body">
      <style:text-properties officeooo:rsid="00970648" officeooo:paragraph-rsid="00970648"/>
    </style:style>
    <style:style style:name="P128" style:family="paragraph" style:parent-style-name="Text_20_body">
      <style:text-properties fo:font-style="normal" officeooo:rsid="00981145" officeooo:paragraph-rsid="00981145" style:font-style-asian="normal" style:font-style-complex="normal"/>
    </style:style>
    <style:style style:name="P129" style:family="paragraph" style:parent-style-name="Text_20_body">
      <style:text-properties officeooo:rsid="00981145" officeooo:paragraph-rsid="00981145"/>
    </style:style>
    <style:style style:name="P130" style:family="paragraph" style:parent-style-name="Text_20_body">
      <style:text-properties officeooo:rsid="009a4fad" officeooo:paragraph-rsid="009a4fad"/>
    </style:style>
    <style:style style:name="P131" style:family="paragraph" style:parent-style-name="Heading_20_1">
      <style:text-properties officeooo:rsid="009b6f1c"/>
    </style:style>
    <style:style style:name="P132" style:family="paragraph" style:parent-style-name="Text_20_body">
      <style:text-properties officeooo:rsid="009d20b7" officeooo:paragraph-rsid="009d20b7"/>
    </style:style>
    <style:style style:name="P133" style:family="paragraph" style:parent-style-name="Text_20_body">
      <style:text-properties officeooo:rsid="009ed191" officeooo:paragraph-rsid="009ed191"/>
    </style:style>
    <style:style style:name="P134" style:family="paragraph" style:parent-style-name="CommitMessage">
      <style:text-properties officeooo:paragraph-rsid="009ed191"/>
    </style:style>
    <style:style style:name="P135" style:family="paragraph" style:parent-style-name="Text_20_body">
      <style:text-properties officeooo:rsid="00a1aad1" officeooo:paragraph-rsid="00a1aad1"/>
    </style:style>
    <style:style style:name="P136" style:family="paragraph" style:parent-style-name="Heading_20_1">
      <style:text-properties officeooo:rsid="00a2c468"/>
    </style:style>
    <style:style style:name="P137" style:family="paragraph" style:parent-style-name="Text_20_body">
      <style:text-properties officeooo:rsid="00a2c468" officeooo:paragraph-rsid="00a2c468"/>
    </style:style>
    <style:style style:name="P138" style:family="paragraph" style:parent-style-name="Text_20_body">
      <style:text-properties officeooo:rsid="00a4756f" officeooo:paragraph-rsid="00a4756f"/>
    </style:style>
    <style:style style:name="P139" style:family="paragraph" style:parent-style-name="Text_20_body">
      <style:text-properties officeooo:rsid="00a71008" officeooo:paragraph-rsid="00a71008"/>
    </style:style>
    <style:style style:name="P140" style:family="paragraph" style:parent-style-name="Text_20_body">
      <style:text-properties officeooo:rsid="00a77d63" officeooo:paragraph-rsid="00a77d63"/>
    </style:style>
    <style:style style:name="P141" style:family="paragraph" style:parent-style-name="Heading_20_1">
      <style:text-properties officeooo:rsid="00aa3fb1"/>
    </style:style>
    <style:style style:name="P142" style:family="paragraph" style:parent-style-name="Text_20_body">
      <style:text-properties officeooo:rsid="00ac32ae" officeooo:paragraph-rsid="00ac32ae"/>
    </style:style>
    <style:style style:name="P143" style:family="paragraph" style:parent-style-name="Text_20_body">
      <style:text-properties officeooo:rsid="00acb8d6" officeooo:paragraph-rsid="00acb8d6"/>
    </style:style>
    <style:style style:name="P144" style:family="paragraph" style:parent-style-name="Text_20_body">
      <style:text-properties officeooo:rsid="00acd256" officeooo:paragraph-rsid="00acd256"/>
    </style:style>
    <style:style style:name="P145" style:family="paragraph" style:parent-style-name="Text_20_body">
      <style:text-properties officeooo:rsid="00ad1385" officeooo:paragraph-rsid="00ad1385"/>
    </style:style>
    <style:style style:name="P146" style:family="paragraph" style:parent-style-name="Text_20_body">
      <style:text-properties officeooo:rsid="00b02c80" officeooo:paragraph-rsid="00b02c80"/>
    </style:style>
    <style:style style:name="P147" style:family="paragraph" style:parent-style-name="Heading_20_1">
      <style:text-properties officeooo:rsid="00b2f9fd"/>
    </style:style>
    <style:style style:name="P148" style:family="paragraph" style:parent-style-name="Text_20_body">
      <style:text-properties officeooo:rsid="00b2f9fd" officeooo:paragraph-rsid="00b2f9fd"/>
    </style:style>
    <style:style style:name="P149" style:family="paragraph" style:parent-style-name="Text_20_body">
      <style:text-properties officeooo:rsid="00b40282" officeooo:paragraph-rsid="00b40282"/>
    </style:style>
    <style:style style:name="P150" style:family="paragraph" style:parent-style-name="Text_20_body">
      <style:text-properties officeooo:rsid="00b5ef50" officeooo:paragraph-rsid="00b5ef50"/>
    </style:style>
    <style:style style:name="P151" style:family="paragraph" style:parent-style-name="Text_20_body">
      <style:text-properties officeooo:rsid="00b8aa82" officeooo:paragraph-rsid="00b8aa82"/>
    </style:style>
    <style:style style:name="P152" style:family="paragraph" style:parent-style-name="Text_20_body">
      <style:text-properties officeooo:rsid="00b9c2ab" officeooo:paragraph-rsid="00b9c2ab"/>
    </style:style>
    <style:style style:name="P153" style:family="paragraph" style:parent-style-name="TODO">
      <style:text-properties officeooo:rsid="00b9c2ab" officeooo:paragraph-rsid="00b9c2ab"/>
    </style:style>
    <style:style style:name="P154" style:family="paragraph" style:parent-style-name="Heading_20_1">
      <style:text-properties officeooo:rsid="00b9da87"/>
    </style:style>
    <style:style style:name="P155" style:family="paragraph" style:parent-style-name="Text_20_body">
      <style:text-properties officeooo:rsid="00b9da87" officeooo:paragraph-rsid="00b9da87"/>
    </style:style>
    <style:style style:name="P156" style:family="paragraph" style:parent-style-name="Text_20_body">
      <style:text-properties fo:font-style="normal" officeooo:rsid="00bb6717" officeooo:paragraph-rsid="00bb6717" style:font-style-asian="normal" style:font-style-complex="normal"/>
    </style:style>
    <style:style style:name="P157" style:family="paragraph" style:parent-style-name="Heading_20_2">
      <style:text-properties officeooo:rsid="00be418b" officeooo:paragraph-rsid="00be418b"/>
    </style:style>
    <style:style style:name="P158" style:family="paragraph" style:parent-style-name="Text_20_body">
      <style:text-properties officeooo:rsid="00be418b" officeooo:paragraph-rsid="00be418b"/>
    </style:style>
    <style:style style:name="P159" style:family="paragraph" style:parent-style-name="Text_20_body">
      <style:text-properties officeooo:rsid="00bf5d8d" officeooo:paragraph-rsid="00bf5d8d"/>
    </style:style>
    <style:style style:name="P160" style:family="paragraph" style:parent-style-name="Heading_20_2">
      <style:text-properties officeooo:rsid="00bf5d8d" officeooo:paragraph-rsid="00bf5d8d"/>
    </style:style>
    <style:style style:name="P161" style:family="paragraph" style:parent-style-name="Text_20_body">
      <style:text-properties officeooo:rsid="00c093e4" officeooo:paragraph-rsid="00c093e4"/>
    </style:style>
    <style:style style:name="P162" style:family="paragraph" style:parent-style-name="Heading_20_1">
      <style:text-properties officeooo:rsid="00c2779f"/>
    </style:style>
    <style:style style:name="P163" style:family="paragraph" style:parent-style-name="Text_20_body">
      <style:text-properties officeooo:rsid="00c2779f" officeooo:paragraph-rsid="00c2779f"/>
    </style:style>
    <style:style style:name="P164" style:family="paragraph" style:parent-style-name="Text_20_body">
      <style:text-properties officeooo:rsid="00c39112" officeooo:paragraph-rsid="00c39112"/>
    </style:style>
    <style:style style:name="P165" style:family="paragraph" style:parent-style-name="CommitMessage">
      <style:text-properties officeooo:paragraph-rsid="00c49e27"/>
    </style:style>
    <style:style style:name="P166" style:family="paragraph" style:parent-style-name="Text_20_body">
      <style:text-properties officeooo:rsid="00c49e27" officeooo:paragraph-rsid="00c49e27"/>
    </style:style>
    <style:style style:name="P167" style:family="paragraph" style:parent-style-name="Text_20_body">
      <style:text-properties officeooo:rsid="00c67445" officeooo:paragraph-rsid="00c67445"/>
    </style:style>
    <style:style style:name="P168" style:family="paragraph" style:parent-style-name="Text_20_body">
      <style:text-properties officeooo:rsid="00c986bf" officeooo:paragraph-rsid="00c986bf"/>
    </style:style>
    <style:style style:name="P169" style:family="paragraph" style:parent-style-name="Text_20_body">
      <style:text-properties officeooo:rsid="00cb7190" officeooo:paragraph-rsid="00cb7190"/>
    </style:style>
    <style:style style:name="P170" style:family="paragraph" style:parent-style-name="Heading_20_1">
      <style:text-properties officeooo:rsid="00ce6e1e"/>
    </style:style>
    <style:style style:name="P171" style:family="paragraph" style:parent-style-name="Text_20_body">
      <style:text-properties officeooo:rsid="00d04183" officeooo:paragraph-rsid="00d04183"/>
    </style:style>
    <style:style style:name="P172" style:family="paragraph" style:parent-style-name="Text_20_body">
      <style:text-properties officeooo:rsid="00d068f9" officeooo:paragraph-rsid="00d068f9"/>
    </style:style>
    <style:style style:name="P173" style:family="paragraph" style:parent-style-name="Text_20_body">
      <style:text-properties officeooo:rsid="00d06b8d" officeooo:paragraph-rsid="00d06b8d"/>
    </style:style>
    <style:style style:name="P174" style:family="paragraph" style:parent-style-name="Text_20_body">
      <style:text-properties officeooo:paragraph-rsid="00d1d190"/>
    </style:style>
    <style:style style:name="P175" style:family="paragraph" style:parent-style-name="Text_20_body">
      <style:text-properties officeooo:rsid="00d30efe" officeooo:paragraph-rsid="00d30efe"/>
    </style:style>
    <style:style style:name="P176" style:family="paragraph" style:parent-style-name="Text_20_body">
      <style:text-properties officeooo:rsid="00d37907" officeooo:paragraph-rsid="00d37907"/>
    </style:style>
    <style:style style:name="P177" style:family="paragraph" style:parent-style-name="Text_20_body">
      <style:text-properties officeooo:rsid="00d4272a" officeooo:paragraph-rsid="00d4272a"/>
    </style:style>
    <style:style style:name="P178" style:family="paragraph" style:parent-style-name="Heading_20_2">
      <style:text-properties officeooo:rsid="00d6435c" officeooo:paragraph-rsid="00d6435c"/>
    </style:style>
    <style:style style:name="P179" style:family="paragraph" style:parent-style-name="Text_20_body">
      <style:text-properties officeooo:rsid="00d46996" officeooo:paragraph-rsid="00d46996"/>
    </style:style>
    <style:style style:name="P180" style:family="paragraph" style:parent-style-name="Text_20_body" style:list-style-name="Numbering_20_123">
      <style:text-properties officeooo:paragraph-rsid="00d46996"/>
    </style:style>
    <style:style style:name="P181" style:family="paragraph" style:parent-style-name="Text_20_body" style:list-style-name="Numbering_20_123">
      <style:text-properties fo:font-weight="normal" officeooo:rsid="00d46996" officeooo:paragraph-rsid="00d46996" style:font-weight-asian="normal" style:font-weight-complex="normal"/>
    </style:style>
    <style:style style:name="P182" style:family="paragraph" style:parent-style-name="Text_20_body" style:list-style-name="Numbering_20_123">
      <style:text-properties fo:font-weight="normal" officeooo:rsid="00d554c2" officeooo:paragraph-rsid="00d554c2" style:font-weight-asian="normal" style:font-weight-complex="normal"/>
    </style:style>
    <style:style style:name="P183" style:family="paragraph" style:parent-style-name="Text_20_body" style:list-style-name="Numbering_20_123">
      <style:text-properties fo:font-style="normal" fo:font-weight="normal" officeooo:rsid="00d554c2" officeooo:paragraph-rsid="00d554c2" style:font-style-asian="normal" style:font-weight-asian="normal" style:font-style-complex="normal" style:font-weight-complex="normal"/>
    </style:style>
    <style:style style:name="P184" style:family="paragraph" style:parent-style-name="Text_20_body" style:list-style-name="List_20_1">
      <style:text-properties fo:font-style="normal" fo:font-weight="normal" officeooo:rsid="00d554c2" officeooo:paragraph-rsid="00d554c2" style:font-style-asian="normal" style:font-weight-asian="normal" style:font-style-complex="normal" style:font-weight-complex="normal"/>
    </style:style>
    <style:style style:name="P185" style:family="paragraph" style:parent-style-name="Text_20_body">
      <style:text-properties fo:font-style="normal" fo:font-weight="normal" officeooo:rsid="00d554c2" officeooo:paragraph-rsid="00d554c2" style:font-style-asian="normal" style:font-weight-asian="normal" style:font-style-complex="normal" style:font-weight-complex="normal"/>
    </style:style>
    <style:style style:name="P186" style:family="paragraph" style:parent-style-name="Text_20_body">
      <style:text-properties fo:font-style="normal" fo:font-weight="normal" officeooo:rsid="00d63f28" officeooo:paragraph-rsid="00d63f28" style:font-style-asian="normal" style:font-weight-asian="normal" style:font-style-complex="normal" style:font-weight-complex="normal"/>
    </style:style>
    <style:style style:name="P187" style:family="paragraph" style:parent-style-name="Heading_20_1">
      <style:text-properties officeooo:rsid="00d647a3"/>
    </style:style>
    <style:style style:name="P188" style:family="paragraph" style:parent-style-name="Text_20_body">
      <style:text-properties officeooo:rsid="00d647a3" officeooo:paragraph-rsid="00d647a3"/>
    </style:style>
    <style:style style:name="P189" style:family="paragraph" style:parent-style-name="Text_20_body">
      <style:text-properties officeooo:rsid="00d6847b" officeooo:paragraph-rsid="00d6847b"/>
    </style:style>
    <style:style style:name="P190" style:family="paragraph" style:parent-style-name="Heading_20_1">
      <style:text-properties officeooo:rsid="00d87e57"/>
    </style:style>
    <style:style style:name="P191" style:family="paragraph" style:parent-style-name="Text_20_body">
      <style:text-properties officeooo:rsid="00d87e57" officeooo:paragraph-rsid="00d87e57"/>
    </style:style>
    <style:style style:name="P192" style:family="paragraph" style:parent-style-name="Text_20_body">
      <style:text-properties officeooo:rsid="00da2e1c" officeooo:paragraph-rsid="00da2e1c"/>
    </style:style>
    <style:style style:name="P193" style:family="paragraph" style:parent-style-name="Text_20_body">
      <style:text-properties officeooo:paragraph-rsid="00db33b7"/>
    </style:style>
    <style:style style:name="P194" style:family="paragraph" style:parent-style-name="Text_20_body">
      <style:text-properties officeooo:rsid="00dbe4bc" officeooo:paragraph-rsid="00dbe4bc"/>
    </style:style>
    <style:style style:name="P195" style:family="paragraph" style:parent-style-name="Heading_20_1">
      <style:text-properties officeooo:rsid="00dd0288"/>
    </style:style>
    <style:style style:name="P196" style:family="paragraph" style:parent-style-name="Text_20_body">
      <style:text-properties officeooo:rsid="00dd0288" officeooo:paragraph-rsid="00dd0288"/>
    </style:style>
    <style:style style:name="P197" style:family="paragraph" style:parent-style-name="Text_20_body">
      <style:text-properties officeooo:rsid="00de59fe" officeooo:paragraph-rsid="00de59fe"/>
    </style:style>
    <style:style style:name="P198" style:family="paragraph" style:parent-style-name="CommitMessage">
      <style:text-properties officeooo:rsid="00e0f29e" officeooo:paragraph-rsid="00e0f29e"/>
    </style:style>
    <style:style style:name="P199" style:family="paragraph" style:parent-style-name="Text_20_body">
      <style:text-properties officeooo:rsid="00e1290a" officeooo:paragraph-rsid="00e1290a"/>
    </style:style>
    <style:style style:name="P200" style:family="paragraph" style:parent-style-name="Heading_20_1">
      <style:text-properties officeooo:rsid="00e1290a"/>
    </style:style>
    <style:style style:name="P201" style:family="paragraph" style:parent-style-name="Text_20_body">
      <style:text-properties fo:font-style="italic" officeooo:rsid="00e1290a" officeooo:paragraph-rsid="00e1290a" style:font-style-asian="italic" style:font-style-complex="italic"/>
    </style:style>
    <style:style style:name="P202" style:family="paragraph" style:parent-style-name="Text_20_body">
      <style:text-properties officeooo:paragraph-rsid="00e30390"/>
    </style:style>
    <style:style style:name="P203" style:family="paragraph" style:parent-style-name="Text_20_body">
      <style:text-properties officeooo:rsid="00e30390" officeooo:paragraph-rsid="00e30390"/>
    </style:style>
    <style:style style:name="P204" style:family="paragraph" style:parent-style-name="Heading_20_1">
      <style:text-properties officeooo:rsid="00e57cc8"/>
    </style:style>
    <style:style style:name="P205" style:family="paragraph" style:parent-style-name="Text_20_body">
      <style:text-properties officeooo:paragraph-rsid="00e57cc8"/>
    </style:style>
    <style:style style:name="P206" style:family="paragraph" style:parent-style-name="Text_20_body">
      <style:text-properties officeooo:paragraph-rsid="00e708bb"/>
    </style:style>
    <style:style style:name="P207" style:family="paragraph" style:parent-style-name="Text_20_body">
      <style:text-properties officeooo:paragraph-rsid="00e77eb4"/>
    </style:style>
    <style:style style:name="P208" style:family="paragraph" style:parent-style-name="Text_20_body">
      <style:text-properties officeooo:rsid="00e77eb4" officeooo:paragraph-rsid="00e77eb4"/>
    </style:style>
    <style:style style:name="P209" style:family="paragraph" style:parent-style-name="Text_20_body">
      <style:text-properties officeooo:rsid="00e856e5" officeooo:paragraph-rsid="00e856e5"/>
    </style:style>
    <style:style style:name="P210" style:family="paragraph" style:parent-style-name="Text_20_body">
      <style:text-properties officeooo:rsid="00e9d5f2" officeooo:paragraph-rsid="00e9d5f2"/>
    </style:style>
    <style:style style:name="P211" style:family="paragraph" style:parent-style-name="Text_20_body">
      <style:text-properties officeooo:rsid="00ea37f1" officeooo:paragraph-rsid="00ea37f1"/>
    </style:style>
    <style:style style:name="P212" style:family="paragraph" style:parent-style-name="CodeIndent">
      <style:text-properties officeooo:rsid="00ea37f1" officeooo:paragraph-rsid="00ea37f1"/>
    </style:style>
    <style:style style:name="P213" style:family="paragraph" style:parent-style-name="Text_20_body">
      <style:text-properties officeooo:rsid="00ec3593" officeooo:paragraph-rsid="00ec3593"/>
    </style:style>
    <style:style style:name="P214" style:family="paragraph" style:parent-style-name="Text_20_body">
      <style:text-properties officeooo:rsid="00ec96e2" officeooo:paragraph-rsid="00ec96e2"/>
    </style:style>
    <style:style style:name="P215" style:family="paragraph" style:parent-style-name="Text_20_body">
      <style:text-properties officeooo:paragraph-rsid="00ed0dc8"/>
    </style:style>
    <style:style style:name="P216" style:family="paragraph" style:parent-style-name="Text_20_body">
      <style:text-properties officeooo:rsid="00eda0bb" officeooo:paragraph-rsid="00eda0bb"/>
    </style:style>
    <style:style style:name="P217" style:family="paragraph" style:parent-style-name="CommitMessage">
      <style:text-properties officeooo:rsid="00eec597" officeooo:paragraph-rsid="00eec597"/>
    </style:style>
    <style:style style:name="P218" style:family="paragraph" style:parent-style-name="Heading_20_1">
      <style:text-properties officeooo:rsid="00efb753"/>
    </style:style>
    <style:style style:name="P219" style:family="paragraph" style:parent-style-name="Text_20_body">
      <style:text-properties officeooo:rsid="00efb753" officeooo:paragraph-rsid="00efb753"/>
    </style:style>
    <style:style style:name="P220" style:family="paragraph" style:parent-style-name="Text_20_body">
      <style:text-properties officeooo:rsid="00f15255" officeooo:paragraph-rsid="00f15255"/>
    </style:style>
    <style:style style:name="P221" style:family="paragraph" style:parent-style-name="Heading_20_1">
      <style:text-properties officeooo:rsid="00f3f0c3"/>
    </style:style>
    <style:style style:name="P222" style:family="paragraph" style:parent-style-name="Text_20_body">
      <style:text-properties officeooo:rsid="00f5a439" officeooo:paragraph-rsid="00f5a439"/>
    </style:style>
    <style:style style:name="P223" style:family="paragraph" style:parent-style-name="Heading_20_1">
      <style:text-properties officeooo:rsid="00f64d3d"/>
    </style:style>
    <style:style style:name="P224" style:family="paragraph" style:parent-style-name="Text_20_body">
      <style:text-properties officeooo:rsid="00f64d3d" officeooo:paragraph-rsid="00f64d3d"/>
    </style:style>
    <style:style style:name="P225" style:family="paragraph" style:parent-style-name="Text_20_body">
      <style:text-properties officeooo:rsid="00f6cc8c" officeooo:paragraph-rsid="00f6cc8c"/>
    </style:style>
    <style:style style:name="P226" style:family="paragraph" style:parent-style-name="Text_20_body">
      <style:text-properties fo:font-style="normal" officeooo:rsid="00f7c27f" officeooo:paragraph-rsid="00f9b4dd" style:font-style-asian="normal" style:font-style-complex="normal"/>
    </style:style>
    <style:style style:name="P227" style:family="paragraph" style:parent-style-name="Text_20_body">
      <style:text-properties fo:font-style="normal" officeooo:rsid="00f9b4dd" officeooo:paragraph-rsid="00f9b4dd" style:font-style-asian="normal" style:font-style-complex="normal"/>
    </style:style>
    <style:style style:name="P228" style:family="paragraph" style:parent-style-name="Heading_20_1">
      <style:text-properties officeooo:rsid="00fa0adb"/>
    </style:style>
    <style:style style:name="P229" style:family="paragraph" style:parent-style-name="Text_20_body">
      <style:text-properties officeooo:rsid="00fa0adb" officeooo:paragraph-rsid="00fa0adb"/>
    </style:style>
    <style:style style:name="P230" style:family="paragraph" style:parent-style-name="Text_20_body">
      <style:text-properties officeooo:rsid="00fc0309" officeooo:paragraph-rsid="00fc0309"/>
    </style:style>
    <style:style style:name="P231" style:family="paragraph" style:parent-style-name="Text_20_body">
      <style:text-properties officeooo:rsid="00fd54ef" officeooo:paragraph-rsid="00fd54ef"/>
    </style:style>
    <style:style style:name="P232" style:family="paragraph" style:parent-style-name="Text_20_body">
      <style:text-properties officeooo:rsid="00fec408" officeooo:paragraph-rsid="00fec408"/>
    </style:style>
    <style:style style:name="P233" style:family="paragraph" style:parent-style-name="Text_20_body">
      <style:text-properties officeooo:rsid="0100981c" officeooo:paragraph-rsid="0100981c"/>
    </style:style>
    <style:style style:name="P234" style:family="paragraph" style:parent-style-name="Heading_20_1">
      <style:text-properties officeooo:rsid="0101ccb6"/>
    </style:style>
    <style:style style:name="P235" style:family="paragraph" style:parent-style-name="Text_20_body">
      <style:text-properties officeooo:rsid="0102dc2e" officeooo:paragraph-rsid="0102dc2e"/>
    </style:style>
    <style:style style:name="P236" style:family="paragraph" style:parent-style-name="Heading_20_1">
      <style:text-properties officeooo:rsid="0103e57d"/>
    </style:style>
    <style:style style:name="P237" style:family="paragraph" style:parent-style-name="Text_20_body">
      <style:text-properties officeooo:rsid="0103e57d" officeooo:paragraph-rsid="0103e57d"/>
    </style:style>
    <style:style style:name="P238" style:family="paragraph" style:parent-style-name="Text_20_body">
      <style:text-properties fo:font-weight="normal" officeooo:rsid="01044e57" officeooo:paragraph-rsid="01044e57" style:font-weight-asian="normal" style:font-weight-complex="normal"/>
    </style:style>
    <style:style style:name="P239" style:family="paragraph" style:parent-style-name="Text_20_body">
      <style:text-properties fo:font-weight="normal" officeooo:rsid="01055a2c" officeooo:paragraph-rsid="01055a2c" style:font-weight-asian="normal" style:font-weight-complex="normal"/>
    </style:style>
    <style:style style:name="P240" style:family="paragraph" style:parent-style-name="Text_20_body">
      <style:text-properties fo:font-weight="normal" officeooo:rsid="010a61c8" officeooo:paragraph-rsid="010a61c8" style:font-weight-asian="normal" style:font-weight-complex="normal"/>
    </style:style>
    <style:style style:name="P241" style:family="paragraph" style:parent-style-name="Text_20_body">
      <style:text-properties fo:font-weight="normal" officeooo:rsid="01073910" officeooo:paragraph-rsid="010a61c8" style:font-weight-asian="normal" style:font-weight-complex="normal"/>
    </style:style>
    <style:style style:name="P242" style:family="paragraph" style:parent-style-name="Text_20_body">
      <style:text-properties fo:font-weight="normal" officeooo:rsid="010763bf" officeooo:paragraph-rsid="010763bf" style:font-weight-asian="normal" style:font-weight-complex="normal"/>
    </style:style>
    <style:style style:name="P243" style:family="paragraph" style:parent-style-name="Heading_20_1">
      <style:text-properties officeooo:rsid="010da53a"/>
    </style:style>
    <style:style style:name="P244" style:family="paragraph" style:parent-style-name="Text_20_body">
      <style:text-properties officeooo:rsid="010da53a" officeooo:paragraph-rsid="010da53a"/>
    </style:style>
    <style:style style:name="P245" style:family="paragraph" style:parent-style-name="Text_20_body">
      <style:text-properties fo:font-style="normal" officeooo:rsid="010da53a" officeooo:paragraph-rsid="010da53a" style:font-style-asian="normal" style:font-style-complex="normal"/>
    </style:style>
    <style:style style:name="P246" style:family="paragraph" style:parent-style-name="Text_20_body">
      <style:text-properties fo:font-style="normal" officeooo:rsid="01106169" officeooo:paragraph-rsid="01106169" style:font-style-asian="normal" style:font-style-complex="normal"/>
    </style:style>
    <style:style style:name="P247" style:family="paragraph" style:parent-style-name="Text_20_body">
      <style:text-properties fo:font-style="normal" officeooo:rsid="01124b60" officeooo:paragraph-rsid="01124b60" style:font-style-asian="normal" style:font-style-complex="normal"/>
    </style:style>
    <style:style style:name="P248" style:family="paragraph" style:parent-style-name="Text_20_body">
      <style:text-properties fo:font-style="normal" officeooo:rsid="0113b288" officeooo:paragraph-rsid="0113b288" style:font-style-asian="normal" style:font-style-complex="normal"/>
    </style:style>
    <style:style style:name="P249" style:family="paragraph" style:parent-style-name="Text_20_body">
      <style:text-properties officeooo:rsid="01174174" officeooo:paragraph-rsid="01174174"/>
    </style:style>
    <style:style style:name="P250" style:family="paragraph" style:parent-style-name="Text_20_body">
      <style:text-properties officeooo:rsid="0118167d" officeooo:paragraph-rsid="0118167d"/>
    </style:style>
    <style:style style:name="P251" style:family="paragraph" style:parent-style-name="Text_20_body">
      <style:text-properties officeooo:rsid="01192ed9" officeooo:paragraph-rsid="01192ed9"/>
    </style:style>
    <style:style style:name="P252" style:family="paragraph" style:parent-style-name="TODO">
      <style:text-properties officeooo:rsid="01192ed9" officeooo:paragraph-rsid="01192ed9"/>
    </style:style>
    <style:style style:name="P253" style:family="paragraph" style:parent-style-name="TODO">
      <style:text-properties officeooo:rsid="01179de1" officeooo:paragraph-rsid="01179de1"/>
    </style:style>
    <style:style style:name="P254" style:family="paragraph" style:parent-style-name="CommitMessage">
      <style:text-properties officeooo:rsid="01192ed9" officeooo:paragraph-rsid="01192ed9"/>
    </style:style>
    <style:style style:name="P255" style:family="paragraph" style:parent-style-name="Heading_20_1">
      <style:text-properties officeooo:rsid="011a79e8"/>
    </style:style>
    <style:style style:name="P256" style:family="paragraph" style:parent-style-name="Text_20_body">
      <style:text-properties officeooo:rsid="011a79e8" officeooo:paragraph-rsid="011a79e8"/>
    </style:style>
    <style:style style:name="P257" style:family="paragraph" style:parent-style-name="Text_20_body">
      <style:text-properties officeooo:rsid="011b0160" officeooo:paragraph-rsid="011b0160"/>
    </style:style>
    <style:style style:name="P258" style:family="paragraph" style:parent-style-name="TODO">
      <style:text-properties officeooo:rsid="011c0bc6" officeooo:paragraph-rsid="011c0bc6"/>
    </style:style>
    <style:style style:name="P259" style:family="paragraph" style:parent-style-name="Aside">
      <style:text-properties officeooo:paragraph-rsid="0120691b"/>
    </style:style>
    <style:style style:name="P260" style:family="paragraph" style:parent-style-name="Text_20_body">
      <style:text-properties fo:font-style="normal" officeooo:rsid="0120691b" officeooo:paragraph-rsid="0120691b" style:font-style-asian="normal" style:font-style-complex="normal"/>
    </style:style>
    <style:style style:name="P261" style:family="paragraph" style:parent-style-name="Text_20_body">
      <style:text-properties officeooo:rsid="0121a52f" officeooo:paragraph-rsid="0121a52f"/>
    </style:style>
    <style:style style:name="P262" style:family="paragraph" style:parent-style-name="Text_20_body">
      <style:text-properties officeooo:paragraph-rsid="0121a52f"/>
    </style:style>
    <style:style style:name="P263" style:family="paragraph" style:parent-style-name="Text_20_body">
      <style:text-properties officeooo:rsid="0125534d" officeooo:paragraph-rsid="0125534d"/>
    </style:style>
    <style:style style:name="P264" style:family="paragraph" style:parent-style-name="Heading_20_1">
      <style:text-properties officeooo:rsid="0125e236"/>
    </style:style>
    <style:style style:name="P265" style:family="paragraph" style:parent-style-name="Text_20_body">
      <style:text-properties officeooo:rsid="0125e236" officeooo:paragraph-rsid="0125e236"/>
    </style:style>
    <style:style style:name="P266" style:family="paragraph" style:parent-style-name="Text_20_body">
      <style:text-properties officeooo:rsid="01273931" officeooo:paragraph-rsid="01273931"/>
    </style:style>
    <style:style style:name="P267" style:family="paragraph" style:parent-style-name="Text_20_body">
      <style:text-properties officeooo:rsid="012887c6" officeooo:paragraph-rsid="012887c6"/>
    </style:style>
    <style:style style:name="P268" style:family="paragraph" style:parent-style-name="Text_20_body">
      <style:text-properties officeooo:rsid="0129b609" officeooo:paragraph-rsid="0129b609"/>
    </style:style>
    <style:style style:name="P269" style:family="paragraph" style:parent-style-name="Text_20_body">
      <style:text-properties officeooo:rsid="012a6b06" officeooo:paragraph-rsid="012a6b06"/>
    </style:style>
    <style:style style:name="P270" style:family="paragraph" style:parent-style-name="Text_20_body">
      <style:text-properties fo:font-style="normal" officeooo:rsid="012bfdee" officeooo:paragraph-rsid="012bfdee" style:font-style-asian="normal" style:font-style-complex="normal"/>
    </style:style>
    <style:style style:name="P271" style:family="paragraph" style:parent-style-name="Text_20_body">
      <style:text-properties fo:font-style="normal" officeooo:rsid="012c02ef" officeooo:paragraph-rsid="012c02ef" style:font-style-asian="normal" style:font-style-complex="normal"/>
    </style:style>
    <style:style style:name="P272" style:family="paragraph" style:parent-style-name="Heading_20_1">
      <style:text-properties officeooo:rsid="012cd3d7"/>
    </style:style>
    <style:style style:name="P273" style:family="paragraph" style:parent-style-name="Text_20_body">
      <style:text-properties officeooo:rsid="012cd3d7" officeooo:paragraph-rsid="012cd3d7"/>
    </style:style>
    <style:style style:name="P274" style:family="paragraph" style:parent-style-name="Text_20_body">
      <style:text-properties officeooo:rsid="012d26bc" officeooo:paragraph-rsid="012d26bc"/>
    </style:style>
    <style:style style:name="P275" style:family="paragraph" style:parent-style-name="TODO">
      <style:text-properties officeooo:rsid="012d52b6" officeooo:paragraph-rsid="012d52b6"/>
    </style:style>
    <style:style style:name="P276" style:family="paragraph" style:parent-style-name="TODO">
      <style:text-properties officeooo:paragraph-rsid="012d52b6"/>
    </style:style>
    <style:style style:name="P277" style:family="paragraph" style:parent-style-name="TODO">
      <style:text-properties officeooo:paragraph-rsid="0149618e"/>
    </style:style>
    <style:style style:name="P278" style:family="paragraph" style:parent-style-name="Heading_20_1">
      <style:text-properties officeooo:rsid="012fb33f"/>
    </style:style>
    <style:style style:name="P279" style:family="paragraph" style:parent-style-name="Text_20_body">
      <style:text-properties officeooo:rsid="012fb33f" officeooo:paragraph-rsid="012fb33f"/>
    </style:style>
    <style:style style:name="P280" style:family="paragraph" style:parent-style-name="Text_20_body">
      <style:text-properties officeooo:rsid="01337880" officeooo:paragraph-rsid="01337880"/>
    </style:style>
    <style:style style:name="P281" style:family="paragraph" style:parent-style-name="Text_20_body">
      <style:text-properties officeooo:rsid="01337c0a" officeooo:paragraph-rsid="01337c0a"/>
    </style:style>
    <style:style style:name="P282" style:family="paragraph" style:parent-style-name="Text_20_body">
      <style:text-properties officeooo:rsid="0134fd14" officeooo:paragraph-rsid="0134fd14"/>
    </style:style>
    <style:style style:name="P283" style:family="paragraph" style:parent-style-name="Text_20_body">
      <style:text-properties officeooo:rsid="0139d601" officeooo:paragraph-rsid="0139d601"/>
    </style:style>
    <style:style style:name="P284" style:family="paragraph" style:parent-style-name="Text_20_body">
      <style:text-properties officeooo:rsid="013b8acd" officeooo:paragraph-rsid="013b8acd"/>
    </style:style>
    <style:style style:name="P285" style:family="paragraph" style:parent-style-name="Heading_20_1">
      <style:text-properties officeooo:rsid="013d9d34"/>
    </style:style>
    <style:style style:name="P286" style:family="paragraph" style:parent-style-name="Text_20_body">
      <style:text-properties officeooo:rsid="013d9d34" officeooo:paragraph-rsid="013d9d34"/>
    </style:style>
    <style:style style:name="P287" style:family="paragraph" style:parent-style-name="Text_20_body">
      <style:text-properties officeooo:rsid="013faca1" officeooo:paragraph-rsid="013faca1"/>
    </style:style>
    <style:style style:name="P288" style:family="paragraph" style:parent-style-name="Text_20_body">
      <style:text-properties officeooo:paragraph-rsid="013faca1"/>
    </style:style>
    <style:style style:name="P289" style:family="paragraph" style:parent-style-name="Text_20_body">
      <style:text-properties officeooo:rsid="013fbed9" officeooo:paragraph-rsid="013fbed9"/>
    </style:style>
    <style:style style:name="P290" style:family="paragraph" style:parent-style-name="Text_20_body">
      <style:text-properties fo:font-style="normal" officeooo:rsid="0141ffa4" officeooo:paragraph-rsid="0141ffa4" style:font-style-asian="normal" style:font-style-complex="normal"/>
    </style:style>
    <style:style style:name="P291" style:family="paragraph" style:parent-style-name="Text_20_body">
      <style:text-properties officeooo:paragraph-rsid="014314ec"/>
    </style:style>
    <style:style style:name="P292" style:family="paragraph" style:parent-style-name="Text_20_body">
      <style:text-properties officeooo:rsid="014314ec" officeooo:paragraph-rsid="014314ec"/>
    </style:style>
    <style:style style:name="P293" style:family="paragraph" style:parent-style-name="Text_20_body">
      <style:text-properties officeooo:rsid="01438dc0" officeooo:paragraph-rsid="01438dc0"/>
    </style:style>
    <style:style style:name="P294" style:family="paragraph" style:parent-style-name="Text_20_body">
      <style:text-properties officeooo:rsid="01460c7a" officeooo:paragraph-rsid="01460c7a"/>
    </style:style>
    <style:style style:name="P295" style:family="paragraph" style:parent-style-name="Text_20_body">
      <style:text-properties officeooo:rsid="0147d6df" officeooo:paragraph-rsid="0147d6df"/>
    </style:style>
    <style:style style:name="P296" style:family="paragraph" style:parent-style-name="Heading_20_1">
      <style:text-properties officeooo:rsid="0149308d"/>
    </style:style>
    <style:style style:name="P297" style:family="paragraph" style:parent-style-name="Text_20_body">
      <style:text-properties officeooo:rsid="0149308d" officeooo:paragraph-rsid="0149308d"/>
    </style:style>
    <style:style style:name="P298" style:family="paragraph" style:parent-style-name="Text_20_body">
      <style:text-properties officeooo:rsid="0149618e" officeooo:paragraph-rsid="0149618e"/>
    </style:style>
    <style:style style:name="P299" style:family="paragraph" style:parent-style-name="Text_20_body">
      <style:text-properties officeooo:rsid="0149618e" officeooo:paragraph-rsid="014a4177"/>
    </style:style>
    <style:style style:name="P300" style:family="paragraph" style:parent-style-name="Text_20_body">
      <style:text-properties officeooo:rsid="014a4177" officeooo:paragraph-rsid="014a4177"/>
    </style:style>
    <style:style style:name="P301" style:family="paragraph" style:parent-style-name="Text_20_body">
      <style:text-properties officeooo:rsid="014b5d91" officeooo:paragraph-rsid="014b5d91"/>
    </style:style>
    <style:style style:name="P302" style:family="paragraph" style:parent-style-name="Text_20_body">
      <style:text-properties officeooo:rsid="014d5032" officeooo:paragraph-rsid="014d5032"/>
    </style:style>
    <style:style style:name="P303" style:family="paragraph" style:parent-style-name="CommitMessage">
      <style:text-properties officeooo:rsid="014d5032" officeooo:paragraph-rsid="014d5032"/>
    </style:style>
    <style:style style:name="P304" style:family="paragraph" style:parent-style-name="Heading_20_2">
      <style:text-properties officeooo:rsid="014d5032" officeooo:paragraph-rsid="014d5032"/>
    </style:style>
    <style:style style:name="P305" style:family="paragraph" style:parent-style-name="Text_20_body">
      <style:text-properties officeooo:rsid="014d5f4c" officeooo:paragraph-rsid="014d5f4c"/>
    </style:style>
    <style:style style:name="P306" style:family="paragraph" style:parent-style-name="Heading_20_2">
      <style:text-properties officeooo:rsid="014e4c4c" officeooo:paragraph-rsid="014e4c4c"/>
    </style:style>
    <style:style style:name="P307" style:family="paragraph" style:parent-style-name="Text_20_body">
      <style:text-properties officeooo:rsid="014e4c4c" officeooo:paragraph-rsid="014e4c4c"/>
    </style:style>
    <style:style style:name="P308" style:family="paragraph" style:parent-style-name="Text_20_body">
      <style:text-properties officeooo:rsid="014f803d" officeooo:paragraph-rsid="014f803d"/>
    </style:style>
    <style:style style:name="P309" style:family="paragraph" style:parent-style-name="Text_20_body">
      <style:text-properties officeooo:rsid="015080a1" officeooo:paragraph-rsid="015080a1"/>
    </style:style>
    <style:style style:name="P310" style:family="paragraph" style:parent-style-name="Text_20_body">
      <style:text-properties officeooo:rsid="01523025" officeooo:paragraph-rsid="01523025"/>
    </style:style>
    <style:style style:name="P311" style:family="paragraph" style:parent-style-name="Text_20_body">
      <style:text-properties officeooo:rsid="01540bc1" officeooo:paragraph-rsid="01540bc1"/>
    </style:style>
    <style:style style:name="P312" style:family="paragraph" style:parent-style-name="Text_20_body">
      <style:text-properties fo:font-style="normal" officeooo:rsid="01557e7a" officeooo:paragraph-rsid="01557e7a" style:font-style-asian="normal" style:font-style-complex="normal"/>
    </style:style>
    <style:style style:name="P313" style:family="paragraph" style:parent-style-name="Text_20_body">
      <style:text-properties officeooo:rsid="0158161d" officeooo:paragraph-rsid="0158161d"/>
    </style:style>
    <style:style style:name="P314" style:family="paragraph" style:parent-style-name="Heading_20_1">
      <style:text-properties officeooo:rsid="015915c8"/>
    </style:style>
    <style:style style:name="P315" style:family="paragraph" style:parent-style-name="Text_20_body">
      <style:text-properties officeooo:rsid="015915c8" officeooo:paragraph-rsid="015915c8"/>
    </style:style>
    <style:style style:name="P316" style:family="paragraph" style:parent-style-name="Text_20_body">
      <style:text-properties officeooo:rsid="0159cdb1" officeooo:paragraph-rsid="0159cdb1"/>
    </style:style>
    <style:style style:name="P317" style:family="paragraph" style:parent-style-name="Text_20_body">
      <style:text-properties officeooo:rsid="015c8944" officeooo:paragraph-rsid="015c8944"/>
    </style:style>
    <style:style style:name="P318" style:family="paragraph" style:parent-style-name="Text_20_body">
      <style:text-properties officeooo:rsid="015f6160" officeooo:paragraph-rsid="015f6160"/>
    </style:style>
    <style:style style:name="P319" style:family="paragraph" style:parent-style-name="TODO">
      <style:text-properties officeooo:paragraph-rsid="01684d9d"/>
    </style:style>
    <style:style style:name="P320" style:family="paragraph" style:parent-style-name="Heading_20_1">
      <style:text-properties officeooo:rsid="01647543"/>
    </style:style>
    <style:style style:name="P321" style:family="paragraph" style:parent-style-name="Text_20_body">
      <style:text-properties officeooo:rsid="01647543" officeooo:paragraph-rsid="01647543"/>
    </style:style>
    <style:style style:name="P322" style:family="paragraph" style:parent-style-name="Heading_20_1">
      <style:text-properties officeooo:rsid="0165661e"/>
    </style:style>
    <style:style style:name="P323" style:family="paragraph" style:parent-style-name="Text_20_body">
      <style:text-properties officeooo:rsid="0165661e" officeooo:paragraph-rsid="0165661e"/>
    </style:style>
    <style:style style:name="P324" style:family="paragraph" style:parent-style-name="Heading_20_1">
      <style:text-properties officeooo:rsid="01676731"/>
    </style:style>
    <style:style style:name="P325" style:family="paragraph" style:parent-style-name="Text_20_body">
      <style:text-properties officeooo:rsid="01676731" officeooo:paragraph-rsid="01676731"/>
    </style:style>
    <style:style style:name="P326" style:family="paragraph" style:parent-style-name="Text_20_body">
      <style:text-properties officeooo:rsid="01684d9d" officeooo:paragraph-rsid="01684d9d"/>
    </style:style>
    <style:style style:name="P327" style:family="paragraph" style:parent-style-name="Text_20_body">
      <style:text-properties officeooo:rsid="0168d98e" officeooo:paragraph-rsid="0168d98e"/>
    </style:style>
    <style:style style:name="P328" style:family="paragraph" style:parent-style-name="Heading_20_1">
      <style:text-properties officeooo:rsid="0169d766"/>
    </style:style>
    <style:style style:name="P329" style:family="paragraph" style:parent-style-name="Text_20_body">
      <style:text-properties officeooo:rsid="0169d766" officeooo:paragraph-rsid="0169d766"/>
    </style:style>
    <style:style style:name="P330" style:family="paragraph" style:parent-style-name="Text_20_body">
      <style:text-properties officeooo:rsid="016bf91b" officeooo:paragraph-rsid="016bf91b"/>
    </style:style>
    <style:style style:name="P331" style:family="paragraph" style:parent-style-name="Text_20_body">
      <style:text-properties officeooo:rsid="016d7b0a" officeooo:paragraph-rsid="016d7b0a"/>
    </style:style>
    <style:style style:name="P332" style:family="paragraph" style:parent-style-name="Text_20_body">
      <style:text-properties fo:font-style="normal" officeooo:rsid="016d7b0a" officeooo:paragraph-rsid="016d7b0a" style:font-style-asian="normal" style:font-style-complex="normal"/>
    </style:style>
    <style:style style:name="P333" style:family="paragraph" style:parent-style-name="Heading_20_1">
      <style:text-properties officeooo:rsid="0170a4c5"/>
    </style:style>
    <style:style style:name="P334" style:family="paragraph" style:parent-style-name="Text_20_body">
      <style:text-properties officeooo:paragraph-rsid="0170a4c5"/>
    </style:style>
    <style:style style:name="P335" style:family="paragraph" style:parent-style-name="Text_20_body">
      <style:text-properties fo:font-style="normal" officeooo:rsid="0170a4c5" officeooo:paragraph-rsid="0170a4c5" style:font-style-asian="normal" style:font-style-complex="normal"/>
    </style:style>
    <style:style style:name="P336" style:family="paragraph" style:parent-style-name="Text_20_body">
      <style:text-properties fo:font-style="normal" fo:font-weight="normal" officeooo:rsid="0172e5bf" officeooo:paragraph-rsid="0172e5bf" style:font-style-asian="normal" style:font-weight-asian="normal" style:font-style-complex="normal" style:font-weight-complex="normal"/>
    </style:style>
    <style:style style:name="P337" style:family="paragraph" style:parent-style-name="Text_20_body">
      <style:text-properties officeooo:rsid="0172e5bf" officeooo:paragraph-rsid="0172e5bf"/>
    </style:style>
    <style:style style:name="P338" style:family="paragraph" style:parent-style-name="Text_20_body" style:list-style-name="List_20_1">
      <style:text-properties officeooo:paragraph-rsid="0172e5bf"/>
    </style:style>
    <style:style style:name="P339" style:family="paragraph" style:parent-style-name="Text_20_body" style:list-style-name="List_20_1">
      <style:text-properties officeooo:rsid="0172e5bf" officeooo:paragraph-rsid="0172e5bf"/>
    </style:style>
    <style:style style:name="P340" style:family="paragraph" style:parent-style-name="CommitMessage">
      <style:text-properties officeooo:rsid="0172e5bf" officeooo:paragraph-rsid="0172e5bf"/>
    </style:style>
    <style:style style:name="P341" style:family="paragraph" style:parent-style-name="Heading_20_2">
      <style:text-properties officeooo:rsid="0172e5bf" officeooo:paragraph-rsid="0172e5bf"/>
    </style:style>
    <style:style style:name="P342" style:family="paragraph" style:parent-style-name="Text_20_body">
      <style:text-properties officeooo:rsid="0172e5bf" officeooo:paragraph-rsid="0174d365"/>
    </style:style>
    <style:style style:name="P343" style:family="paragraph" style:parent-style-name="Text_20_body">
      <style:text-properties officeooo:rsid="0174d365" officeooo:paragraph-rsid="0174d365"/>
    </style:style>
    <style:style style:name="P344" style:family="paragraph" style:parent-style-name="CommitMessage">
      <style:text-properties officeooo:paragraph-rsid="0175723b"/>
    </style:style>
    <style:style style:name="P345" style:family="paragraph" style:parent-style-name="Heading_20_2">
      <style:text-properties officeooo:rsid="01762546" officeooo:paragraph-rsid="01762546"/>
    </style:style>
    <style:style style:name="P346" style:family="paragraph" style:parent-style-name="Text_20_body">
      <style:text-properties officeooo:rsid="01762546" officeooo:paragraph-rsid="01762546"/>
    </style:style>
    <style:style style:name="P347" style:family="paragraph" style:parent-style-name="TODO">
      <style:text-properties officeooo:rsid="01779937" officeooo:paragraph-rsid="01779937"/>
    </style:style>
    <style:style style:name="P348" style:family="paragraph" style:parent-style-name="TODO">
      <style:text-properties officeooo:rsid="01779937" officeooo:paragraph-rsid="017978e8"/>
    </style:style>
    <style:style style:name="P349" style:family="paragraph" style:parent-style-name="Text_20_body">
      <style:text-properties officeooo:rsid="01779937" officeooo:paragraph-rsid="01779937"/>
    </style:style>
    <style:style style:name="P350" style:family="paragraph" style:parent-style-name="Heading_20_1">
      <style:text-properties officeooo:rsid="017978e8"/>
    </style:style>
    <style:style style:name="P351" style:family="paragraph" style:parent-style-name="Text_20_body">
      <style:text-properties officeooo:rsid="017978e8" officeooo:paragraph-rsid="017978e8"/>
    </style:style>
    <style:style style:name="P352" style:family="paragraph" style:parent-style-name="Text_20_body">
      <style:text-properties fo:font-style="italic" officeooo:rsid="017978e8" officeooo:paragraph-rsid="017978e8" style:font-style-asian="italic" style:font-style-complex="italic"/>
    </style:style>
    <style:style style:name="P353" style:family="paragraph" style:parent-style-name="Text_20_body">
      <style:text-properties officeooo:rsid="017a1969" officeooo:paragraph-rsid="017a1969"/>
    </style:style>
    <style:style style:name="P354" style:family="paragraph" style:parent-style-name="CommitMessage">
      <style:text-properties officeooo:paragraph-rsid="017a1969"/>
    </style:style>
    <style:style style:name="P355" style:family="paragraph" style:parent-style-name="Heading_20_2">
      <style:text-properties officeooo:rsid="017b2512" officeooo:paragraph-rsid="017b2512"/>
    </style:style>
    <style:style style:name="P356" style:family="paragraph" style:parent-style-name="Text_20_body">
      <style:text-properties officeooo:rsid="017b2512" officeooo:paragraph-rsid="017b2512"/>
    </style:style>
    <style:style style:name="P357" style:family="paragraph" style:parent-style-name="Table_20_Contents">
      <style:text-properties style:font-name="Liberation Mono" fo:font-size="8pt" style:font-size-asian="8pt" style:font-size-complex="8pt"/>
    </style:style>
    <style:style style:name="P358" style:family="paragraph" style:parent-style-name="Table_20_Contents">
      <style:text-properties style:font-name="Liberation Mono" fo:font-size="8pt" officeooo:paragraph-rsid="017b2512" style:font-size-asian="8pt" style:font-size-complex="8pt"/>
    </style:style>
    <style:style style:name="P359" style:family="paragraph" style:parent-style-name="Table_20_Contents">
      <style:text-properties style:font-name="Liberation Mono" fo:font-size="8pt" fo:font-style="italic" officeooo:paragraph-rsid="017b2512" style:font-size-asian="8pt" style:font-style-asian="italic" style:font-size-complex="8pt" style:font-style-complex="italic"/>
    </style:style>
    <style:style style:name="P360" style:family="paragraph" style:parent-style-name="TODO">
      <style:text-properties officeooo:paragraph-rsid="017b2512"/>
    </style:style>
    <style:style style:name="P361" style:family="paragraph" style:parent-style-name="Heading_20_1">
      <style:text-properties officeooo:rsid="017cae91"/>
    </style:style>
    <style:style style:name="P362" style:family="paragraph" style:parent-style-name="Text_20_body">
      <style:text-properties officeooo:rsid="017cae91" officeooo:paragraph-rsid="017e3f03"/>
    </style:style>
    <style:style style:name="P363" style:family="paragraph" style:parent-style-name="Text_20_body">
      <style:text-properties officeooo:rsid="017e3f03" officeooo:paragraph-rsid="017e3f03"/>
    </style:style>
    <style:style style:name="P364" style:family="paragraph" style:parent-style-name="Heading_20_2">
      <style:text-properties officeooo:rsid="0180d419" officeooo:paragraph-rsid="0180d419"/>
    </style:style>
    <style:style style:name="P365" style:family="paragraph" style:parent-style-name="Text_20_body">
      <style:text-properties officeooo:paragraph-rsid="0180d419"/>
    </style:style>
    <style:style style:name="P366" style:family="paragraph" style:parent-style-name="Text_20_body">
      <style:text-properties officeooo:rsid="01825dbe" officeooo:paragraph-rsid="01825dbe"/>
    </style:style>
    <style:style style:name="P367" style:family="paragraph" style:parent-style-name="Heading_20_2">
      <style:text-properties officeooo:rsid="0182e781" officeooo:paragraph-rsid="0182e781"/>
    </style:style>
    <style:style style:name="P368" style:family="paragraph" style:parent-style-name="Text_20_body">
      <style:text-properties officeooo:paragraph-rsid="0182e781"/>
    </style:style>
    <style:style style:name="P369" style:family="paragraph" style:parent-style-name="Text_20_body">
      <style:text-properties officeooo:rsid="0184a6c0" officeooo:paragraph-rsid="0184a6c0"/>
    </style:style>
    <style:style style:name="P370" style:family="paragraph" style:parent-style-name="Text_20_body">
      <style:text-properties officeooo:rsid="0184a6c0" officeooo:paragraph-rsid="0182e781"/>
    </style:style>
    <style:style style:name="P371" style:family="paragraph" style:parent-style-name="Text_20_body">
      <style:text-properties officeooo:rsid="0185ffdc" officeooo:paragraph-rsid="0185ffdc"/>
    </style:style>
    <style:style style:name="P372" style:family="paragraph" style:parent-style-name="Heading_20_1">
      <style:text-properties officeooo:rsid="018752a8"/>
    </style:style>
    <style:style style:name="P373" style:family="paragraph" style:parent-style-name="Text_20_body">
      <style:text-properties officeooo:rsid="018752a8" officeooo:paragraph-rsid="018752a8"/>
    </style:style>
    <style:style style:name="P374" style:family="paragraph" style:parent-style-name="Heading_20_2">
      <style:text-properties officeooo:rsid="01889218" officeooo:paragraph-rsid="01889218"/>
    </style:style>
    <style:style style:name="P375" style:family="paragraph" style:parent-style-name="Text_20_body">
      <style:text-properties officeooo:rsid="0187dff7" officeooo:paragraph-rsid="0187dff7"/>
    </style:style>
    <style:style style:name="P376" style:family="paragraph" style:parent-style-name="Text_20_body">
      <style:text-properties officeooo:rsid="01880c84" officeooo:paragraph-rsid="01880c84"/>
    </style:style>
    <style:style style:name="P377" style:family="paragraph" style:parent-style-name="Text_20_body">
      <style:text-properties officeooo:rsid="01889218" officeooo:paragraph-rsid="01889218"/>
    </style:style>
    <style:style style:name="P378" style:family="paragraph" style:parent-style-name="Heading_20_2">
      <style:text-properties officeooo:rsid="017b2512" officeooo:paragraph-rsid="01889218"/>
    </style:style>
    <style:style style:name="P379" style:family="paragraph" style:parent-style-name="Text_20_body">
      <style:text-properties officeooo:rsid="017b2512" officeooo:paragraph-rsid="01889218"/>
    </style:style>
    <style:style style:name="P380" style:family="paragraph" style:parent-style-name="Table_20_Contents">
      <style:text-properties style:font-name="Liberation Mono" fo:font-size="8pt" style:text-underline-style="solid" style:text-underline-width="auto" style:text-underline-color="font-color" fo:font-weight="bold" officeooo:rsid="01889218" officeooo:paragraph-rsid="01889218" style:font-size-asian="8pt" style:font-weight-asian="bold" style:font-size-complex="8pt" style:font-weight-complex="bold"/>
    </style:style>
    <style:style style:name="P381" style:family="paragraph" style:parent-style-name="Table_20_Contents">
      <style:text-properties style:font-name="Liberation Mono" fo:font-size="8pt" officeooo:paragraph-rsid="01889218" style:font-size-asian="8pt" style:font-size-complex="8pt"/>
    </style:style>
    <style:style style:name="P382" style:family="paragraph" style:parent-style-name="Table_20_Contents">
      <style:text-properties style:font-name="Liberation Mono" fo:font-size="8pt" fo:font-style="italic" officeooo:paragraph-rsid="01889218" style:font-size-asian="8pt" style:font-style-asian="italic" style:font-size-complex="8pt" style:font-style-complex="italic"/>
    </style:style>
    <style:style style:name="P383" style:family="paragraph" style:parent-style-name="Table_20_Contents">
      <style:text-properties style:font-name="Liberation Mono" fo:font-size="8pt" officeooo:rsid="01889218" officeooo:paragraph-rsid="01889218" style:font-size-asian="8pt" style:font-size-complex="8pt"/>
    </style:style>
    <style:style style:name="P384" style:family="paragraph" style:parent-style-name="Table_20_Contents">
      <style:text-properties style:font-name="Liberation Mono" fo:font-size="8pt" officeooo:rsid="01889218" officeooo:paragraph-rsid="01910827" style:font-size-asian="8pt" style:font-size-complex="8pt"/>
    </style:style>
    <style:style style:name="P385" style:family="paragraph" style:parent-style-name="Table_20_Contents">
      <style:text-properties style:font-name="Liberation Mono" fo:font-size="8pt" officeooo:rsid="018a7474" officeooo:paragraph-rsid="018a7474" style:font-size-asian="8pt" style:font-size-complex="8pt"/>
    </style:style>
    <style:style style:name="P386" style:family="paragraph" style:parent-style-name="Table_20_Contents">
      <style:text-properties style:font-name="Liberation Mono" fo:font-size="8pt" officeooo:paragraph-rsid="01910827" style:font-size-asian="8pt" style:font-size-complex="8pt"/>
    </style:style>
    <style:style style:name="P387" style:family="paragraph" style:parent-style-name="Table_20_Contents">
      <style:text-properties style:font-name="Liberation Mono" fo:font-size="8pt" officeooo:rsid="018a7474" officeooo:paragraph-rsid="01910827" style:font-size-asian="8pt" style:font-size-complex="8pt"/>
    </style:style>
    <style:style style:name="P388" style:family="paragraph" style:parent-style-name="Table_20_Contents">
      <style:text-properties style:font-name="Liberation Mono" fo:font-size="8pt" officeooo:paragraph-rsid="018a7474" style:font-size-asian="8pt" style:font-size-complex="8pt"/>
    </style:style>
    <style:style style:name="P389" style:family="paragraph" style:parent-style-name="Table_20_Contents">
      <style:text-properties style:font-name="Liberation Mono" fo:font-size="8pt" style:text-underline-style="solid" style:text-underline-width="auto" style:text-underline-color="font-color" fo:font-weight="bold" officeooo:rsid="018a7474" officeooo:paragraph-rsid="018a7474" style:font-size-asian="8pt" style:font-weight-asian="bold" style:font-size-complex="8pt" style:font-weight-complex="bold"/>
    </style:style>
    <style:style style:name="P390" style:family="paragraph" style:parent-style-name="Table_20_Contents">
      <style:text-properties style:font-name="Liberation Mono" fo:font-size="8pt" style:text-underline-style="none" fo:font-weight="normal" officeooo:rsid="018a7474" officeooo:paragraph-rsid="018a7474" style:font-size-asian="8pt" style:font-weight-asian="normal" style:font-size-complex="8pt" style:font-weight-complex="normal"/>
    </style:style>
    <style:style style:name="P391" style:family="paragraph" style:parent-style-name="Table_20_Contents">
      <style:text-properties style:font-name="Liberation Mono" fo:font-size="8pt" style:text-underline-style="none" fo:font-weight="normal" officeooo:rsid="018d2f22" officeooo:paragraph-rsid="01910827" style:font-size-asian="8pt" style:font-weight-asian="normal" style:font-size-complex="8pt" style:font-weight-complex="normal"/>
    </style:style>
    <style:style style:name="P392" style:family="paragraph" style:parent-style-name="Table_20_Contents">
      <style:text-properties style:font-name="Liberation Mono" fo:font-size="8pt" style:text-underline-style="none" fo:font-weight="normal" officeooo:rsid="018d2f22" officeooo:paragraph-rsid="018d2f22" style:font-size-asian="8pt" style:font-weight-asian="normal" style:font-size-complex="8pt" style:font-weight-complex="normal"/>
    </style:style>
    <style:style style:name="P393" style:family="paragraph" style:parent-style-name="Table_20_Contents">
      <style:text-properties style:font-name="Liberation Mono" fo:font-size="8pt" style:text-underline-style="none" fo:font-weight="normal" officeooo:rsid="01910827" officeooo:paragraph-rsid="01910827" style:font-size-asian="8pt" style:font-weight-asian="normal" style:font-size-complex="8pt" style:font-weight-complex="normal"/>
    </style:style>
    <style:style style:name="P394" style:family="paragraph" style:parent-style-name="Table_20_Contents">
      <style:text-properties style:font-name="Liberation Mono" fo:font-size="8pt" style:text-underline-style="none" fo:font-weight="normal" officeooo:rsid="019138e5" officeooo:paragraph-rsid="019138e5" style:font-size-asian="8pt" style:font-weight-asian="normal" style:font-size-complex="8pt" style:font-weight-complex="normal"/>
    </style:style>
    <style:style style:name="P395" style:family="paragraph" style:parent-style-name="CommitMessage">
      <style:text-properties officeooo:rsid="01906428" officeooo:paragraph-rsid="01906428"/>
    </style:style>
    <style:style style:name="P396" style:family="paragraph" style:parent-style-name="Heading_20_1">
      <style:text-properties officeooo:rsid="01910827"/>
    </style:style>
    <style:style style:name="P397" style:family="paragraph" style:parent-style-name="Text_20_body">
      <style:text-properties officeooo:rsid="01910827" officeooo:paragraph-rsid="01910827"/>
    </style:style>
    <style:style style:name="P398" style:family="paragraph" style:parent-style-name="Heading_20_1">
      <style:text-properties officeooo:rsid="01937262"/>
    </style:style>
    <style:style style:name="P399" style:family="paragraph" style:parent-style-name="Text_20_body">
      <style:text-properties officeooo:rsid="01937262" officeooo:paragraph-rsid="01937262"/>
    </style:style>
    <style:style style:name="P400" style:family="paragraph" style:parent-style-name="Text_20_body">
      <style:text-properties fo:font-style="normal" officeooo:rsid="01937262" officeooo:paragraph-rsid="01954d11" style:font-style-asian="normal" style:font-style-complex="normal"/>
    </style:style>
    <style:style style:name="P401" style:family="paragraph" style:parent-style-name="Text_20_body">
      <style:text-properties officeooo:rsid="0197d27b" officeooo:paragraph-rsid="0197d27b"/>
    </style:style>
    <style:style style:name="P402" style:family="paragraph" style:parent-style-name="Heading_20_1">
      <style:text-properties officeooo:rsid="0197f887"/>
    </style:style>
    <style:style style:name="P403" style:family="paragraph" style:parent-style-name="Text_20_body">
      <style:text-properties officeooo:rsid="0197f887" officeooo:paragraph-rsid="0197f887"/>
    </style:style>
    <style:style style:name="P404" style:family="paragraph" style:parent-style-name="Text_20_body">
      <style:text-properties fo:font-style="normal" officeooo:rsid="019b93d0" officeooo:paragraph-rsid="019b93d0" style:font-style-asian="normal" style:font-style-complex="normal"/>
    </style:style>
    <style:style style:name="P405" style:family="paragraph" style:parent-style-name="Heading_20_1">
      <style:text-properties officeooo:rsid="019fcd2b"/>
    </style:style>
    <style:style style:name="P406" style:family="paragraph" style:parent-style-name="Text_20_body">
      <style:text-properties officeooo:rsid="019fcd2b" officeooo:paragraph-rsid="019fcd2b"/>
    </style:style>
    <style:style style:name="P407" style:family="paragraph" style:parent-style-name="Text_20_body">
      <style:text-properties officeooo:rsid="01a4c93d" officeooo:paragraph-rsid="01a4c93d"/>
    </style:style>
    <style:style style:name="P408" style:family="paragraph" style:parent-style-name="Text_20_body">
      <style:text-properties officeooo:rsid="01a65d05" officeooo:paragraph-rsid="01a65d05"/>
    </style:style>
    <style:style style:name="P409" style:family="paragraph" style:parent-style-name="Heading_20_1">
      <style:text-properties officeooo:rsid="01a95ad8"/>
    </style:style>
    <style:style style:name="P410" style:family="paragraph" style:parent-style-name="Text_20_body">
      <style:text-properties officeooo:rsid="01a95ad8" officeooo:paragraph-rsid="01a95ad8"/>
    </style:style>
    <style:style style:name="P411" style:family="paragraph" style:parent-style-name="Text_20_body">
      <style:text-properties officeooo:rsid="01aa47c6" officeooo:paragraph-rsid="01aa47c6"/>
    </style:style>
    <style:style style:name="P412" style:family="paragraph" style:parent-style-name="Text_20_body">
      <style:text-properties officeooo:rsid="01abe5c6" officeooo:paragraph-rsid="01abe5c6"/>
    </style:style>
    <style:style style:name="P413" style:family="paragraph" style:parent-style-name="Text_20_body">
      <style:text-properties officeooo:rsid="01ad7bbd" officeooo:paragraph-rsid="01ad7bbd"/>
    </style:style>
    <style:style style:name="P414" style:family="paragraph" style:parent-style-name="Text_20_body">
      <style:text-properties officeooo:rsid="01aedb10" officeooo:paragraph-rsid="01aedb10"/>
    </style:style>
    <style:style style:name="P415" style:family="paragraph" style:parent-style-name="Text_20_body">
      <style:text-properties officeooo:rsid="01af22bb" officeooo:paragraph-rsid="01b02de2"/>
    </style:style>
    <style:style style:name="P416" style:family="paragraph" style:parent-style-name="Text_20_body">
      <style:text-properties fo:font-style="normal" officeooo:rsid="01b32d6b" officeooo:paragraph-rsid="01b32d6b" style:font-style-asian="normal" style:font-style-complex="normal"/>
    </style:style>
    <style:style style:name="P417" style:family="paragraph" style:parent-style-name="Text_20_body">
      <style:text-properties officeooo:rsid="01b32d6b" officeooo:paragraph-rsid="01b32d6b"/>
    </style:style>
    <style:style style:name="P418" style:family="paragraph" style:parent-style-name="Text_20_body">
      <style:text-properties officeooo:rsid="01b62cc7" officeooo:paragraph-rsid="01b62cc7"/>
    </style:style>
    <style:style style:name="P419" style:family="paragraph" style:parent-style-name="Heading_20_1">
      <style:text-properties officeooo:rsid="01b75447"/>
    </style:style>
    <style:style style:name="P420" style:family="paragraph" style:parent-style-name="Text_20_body">
      <style:text-properties officeooo:rsid="01b75447" officeooo:paragraph-rsid="01b75447"/>
    </style:style>
    <style:style style:name="P421" style:family="paragraph" style:parent-style-name="Text_20_body">
      <style:text-properties officeooo:paragraph-rsid="01b92862"/>
    </style:style>
    <style:style style:name="P422" style:family="paragraph" style:parent-style-name="Text_20_body">
      <style:text-properties officeooo:rsid="01b92862" officeooo:paragraph-rsid="01b92862"/>
    </style:style>
    <style:style style:name="P423" style:family="paragraph" style:parent-style-name="CommitMessage">
      <style:text-properties officeooo:rsid="01ba80a2" officeooo:paragraph-rsid="01ba80a2"/>
    </style:style>
    <style:style style:name="P424" style:family="paragraph" style:parent-style-name="CommitMessage">
      <style:text-properties fo:font-style="normal" officeooo:rsid="01ba80a2" officeooo:paragraph-rsid="01ba80a2" style:font-style-asian="normal" style:font-style-complex="normal"/>
    </style:style>
    <style:style style:name="P425" style:family="paragraph" style:parent-style-name="Heading_20_2">
      <style:text-properties officeooo:rsid="01bbed22" officeooo:paragraph-rsid="01bbed22"/>
    </style:style>
    <style:style style:name="P426" style:family="paragraph" style:parent-style-name="Text_20_body">
      <style:text-properties officeooo:rsid="01bbed22" officeooo:paragraph-rsid="01bbed22"/>
    </style:style>
    <style:style style:name="P427" style:family="paragraph" style:parent-style-name="Text_20_body">
      <style:text-properties officeooo:rsid="01bd3acc" officeooo:paragraph-rsid="01bd3acc"/>
    </style:style>
    <style:style style:name="P428" style:family="paragraph" style:parent-style-name="Text_20_body" style:list-style-name="List_20_1">
      <style:text-properties officeooo:rsid="01bd3acc" officeooo:paragraph-rsid="01bd3acc"/>
    </style:style>
    <style:style style:name="P429" style:family="paragraph" style:parent-style-name="Text_20_body" style:list-style-name="List_20_1">
      <style:text-properties fo:font-style="normal" officeooo:rsid="01bd3acc" officeooo:paragraph-rsid="01bd3acc" style:font-style-asian="normal" style:font-style-complex="normal"/>
    </style:style>
    <style:style style:name="P430" style:family="paragraph" style:parent-style-name="Heading_20_1">
      <style:text-properties officeooo:rsid="01bdf3c6"/>
    </style:style>
    <style:style style:name="P431" style:family="paragraph" style:parent-style-name="Text_20_body">
      <style:text-properties officeooo:rsid="01bdf3c6" officeooo:paragraph-rsid="01bdf3c6"/>
    </style:style>
    <style:style style:name="P432" style:family="paragraph" style:parent-style-name="Text_20_body">
      <style:text-properties officeooo:rsid="01bfd65d" officeooo:paragraph-rsid="01bfd65d"/>
    </style:style>
    <style:style style:name="P433" style:family="paragraph" style:parent-style-name="Text_20_body">
      <style:text-properties fo:font-style="normal" officeooo:rsid="01c0ad52" officeooo:paragraph-rsid="01c0ad52" style:font-style-asian="normal" style:font-style-complex="normal"/>
    </style:style>
    <style:style style:name="P434" style:family="paragraph" style:parent-style-name="Text_20_body">
      <style:text-properties fo:font-style="normal" officeooo:rsid="01c29463" officeooo:paragraph-rsid="01c29463" style:font-style-asian="normal" style:font-style-complex="normal"/>
    </style:style>
    <style:style style:name="P435" style:family="paragraph" style:parent-style-name="Text_20_body">
      <style:text-properties fo:font-style="normal" officeooo:rsid="01c3a74d" officeooo:paragraph-rsid="01c3a74d" style:font-style-asian="normal" style:font-style-complex="normal"/>
    </style:style>
    <style:style style:name="P436" style:family="paragraph" style:parent-style-name="Text_20_body">
      <style:text-properties officeooo:rsid="01c3a74d" officeooo:paragraph-rsid="01c3a74d"/>
    </style:style>
    <style:style style:name="P437" style:family="paragraph" style:parent-style-name="Text_20_body">
      <style:text-properties officeooo:rsid="01c7ebbb" officeooo:paragraph-rsid="01c7ebbb"/>
    </style:style>
    <style:style style:name="P438" style:family="paragraph" style:parent-style-name="Text_20_body">
      <style:text-properties officeooo:rsid="01c9bbe8" officeooo:paragraph-rsid="01c9bbe8"/>
    </style:style>
    <style:style style:name="P439" style:family="paragraph" style:parent-style-name="Text_20_body">
      <style:text-properties officeooo:rsid="01c9e973" officeooo:paragraph-rsid="01c9e973"/>
    </style:style>
    <style:style style:name="P440" style:family="paragraph" style:parent-style-name="Heading_20_1">
      <style:text-properties officeooo:rsid="01cba0dd"/>
    </style:style>
    <style:style style:name="P441" style:family="paragraph" style:parent-style-name="Text_20_body">
      <style:text-properties officeooo:rsid="01cba0dd" officeooo:paragraph-rsid="01cba0dd"/>
    </style:style>
    <style:style style:name="P442" style:family="paragraph" style:parent-style-name="Text_20_body">
      <style:text-properties officeooo:rsid="01cdd0df" officeooo:paragraph-rsid="01ce538f"/>
    </style:style>
    <style:style style:name="P443" style:family="paragraph" style:parent-style-name="Text_20_body">
      <style:text-properties officeooo:rsid="01ce538f" officeooo:paragraph-rsid="01ce538f"/>
    </style:style>
    <style:style style:name="P444" style:family="paragraph" style:parent-style-name="Text_20_body">
      <style:text-properties officeooo:rsid="01cfa73f" officeooo:paragraph-rsid="01cfa73f"/>
    </style:style>
    <style:style style:name="P445" style:family="paragraph" style:parent-style-name="Heading_20_2">
      <style:text-properties officeooo:rsid="01d40b81" officeooo:paragraph-rsid="01d40b81"/>
    </style:style>
    <style:style style:name="P446" style:family="paragraph" style:parent-style-name="Text_20_body">
      <style:text-properties officeooo:rsid="01d1a6a0" officeooo:paragraph-rsid="01d1a6a0"/>
    </style:style>
    <style:style style:name="P447" style:family="paragraph" style:parent-style-name="Text_20_body">
      <style:text-properties officeooo:rsid="01d1c5fa" officeooo:paragraph-rsid="01d1c5fa"/>
    </style:style>
    <style:style style:name="P448" style:family="paragraph" style:parent-style-name="Text_20_body">
      <style:text-properties officeooo:rsid="01d2cf8d" officeooo:paragraph-rsid="01d2cf8d"/>
    </style:style>
    <style:style style:name="P449" style:family="paragraph" style:parent-style-name="Text_20_body">
      <style:text-properties officeooo:paragraph-rsid="01d97a38"/>
    </style:style>
    <style:style style:name="P450" style:family="paragraph" style:parent-style-name="Text_20_body">
      <style:text-properties officeooo:rsid="01d55e8d" officeooo:paragraph-rsid="01d97a38"/>
    </style:style>
    <style:style style:name="P451" style:family="paragraph" style:parent-style-name="Text_20_body">
      <style:text-properties officeooo:rsid="01d63f6c" officeooo:paragraph-rsid="01d63f6c"/>
    </style:style>
    <style:style style:name="P452" style:family="paragraph" style:parent-style-name="Text_20_body">
      <style:text-properties officeooo:rsid="01d97a38" officeooo:paragraph-rsid="01d97a38"/>
    </style:style>
    <style:style style:name="P453" style:family="paragraph" style:parent-style-name="CommitMessage">
      <style:text-properties officeooo:paragraph-rsid="01db375c"/>
    </style:style>
    <style:style style:name="P454" style:family="paragraph" style:parent-style-name="Heading_20_1">
      <style:text-properties officeooo:rsid="01dbcf56"/>
    </style:style>
    <style:style style:name="P455" style:family="paragraph" style:parent-style-name="Text_20_body">
      <style:text-properties officeooo:rsid="01dbcf56" officeooo:paragraph-rsid="01dbcf56"/>
    </style:style>
    <style:style style:name="P456" style:family="paragraph" style:parent-style-name="Text_20_body">
      <style:text-properties fo:font-style="normal" officeooo:rsid="01dc4362" officeooo:paragraph-rsid="01dc4362" style:font-style-asian="normal" style:font-style-complex="normal"/>
    </style:style>
    <style:style style:name="P457" style:family="paragraph" style:parent-style-name="CommitMessage">
      <style:text-properties officeooo:rsid="01dc4362" officeooo:paragraph-rsid="01dc4362"/>
    </style:style>
    <style:style style:name="P458" style:family="paragraph" style:parent-style-name="Text_20_body">
      <style:text-properties officeooo:rsid="01dc8139" officeooo:paragraph-rsid="01dc8139"/>
    </style:style>
    <style:style style:name="P459" style:family="paragraph" style:parent-style-name="Heading_20_2">
      <style:text-properties officeooo:rsid="01dc8139" officeooo:paragraph-rsid="01dc8139"/>
    </style:style>
    <style:style style:name="P460" style:family="paragraph" style:parent-style-name="Heading_20_1">
      <style:text-properties officeooo:rsid="01df9fdd"/>
    </style:style>
    <style:style style:name="P461" style:family="paragraph" style:parent-style-name="Text_20_body">
      <style:text-properties officeooo:rsid="01dff0bb" officeooo:paragraph-rsid="01dff0bb"/>
    </style:style>
    <style:style style:name="P462" style:family="paragraph" style:parent-style-name="Text_20_body">
      <style:text-properties officeooo:rsid="01e219d5" officeooo:paragraph-rsid="01e219d5"/>
    </style:style>
    <style:style style:name="P463" style:family="paragraph" style:parent-style-name="Text_20_body">
      <style:text-properties officeooo:rsid="01e23414" officeooo:paragraph-rsid="01e23414"/>
    </style:style>
    <style:style style:name="P464" style:family="paragraph" style:parent-style-name="Heading_20_2">
      <style:text-properties officeooo:rsid="01e23414" officeooo:paragraph-rsid="01e23414"/>
    </style:style>
    <style:style style:name="P465" style:family="paragraph" style:parent-style-name="Text_20_body">
      <style:text-properties officeooo:rsid="01e23795" officeooo:paragraph-rsid="01e23795"/>
    </style:style>
    <style:style style:name="P466" style:family="paragraph" style:parent-style-name="Heading_20_2">
      <style:text-properties officeooo:rsid="01e40269" officeooo:paragraph-rsid="01e40269"/>
    </style:style>
    <style:style style:name="P467" style:family="paragraph" style:parent-style-name="Text_20_body">
      <style:text-properties officeooo:rsid="01e40269" officeooo:paragraph-rsid="01e40269"/>
    </style:style>
    <style:style style:name="P468" style:family="paragraph" style:parent-style-name="Text_20_body">
      <style:text-properties fo:font-style="normal" officeooo:rsid="01e50395" officeooo:paragraph-rsid="01e50395" style:font-style-asian="normal" style:font-style-complex="normal"/>
    </style:style>
    <style:style style:name="P469" style:family="paragraph" style:parent-style-name="Heading_20_1">
      <style:text-properties officeooo:rsid="01e61d68"/>
    </style:style>
    <style:style style:name="P470" style:family="paragraph" style:parent-style-name="Text_20_body">
      <style:text-properties officeooo:rsid="01e61d68" officeooo:paragraph-rsid="01e61d68"/>
    </style:style>
    <style:style style:name="P471" style:family="paragraph" style:parent-style-name="Text_20_body">
      <style:text-properties officeooo:rsid="01e61d68" officeooo:paragraph-rsid="01e96e56"/>
    </style:style>
    <style:style style:name="P472" style:family="paragraph" style:parent-style-name="Text_20_body">
      <style:text-properties fo:font-style="normal" fo:font-weight="normal" officeooo:rsid="01eaa746" officeooo:paragraph-rsid="01eaa746" style:font-style-asian="normal" style:font-weight-asian="normal" style:font-style-complex="normal" style:font-weight-complex="normal"/>
    </style:style>
    <style:style style:name="P473" style:family="paragraph" style:parent-style-name="Text_20_body">
      <style:text-properties fo:font-style="normal" fo:font-weight="normal" officeooo:rsid="01eb882c" officeooo:paragraph-rsid="01eb882c" style:font-style-asian="normal" style:font-weight-asian="normal" style:font-style-complex="normal" style:font-weight-complex="normal"/>
    </style:style>
    <style:style style:name="P474" style:family="paragraph" style:parent-style-name="Text_20_body">
      <style:text-properties fo:font-style="normal" fo:font-weight="normal" officeooo:rsid="01ec0590" officeooo:paragraph-rsid="01ec0590" style:font-style-asian="normal" style:font-weight-asian="normal" style:font-style-complex="normal" style:font-weight-complex="normal"/>
    </style:style>
    <style:style style:name="P475" style:family="paragraph" style:parent-style-name="Text_20_body">
      <style:text-properties fo:font-style="normal" fo:font-weight="normal" officeooo:rsid="01ed9672" officeooo:paragraph-rsid="01ef22bb" style:font-style-asian="normal" style:font-weight-asian="normal" style:font-style-complex="normal" style:font-weight-complex="normal"/>
    </style:style>
    <style:style style:name="P476" style:family="paragraph" style:parent-style-name="Text_20_body">
      <style:text-properties fo:font-style="normal" fo:font-weight="normal" officeooo:rsid="01ef22bb" officeooo:paragraph-rsid="01ef22bb" style:font-style-asian="normal" style:font-weight-asian="normal" style:font-style-complex="normal" style:font-weight-complex="normal"/>
    </style:style>
    <style:style style:name="P477" style:family="paragraph" style:parent-style-name="Text_20_body">
      <style:text-properties fo:font-style="normal" fo:font-weight="normal" officeooo:rsid="01f09a2d" officeooo:paragraph-rsid="01f09a2d" style:font-style-asian="normal" style:font-weight-asian="normal" style:font-style-complex="normal" style:font-weight-complex="normal"/>
    </style:style>
    <style:style style:name="P478" style:family="paragraph" style:parent-style-name="Text_20_body">
      <style:text-properties officeooo:rsid="01f0bc62" officeooo:paragraph-rsid="01f0bc62"/>
    </style:style>
    <style:style style:name="P479" style:family="paragraph" style:parent-style-name="Text_20_body">
      <style:text-properties officeooo:rsid="01f1186e" officeooo:paragraph-rsid="01f1186e"/>
    </style:style>
    <style:style style:name="P480" style:family="paragraph" style:parent-style-name="CommitMessage">
      <style:text-properties officeooo:rsid="01f296fe" officeooo:paragraph-rsid="01f296fe"/>
    </style:style>
    <style:style style:name="P481" style:family="paragraph" style:parent-style-name="Text_20_body">
      <style:text-properties officeooo:rsid="01f296fe" officeooo:paragraph-rsid="01f296fe"/>
    </style:style>
    <style:style style:name="P482" style:family="paragraph" style:parent-style-name="CodeIndent">
      <style:text-properties officeooo:paragraph-rsid="01f4c9cb"/>
    </style:style>
    <style:style style:name="P483" style:family="paragraph" style:parent-style-name="Text_20_body">
      <style:text-properties officeooo:rsid="01f2fb27" officeooo:paragraph-rsid="01f2fb27"/>
    </style:style>
    <style:style style:name="P484" style:family="paragraph" style:parent-style-name="CommitMessage">
      <style:text-properties officeooo:rsid="01f44397" officeooo:paragraph-rsid="01f44397"/>
    </style:style>
    <style:style style:name="P485" style:family="paragraph" style:parent-style-name="Heading_20_1">
      <style:text-properties officeooo:rsid="01f4c9cb"/>
    </style:style>
    <style:style style:name="P486" style:family="paragraph" style:parent-style-name="Text_20_body">
      <style:text-properties officeooo:rsid="01f4c9cb" officeooo:paragraph-rsid="01f4c9cb"/>
    </style:style>
    <style:style style:name="P487" style:family="paragraph" style:parent-style-name="Text_20_body">
      <style:text-properties officeooo:rsid="01f64da1" officeooo:paragraph-rsid="01f64da1"/>
    </style:style>
    <style:style style:name="P488" style:family="paragraph" style:parent-style-name="Text_20_body">
      <style:text-properties officeooo:rsid="01f9332e" officeooo:paragraph-rsid="01f9332e"/>
    </style:style>
    <style:style style:name="P489" style:family="paragraph" style:parent-style-name="Text_20_body">
      <style:text-properties officeooo:rsid="01fb3175" officeooo:paragraph-rsid="01fb3175"/>
    </style:style>
    <style:style style:name="P490" style:family="paragraph" style:parent-style-name="Text_20_body">
      <style:text-properties officeooo:rsid="01fc7c01" officeooo:paragraph-rsid="01fc7c01"/>
    </style:style>
    <style:style style:name="P491" style:family="paragraph" style:parent-style-name="Heading_20_2">
      <style:text-properties officeooo:rsid="01fc7c01" officeooo:paragraph-rsid="01fc7c01"/>
    </style:style>
    <style:style style:name="P492" style:family="paragraph" style:parent-style-name="Text_20_body">
      <style:text-properties officeooo:rsid="01fd9f74" officeooo:paragraph-rsid="01fd9f74"/>
    </style:style>
    <style:style style:name="P493" style:family="paragraph" style:parent-style-name="Heading_20_1">
      <style:text-properties officeooo:rsid="0200d486"/>
    </style:style>
    <style:style style:name="P494" style:family="paragraph" style:parent-style-name="Text_20_body">
      <style:text-properties officeooo:rsid="0200d486" officeooo:paragraph-rsid="0200d486"/>
    </style:style>
    <style:style style:name="P495" style:family="paragraph" style:parent-style-name="CodeIndent">
      <style:text-properties officeooo:rsid="020217f2" officeooo:paragraph-rsid="020217f2"/>
    </style:style>
    <style:style style:name="P496" style:family="paragraph" style:parent-style-name="CodeIndent">
      <style:text-properties fo:font-variant="normal" fo:text-transform="none" fo:color="#000000" loext:opacity="100%" style:font-name="Liberation Mono1" fo:font-size="8pt" fo:letter-spacing="normal" officeooo:rsid="020217f2" officeooo:paragraph-rsid="020217f2"/>
    </style:style>
    <style:style style:name="P497" style:family="paragraph" style:parent-style-name="Text_20_body">
      <style:text-properties officeooo:rsid="020217f2" officeooo:paragraph-rsid="020217f2"/>
    </style:style>
    <style:style style:name="P498" style:family="paragraph" style:parent-style-name="Heading_20_1">
      <style:text-properties officeooo:rsid="0205dad9"/>
    </style:style>
    <style:style style:name="P499" style:family="paragraph" style:parent-style-name="Text_20_body">
      <style:text-properties officeooo:rsid="0205dad9" officeooo:paragraph-rsid="0205dad9"/>
    </style:style>
    <style:style style:name="P500" style:family="paragraph" style:parent-style-name="Text_20_body">
      <style:text-properties officeooo:rsid="020907aa" officeooo:paragraph-rsid="020907aa"/>
    </style:style>
    <style:style style:name="P501" style:family="paragraph" style:parent-style-name="Text_20_body">
      <style:text-properties officeooo:rsid="0209d8bd" officeooo:paragraph-rsid="020a2b6e"/>
    </style:style>
    <style:style style:name="P502" style:family="paragraph" style:parent-style-name="Text_20_body">
      <style:text-properties officeooo:rsid="020a2b6e" officeooo:paragraph-rsid="020a2b6e"/>
    </style:style>
    <style:style style:name="P503" style:family="paragraph" style:parent-style-name="Text_20_body">
      <style:text-properties officeooo:rsid="020b4707" officeooo:paragraph-rsid="020b4707"/>
    </style:style>
    <style:style style:name="P504" style:family="paragraph" style:parent-style-name="Text_20_body">
      <style:text-properties officeooo:rsid="020ba9bd" officeooo:paragraph-rsid="020ba9bd"/>
    </style:style>
    <style:style style:name="P505" style:family="paragraph" style:parent-style-name="Text_20_body">
      <style:text-properties fo:font-style="normal" officeooo:rsid="020dc316" officeooo:paragraph-rsid="020dc316" style:font-style-asian="normal" style:font-style-complex="normal"/>
    </style:style>
    <style:style style:name="P506" style:family="paragraph" style:parent-style-name="CommitMessage">
      <style:text-properties officeooo:rsid="020dc316" officeooo:paragraph-rsid="020dc316"/>
    </style:style>
    <style:style style:name="P507" style:family="paragraph" style:parent-style-name="Text_20_body">
      <style:text-properties officeooo:rsid="020dc316" officeooo:paragraph-rsid="020dc316"/>
    </style:style>
    <style:style style:name="P508" style:family="paragraph" style:parent-style-name="Text_20_body">
      <style:text-properties officeooo:rsid="020f3902" officeooo:paragraph-rsid="020f3902"/>
    </style:style>
    <style:style style:name="P509" style:family="paragraph" style:parent-style-name="Text_20_body">
      <style:text-properties officeooo:rsid="0210ff23" officeooo:paragraph-rsid="0210ff23"/>
    </style:style>
    <style:style style:name="P510" style:family="paragraph" style:parent-style-name="Text_20_body">
      <style:text-properties officeooo:rsid="02118865" officeooo:paragraph-rsid="02118865"/>
    </style:style>
    <style:style style:name="P511" style:family="paragraph" style:parent-style-name="Heading_20_1">
      <style:text-properties officeooo:rsid="02120e85"/>
    </style:style>
    <style:style style:name="P512" style:family="paragraph" style:parent-style-name="Text_20_body">
      <style:text-properties officeooo:rsid="02120e85" officeooo:paragraph-rsid="02120e85"/>
    </style:style>
    <style:style style:name="P513" style:family="paragraph" style:parent-style-name="Text_20_body">
      <style:text-properties officeooo:rsid="02130fab" officeooo:paragraph-rsid="02130fab"/>
    </style:style>
    <style:style style:name="P514" style:family="paragraph" style:parent-style-name="Text_20_body">
      <style:text-properties officeooo:rsid="02143885" officeooo:paragraph-rsid="02143885"/>
    </style:style>
    <style:style style:name="P515" style:family="paragraph" style:parent-style-name="TODO">
      <style:text-properties officeooo:rsid="02143885"/>
    </style:style>
    <style:style style:name="P516" style:family="paragraph" style:parent-style-name="TODO">
      <style:text-properties officeooo:rsid="02143885" officeooo:paragraph-rsid="0224639d"/>
    </style:style>
    <style:style style:name="P517" style:family="paragraph" style:parent-style-name="CommitMessage">
      <style:text-properties officeooo:rsid="0214ac26" officeooo:paragraph-rsid="0214ac26"/>
    </style:style>
    <style:style style:name="P518" style:family="paragraph" style:parent-style-name="Heading_20_1">
      <style:text-properties officeooo:rsid="0215e9b4"/>
    </style:style>
    <style:style style:name="P519" style:family="paragraph" style:parent-style-name="Text_20_body">
      <style:text-properties officeooo:rsid="0215e9b4" officeooo:paragraph-rsid="0215e9b4"/>
    </style:style>
    <style:style style:name="P520" style:family="paragraph" style:parent-style-name="Text_20_body">
      <style:text-properties officeooo:rsid="0217102c" officeooo:paragraph-rsid="0217102c"/>
    </style:style>
    <style:style style:name="P521" style:family="paragraph" style:parent-style-name="Text_20_body">
      <style:text-properties officeooo:rsid="0219b2e7" officeooo:paragraph-rsid="0219b2e7"/>
    </style:style>
    <style:style style:name="P522" style:family="paragraph" style:parent-style-name="Text_20_body">
      <style:text-properties officeooo:rsid="021b6958" officeooo:paragraph-rsid="021b6958"/>
    </style:style>
    <style:style style:name="P523" style:family="paragraph" style:parent-style-name="Text_20_body">
      <style:text-properties officeooo:paragraph-rsid="021b6958"/>
    </style:style>
    <style:style style:name="P524" style:family="paragraph" style:parent-style-name="Text_20_body">
      <style:text-properties officeooo:rsid="021dc42d" officeooo:paragraph-rsid="021dc42d"/>
    </style:style>
    <style:style style:name="P525" style:family="paragraph" style:parent-style-name="Text_20_body">
      <style:text-properties officeooo:rsid="021e684c" officeooo:paragraph-rsid="021e684c"/>
    </style:style>
    <style:style style:name="P526" style:family="paragraph" style:parent-style-name="Text_20_body">
      <style:text-properties fo:font-style="normal" officeooo:rsid="02202bbc" officeooo:paragraph-rsid="02202bbc" style:font-style-asian="normal" style:font-style-complex="normal"/>
    </style:style>
    <style:style style:name="P527" style:family="paragraph" style:parent-style-name="Text_20_body">
      <style:text-properties fo:font-style="normal" officeooo:rsid="022379bd" officeooo:paragraph-rsid="022379bd" style:font-style-asian="normal" style:font-style-complex="normal"/>
    </style:style>
    <style:style style:name="P528" style:family="paragraph" style:parent-style-name="Text_20_body">
      <style:text-properties fo:font-style="normal" officeooo:rsid="0223d067" officeooo:paragraph-rsid="0223d067" style:font-style-asian="normal" style:font-style-complex="normal"/>
    </style:style>
    <style:style style:name="P529" style:family="paragraph" style:parent-style-name="Text_20_body">
      <style:text-properties officeooo:rsid="0224639d" officeooo:paragraph-rsid="0224639d"/>
    </style:style>
    <style:style style:name="P530" style:family="paragraph" style:parent-style-name="Heading_20_1">
      <style:text-properties officeooo:rsid="02251356"/>
    </style:style>
    <style:style style:name="P531" style:family="paragraph" style:parent-style-name="Text_20_body">
      <style:text-properties officeooo:rsid="02251356" officeooo:paragraph-rsid="02251356"/>
    </style:style>
    <style:style style:name="P532" style:family="paragraph" style:parent-style-name="TODO">
      <style:text-properties officeooo:rsid="02251356" officeooo:paragraph-rsid="02251356"/>
    </style:style>
    <style:style style:name="P533" style:family="paragraph" style:parent-style-name="TODO">
      <style:text-properties officeooo:rsid="02251356" officeooo:paragraph-rsid="0227d122"/>
    </style:style>
    <style:style style:name="P534" style:family="paragraph" style:parent-style-name="Text_20_body">
      <style:text-properties officeooo:rsid="0227d122" officeooo:paragraph-rsid="0227d122"/>
    </style:style>
    <style:style style:name="P535" style:family="paragraph" style:parent-style-name="Text_20_body">
      <style:text-properties officeooo:rsid="0229b89e" officeooo:paragraph-rsid="0229b89e"/>
    </style:style>
    <style:style style:name="P536" style:family="paragraph" style:parent-style-name="Text_20_body">
      <style:text-properties officeooo:rsid="022b909f" officeooo:paragraph-rsid="022b909f"/>
    </style:style>
    <style:style style:name="P537" style:family="paragraph" style:parent-style-name="Text_20_body">
      <style:text-properties officeooo:rsid="022c7975" officeooo:paragraph-rsid="022c7975"/>
    </style:style>
    <style:style style:name="P538" style:family="paragraph" style:parent-style-name="Text_20_body">
      <style:text-properties fo:font-weight="normal" officeooo:rsid="022e4502" officeooo:paragraph-rsid="022e4502" style:font-weight-asian="normal" style:font-weight-complex="normal"/>
    </style:style>
    <style:style style:name="P539" style:family="paragraph" style:parent-style-name="Heading_20_1">
      <style:text-properties officeooo:rsid="022f8824"/>
    </style:style>
    <style:style style:name="P540" style:family="paragraph" style:parent-style-name="Text_20_body">
      <style:text-properties officeooo:rsid="022f8824" officeooo:paragraph-rsid="022f8824"/>
    </style:style>
    <style:style style:name="P541" style:family="paragraph" style:parent-style-name="Text_20_body">
      <style:text-properties officeooo:rsid="0230dbf0" officeooo:paragraph-rsid="0230dbf0"/>
    </style:style>
    <style:style style:name="P542" style:family="paragraph" style:parent-style-name="Text_20_body">
      <style:text-properties officeooo:paragraph-rsid="02311d46"/>
    </style:style>
    <style:style style:name="P543" style:family="paragraph" style:parent-style-name="Text_20_body">
      <style:text-properties officeooo:rsid="02344008" officeooo:paragraph-rsid="02344008"/>
    </style:style>
    <style:style style:name="P544" style:family="paragraph" style:parent-style-name="Text_20_body">
      <style:text-properties officeooo:rsid="023606a7" officeooo:paragraph-rsid="023606a7"/>
    </style:style>
    <style:style style:name="P545" style:family="paragraph" style:parent-style-name="Text_20_body">
      <style:text-properties officeooo:rsid="02367217" officeooo:paragraph-rsid="02367217"/>
    </style:style>
    <style:style style:name="P546" style:family="paragraph" style:parent-style-name="Heading_20_1">
      <style:text-properties officeooo:rsid="02379d34"/>
    </style:style>
    <style:style style:name="P547" style:family="paragraph" style:parent-style-name="Text_20_body">
      <style:text-properties officeooo:rsid="02379d34" officeooo:paragraph-rsid="02379d34"/>
    </style:style>
    <style:style style:name="P548" style:family="paragraph" style:parent-style-name="Text_20_body">
      <style:text-properties officeooo:rsid="023bcf4b" officeooo:paragraph-rsid="023bcf4b"/>
    </style:style>
    <style:style style:name="P549" style:family="paragraph" style:parent-style-name="Text_20_body">
      <style:text-properties officeooo:rsid="023e93df" officeooo:paragraph-rsid="023e93df"/>
    </style:style>
    <style:style style:name="P550" style:family="paragraph" style:parent-style-name="Heading_20_1">
      <style:text-properties officeooo:rsid="02405b2c"/>
    </style:style>
    <style:style style:name="P551" style:family="paragraph" style:parent-style-name="Text_20_body">
      <style:text-properties officeooo:rsid="02405b2c" officeooo:paragraph-rsid="02405b2c"/>
    </style:style>
    <style:style style:name="P552" style:family="paragraph" style:parent-style-name="Text_20_body">
      <style:text-properties officeooo:rsid="0244b280" officeooo:paragraph-rsid="0244b280"/>
    </style:style>
    <style:style style:name="P553" style:family="paragraph" style:parent-style-name="Text_20_body">
      <style:text-properties officeooo:rsid="02457c01" officeooo:paragraph-rsid="02457c01"/>
    </style:style>
    <style:style style:name="P554" style:family="paragraph" style:parent-style-name="Text_20_body">
      <style:text-properties officeooo:rsid="02469fa2" officeooo:paragraph-rsid="02469fa2"/>
    </style:style>
    <style:style style:name="P555" style:family="paragraph" style:parent-style-name="Text_20_body">
      <style:text-properties officeooo:rsid="0247c008" officeooo:paragraph-rsid="0247c008"/>
    </style:style>
    <style:style style:name="P556" style:family="paragraph" style:parent-style-name="Text_20_body">
      <style:text-properties officeooo:rsid="024af4b9" officeooo:paragraph-rsid="024af4b9"/>
    </style:style>
    <style:style style:name="P557" style:family="paragraph" style:parent-style-name="Text_20_body">
      <style:text-properties officeooo:rsid="024b327a" officeooo:paragraph-rsid="024b327a"/>
    </style:style>
    <style:style style:name="T1" style:family="text">
      <style:text-properties officeooo:rsid="001422d1"/>
    </style:style>
    <style:style style:name="T2" style:family="text">
      <style:text-properties officeooo:rsid="00177cd0"/>
    </style:style>
    <style:style style:name="T3" style:family="text">
      <style:text-properties fo:font-weight="normal" style:font-weight-asian="normal" style:font-weight-complex="normal"/>
    </style:style>
    <style:style style:name="T4" style:family="text">
      <style:text-properties fo:font-weight="normal" officeooo:rsid="0015d06e" style:font-weight-asian="normal" style:font-weight-complex="normal"/>
    </style:style>
    <style:style style:name="T5" style:family="text">
      <style:text-properties fo:font-weight="normal" officeooo:rsid="0016b5d6" style:font-weight-asian="normal" style:font-weight-complex="normal"/>
    </style:style>
    <style:style style:name="T6" style:family="text">
      <style:text-properties officeooo:rsid="00185e72"/>
    </style:style>
    <style:style style:name="T7" style:family="text">
      <style:text-properties officeooo:rsid="001e08a1"/>
    </style:style>
    <style:style style:name="T8" style:family="text">
      <style:text-properties officeooo:rsid="001ac6e1"/>
    </style:style>
    <style:style style:name="T9" style:family="text">
      <style:text-properties officeooo:rsid="001e460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loext:opacity="100%" fo:font-family="'Cascadia Mono'" style:font-style-name="Regular" style:font-pitch="variable" fo:font-size="9.5pt" fo:background-color="#ffffff" loext:char-shading-value="0" style:font-size-asian="9.5pt"/>
    </style:style>
    <style:style style:name="T13" style:family="text">
      <style:text-properties fo:color="#6f008a" loext:opacity="100%" fo:font-family="'Cascadia Mono'" style:font-style-name="Regular" style:font-pitch="variable" fo:font-size="9.5pt" fo:background-color="#ffffff" loext:char-shading-value="0" style:font-size-asian="9.5pt"/>
    </style:style>
    <style:style style:name="T14" style:family="text">
      <style:text-properties fo:color="#0000ff" loext:opacity="100%" fo:font-family="'Cascadia Mono'" style:font-style-name="Regular" style:font-pitch="variable" fo:font-size="9.5pt" fo:background-color="#ffffff" loext:char-shading-value="0" style:font-size-asian="9.5pt"/>
    </style:style>
    <style:style style:name="T15" style:family="text">
      <style:text-properties fo:color="#2b91af" loext:opacity="100%" fo:font-family="'Cascadia Mono'" style:font-style-name="Regular" style:font-pitch="variable" fo:font-size="9.5pt" fo:background-color="#ffffff" loext:char-shading-value="0" style:font-size-asian="9.5pt"/>
    </style:style>
    <style:style style:name="T16" style:family="text">
      <style:text-properties officeooo:rsid="0021fce6"/>
    </style:style>
    <style:style style:name="T17" style:family="text">
      <style:text-properties officeooo:rsid="0023a497"/>
    </style:style>
    <style:style style:name="T18" style:family="text">
      <style:text-properties officeooo:rsid="0025e926"/>
    </style:style>
    <style:style style:name="T19" style:family="text">
      <style:text-properties officeooo:rsid="00259dba"/>
    </style:style>
    <style:style style:name="T20" style:family="text">
      <style:text-properties fo:font-weight="bold" officeooo:rsid="00259dba" style:font-weight-asian="bold" style:font-weight-complex="bold"/>
    </style:style>
    <style:style style:name="T21" style:family="text">
      <style:text-properties fo:font-weight="normal" officeooo:rsid="00259dba" style:font-weight-asian="normal" style:font-weight-complex="normal"/>
    </style:style>
    <style:style style:name="T22" style:family="text">
      <style:text-properties fo:font-weight="normal" officeooo:rsid="0025e926" style:font-weight-asian="normal" style:font-weight-complex="normal"/>
    </style:style>
    <style:style style:name="T23" style:family="text">
      <style:text-properties officeooo:rsid="00263864"/>
    </style:style>
    <style:style style:name="T24" style:family="text">
      <style:text-properties fo:font-style="italic" officeooo:rsid="00263864" style:font-style-asian="italic" style:font-style-complex="italic"/>
    </style:style>
    <style:style style:name="T25" style:family="text">
      <style:text-properties fo:font-style="normal" officeooo:rsid="00263864" style:font-style-asian="normal" style:font-style-complex="normal"/>
    </style:style>
    <style:style style:name="T26" style:family="text">
      <style:text-properties fo:font-variant="normal" fo:text-transform="none" fo:color="#001d35" loext:opacity="100%" fo:font-family="monospace" fo:font-size="13.5pt" fo:letter-spacing="normal" fo:font-style="normal" fo:font-weight="normal" style:font-style-asian="normal" style:font-style-complex="normal"/>
    </style:style>
    <style:style style:name="T27" style:family="text">
      <style:text-properties officeooo:rsid="004667c7"/>
    </style:style>
    <style:style style:name="T28" style:family="text">
      <style:text-properties officeooo:rsid="00285b7e"/>
    </style:style>
    <style:style style:name="T29" style:family="text">
      <style:text-properties officeooo:rsid="002a4450"/>
    </style:style>
    <style:style style:name="T30" style:family="text">
      <style:text-properties fo:font-variant="normal" fo:text-transform="none" fo:color="#000000" loext:opacity="100%" fo:font-family="roboto, sans-serif" fo:font-size="12pt" fo:letter-spacing="normal" fo:font-style="normal" fo:font-weight="normal"/>
    </style:style>
    <style:style style:name="T31" style:family="text">
      <style:text-properties officeooo:rsid="002aa9dd"/>
    </style:style>
    <style:style style:name="T32" style:family="text">
      <style:text-properties officeooo:rsid="002b1282"/>
    </style:style>
    <style:style style:name="T33" style:family="text">
      <style:text-properties fo:font-weight="bold" style:font-weight-asian="bold" style:font-weight-complex="bold"/>
    </style:style>
    <style:style style:name="T34" style:family="text">
      <style:text-properties officeooo:rsid="002f3187"/>
    </style:style>
    <style:style style:name="T35" style:family="text">
      <style:text-properties fo:font-style="italic" officeooo:rsid="002f3187" style:font-style-asian="italic" style:font-style-complex="italic"/>
    </style:style>
    <style:style style:name="T36" style:family="text">
      <style:text-properties fo:font-style="normal" officeooo:rsid="002f3187" style:font-style-asian="normal" style:font-style-complex="normal"/>
    </style:style>
    <style:style style:name="T37" style:family="text">
      <style:text-properties officeooo:rsid="002f31c3"/>
    </style:style>
    <style:style style:name="T38" style:family="text">
      <style:text-properties officeooo:rsid="003039cc"/>
    </style:style>
    <style:style style:name="T39" style:family="text">
      <style:text-properties officeooo:rsid="00319eca"/>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309d7" style:font-style-asian="normal" style:font-weight-asian="normal" style:font-style-complex="normal" style:font-weight-complex="normal"/>
    </style:style>
    <style:style style:name="T43" style:family="text">
      <style:text-properties officeooo:rsid="00885ec1"/>
    </style:style>
    <style:style style:name="T44" style:family="text">
      <style:text-properties officeooo:rsid="00543c16"/>
    </style:style>
    <style:style style:name="T45" style:family="text">
      <style:text-properties officeooo:rsid="00580b65"/>
    </style:style>
    <style:style style:name="T46" style:family="text">
      <style:text-properties officeooo:rsid="0056ece9"/>
    </style:style>
    <style:style style:name="T47" style:family="text">
      <style:text-properties officeooo:rsid="0058d8d5"/>
    </style:style>
    <style:style style:name="T48" style:family="text">
      <style:text-properties officeooo:rsid="0058f344"/>
    </style:style>
    <style:style style:name="T49" style:family="text">
      <style:text-properties officeooo:rsid="005868b5"/>
    </style:style>
    <style:style style:name="T50" style:family="text">
      <style:text-properties officeooo:rsid="005f64aa"/>
    </style:style>
    <style:style style:name="T51" style:family="text">
      <style:text-properties officeooo:rsid="006037d0"/>
    </style:style>
    <style:style style:name="T52" style:family="text">
      <style:text-properties fo:font-style="normal" officeooo:rsid="00624fce" style:font-style-asian="normal" style:font-style-complex="normal"/>
    </style:style>
    <style:style style:name="T53" style:family="text">
      <style:text-properties officeooo:rsid="007819d5"/>
    </style:style>
    <style:style style:name="T54" style:family="text">
      <style:text-properties officeooo:rsid="007299f2"/>
    </style:style>
    <style:style style:name="T55" style:family="text">
      <style:text-properties officeooo:rsid="0068517a"/>
    </style:style>
    <style:style style:name="T56" style:family="text">
      <style:text-properties officeooo:rsid="006523ca"/>
    </style:style>
    <style:style style:name="T57" style:family="text">
      <style:text-properties fo:font-style="normal" officeooo:rsid="00269908" style:font-style-asian="normal" style:font-style-complex="normal"/>
    </style:style>
    <style:style style:name="T58" style:family="text">
      <style:text-properties fo:font-style="normal" officeooo:rsid="006aea2c" style:font-style-asian="normal" style:font-style-complex="normal"/>
    </style:style>
    <style:style style:name="T59" style:family="text">
      <style:text-properties fo:font-style="normal" officeooo:rsid="006b05c6" style:font-style-asian="normal" style:font-style-complex="normal"/>
    </style:style>
    <style:style style:name="T60" style:family="text">
      <style:text-properties fo:font-style="normal" officeooo:rsid="006cde4f" style:font-style-asian="normal" style:font-style-complex="normal"/>
    </style:style>
    <style:style style:name="T61" style:family="text">
      <style:text-properties officeooo:rsid="00709e13"/>
    </style:style>
    <style:style style:name="T62" style:family="text">
      <style:text-properties officeooo:rsid="0077c0bc"/>
    </style:style>
    <style:style style:name="T63" style:family="text">
      <style:text-properties officeooo:rsid="00798188"/>
    </style:style>
    <style:style style:name="T64" style:family="text">
      <style:text-properties officeooo:rsid="007ac3fc"/>
    </style:style>
    <style:style style:name="T65" style:family="text">
      <style:text-properties officeooo:rsid="0081defe"/>
    </style:style>
    <style:style style:name="T66" style:family="text">
      <style:text-properties officeooo:rsid="008643e3"/>
    </style:style>
    <style:style style:name="T67" style:family="text">
      <style:text-properties officeooo:rsid="007c9da0"/>
    </style:style>
    <style:style style:name="T68" style:family="text">
      <style:text-properties officeooo:rsid="008794fd"/>
    </style:style>
    <style:style style:name="T69" style:family="text">
      <style:text-properties officeooo:rsid="007fe30f"/>
    </style:style>
    <style:style style:name="T70" style:family="text">
      <style:text-properties officeooo:rsid="00854b28"/>
    </style:style>
    <style:style style:name="T71" style:family="text">
      <style:text-properties officeooo:rsid="00861b31"/>
    </style:style>
    <style:style style:name="T72" style:family="text">
      <style:text-properties officeooo:rsid="00d4272a"/>
    </style:style>
    <style:style style:name="T73" style:family="text">
      <style:text-properties officeooo:rsid="008a682a"/>
    </style:style>
    <style:style style:name="T74" style:family="text">
      <style:text-properties officeooo:rsid="009f22e3"/>
    </style:style>
    <style:style style:name="T75" style:family="text">
      <style:text-properties officeooo:rsid="008a8a2b"/>
    </style:style>
    <style:style style:name="T76" style:family="text">
      <style:text-properties fo:color="#c9211e" loext:opacity="100%" style:text-position="sub 58%" officeooo:rsid="00a06573"/>
    </style:style>
    <style:style style:name="T77" style:family="text">
      <style:text-properties officeooo:rsid="008e6e83"/>
    </style:style>
    <style:style style:name="T78" style:family="text">
      <style:text-properties officeooo:rsid="009b6f1c"/>
    </style:style>
    <style:style style:name="T79" style:family="text">
      <style:text-properties officeooo:rsid="00b02c80"/>
    </style:style>
    <style:style style:name="T80" style:family="text">
      <style:text-properties officeooo:rsid="00acd256"/>
    </style:style>
    <style:style style:name="T81" style:family="text">
      <style:text-properties officeooo:rsid="00b9c2ab"/>
    </style:style>
    <style:style style:name="T82" style:family="text">
      <style:text-properties officeooo:rsid="00b21849"/>
    </style:style>
    <style:style style:name="T83" style:family="text">
      <style:text-properties officeooo:rsid="00b8aa82"/>
    </style:style>
    <style:style style:name="T84" style:family="text">
      <style:text-properties officeooo:rsid="009d1473"/>
    </style:style>
    <style:style style:name="T85" style:family="text">
      <style:text-properties officeooo:rsid="00ac32ae"/>
    </style:style>
    <style:style style:name="T86" style:family="text">
      <style:text-properties officeooo:rsid="009445da"/>
    </style:style>
    <style:style style:name="T87" style:family="text">
      <style:text-properties officeooo:rsid="0096d4c3"/>
    </style:style>
    <style:style style:name="T88" style:family="text">
      <style:text-properties fo:font-style="normal" officeooo:rsid="00981145" style:font-style-asian="normal" style:font-style-complex="normal"/>
    </style:style>
    <style:style style:name="T89" style:family="text">
      <style:text-properties officeooo:rsid="009883af"/>
    </style:style>
    <style:style style:name="T90" style:family="text">
      <style:text-properties officeooo:rsid="0098ca3b"/>
    </style:style>
    <style:style style:name="T91" style:family="text">
      <style:text-properties officeooo:rsid="009ed191"/>
    </style:style>
    <style:style style:name="T92" style:family="text">
      <style:text-properties officeooo:rsid="00a037e5"/>
    </style:style>
    <style:style style:name="T93" style:family="text">
      <style:text-properties officeooo:rsid="00a1aad1"/>
    </style:style>
    <style:style style:name="T94" style:family="text">
      <style:text-properties officeooo:rsid="00a59e45"/>
    </style:style>
    <style:style style:name="T95" style:family="text">
      <style:text-properties officeooo:rsid="00a77d63"/>
    </style:style>
    <style:style style:name="T96" style:family="text">
      <style:text-properties officeooo:rsid="00adcd25"/>
    </style:style>
    <style:style style:name="T97" style:family="text">
      <style:text-properties officeooo:rsid="00af2acd"/>
    </style:style>
    <style:style style:name="T98" style:family="text">
      <style:text-properties officeooo:rsid="00b1679f"/>
    </style:style>
    <style:style style:name="T99" style:family="text">
      <style:text-properties officeooo:rsid="00b4c250"/>
    </style:style>
    <style:style style:name="T100" style:family="text">
      <style:text-properties fo:font-style="normal" officeooo:rsid="00b6afdb" style:font-style-asian="normal" style:font-style-complex="normal"/>
    </style:style>
    <style:style style:name="T101" style:family="text">
      <style:text-properties officeooo:rsid="00bc27a3"/>
    </style:style>
    <style:style style:name="T102" style:family="text">
      <style:text-properties officeooo:rsid="00cdf1fa"/>
    </style:style>
    <style:style style:name="T103" style:family="text">
      <style:text-properties officeooo:rsid="00d647a3"/>
    </style:style>
    <style:style style:name="T104" style:family="text">
      <style:text-properties officeooo:rsid="00bb6717"/>
    </style:style>
    <style:style style:name="T105" style:family="text">
      <style:text-properties fo:font-style="italic" officeooo:rsid="00bb6717" style:font-style-asian="italic" style:font-style-complex="italic"/>
    </style:style>
    <style:style style:name="T106" style:family="text">
      <style:text-properties fo:font-style="normal" officeooo:rsid="00bb6717" style:font-style-asian="normal" style:font-style-complex="normal"/>
    </style:style>
    <style:style style:name="T107" style:family="text">
      <style:text-properties officeooo:rsid="00bf5d8d"/>
    </style:style>
    <style:style style:name="T108" style:family="text">
      <style:text-properties officeooo:rsid="00c093e4"/>
    </style:style>
    <style:style style:name="T109" style:family="text">
      <style:text-properties officeooo:rsid="00d06b8d"/>
    </style:style>
    <style:style style:name="T110" style:family="text">
      <style:text-properties officeooo:rsid="00c143cf"/>
    </style:style>
    <style:style style:name="T111" style:family="text">
      <style:text-properties officeooo:rsid="00c2779f"/>
    </style:style>
    <style:style style:name="T112" style:family="text">
      <style:text-properties officeooo:rsid="00c67445"/>
    </style:style>
    <style:style style:name="T113" style:family="text">
      <style:text-properties officeooo:rsid="00c57d78"/>
    </style:style>
    <style:style style:name="T114" style:family="text">
      <style:text-properties officeooo:rsid="00c81efb"/>
    </style:style>
    <style:style style:name="T115" style:family="text">
      <style:text-properties officeooo:rsid="00c986bf"/>
    </style:style>
    <style:style style:name="T116" style:family="text">
      <style:text-properties officeooo:rsid="00cb30cf"/>
    </style:style>
    <style:style style:name="T117" style:family="text">
      <style:text-properties officeooo:rsid="00d1d190"/>
    </style:style>
    <style:style style:name="T118" style:family="text">
      <style:text-properties officeooo:rsid="00d30efe"/>
    </style:style>
    <style:style style:name="T119" style:family="text">
      <style:text-properties officeooo:rsid="00d34aff"/>
    </style:style>
    <style:style style:name="T120" style:family="text">
      <style:text-properties officeooo:rsid="00d37907"/>
    </style:style>
    <style:style style:name="T121" style:family="text">
      <style:text-properties officeooo:rsid="00d46996"/>
    </style:style>
    <style:style style:name="T122" style:family="text">
      <style:text-properties officeooo:rsid="00d63f28"/>
    </style:style>
    <style:style style:name="T123" style:family="text">
      <style:text-properties fo:color="#468a1a" loext:opacity="100%" officeooo:rsid="00d46996"/>
    </style:style>
    <style:style style:name="T124" style:family="text">
      <style:text-properties fo:color="#c9211e" loext:opacity="100%" officeooo:rsid="00d46996"/>
    </style:style>
    <style:style style:name="T125" style:family="text">
      <style:text-properties fo:font-weight="bold" officeooo:rsid="00d46996" style:font-weight-asian="bold" style:font-weight-complex="bold"/>
    </style:style>
    <style:style style:name="T126" style:family="text">
      <style:text-properties fo:font-weight="normal" officeooo:rsid="00d46996" style:font-weight-asian="normal" style:font-weight-complex="normal"/>
    </style:style>
    <style:style style:name="T127" style:family="text">
      <style:text-properties fo:font-style="normal" officeooo:rsid="00d6847b" style:font-style-asian="normal" style:font-style-complex="normal"/>
    </style:style>
    <style:style style:name="T128" style:family="text">
      <style:text-properties officeooo:rsid="00d87e57"/>
    </style:style>
    <style:style style:name="T129" style:family="text">
      <style:text-properties officeooo:rsid="00d6847b"/>
    </style:style>
    <style:style style:name="T130" style:family="text">
      <style:text-properties officeooo:rsid="00da1e4a"/>
    </style:style>
    <style:style style:name="T131" style:family="text">
      <style:text-properties officeooo:rsid="00da2e1c"/>
    </style:style>
    <style:style style:name="T132" style:family="text">
      <style:text-properties officeooo:rsid="00db08c7"/>
    </style:style>
    <style:style style:name="T133" style:family="text">
      <style:text-properties officeooo:rsid="00db33b7"/>
    </style:style>
    <style:style style:name="T134" style:family="text">
      <style:text-properties officeooo:rsid="00dbe4bc"/>
    </style:style>
    <style:style style:name="T135" style:family="text">
      <style:text-properties officeooo:rsid="00e025d3"/>
    </style:style>
    <style:style style:name="T136" style:family="text">
      <style:text-properties fo:font-style="italic" officeooo:rsid="00e025d3" style:font-style-asian="italic" style:font-style-complex="italic"/>
    </style:style>
    <style:style style:name="T137" style:family="text">
      <style:text-properties fo:font-style="normal" officeooo:rsid="00e025d3" style:font-style-asian="normal" style:font-style-complex="normal"/>
    </style:style>
    <style:style style:name="T138" style:family="text">
      <style:text-properties officeooo:rsid="00e30390"/>
    </style:style>
    <style:style style:name="T139" style:family="text">
      <style:text-properties fo:font-weight="bold" officeooo:rsid="00e30390" style:font-weight-asian="bold" style:font-weight-complex="bold"/>
    </style:style>
    <style:style style:name="T140" style:family="text">
      <style:text-properties fo:font-weight="normal" officeooo:rsid="00e30390" style:font-weight-asian="normal" style:font-weight-complex="normal"/>
    </style:style>
    <style:style style:name="T141" style:family="text">
      <style:text-properties officeooo:rsid="00e40101"/>
    </style:style>
    <style:style style:name="T142" style:family="text">
      <style:text-properties officeooo:rsid="00e57cc8"/>
    </style:style>
    <style:style style:name="T143" style:family="text">
      <style:text-properties officeooo:rsid="00e708bb"/>
    </style:style>
    <style:style style:name="T144" style:family="text">
      <style:text-properties officeooo:rsid="00e77eb4"/>
    </style:style>
    <style:style style:name="T145" style:family="text">
      <style:text-properties officeooo:rsid="00e9d5f2"/>
    </style:style>
    <style:style style:name="T146" style:family="text">
      <style:text-properties officeooo:rsid="00ea37f1"/>
    </style:style>
    <style:style style:name="T147" style:family="text">
      <style:text-properties officeooo:rsid="00ec3593"/>
    </style:style>
    <style:style style:name="T148" style:family="text">
      <style:text-properties officeooo:rsid="00ed0dc8"/>
    </style:style>
    <style:style style:name="T149" style:family="text">
      <style:text-properties officeooo:rsid="00eda0bb"/>
    </style:style>
    <style:style style:name="T150" style:family="text">
      <style:text-properties officeooo:rsid="00f30f87"/>
    </style:style>
    <style:style style:name="T151" style:family="text">
      <style:text-properties officeooo:rsid="00f9b4dd"/>
    </style:style>
    <style:style style:name="T152" style:family="text">
      <style:text-properties officeooo:rsid="00fd7e95"/>
    </style:style>
    <style:style style:name="T153" style:family="text">
      <style:text-properties fo:font-weight="bold" officeooo:rsid="00fd7e95" style:font-weight-asian="bold" style:font-weight-complex="bold"/>
    </style:style>
    <style:style style:name="T154" style:family="text">
      <style:text-properties officeooo:rsid="0100981c"/>
    </style:style>
    <style:style style:name="T155" style:family="text">
      <style:text-properties officeooo:rsid="0102dc2e"/>
    </style:style>
    <style:style style:name="T156" style:family="text">
      <style:text-properties officeooo:rsid="0102e903"/>
    </style:style>
    <style:style style:name="T157" style:family="text">
      <style:text-properties officeooo:rsid="01047c92"/>
    </style:style>
    <style:style style:name="T158" style:family="text">
      <style:text-properties officeooo:rsid="010763bf"/>
    </style:style>
    <style:style style:name="T159" style:family="text">
      <style:text-properties officeooo:rsid="01087067"/>
    </style:style>
    <style:style style:name="T160" style:family="text">
      <style:text-properties officeooo:rsid="010a61c8"/>
    </style:style>
    <style:style style:name="T161" style:family="text">
      <style:text-properties officeooo:rsid="010f3a21"/>
    </style:style>
    <style:style style:name="T162" style:family="text">
      <style:text-properties officeooo:rsid="01157cba"/>
    </style:style>
    <style:style style:name="T163" style:family="text">
      <style:text-properties officeooo:rsid="01177eef"/>
    </style:style>
    <style:style style:name="T164" style:family="text">
      <style:text-properties officeooo:rsid="01179de1"/>
    </style:style>
    <style:style style:name="T165" style:family="text">
      <style:text-properties officeooo:rsid="0125e236"/>
    </style:style>
    <style:style style:name="T166" style:family="text">
      <style:text-properties officeooo:rsid="012d26bc"/>
    </style:style>
    <style:style style:name="T167" style:family="text">
      <style:text-properties officeooo:rsid="011b0160"/>
    </style:style>
    <style:style style:name="T168" style:family="text">
      <style:text-properties officeooo:rsid="011c0bc6"/>
    </style:style>
    <style:style style:name="T169" style:family="text">
      <style:text-properties fo:font-style="italic" officeooo:rsid="011c0bc6" style:font-style-asian="italic" style:font-style-complex="italic"/>
    </style:style>
    <style:style style:name="T170" style:family="text">
      <style:text-properties fo:font-style="normal" officeooo:rsid="011c0bc6" style:font-style-asian="normal" style:font-style-complex="normal"/>
    </style:style>
    <style:style style:name="T171" style:family="text">
      <style:text-properties officeooo:rsid="0120691b"/>
    </style:style>
    <style:style style:name="T172" style:family="text">
      <style:text-properties fo:font-style="italic" officeooo:rsid="0120691b" style:font-style-asian="italic" style:font-style-complex="italic"/>
    </style:style>
    <style:style style:name="T173" style:family="text">
      <style:text-properties fo:font-style="normal" officeooo:rsid="0120691b" style:font-style-asian="normal" style:font-style-complex="normal"/>
    </style:style>
    <style:style style:name="T174" style:family="text">
      <style:text-properties officeooo:rsid="0121a52f"/>
    </style:style>
    <style:style style:name="T175" style:family="text">
      <style:text-properties officeooo:rsid="01239c9c"/>
    </style:style>
    <style:style style:name="T176" style:family="text">
      <style:text-properties officeooo:rsid="0125534d"/>
    </style:style>
    <style:style style:name="T177" style:family="text">
      <style:text-properties officeooo:rsid="01255d87"/>
    </style:style>
    <style:style style:name="T178" style:family="text">
      <style:text-properties fo:font-style="italic" officeooo:rsid="01255d87" style:font-style-asian="italic" style:font-style-complex="italic"/>
    </style:style>
    <style:style style:name="T179" style:family="text">
      <style:text-properties fo:font-style="normal" officeooo:rsid="01255d87" style:font-style-asian="normal" style:font-style-complex="normal"/>
    </style:style>
    <style:style style:name="T180" style:family="text">
      <style:text-properties officeooo:rsid="012887c6"/>
    </style:style>
    <style:style style:name="T181" style:family="text">
      <style:text-properties officeooo:rsid="0128c527"/>
    </style:style>
    <style:style style:name="T182" style:family="text">
      <style:text-properties officeooo:rsid="012a6b06"/>
    </style:style>
    <style:style style:name="T183" style:family="text">
      <style:text-properties officeooo:rsid="012aeb06"/>
    </style:style>
    <style:style style:name="T184" style:family="text">
      <style:text-properties fo:font-style="italic" officeooo:rsid="012aeb06" style:font-style-asian="italic" style:font-style-complex="italic"/>
    </style:style>
    <style:style style:name="T185" style:family="text">
      <style:text-properties fo:font-style="normal" officeooo:rsid="012aeb06" style:font-style-asian="normal" style:font-style-complex="normal"/>
    </style:style>
    <style:style style:name="T186" style:family="text">
      <style:text-properties officeooo:rsid="012d52b6"/>
    </style:style>
    <style:style style:name="T187" style:family="text">
      <style:text-properties officeooo:rsid="0132c891"/>
    </style:style>
    <style:style style:name="T188" style:family="text">
      <style:text-properties officeooo:rsid="0130cd44"/>
    </style:style>
    <style:style style:name="T189" style:family="text">
      <style:text-properties officeooo:rsid="01341d89"/>
    </style:style>
    <style:style style:name="T190" style:family="text">
      <style:text-properties officeooo:rsid="0134f10d"/>
    </style:style>
    <style:style style:name="T191" style:family="text">
      <style:text-properties officeooo:rsid="0136aa2a"/>
    </style:style>
    <style:style style:name="T192" style:family="text">
      <style:text-properties officeooo:rsid="0138414f"/>
    </style:style>
    <style:style style:name="T193" style:family="text">
      <style:text-properties officeooo:rsid="0139d601"/>
    </style:style>
    <style:style style:name="T194" style:family="text">
      <style:text-properties officeooo:rsid="013b2151"/>
    </style:style>
    <style:style style:name="T195" style:family="text">
      <style:text-properties officeooo:rsid="013b8acd"/>
    </style:style>
    <style:style style:name="T196" style:family="text">
      <style:text-properties officeooo:rsid="013faca1"/>
    </style:style>
    <style:style style:name="T197" style:family="text">
      <style:text-properties fo:font-style="normal" officeooo:rsid="0140b016" style:font-style-asian="normal" style:font-style-complex="normal"/>
    </style:style>
    <style:style style:name="T198" style:family="text">
      <style:text-properties fo:font-style="normal" officeooo:rsid="014314ec" style:font-style-asian="normal" style:font-style-complex="normal"/>
    </style:style>
    <style:style style:name="T199" style:family="text">
      <style:text-properties officeooo:rsid="014314ec"/>
    </style:style>
    <style:style style:name="T200" style:family="text">
      <style:text-properties officeooo:rsid="014b5d91"/>
    </style:style>
    <style:style style:name="T201" style:family="text">
      <style:text-properties officeooo:rsid="0149618e"/>
    </style:style>
    <style:style style:name="T202" style:family="text">
      <style:text-properties officeooo:rsid="014a4177"/>
    </style:style>
    <style:style style:name="T203" style:family="text">
      <style:text-properties officeooo:rsid="014ae2b1"/>
    </style:style>
    <style:style style:name="T204" style:family="text">
      <style:text-properties officeooo:rsid="014ef647"/>
    </style:style>
    <style:style style:name="T205" style:family="text">
      <style:text-properties officeooo:rsid="014f2f8e"/>
    </style:style>
    <style:style style:name="T206" style:family="text">
      <style:text-properties officeooo:rsid="015080a1"/>
    </style:style>
    <style:style style:name="T207" style:family="text">
      <style:text-properties officeooo:rsid="01523025"/>
    </style:style>
    <style:style style:name="T208" style:family="text">
      <style:text-properties officeooo:rsid="01540bc1"/>
    </style:style>
    <style:style style:name="T209" style:family="text">
      <style:text-properties officeooo:rsid="01574b71"/>
    </style:style>
    <style:style style:name="T210" style:family="text">
      <style:text-properties officeooo:rsid="0158161d"/>
    </style:style>
    <style:style style:name="T211" style:family="text">
      <style:text-properties officeooo:rsid="0159cdb1"/>
    </style:style>
    <style:style style:name="T212" style:family="text">
      <style:text-properties officeooo:rsid="015b5ad3"/>
    </style:style>
    <style:style style:name="T213" style:family="text">
      <style:text-properties officeooo:rsid="015c8944"/>
    </style:style>
    <style:style style:name="T214" style:family="text">
      <style:text-properties officeooo:rsid="015e6f39"/>
    </style:style>
    <style:style style:name="T215" style:family="text">
      <style:text-properties officeooo:rsid="015f6160"/>
    </style:style>
    <style:style style:name="T216" style:family="text">
      <style:text-properties officeooo:rsid="01616a3c"/>
    </style:style>
    <style:style style:name="T217" style:family="text">
      <style:text-properties officeooo:rsid="0165606c"/>
    </style:style>
    <style:style style:name="T218" style:family="text">
      <style:text-properties officeooo:rsid="01684d9d"/>
    </style:style>
    <style:style style:name="T219" style:family="text">
      <style:text-properties officeooo:rsid="016b95ef"/>
    </style:style>
    <style:style style:name="T220" style:family="text">
      <style:text-properties officeooo:rsid="016d7b0a"/>
    </style:style>
    <style:style style:name="T221" style:family="text">
      <style:text-properties officeooo:rsid="016e8ab5"/>
    </style:style>
    <style:style style:name="T222" style:family="text">
      <style:text-properties officeooo:rsid="0170a4c5"/>
    </style:style>
    <style:style style:name="T223" style:family="text">
      <style:text-properties fo:font-style="italic" officeooo:rsid="0170a4c5" style:font-style-asian="italic" style:font-style-complex="italic"/>
    </style:style>
    <style:style style:name="T224" style:family="text">
      <style:text-properties fo:font-style="normal" officeooo:rsid="0170a4c5" style:font-style-asian="normal" style:font-style-complex="normal"/>
    </style:style>
    <style:style style:name="T225" style:family="text">
      <style:text-properties fo:font-weight="normal" officeooo:rsid="017149ba" style:font-weight-asian="normal" style:font-weight-complex="normal"/>
    </style:style>
    <style:style style:name="T226" style:family="text">
      <style:text-properties fo:font-weight="normal" officeooo:rsid="0172e5bf" style:font-weight-asian="normal" style:font-weight-complex="normal"/>
    </style:style>
    <style:style style:name="T227" style:family="text">
      <style:text-properties officeooo:rsid="0172e5bf"/>
    </style:style>
    <style:style style:name="T228" style:family="text">
      <style:text-properties officeooo:rsid="0174d365"/>
    </style:style>
    <style:style style:name="T229" style:family="text">
      <style:text-properties officeooo:rsid="0175723b"/>
    </style:style>
    <style:style style:name="T230" style:family="text">
      <style:text-properties officeooo:rsid="017b2512"/>
    </style:style>
    <style:style style:name="T231" style:family="text">
      <style:text-properties officeooo:rsid="017fa718"/>
    </style:style>
    <style:style style:name="T232" style:family="text">
      <style:text-properties officeooo:rsid="0180d419"/>
    </style:style>
    <style:style style:name="T233" style:family="text">
      <style:text-properties fo:font-weight="bold" officeooo:rsid="0180d419" style:font-weight-asian="bold" style:font-weight-complex="bold"/>
    </style:style>
    <style:style style:name="T234" style:family="text">
      <style:text-properties officeooo:rsid="01825dbe"/>
    </style:style>
    <style:style style:name="T235" style:family="text">
      <style:text-properties officeooo:rsid="0182e781"/>
    </style:style>
    <style:style style:name="T236" style:family="text">
      <style:text-properties officeooo:rsid="01889218"/>
    </style:style>
    <style:style style:name="T237" style:family="text">
      <style:text-properties officeooo:rsid="01910827"/>
    </style:style>
    <style:style style:name="T238" style:family="text">
      <style:text-properties officeooo:rsid="018a7474"/>
    </style:style>
    <style:style style:name="T239" style:family="text">
      <style:text-properties officeooo:rsid="018c46b4"/>
    </style:style>
    <style:style style:name="T240" style:family="text">
      <style:text-properties officeooo:rsid="018d2f22"/>
    </style:style>
    <style:style style:name="T241" style:family="text">
      <style:text-properties fo:font-style="normal" officeooo:rsid="018c46b4" style:font-style-asian="normal" style:font-style-complex="normal"/>
    </style:style>
    <style:style style:name="T242" style:family="text">
      <style:text-properties officeooo:rsid="019138e5"/>
    </style:style>
    <style:style style:name="T243" style:family="text">
      <style:text-properties fo:font-style="italic" officeooo:rsid="01910827" style:font-style-asian="italic" style:font-style-complex="italic"/>
    </style:style>
    <style:style style:name="T244" style:family="text">
      <style:text-properties fo:font-style="normal" officeooo:rsid="01910827" style:font-style-asian="normal" style:font-style-complex="normal"/>
    </style:style>
    <style:style style:name="T245" style:family="text">
      <style:text-properties officeooo:rsid="01906428"/>
    </style:style>
    <style:style style:name="T246" style:family="text">
      <style:text-properties officeooo:rsid="019525b0"/>
    </style:style>
    <style:style style:name="T247" style:family="text">
      <style:text-properties fo:font-weight="bold" officeooo:rsid="019525b0" style:font-weight-asian="bold" style:font-weight-complex="bold"/>
    </style:style>
    <style:style style:name="T248" style:family="text">
      <style:text-properties fo:font-weight="normal" officeooo:rsid="019525b0" style:font-weight-asian="normal" style:font-weight-complex="normal"/>
    </style:style>
    <style:style style:name="T249" style:family="text">
      <style:text-properties fo:font-weight="normal" officeooo:rsid="01954d11" style:font-weight-asian="normal" style:font-weight-complex="normal"/>
    </style:style>
    <style:style style:name="T250" style:family="text">
      <style:text-properties fo:font-weight="normal" officeooo:rsid="01971b19" style:font-weight-asian="normal" style:font-weight-complex="normal"/>
    </style:style>
    <style:style style:name="T251" style:family="text">
      <style:text-properties fo:font-style="italic" fo:font-weight="normal" officeooo:rsid="01971b19" style:font-style-asian="italic" style:font-weight-asian="normal" style:font-style-complex="italic" style:font-weight-complex="normal"/>
    </style:style>
    <style:style style:name="T252" style:family="text">
      <style:text-properties officeooo:rsid="0199a09b"/>
    </style:style>
    <style:style style:name="T253" style:family="text">
      <style:text-properties fo:font-style="italic" officeooo:rsid="0199a09b" style:font-style-asian="italic" style:font-style-complex="italic"/>
    </style:style>
    <style:style style:name="T254" style:family="text">
      <style:text-properties fo:font-style="normal" officeooo:rsid="0199a09b" style:font-style-asian="normal" style:font-style-complex="normal"/>
    </style:style>
    <style:style style:name="T255" style:family="text">
      <style:text-properties fo:font-style="normal" officeooo:rsid="019b93d0" style:font-style-asian="normal" style:font-style-complex="normal"/>
    </style:style>
    <style:style style:name="T256" style:family="text">
      <style:text-properties officeooo:rsid="019d5d8a"/>
    </style:style>
    <style:style style:name="T257" style:family="text">
      <style:text-properties officeooo:rsid="019e5de8"/>
    </style:style>
    <style:style style:name="T258" style:family="text">
      <style:text-properties fo:font-style="italic" officeooo:rsid="019e5de8" style:font-style-asian="italic" style:font-style-complex="italic"/>
    </style:style>
    <style:style style:name="T259" style:family="text">
      <style:text-properties fo:font-style="normal" officeooo:rsid="01a1b4f3" style:font-style-asian="normal" style:font-style-complex="normal"/>
    </style:style>
    <style:style style:name="T260" style:family="text">
      <style:text-properties fo:font-style="normal" officeooo:rsid="01a1f67f" style:font-style-asian="normal" style:font-style-complex="normal"/>
    </style:style>
    <style:style style:name="T261" style:family="text">
      <style:text-properties fo:font-style="italic" officeooo:rsid="01a1f67f" style:font-style-asian="italic" style:font-style-complex="italic"/>
    </style:style>
    <style:style style:name="T262" style:family="text">
      <style:text-properties fo:font-style="normal" officeooo:rsid="01a35476" style:font-style-asian="normal" style:font-style-complex="normal"/>
    </style:style>
    <style:style style:name="T263" style:family="text">
      <style:text-properties fo:font-style="normal" officeooo:rsid="01a4c93d" style:font-style-asian="normal" style:font-style-complex="normal"/>
    </style:style>
    <style:style style:name="T264" style:family="text">
      <style:text-properties officeooo:rsid="01a7fa7c"/>
    </style:style>
    <style:style style:name="T265" style:family="text">
      <style:text-properties officeooo:rsid="01a9e54c"/>
    </style:style>
    <style:style style:name="T266" style:family="text">
      <style:text-properties officeooo:rsid="01abe5c6"/>
    </style:style>
    <style:style style:name="T267" style:family="text">
      <style:text-properties officeooo:rsid="01aedb10"/>
    </style:style>
    <style:style style:name="T268" style:family="text">
      <style:text-properties officeooo:rsid="01af22bb"/>
    </style:style>
    <style:style style:name="T269" style:family="text">
      <style:text-properties fo:font-style="italic" officeooo:rsid="01af22bb" style:font-style-asian="italic" style:font-style-complex="italic"/>
    </style:style>
    <style:style style:name="T270" style:family="text">
      <style:text-properties fo:font-style="normal" officeooo:rsid="01af22bb" style:font-style-asian="normal" style:font-style-complex="normal"/>
    </style:style>
    <style:style style:name="T271" style:family="text">
      <style:text-properties fo:font-style="normal" officeooo:rsid="01b02de2" style:font-style-asian="normal" style:font-style-complex="normal"/>
    </style:style>
    <style:style style:name="T272" style:family="text">
      <style:text-properties fo:font-style="normal" officeooo:rsid="01b19d26" style:font-style-asian="normal" style:font-style-complex="normal"/>
    </style:style>
    <style:style style:name="T273" style:family="text">
      <style:text-properties fo:font-style="normal" officeooo:rsid="01b32d6b" style:font-style-asian="normal" style:font-style-complex="normal"/>
    </style:style>
    <style:style style:name="T274" style:family="text">
      <style:text-properties fo:font-style="italic" officeooo:rsid="01b32d6b" style:font-style-asian="italic" style:font-style-complex="italic"/>
    </style:style>
    <style:style style:name="T275" style:family="text">
      <style:text-properties officeooo:rsid="01b48e0e"/>
    </style:style>
    <style:style style:name="T276" style:family="text">
      <style:text-properties officeooo:rsid="01ba80a2"/>
    </style:style>
    <style:style style:name="T277" style:family="text">
      <style:text-properties officeooo:rsid="01b92862"/>
    </style:style>
    <style:style style:name="T278" style:family="text">
      <style:text-properties officeooo:rsid="01bd3acc"/>
    </style:style>
    <style:style style:name="T279" style:family="text">
      <style:text-properties officeooo:rsid="01c0ad52"/>
    </style:style>
    <style:style style:name="T280" style:family="text">
      <style:text-properties fo:font-style="italic" officeooo:rsid="01c0ad52" style:font-style-asian="italic" style:font-style-complex="italic"/>
    </style:style>
    <style:style style:name="T281" style:family="text">
      <style:text-properties fo:font-style="normal" officeooo:rsid="01c0ad52" style:font-style-asian="normal" style:font-style-complex="normal"/>
    </style:style>
    <style:style style:name="T282" style:family="text">
      <style:text-properties officeooo:rsid="01c0de4d"/>
    </style:style>
    <style:style style:name="T283" style:family="text">
      <style:text-properties officeooo:rsid="01c29463"/>
    </style:style>
    <style:style style:name="T284" style:family="text">
      <style:text-properties officeooo:rsid="01c3a74d"/>
    </style:style>
    <style:style style:name="T285" style:family="text">
      <style:text-properties officeooo:rsid="01c40092"/>
    </style:style>
    <style:style style:name="T286" style:family="text">
      <style:text-properties fo:font-style="italic" officeooo:rsid="01c40092" style:font-style-asian="italic" style:font-style-complex="italic"/>
    </style:style>
    <style:style style:name="T287" style:family="text">
      <style:text-properties fo:font-style="normal" officeooo:rsid="01c40092" style:font-style-asian="normal" style:font-style-complex="normal"/>
    </style:style>
    <style:style style:name="T288" style:family="text">
      <style:text-properties fo:font-style="normal" officeooo:rsid="01c5f423" style:font-style-asian="normal" style:font-style-complex="normal"/>
    </style:style>
    <style:style style:name="T289" style:family="text">
      <style:text-properties officeooo:rsid="01c9e973"/>
    </style:style>
    <style:style style:name="T290" style:family="text">
      <style:text-properties officeooo:rsid="01c9ef69"/>
    </style:style>
    <style:style style:name="T291" style:family="text">
      <style:text-properties officeooo:rsid="01cc51b2"/>
    </style:style>
    <style:style style:name="T292" style:family="text">
      <style:text-properties officeooo:rsid="01cdd0df"/>
    </style:style>
    <style:style style:name="T293" style:family="text">
      <style:text-properties officeooo:rsid="01ce538f"/>
    </style:style>
    <style:style style:name="T294" style:family="text">
      <style:text-properties officeooo:rsid="01d40b81"/>
    </style:style>
    <style:style style:name="T295" style:family="text">
      <style:text-properties officeooo:rsid="01d97a38"/>
    </style:style>
    <style:style style:name="T296" style:family="text">
      <style:text-properties officeooo:rsid="01d779dd"/>
    </style:style>
    <style:style style:name="T297" style:family="text">
      <style:text-properties officeooo:rsid="01d78f10"/>
    </style:style>
    <style:style style:name="T298" style:family="text">
      <style:text-properties officeooo:rsid="01dc4362"/>
    </style:style>
    <style:style style:name="T299" style:family="text">
      <style:text-properties fo:font-style="italic" officeooo:rsid="01dc4362" style:font-style-asian="italic" style:font-style-complex="italic"/>
    </style:style>
    <style:style style:name="T300" style:family="text">
      <style:text-properties fo:font-style="normal" officeooo:rsid="01dc4362" style:font-style-asian="normal" style:font-style-complex="normal"/>
    </style:style>
    <style:style style:name="T301" style:family="text">
      <style:text-properties officeooo:rsid="01e04a5f"/>
    </style:style>
    <style:style style:name="T302" style:family="text">
      <style:text-properties fo:font-style="normal" officeooo:rsid="01e795ef" style:font-style-asian="normal" style:font-style-complex="normal"/>
    </style:style>
    <style:style style:name="T303" style:family="text">
      <style:text-properties fo:font-style="normal" officeooo:rsid="01e96e56" style:font-style-asian="normal" style:font-style-complex="normal"/>
    </style:style>
    <style:style style:name="T304" style:family="text">
      <style:text-properties fo:font-style="normal" fo:font-weight="bold" officeooo:rsid="0180d419" style:font-style-asian="normal" style:font-weight-asian="bold" style:font-style-complex="normal" style:font-weight-complex="bold"/>
    </style:style>
    <style:style style:name="T305" style:family="text">
      <style:text-properties fo:font-style="normal" officeooo:rsid="0180d419" style:font-style-asian="normal" style:font-style-complex="normal"/>
    </style:style>
    <style:style style:name="T306" style:family="text">
      <style:text-properties fo:font-style="normal" fo:font-weight="bold" officeooo:rsid="01e96e56" style:font-style-asian="normal" style:font-weight-asian="bold" style:font-style-complex="normal" style:font-weight-complex="bold"/>
    </style:style>
    <style:style style:name="T307" style:family="text">
      <style:text-properties fo:font-style="normal" fo:font-weight="normal" officeooo:rsid="01e96e56" style:font-style-asian="normal" style:font-weight-asian="normal" style:font-style-complex="normal" style:font-weight-complex="normal"/>
    </style:style>
    <style:style style:name="T308" style:family="text">
      <style:text-properties fo:font-style="normal" officeooo:rsid="01e99394" style:font-style-asian="normal" style:font-style-complex="normal"/>
    </style:style>
    <style:style style:name="T309" style:family="text">
      <style:text-properties fo:font-style="normal" fo:font-weight="bold" officeooo:rsid="01e99394" style:font-style-asian="normal" style:font-weight-asian="bold" style:font-style-complex="normal" style:font-weight-complex="bold"/>
    </style:style>
    <style:style style:name="T310" style:family="text">
      <style:text-properties fo:font-style="normal" fo:font-weight="normal" officeooo:rsid="01e99394" style:font-style-asian="normal" style:font-weight-asian="normal" style:font-style-complex="normal" style:font-weight-complex="normal"/>
    </style:style>
    <style:style style:name="T311" style:family="text">
      <style:text-properties officeooo:rsid="01eaf642"/>
    </style:style>
    <style:style style:name="T312" style:family="text">
      <style:text-properties officeooo:rsid="01eb882c"/>
    </style:style>
    <style:style style:name="T313" style:family="text">
      <style:text-properties officeooo:rsid="01ed9672"/>
    </style:style>
    <style:style style:name="T314" style:family="text">
      <style:text-properties officeooo:rsid="01ef22bb"/>
    </style:style>
    <style:style style:name="T315" style:family="text">
      <style:text-properties officeooo:rsid="01eff012"/>
    </style:style>
    <style:style style:name="T316" style:family="text">
      <style:text-properties officeooo:rsid="01f09a2d"/>
    </style:style>
    <style:style style:name="T317" style:family="text">
      <style:text-properties officeooo:rsid="01f1186e"/>
    </style:style>
    <style:style style:name="T318" style:family="text">
      <style:text-properties officeooo:rsid="01f1ac09"/>
    </style:style>
    <style:style style:name="T319" style:family="text">
      <style:text-properties officeooo:rsid="01f23d96"/>
    </style:style>
    <style:style style:name="T320" style:family="text">
      <style:text-properties officeooo:rsid="01f296fe"/>
    </style:style>
    <style:style style:name="T321" style:family="text">
      <style:text-properties officeooo:rsid="01f65c85"/>
    </style:style>
    <style:style style:name="T322" style:family="text">
      <style:text-properties officeooo:rsid="01f7ce6e"/>
    </style:style>
    <style:style style:name="T323" style:family="text">
      <style:text-properties officeooo:rsid="01f9332e"/>
    </style:style>
    <style:style style:name="T324" style:family="text">
      <style:text-properties officeooo:rsid="01fb3175"/>
    </style:style>
    <style:style style:name="T325" style:family="text">
      <style:text-properties officeooo:rsid="020217f2"/>
    </style:style>
    <style:style style:name="T326" style:family="text">
      <style:text-properties fo:font-variant="normal" fo:text-transform="none" fo:color="#000000" loext:opacity="100%" style:font-name="Liberation Mono1" fo:font-size="8pt" fo:letter-spacing="normal"/>
    </style:style>
    <style:style style:name="T327" style:family="text">
      <style:text-properties style:text-underline-style="solid" style:text-underline-type="double" style:text-underline-width="auto" style:text-underline-color="font-color"/>
    </style:style>
    <style:style style:name="T328" style:family="text">
      <style:text-properties officeooo:rsid="02037539"/>
    </style:style>
    <style:style style:name="T329" style:family="text">
      <style:text-properties officeooo:rsid="0207145e"/>
    </style:style>
    <style:style style:name="T330" style:family="text">
      <style:text-properties officeooo:rsid="020907aa"/>
    </style:style>
    <style:style style:name="T331" style:family="text">
      <style:text-properties officeooo:rsid="020b4707"/>
    </style:style>
    <style:style style:name="T332" style:family="text">
      <style:text-properties officeooo:rsid="020ba9bd"/>
    </style:style>
    <style:style style:name="T333" style:family="text">
      <style:text-properties officeooo:rsid="020ccd1c"/>
    </style:style>
    <style:style style:name="T334" style:family="text">
      <style:text-properties fo:font-style="italic" officeooo:rsid="020ccd1c" style:font-style-asian="italic" style:font-style-complex="italic"/>
    </style:style>
    <style:style style:name="T335" style:family="text">
      <style:text-properties fo:font-style="normal" officeooo:rsid="020ccd1c" style:font-style-asian="normal" style:font-style-complex="normal"/>
    </style:style>
    <style:style style:name="T336" style:family="text">
      <style:text-properties officeooo:rsid="020f3902"/>
    </style:style>
    <style:style style:name="T337" style:family="text">
      <style:text-properties officeooo:rsid="0210ff23"/>
    </style:style>
    <style:style style:name="T338" style:family="text">
      <style:text-properties officeooo:rsid="02118865"/>
    </style:style>
    <style:style style:name="T339" style:family="text">
      <style:text-properties officeooo:rsid="0215e9b4"/>
    </style:style>
    <style:style style:name="T340" style:family="text">
      <style:text-properties officeooo:rsid="0217102c"/>
    </style:style>
    <style:style style:name="T341" style:family="text">
      <style:text-properties officeooo:rsid="0218897f"/>
    </style:style>
    <style:style style:name="T342" style:family="text">
      <style:text-properties officeooo:rsid="0219b2e7"/>
    </style:style>
    <style:style style:name="T343" style:family="text">
      <style:text-properties officeooo:rsid="021b6958"/>
    </style:style>
    <style:style style:name="T344" style:family="text">
      <style:text-properties officeooo:rsid="021ba7ee"/>
    </style:style>
    <style:style style:name="T345" style:family="text">
      <style:text-properties officeooo:rsid="021cad1a"/>
    </style:style>
    <style:style style:name="T346" style:family="text">
      <style:text-properties officeooo:rsid="021e684c"/>
    </style:style>
    <style:style style:name="T347" style:family="text">
      <style:text-properties officeooo:rsid="0221dd3c"/>
    </style:style>
    <style:style style:name="T348" style:family="text">
      <style:text-properties officeooo:rsid="0223d067"/>
    </style:style>
    <style:style style:name="T349" style:family="text">
      <style:text-properties officeooo:rsid="022c7975"/>
    </style:style>
    <style:style style:name="T350" style:family="text">
      <style:text-properties officeooo:rsid="02260eb0"/>
    </style:style>
    <style:style style:name="T351" style:family="text">
      <style:text-properties officeooo:rsid="02263253"/>
    </style:style>
    <style:style style:name="T352" style:family="text">
      <style:text-properties officeooo:rsid="022bda75"/>
    </style:style>
    <style:style style:name="T353" style:family="text">
      <style:text-properties officeooo:rsid="022e4502"/>
    </style:style>
    <style:style style:name="T354" style:family="text">
      <style:text-properties fo:font-weight="bold" officeooo:rsid="022e4502" style:font-weight-asian="bold" style:font-weight-complex="bold"/>
    </style:style>
    <style:style style:name="T355" style:family="text">
      <style:text-properties fo:font-weight="normal" officeooo:rsid="022e4502" style:font-weight-asian="normal" style:font-weight-complex="normal"/>
    </style:style>
    <style:style style:name="T356" style:family="text">
      <style:text-properties officeooo:rsid="02311d46"/>
    </style:style>
    <style:style style:name="T357" style:family="text">
      <style:text-properties officeooo:rsid="023127d2"/>
    </style:style>
    <style:style style:name="T358" style:family="text">
      <style:text-properties officeooo:rsid="02323cb0"/>
    </style:style>
    <style:style style:name="T359" style:family="text">
      <style:text-properties officeooo:rsid="0233b30f"/>
    </style:style>
    <style:style style:name="T360" style:family="text">
      <style:text-properties officeooo:rsid="02367217"/>
    </style:style>
    <style:style style:name="T361" style:family="text">
      <style:text-properties officeooo:rsid="023a1b6a"/>
    </style:style>
    <style:style style:name="T362" style:family="text">
      <style:text-properties officeooo:rsid="023ac4fc"/>
    </style:style>
    <style:style style:name="T363" style:family="text">
      <style:text-properties fo:font-weight="normal" officeooo:rsid="023bcf4b" style:font-weight-asian="normal" style:font-weight-complex="normal"/>
    </style:style>
    <style:style style:name="T364" style:family="text">
      <style:text-properties fo:font-weight="bold" officeooo:rsid="023bcf4b" style:font-weight-asian="bold" style:font-weight-complex="bold"/>
    </style:style>
    <style:style style:name="T365" style:family="text">
      <style:text-properties officeooo:rsid="023dab48"/>
    </style:style>
    <style:style style:name="T366" style:family="text">
      <style:text-properties officeooo:rsid="023e93df"/>
    </style:style>
    <style:style style:name="T367" style:family="text">
      <style:text-properties officeooo:rsid="024226df"/>
    </style:style>
    <style:style style:name="T368" style:family="text">
      <style:text-properties officeooo:rsid="02435bae"/>
    </style:style>
    <style:style style:name="T369" style:family="text">
      <style:text-properties officeooo:rsid="02457c01"/>
    </style:style>
    <style:style style:name="T370" style:family="text">
      <style:text-properties officeooo:rsid="0247c008"/>
    </style:style>
    <style:style style:name="T371" style:family="text">
      <style:text-properties officeooo:rsid="02496b24"/>
    </style:style>
    <style:style style:name="T372" style:family="text">
      <style:text-properties officeooo:rsid="024af4b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elow"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_RefHeading___Toc1_39923337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825_4025793947" text:style-name="Index_20_Link" text:visited-style-name="Index_20_Link">2025-Feb-20 Intro<text:tab/>4</text:a></text:p>
          <text:p text:style-name="P1"><text:a xlink:type="simple" xlink:href="#__RefHeading___Toc827_4025793947" text:style-name="Index_20_Link" text:visited-style-name="Index_20_Link">2025-Feb-20 Style Configurator Layout (#15939)<text:tab/>4</text:a></text:p>
          <text:p text:style-name="P1"><text:a xlink:type="simple" xlink:href="#__RefHeading___Toc829_4025793947" text:style-name="Index_20_Link" text:visited-style-name="Index_20_Link">2025-Feb-20 &lt;meta&gt;<text:tab/>5</text:a></text:p>
          <text:p text:style-name="P1"><text:a xlink:type="simple" xlink:href="#__RefHeading___Toc831_4025793947" text:style-name="Index_20_Link" text:visited-style-name="Index_20_Link">2024-Feb-22 Plugin: Collection Interface<text:tab/>6</text:a></text:p>
          <text:p text:style-name="P1"><text:a xlink:type="simple" xlink:href="#__RefHeading___Toc833_4025793947" text:style-name="Index_20_Link" text:visited-style-name="Index_20_Link">2025-Feb-23 Plugin Notes<text:tab/>7</text:a></text:p>
          <text:p text:style-name="P1"><text:a xlink:type="simple" xlink:href="#__RefHeading___Toc835_4025793947" text:style-name="Index_20_Link" text:visited-style-name="Index_20_Link">2025-Feb-24 Collection Interface<text:tab/>9</text:a></text:p>
          <text:p text:style-name="P1"><text:a xlink:type="simple" xlink:href="#__RefHeading___Toc837_4025793947" text:style-name="Index_20_Link" text:visited-style-name="Index_20_Link">2025-Feb-26 Collection Interface<text:tab/>9</text:a></text:p>
          <text:p text:style-name="P1"><text:a xlink:type="simple" xlink:href="#__RefHeading___Toc857_2165045563" text:style-name="Index_20_Link" text:visited-style-name="Index_20_Link">2025-Feb-27 &lt;meta&gt; Add Macros<text:tab/>11</text:a></text:p>
          <text:p text:style-name="P1"><text:a xlink:type="simple" xlink:href="#__RefHeading___Toc662_843877958" text:style-name="Index_20_Link" text:visited-style-name="Index_20_Link">2025-Feb-27 Plugin: CollectionInterface<text:tab/>11</text:a></text:p>
          <text:p text:style-name="P1"><text:a xlink:type="simple" xlink:href="#__RefHeading___Toc685_299089479" text:style-name="Index_20_Link" text:visited-style-name="Index_20_Link">2025-Mar-03 Plugin: CollectionInterface<text:tab/>11</text:a></text:p>
          <text:p text:style-name="P1"><text:a xlink:type="simple" xlink:href="#__RefHeading___Toc712_2874055824" text:style-name="Index_20_Link" text:visited-style-name="Index_20_Link">2025-Mar-04 N++ SQL Escape Bug<text:tab/>12</text:a></text:p>
          <text:p text:style-name="P2"><text:a xlink:type="simple" xlink:href="#__RefHeading___Toc735_2874055824" text:style-name="Index_20_Link" text:visited-style-name="Index_20_Link">Refresh after Preference bug<text:tab/>13</text:a></text:p>
          <text:p text:style-name="P1"><text:a xlink:type="simple" xlink:href="#__RefHeading___Toc890_589140964" text:style-name="Index_20_Link" text:visited-style-name="Index_20_Link">2025-Mar-26 Collection Interface<text:tab/>13</text:a></text:p>
          <text:p text:style-name="P1"><text:a xlink:type="simple" xlink:href="#__RefHeading___Toc936_1563383174" text:style-name="Index_20_Link" text:visited-style-name="Index_20_Link">2025-Mar-27 CollectionInterface<text:tab/>14</text:a></text:p>
          <text:p text:style-name="P1"><text:a xlink:type="simple" xlink:href="#__RefHeading___Toc1106_1813222724" text:style-name="Index_20_Link" text:visited-style-name="Index_20_Link">2025-Mar-28 CollectionInterface<text:tab/>16</text:a></text:p>
          <text:p text:style-name="P2"><text:a xlink:type="simple" xlink:href="#__RefHeading___Toc1140_1813222724" text:style-name="Index_20_Link" text:visited-style-name="Index_20_Link">Download JSON<text:tab/>16</text:a></text:p>
          <text:p text:style-name="P2"><text:a xlink:type="simple" xlink:href="#__RefHeading___Toc1312_1813222724" text:style-name="Index_20_Link" text:visited-style-name="Index_20_Link">Process JSON<text:tab/>16</text:a></text:p>
          <text:p text:style-name="P1"><text:a xlink:type="simple" xlink:href="#__RefHeading___Toc1157_2548843727" text:style-name="Index_20_Link" text:visited-style-name="Index_20_Link">2025-Mar-31 CollectionInterface<text:tab/>17</text:a></text:p>
          <text:p text:style-name="P1"><text:a xlink:type="simple" xlink:href="#__RefHeading___Toc1197_2845921483" text:style-name="Index_20_Link" text:visited-style-name="Index_20_Link">2025-Apr-02 CollectionInterface<text:tab/>18</text:a></text:p>
          <text:p text:style-name="P1"><text:a xlink:type="simple" xlink:href="#__RefHeading___Toc1295_2203718327" text:style-name="Index_20_Link" text:visited-style-name="Index_20_Link">2025-Apr-03 CollectionInterface<text:tab/>19</text:a></text:p>
          <text:p text:style-name="P2"><text:a xlink:type="simple" xlink:href="#__RefHeading___Toc1340_2719259852" text:style-name="Index_20_Link" text:visited-style-name="Index_20_Link">&lt;meta&gt; MACRO: Grab Today’s Commits<text:tab/>20</text:a></text:p>
          <text:p text:style-name="P1"><text:a xlink:type="simple" xlink:href="#__RefHeading___Toc1362_1694774122" text:style-name="Index_20_Link" text:visited-style-name="Index_20_Link">2025-Apr-04 CollectionInterface<text:tab/>20</text:a></text:p>
          <text:p text:style-name="P1"><text:a xlink:type="simple" xlink:href="#__RefHeading___Toc1500_887794160" text:style-name="Index_20_Link" text:visited-style-name="Index_20_Link">2025-Apr-05 CollectionInterface<text:tab/>22</text:a></text:p>
          <text:p text:style-name="P1"><text:a xlink:type="simple" xlink:href="#__RefHeading___Toc1545_923716000" text:style-name="Index_20_Link" text:visited-style-name="Index_20_Link">2025-Apr-06 CollectionInterface<text:tab/>23</text:a></text:p>
          <text:p text:style-name="P1"><text:a xlink:type="simple" xlink:href="#__RefHeading___Toc1572_3337876114" text:style-name="Index_20_Link" text:visited-style-name="Index_20_Link">2025-Apr-07 CollectionInterface<text:tab/>24</text:a></text:p>
          <text:p text:style-name="P1"><text:a xlink:type="simple" xlink:href="#__RefHeading___Toc1613_28121848" text:style-name="Index_20_Link" text:visited-style-name="Index_20_Link">2025-Apr-08 CollectionInterface<text:tab/>24</text:a></text:p>
          <text:p text:style-name="P1"><text:a xlink:type="simple" xlink:href="#__RefHeading___Toc1673_973939459" text:style-name="Index_20_Link" text:visited-style-name="Index_20_Link">2025-Apr-09 CollectionInterface<text:tab/>25</text:a></text:p>
          <text:p text:style-name="P2"><text:a xlink:type="simple" xlink:href="#__RefHeading___Toc1712_973939459" text:style-name="Index_20_Link" text:visited-style-name="Index_20_Link">GitHub Action<text:tab/>26</text:a></text:p>
          <text:p text:style-name="P2"><text:a xlink:type="simple" xlink:href="#__RefHeading___Toc1720_973939459" text:style-name="Index_20_Link" text:visited-style-name="Index_20_Link">Collection Repo: Validation Improvements<text:tab/>26</text:a></text:p>
          <text:p text:style-name="P1"><text:a xlink:type="simple" xlink:href="#__RefHeading___Toc1760_828956262" text:style-name="Index_20_Link" text:visited-style-name="Index_20_Link">2025-Apr-10 Collection Repo Validation<text:tab/>26</text:a></text:p>
          <text:p text:style-name="P1"><text:a xlink:type="simple" xlink:href="#__RefHeading___Toc1836_1512926276" text:style-name="Index_20_Link" text:visited-style-name="Index_20_Link">2025-Apr-11 CollectionInterface<text:tab/>28</text:a></text:p>
          <text:p text:style-name="P2"><text:a xlink:type="simple" xlink:href="#__RefHeading___Toc2351_1512926276" text:style-name="Index_20_Link" text:visited-style-name="Index_20_Link">User Manual<text:tab/>29</text:a></text:p>
          <text:p text:style-name="P1"><text:a xlink:type="simple" xlink:href="#__RefHeading___Toc1988_2691539957" text:style-name="Index_20_Link" text:visited-style-name="Index_20_Link">2025-Apr-12 CollectionInterface<text:tab/>30</text:a></text:p>
          <text:p text:style-name="P1"><text:a xlink:type="simple" xlink:href="#__RefHeading___Toc2016_1843320661" text:style-name="Index_20_Link" text:visited-style-name="Index_20_Link">2025-Apr-25 Main App: LexErrorList<text:tab/>30</text:a></text:p>
          <text:p text:style-name="P1"><text:a xlink:type="simple" xlink:href="#__RefHeading___Toc2058_640972555" text:style-name="Index_20_Link" text:visited-style-name="Index_20_Link">2025-Apr-30 Shortcut Mapper Bug<text:tab/>31</text:a></text:p>
          <text:p text:style-name="P1"><text:a xlink:type="simple" xlink:href="#__RefHeading___Toc2116_2569233871" text:style-name="Index_20_Link" text:visited-style-name="Index_20_Link">2025-May-08 Notepad++/Plugin Actions<text:tab/>32</text:a></text:p>
          <text:p text:style-name="P1"><text:a xlink:type="simple" xlink:href="#__RefHeading___Toc2379_416117273" text:style-name="Index_20_Link" text:visited-style-name="Index_20_Link">2025-May-09 Notepad++/Plugins Actions<text:tab/>33</text:a></text:p>
          <text:p text:style-name="P1"><text:a xlink:type="simple" xlink:href="#__RefHeading___Toc2371_2410779040" text:style-name="Index_20_Link" text:visited-style-name="Index_20_Link">2025-May-10 NPP → Plugin trigger<text:tab/>35</text:a></text:p>
          <text:p text:style-name="P1"><text:a xlink:type="simple" xlink:href="#__RefHeading___Toc2393_3749063352" text:style-name="Index_20_Link" text:visited-style-name="Index_20_Link">2025-May-11 NPP → Plugin Trigger<text:tab/>35</text:a></text:p>
          <text:p text:style-name="P1"><text:a xlink:type="simple" xlink:href="#__RefHeading___Toc2407_4293339417" text:style-name="Index_20_Link" text:visited-style-name="Index_20_Link">2025-May-12 NPP → Plugin Trigger<text:tab/>36</text:a></text:p>
          <text:p text:style-name="P1"><text:a xlink:type="simple" xlink:href="#__RefHeading___Toc2437_1437437058" text:style-name="Index_20_Link" text:visited-style-name="Index_20_Link"><text:soft-page-break/>2025-May-12 Plugin: ConfigUpdater<text:tab/>36</text:a></text:p>
          <text:p text:style-name="P1"><text:a xlink:type="simple" xlink:href="#__RefHeading___Toc2486_2093794710" text:style-name="Index_20_Link" text:visited-style-name="Index_20_Link">2025-May-13 Plugin: ConfigUpdater<text:tab/>37</text:a></text:p>
          <text:p text:style-name="P1"><text:a xlink:type="simple" xlink:href="#__RefHeading___Toc2503_2862034539" text:style-name="Index_20_Link" text:visited-style-name="Index_20_Link">2025-May-14 Plugin: ConfigUpdater<text:tab/>37</text:a></text:p>
          <text:p text:style-name="P1"><text:a xlink:type="simple" xlink:href="#__RefHeading___Toc2587_3358741041" text:style-name="Index_20_Link" text:visited-style-name="Index_20_Link">2025-May-15 ConfigUpdater<text:tab/>38</text:a></text:p>
          <text:p text:style-name="P1"><text:a xlink:type="simple" xlink:href="#__RefHeading___Toc2658_4048856393" text:style-name="Index_20_Link" text:visited-style-name="Index_20_Link">2025-May-16 ConfigUpdater<text:tab/>40</text:a></text:p>
          <text:p text:style-name="P1"><text:a xlink:type="simple" xlink:href="#__RefHeading___Toc2721_1689826599" text:style-name="Index_20_Link" text:visited-style-name="Index_20_Link">2025-May-17 ConfigUpdater<text:tab/>41</text:a></text:p>
          <text:p text:style-name="P1"><text:a xlink:type="simple" xlink:href="#__RefHeading___Toc2766_4031029636" text:style-name="Index_20_Link" text:visited-style-name="Index_20_Link">2025-May-18 ConfigUpdater<text:tab/>42</text:a></text:p>
          <text:p text:style-name="P1"><text:a xlink:type="simple" xlink:href="#__RefHeading___Toc2798_3497425744" text:style-name="Index_20_Link" text:visited-style-name="Index_20_Link">2025-May-19 ConfigUpdater<text:tab/>43</text:a></text:p>
          <text:p text:style-name="P1"><text:a xlink:type="simple" xlink:href="#__RefHeading___Toc2859_379106973" text:style-name="Index_20_Link" text:visited-style-name="Index_20_Link">2025-May-20 ConfigUpdater Plugin<text:tab/>44</text:a></text:p>
          <text:p text:style-name="P1"><text:a xlink:type="simple" xlink:href="#__RefHeading___Toc2944_4110229919" text:style-name="Index_20_Link" text:visited-style-name="Index_20_Link">2025-May-21 ConfigUpdater<text:tab/>46</text:a></text:p>
          <text:p text:style-name="P2"><text:a xlink:type="simple" xlink:href="#__RefHeading___Toc2993_4110229919" text:style-name="Index_20_Link" text:visited-style-name="Index_20_Link">Notepad++ Main App: “nimrod”<text:tab/>46</text:a></text:p>
          <text:p text:style-name="P2"><text:a xlink:type="simple" xlink:href="#__RefHeading___Toc3032_4110229919" text:style-name="Index_20_Link" text:visited-style-name="Index_20_Link">ConfigUpdater<text:tab/>47</text:a></text:p>
          <text:p text:style-name="P1"><text:a xlink:type="simple" xlink:href="#__RefHeading___Toc3090_2895719936" text:style-name="Index_20_Link" text:visited-style-name="Index_20_Link">2025-May-26 ConfigUpdater<text:tab/>48</text:a></text:p>
          <text:p text:style-name="P1"><text:a xlink:type="simple" xlink:href="#__RefHeading___Toc3134_3566333802" text:style-name="Index_20_Link" text:visited-style-name="Index_20_Link">2025-May-27 ConfigUpdater<text:tab/>49</text:a></text:p>
          <text:p text:style-name="P1"><text:a xlink:type="simple" xlink:href="#__RefHeading___Toc3146_2773705342" text:style-name="Index_20_Link" text:visited-style-name="Index_20_Link">2025-May-28 ConfigUpdater<text:tab/>49</text:a></text:p>
          <text:p text:style-name="P1"><text:a xlink:type="simple" xlink:href="#__RefHeading___Toc3169_2060784402" text:style-name="Index_20_Link" text:visited-style-name="Index_20_Link">2025-May-29 ConfigUpdater<text:tab/>49</text:a></text:p>
          <text:p text:style-name="P1"><text:a xlink:type="simple" xlink:href="#__RefHeading___Toc3190_1910799956" text:style-name="Index_20_Link" text:visited-style-name="Index_20_Link">2025-May-30 ConfigUpdater<text:tab/>50</text:a></text:p>
          <text:p text:style-name="P1"><text:a xlink:type="simple" xlink:href="#__RefHeading___Toc3227_966294790" text:style-name="Index_20_Link" text:visited-style-name="Index_20_Link">2025-May-31 ConfigUpdater<text:tab/>51</text:a></text:p>
          <text:p text:style-name="P2"><text:a xlink:type="simple" xlink:href="#__RefHeading___Toc3250_966294790" text:style-name="Index_20_Link" text:visited-style-name="Index_20_Link">NppTheme Collection: XML → XSD<text:tab/>52</text:a></text:p>
          <text:p text:style-name="P2"><text:a xlink:type="simple" xlink:href="#__RefHeading___Toc3275_966294790" text:style-name="Index_20_Link" text:visited-style-name="Index_20_Link">N++ Repo: XSD for XML<text:tab/>53</text:a></text:p>
          <text:p text:style-name="P1"><text:a xlink:type="simple" xlink:href="#__RefHeading___Toc3410_2964383733" text:style-name="Index_20_Link" text:visited-style-name="Index_20_Link">2025-Jun-01 N++ XML → XSD Validation<text:tab/>54</text:a></text:p>
          <text:p text:style-name="P2"><text:a xlink:type="simple" xlink:href="#__RefHeading___Toc3581_2964383733" text:style-name="Index_20_Link" text:visited-style-name="Index_20_Link">Styler/Theme script<text:tab/>55</text:a></text:p>
          <text:p text:style-name="P1"><text:a xlink:type="simple" xlink:href="#__RefHeading___Toc3535_3446149469" text:style-name="Index_20_Link" text:visited-style-name="Index_20_Link">2025-Jun-02 ConfigUpdater<text:tab/>56</text:a></text:p>
          <text:p text:style-name="P2"><text:a xlink:type="simple" xlink:href="#__RefHeading___Toc3563_3446149469" text:style-name="Index_20_Link" text:visited-style-name="Index_20_Link">Experiment: MSXML6-based XML→XSD validation<text:tab/>56</text:a></text:p>
          <text:p text:style-name="P2"><text:a xlink:type="simple" xlink:href="#__RefHeading___Toc3577_3446149469" text:style-name="Index_20_Link" text:visited-style-name="Index_20_Link">ConfigUpdater<text:tab/>56</text:a></text:p>
          <text:p text:style-name="P1"><text:a xlink:type="simple" xlink:href="#__RefHeading___Toc3649_2740211299" text:style-name="Index_20_Link" text:visited-style-name="Index_20_Link">2025-Jun-03 ConfigUpdater<text:tab/>57</text:a></text:p>
          <text:p text:style-name="P2"><text:a xlink:type="simple" xlink:href="#__RefHeading___Toc3651_2740211299" text:style-name="Index_20_Link" text:visited-style-name="Index_20_Link">ValidateXML.h<text:tab/>57</text:a></text:p>
          <text:p text:style-name="P2"><text:a xlink:type="simple" xlink:href="#__RefHeading___Toc3581_2964383733%20Copy%201" text:style-name="Index_20_Link" text:visited-style-name="Index_20_Link">Styler/Theme script<text:tab/>58</text:a></text:p>
          <text:p text:style-name="P1"><text:a xlink:type="simple" xlink:href="#__RefHeading___Toc3873_3251474281" text:style-name="Index_20_Link" text:visited-style-name="Index_20_Link">2025-Jun-04 Styler/Theme Script<text:tab/>59</text:a></text:p>
          <text:p text:style-name="P1"><text:a xlink:type="simple" xlink:href="#__RefHeading___Toc3951_1466735678" text:style-name="Index_20_Link" text:visited-style-name="Index_20_Link">2025-Jun-07 CollectionInterface – Dark Mode<text:tab/>60</text:a></text:p>
          <text:p text:style-name="P1"><text:a xlink:type="simple" xlink:href="#__RefHeading___Toc4124_1344779603" text:style-name="Index_20_Link" text:visited-style-name="Index_20_Link">2025-Jun-10 CollectionInterface – Dark Mode<text:tab/>60</text:a></text:p>
          <text:p text:style-name="P1"><text:a xlink:type="simple" xlink:href="#__RefHeading___Toc4072_3356758448" text:style-name="Index_20_Link" text:visited-style-name="Index_20_Link">2025-Jun-11 CollectionInterface – DarkMode<text:tab/>61</text:a></text:p>
          <text:p text:style-name="P1"><text:a xlink:type="simple" xlink:href="#__RefHeading___Toc4128_2260344612" text:style-name="Index_20_Link" text:visited-style-name="Index_20_Link">2025-Jun-12 CollectionInterface<text:tab/>62</text:a></text:p>
          <text:p text:style-name="P1"><text:a xlink:type="simple" xlink:href="#__RefHeading___Toc4265_2851476337" text:style-name="Index_20_Link" text:visited-style-name="Index_20_Link">2025-Jun-13 CollectionInterface: Download Crash<text:tab/>65</text:a></text:p>
          <text:p text:style-name="P2"><text:a xlink:type="simple" xlink:href="#__RefHeading___Toc4334_2353639070" text:style-name="Index_20_Link" text:visited-style-name="Index_20_Link">ozone: More feedback<text:tab/>65</text:a></text:p>
          <text:p text:style-name="P1"><text:a xlink:type="simple" xlink:href="#__RefHeading___Toc4357_2650074892" text:style-name="Index_20_Link" text:visited-style-name="Index_20_Link">2025-Jun-16 CollectionInterface: MultiSelect<text:tab/>66</text:a></text:p>
          <text:p text:style-name="P1"><text:a xlink:type="simple" xlink:href="#__RefHeading___Toc4450_2793385862" text:style-name="Index_20_Link" text:visited-style-name="Index_20_Link">2025-Jun-18 ConfigUpdater: Dark Mode<text:tab/>68</text:a></text:p>
          <text:p text:style-name="P2"><text:a xlink:type="simple" xlink:href="#__RefHeading___Toc4512_2793385862" text:style-name="Index_20_Link" text:visited-style-name="Index_20_Link">ConfigUpdater: change the plugin config-file directory<text:tab/>68</text:a></text:p>
          <text:p text:style-name="P2"><text:a xlink:type="simple" xlink:href="#__RefHeading___Toc4514_2793385862" text:style-name="Index_20_Link" text:visited-style-name="Index_20_Link">ConfigUpdater: xml-equality check<text:tab/>69</text:a></text:p>
          <text:p text:style-name="P1"><text:a xlink:type="simple" xlink:href="#__RefHeading___Toc4528_1002901455" text:style-name="Index_20_Link" text:visited-style-name="Index_20_Link">2025-Jun-19 ConfigUpdater: unchanged XML<text:tab/>70</text:a></text:p>
          <text:p text:style-name="P2"><text:a xlink:type="simple" xlink:href="#__RefHeading___Toc4545_1002901455" text:style-name="Index_20_Link" text:visited-style-name="Index_20_Link">Truncate Logfile<text:tab/>70</text:a></text:p>
          <text:p text:style-name="P1"><text:a xlink:type="simple" xlink:href="#__RefHeading___Toc4574_32473283" text:style-name="Index_20_Link" text:visited-style-name="Index_20_Link">2025-Jun-20 ConfigUpdater: Truncate Logfile<text:tab/>70</text:a></text:p>
          <text:p text:style-name="P2"><text:a xlink:type="simple" xlink:href="#__RefHeading___Toc4607_32473283" text:style-name="Index_20_Link" text:visited-style-name="Index_20_Link">TODOs from code<text:tab/>71</text:a></text:p>
          <text:p text:style-name="P2"><text:a xlink:type="simple" xlink:href="#__RefHeading___Toc5142_32473283" text:style-name="Index_20_Link" text:visited-style-name="Index_20_Link">Theme/Styler Validation<text:tab/>71</text:a></text:p>
          <text:p text:style-name="P1"><text:a xlink:type="simple" xlink:href="#__RefHeading___Toc4658_4215095886" text:style-name="Index_20_Link" text:visited-style-name="Index_20_Link"><text:soft-page-break/>2025-Jun-21 ConfigUpdater: Theme Validation<text:tab/>72</text:a></text:p>
          <text:p text:style-name="P1"><text:a xlink:type="simple" xlink:href="#__RefHeading___Toc4803_1043040792" text:style-name="Index_20_Link" text:visited-style-name="Index_20_Link">2025-Jun-22 ConfigUpdater: Theme Validation<text:tab/>75</text:a></text:p>
          <text:p text:style-name="P2"><text:a xlink:type="simple" xlink:href="#__RefHeading___Toc4845_1043040792" text:style-name="Index_20_Link" text:visited-style-name="Index_20_Link">ConfigUpdater: portable themes twice<text:tab/>76</text:a></text:p>
          <text:p text:style-name="P1"><text:a xlink:type="simple" xlink:href="#__RefHeading___Toc4857_1042260584" text:style-name="Index_20_Link" text:visited-style-name="Index_20_Link">2025-Jun-24 ConfigUpdater: Validation Dialog<text:tab/>76</text:a></text:p>
          <text:p text:style-name="P1"><text:a xlink:type="simple" xlink:href="#__RefHeading___Toc4896_4148101818" text:style-name="Index_20_Link" text:visited-style-name="Index_20_Link">2025-Jun-25 ConfigUpdater: Validation Dialog<text:tab/>77</text:a></text:p>
          <text:p text:style-name="P1"><text:a xlink:type="simple" xlink:href="#__RefHeading___Toc4970_2458992300" text:style-name="Index_20_Link" text:visited-style-name="Index_20_Link">2025-Jun-26 ConfigUpdater: Validation Dialog<text:tab/>79</text:a></text:p>
          <text:p text:style-name="P1"><text:a xlink:type="simple" xlink:href="#__RefHeading___Toc4999_1169696881" text:style-name="Index_20_Link" text:visited-style-name="Index_20_Link">2025-Jun-27 ConfigUpdater: Validation Dialog<text:tab/>79</text:a></text:p>
          <text:p text:style-name="P1"><text:a xlink:type="simple" xlink:href="#__RefHeading___Toc5084_2973151212" text:style-name="Index_20_Link" text:visited-style-name="Index_20_Link">2025-Jun-28 ConfigUpdater: Validation<text:tab/>81</text:a></text:p>
          <text:p text:style-name="P1"><text:a xlink:type="simple" xlink:href="#__RefHeading___Toc5155_617872066" text:style-name="Index_20_Link" text:visited-style-name="Index_20_Link">2025-Jun-29 ConfigUpdater: Validation Dialog<text:tab/>83</text:a></text:p>
          <text:p text:style-name="P1"><text:a xlink:type="simple" xlink:href="#__RefHeading___Toc5204_3465895098" text:style-name="Index_20_Link" text:visited-style-name="Index_20_Link">2025-Jun-30 ConfigUpdater: Validation dialog<text:tab/>84</text:a></text:p>
          <text:p text:style-name="P1"><text:a xlink:type="simple" xlink:href="#__RefHeading___Toc5254_2950068849" text:style-name="Index_20_Link" text:visited-style-name="Index_20_Link">2025-Jul-01 ConfigUpdater: Download Models<text:tab/>84</text:a></text:p>
          <text:p text:style-name="P1"><text:a xlink:type="simple" xlink:href="#__RefHeading___Toc5280_412472255" text:style-name="Index_20_Link" text:visited-style-name="Index_20_Link">2025-Jul-02 ConfigUpdater: Model Download<text:tab/>85</text:a></text:p>
        </text:index-body>
      </text:table-of-content>
      <text:p text:style-name="Standard"/>
      <text:h text:style-name="P3" text:outline-level="1"><text:bookmark-start text:name="__RefHeading___Toc825_4025793947"/><text:span text:style-name="T1">2025-Feb-20<text:tab/></text:span><text:span text:style-name="T2">Intro</text:span><text:bookmark-end text:name="__RefHeading___Toc825_4025793947"/></text:h>
      <text:p text:style-name="P4"><text:span text:style-name="T3">So I prefer a notebook </text:span><text:span text:style-name="T4">to editing in the </text:span><text:span text:style-name="T5">GitHub markdown; it’s just something I’ve become accustomed to, and helps me think.</text:span></text:p>
      <text:h text:style-name="P5" text:outline-level="1"><text:bookmark-start text:name="__RefHeading___Toc827_4025793947"/>2025-Feb-20<text:tab/>Style Configurator Layout (#15939)<text:bookmark-end text:name="__RefHeading___Toc827_4025793947"/></text:h>
      <text:p text:style-name="P6">When playing with UDL, I was able to change the layout of controls, so I’m thinking I could maybe do something similar for my Issue #15939 where it was suggested to place Language and Style tables above each other, rather than next to each other, to make them wider. <text:s/>The easy thing to do first is just to rearrange them.</text:p>
      <text:p text:style-name="P6">Numbers: <text:span text:style-name="T6">x, y, width, heigh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7">Original</text:p>
          </table:table-cell>
          <table:table-cell table:style-name="Table1.A1" office:value-type="string">
            <text:p text:style-name="P7">Updated</text:p>
          </table:table-cell>
          <table:table-cell table:style-name="Table1.D1" office:value-type="string">
            <text:p text:style-name="P8">Final</text:p>
          </table:table-cell>
        </table:table-row>
        <table:table-row>
          <table:table-cell table:style-name="Table1.A2" office:value-type="string">
            <text:p text:style-name="P7">Language Header</text:p>
          </table:table-cell>
          <table:table-cell table:style-name="Table1.A2" office:value-type="string">
            <text:p text:style-name="P7">20, 35, 61, 8</text:p>
          </table:table-cell>
          <table:table-cell table:style-name="Table1.A2" office:value-type="string">
            <text:p text:style-name="P7">20, 35, 137, 8</text:p>
          </table:table-cell>
          <table:table-cell table:style-name="Table1.D2" office:value-type="string">
            <text:p text:style-name="P8">20, 35, 137, 8</text:p>
          </table:table-cell>
        </table:table-row>
        <table:table-row>
          <table:table-cell table:style-name="Table1.A2" office:value-type="string">
            <text:p text:style-name="P7">Language</text:p>
          </table:table-cell>
          <table:table-cell table:style-name="Table1.A2" office:value-type="string">
            <text:p text:style-name="P7">17, 46, 59, 146</text:p>
          </table:table-cell>
          <table:table-cell table:style-name="Table1.A2" office:value-type="string">
            <text:p text:style-name="P7">17, 46, 146, 68</text:p>
          </table:table-cell>
          <table:table-cell table:style-name="Table1.D2" office:value-type="string">
            <text:p text:style-name="P8">17, 46, 146, <text:span text:style-name="T7">36</text:span></text:p>
          </table:table-cell>
        </table:table-row>
        <table:table-row>
          <table:table-cell table:style-name="Table1.A2" office:value-type="string">
            <text:p text:style-name="P7">Style Header</text:p>
          </table:table-cell>
          <table:table-cell table:style-name="Table1.A2" office:value-type="string">
            <text:p text:style-name="P7">89, 35, 68, 8</text:p>
          </table:table-cell>
          <table:table-cell table:style-name="Table1.A2" office:value-type="string">
            <text:p text:style-name="P9">20, 1<text:span text:style-name="T8">19</text:span>, 137, 8</text:p>
          </table:table-cell>
          <table:table-cell table:style-name="Table1.D2" office:value-type="string">
            <text:p text:style-name="P10">20, 87, 137, 8</text:p>
          </table:table-cell>
        </table:table-row>
        <table:table-row>
          <table:table-cell table:style-name="Table1.A2" office:value-type="string">
            <text:p text:style-name="P7">Styles</text:p>
          </table:table-cell>
          <table:table-cell table:style-name="Table1.A2" office:value-type="string">
            <text:p text:style-name="P7">86, 46, 77, 146</text:p>
          </table:table-cell>
          <table:table-cell table:style-name="Table1.A2" office:value-type="string">
            <text:p text:style-name="P9">17, 1<text:span text:style-name="T8">30</text:span>, 146, 6<text:span text:style-name="T8">2</text:span></text:p>
          </table:table-cell>
          <table:table-cell table:style-name="Table1.D2" office:value-type="string">
            <text:p text:style-name="P10">17, 98, 146, 94</text:p>
          </table:table-cell>
        </table:table-row>
      </table:table>
      <text:p text:style-name="P11">Okay, “Updated” gives 8 languages high and ~7.5 styles high. I think that means rows = (1/12)*dy + (7/3). <text:s/>So 4 rows would be dy=20, by that estimate, so shrink by 48 and move lower ones 48 up: first, try just shrinking language to dy=20. <text:s/>Nope, that’s way too small: only gives 2 rows instead of 4. So it shrunk by 6 rows for delta(dy)=48, so it’s really a slope of 1/8 instead of 1/12; <text:span text:style-name="T7">so another </text:span><draw:frame draw:style-name="fr1" draw:name="Image1" text:anchor-type="char" svg:x="5.15in" svg:y="1.0299in" svg:width="1.8in" svg:height="2.15in" draw:z-index="0"><draw:image xlink:href="Pictures/10000001000001190000019E419BE559.png" xlink:type="simple" xlink:show="embed" xlink:actuate="onLoad" draw:mime-type="image/png"/></draw:frame><text:span text:style-name="T7">2 rows would need another dy=16, taking it to 36 </text:span><text:span text:style-name="T9">=&gt; that looks good, so make the styles 32 higher//taller. <text:s/>Yes, that’s looking good.</text:span></text:p>
      <text:p text:style-name="P12">So now, I need to see how a ComboBox like “Select Theme” (IDC_SWITCH2THEME_COMBO) is populated, compared to the listbox like “Language:” (IDC_LANGUAGES_LIST), because if they are similar enough, then the conversion to ComboBox will be simple enough.</text:p>
      <text:p text:style-name="P13">Hmm, the COMBO constant isn’t around much… ah, but it gets assigned to _hSwitch2ThemeCombo, and <text:span text:style-name="T10">that</text:span><text:span text:style-name="T11"> gets populated with:</text:span></text:p>
      <text:p text:style-name="P14"><text:span text:style-name="T12">::</text:span><text:span text:style-name="T13">SendMessage</text:span><text:span text:style-name="T12">(_hSwitch2ThemeCombo, </text:span><text:span text:style-name="T13">CB_ADDSTRING</text:span><text:span text:style-name="T12">, 0, </text:span><text:span text:style-name="T14">reinterpret_cast</text:span><text:span text:style-name="T12">&lt;</text:span><text:span text:style-name="T15">LPARAM</text:span><text:span text:style-name="T12">&gt;(themeInfo.first.c_str()))</text:span></text:p>
      <text:p text:style-name="P15">Whereas the language list is</text:p>
      <text:p text:style-name="P16"><text:soft-page-break/><text:span text:style-name="T14">::</text:span><text:span text:style-name="T13">SendDlgItemMessage</text:span><text:span text:style-name="T12">(_hSelf, </text:span><text:span text:style-name="T13">IDC_LANGUAGES_LIST</text:span><text:span text:style-name="T12">, </text:span><text:span text:style-name="T13">LB_ADDSTRING</text:span><text:span text:style-name="T12">, 0, </text:span><text:span text:style-name="T14">reinterpret_cast</text:span><text:span text:style-name="T12">&lt;</text:span><text:span text:style-name="T15">LPARAM</text:span><text:span text:style-name="T12">&gt;(_lsArray.getLexerDescFromIndex(i)));</text:span></text:p>
      <text:p text:style-name="P17">… so it uses a similar message. <text:s/>From what I can tell from docs, SendDlgItemMessage is the equivalent of GetDlgItem() then SendMessage(), so I think it’s effectively the same between the two.</text:p>
      <text:p text:style-name="P17">So, let’s try to change the LANGUAGES to a COMBO instead… <text:span text:style-name="T16">It ends up empty. <text:s/>Oh, LB_ADDSTRING vs CB_ADDSTRING. <text:s/>Most of the LB_* have a CB_* equivalent, though it’s CB_GETLBTEXT &amp; CB_GETLBTEXTLEN.</text:span></text:p>
      <text:p text:style-name="P18">Once I make those changes, it all goes reasonable. <text:s/></text:p>
      <text:p text:style-name="P18">So now I want to resize and shift the styles box. <text:s/>It used to be 36, but now it’s only 8-12, so I think making styles 24 higher/taller will work.</text:p>
      <text:p text:style-name="P19">Commit and create PR</text:p>
      <text:h text:style-name="P20" text:outline-level="1"><text:bookmark-start text:name="__RefHeading___Toc829_4025793947"/>2025-Feb-20<text:tab/>&lt;meta&gt;<text:bookmark-end text:name="__RefHeading___Toc829_4025793947"/></text:h>
      <text:p text:style-name="P19">Okay, some differences from my old $work Engineering Notebook:</text:p>
      <text:list xml:id="list2784040790" text:style-name="List_20_1">
        <text:list-item>
          <text:p text:style-name="P21">☑ Want abbreviations/auto-correct</text:p>
          <text:list>
            <text:list-item>
              <text:p text:style-name="P21">Tools &gt; AutoCorrect &gt; AutoCorrect Options</text:p>
            </text:list-item>
            <text:list-item>
              <text:p text:style-name="P22">They have some with :checkbox: and similar, which I should learn to use; but also define my \-style for the ones from my win.html page</text:p>
            </text:list-item>
          </text:list>
        </text:list-item>
        <text:list-item>
          <text:p text:style-name="P21"><text:span text:style-name="T17">☒ </text:span>Want TODO list with clickable checkboxes (I don’t know if I can get the double-click symbol dialog in LibreOffice)</text:p>
          <text:list>
            <text:list-item>
              <text:p text:style-name="P22">In the absence of that, I can just select and do the new \-command or :: command</text:p>
            </text:list-item>
          </text:list>
        </text:list-item>
        <text:list-item>
          <text:p text:style-name="P21"><text:span text:style-name="T18">☑ </text:span>Want COMMIT and CODEINDENT and CODEINLINE styles</text:p>
        </text:list-item>
      </text:list>
      <text:p text:style-name="CommitMessage">This is example commit <text:span text:style-name="T17">text.</text:span></text:p>
      <text:p text:style-name="TODO"><text:span text:style-name="T19">☑ </text:span>This is TODO<text:line-break/><text:span text:style-name="T19">☐ second line</text:span></text:p>
      <text:p text:style-name="CodeIndent">Indented Code</text:p>
      <text:p text:style-name="P23">Second Line</text:p>
      <text:p text:style-name="P24"><text:span text:style-name="T19">And this has </text:span><text:span text:style-name="InlineCode"><text:span text:style-name="T19">Inline Code </text:span></text:span><text:span text:style-name="T19">between normal code. Unfortunately, while the </text:span><text:span text:style-name="T20">Styles &gt; Manage Styles</text:span><text:span text:style-name="T21"> has the Paragraph Styles vs Character Styles button, the Style Toolbar only lists </text:span><text:span text:style-name="T22">Paragraph styles. <text:s/>Some googling says assign key, so </text:span><text:span text:style-name="InlineCode"><text:span text:style-name="T22">Ctrl+`</text:span></text:span> <text:span text:style-name="T18">will now apply the </text:span><text:soft-page-break/><text:span text:style-name="T18">character style to the selection. <text:s/>Not perfect, but unless I want the </text:span><text:span text:style-name="InlineCode"><text:span text:style-name="T18">F11</text:span></text:span><text:span text:style-name="T18"> Styles panel always visible, that is probably the closest I can come.</text:span></text:p>
      <text:p text:style-name="P25">&lt;meta&gt; A couple of compromises, but able to get most of my formatting desires from $work implemented in a similar fashion in LibreOffice.</text:p>
      <text:h text:style-name="P26" text:outline-level="1"><text:bookmark-start text:name="__RefHeading___Toc831_4025793947"/>2024-Feb-22<text:tab/>Plugin: Collection Interface<text:bookmark-end text:name="__RefHeading___Toc831_4025793947"/></text:h>
      <text:p text:style-name="P27"><text:span text:style-name="T23">The CollectionInterface script is the one I am most interested in having as an official plugin. <text:s/>Looking at my PythonScript implementation, the main libraries it uses are the jsonlib and urllib – I </text:span><text:span text:style-name="T24">think</text:span><text:span text:style-name="T25"> that most of the urllib features are native to win32api in C++, so I think I just need a JSON library. <text:s/>Google AI tells me that </text:span><text:a xlink:type="simple" xlink:href="https://github.com/nlohmann/json" office:name="GitHub project" text:style-name="Internet_20_link" text:visited-style-name="Visited_20_Internet_20_Link"><text:span text:style-name="T26">nlohmann/json</text:span></text:a><text:span text:style-name="T11"> </text:span><text:span text:style-name="T25">is the simplest, as it is just a simple header file.</text:span></text:p>
      <text:p text:style-name="CodeIndent">#include &lt;iostream&gt;</text:p>
      <text:p text:style-name="CodeIndent">#include "json.hpp"</text:p>
      <text:p text:style-name="CodeIndent"/>
      <text:p text:style-name="CodeIndent">int main() {</text:p>
      <text:p text:style-name="CodeIndent"><text:s text:c="2"/>// Create a JSON object</text:p>
      <text:p text:style-name="CodeIndent"><text:s text:c="2"/>nlohmann::json j;</text:p>
      <text:p text:style-name="CodeIndent"><text:s text:c="2"/>j["name"] = "John Doe";</text:p>
      <text:p text:style-name="CodeIndent"><text:s text:c="2"/>j["age"] = 30;</text:p>
      <text:p text:style-name="CodeIndent"><text:s text:c="2"/>j["city"] = "New York";</text:p>
      <text:p text:style-name="CodeIndent"/>
      <text:p text:style-name="CodeIndent"><text:s text:c="2"/>// Serialize to string and print</text:p>
      <text:p text:style-name="CodeIndent"><text:s text:c="2"/>std::cout &lt;&lt; j.dump(4) &lt;&lt; std::endl;</text:p>
      <text:p text:style-name="CodeIndent"/>
      <text:p text:style-name="CodeIndent"><text:s text:c="2"/>// Parse from string</text:p>
      <text:p text:style-name="CodeIndent"><text:s text:c="2"/>std::string json_string = R"({"name": "Jane Doe", "age": 25})";</text:p>
      <text:p text:style-name="CodeIndent"><text:s text:c="2"/>nlohmann::json j2 = nlohmann::json::parse(json_string);</text:p>
      <text:p text:style-name="CodeIndent"><text:s text:c="2"/>std::cout &lt;&lt; j2["name"] &lt;&lt; std::endl;</text:p>
      <text:p text:style-name="CodeIndent"/>
      <text:p text:style-name="CodeIndent"><text:s text:c="2"/>return 0;</text:p>
      <text:p text:style-name="CodeIndent">}</text:p>
      <text:p text:style-name="P28">For HTML unescape, Google AI suggests:</text:p>
      <text:p text:style-name="CodeIndent">#include &lt;string&gt;</text:p>
      <text:p text:style-name="CodeIndent">#include &lt;algorithm&gt;</text:p>
      <text:p text:style-name="CodeIndent">#include &lt;map&gt;</text:p>
      <text:p text:style-name="CodeIndent"/>
      <text:p text:style-name="CodeIndent">std::string html_unescape(const std::string&amp; text) {</text:p>
      <text:p text:style-name="CodeIndent"><text:s text:c="4"/>std::map&lt;std::string, std::string&gt; entities = {</text:p>
      <text:p text:style-name="CodeIndent"><text:s text:c="8"/>{"&amp;amp;", "&amp;"},</text:p>
      <text:p text:style-name="CodeIndent"><text:s text:c="8"/>{"&amp;lt;", "&lt;"},</text:p>
      <text:p text:style-name="CodeIndent"><text:s text:c="8"/>{"&amp;gt;", "&gt;"},</text:p>
      <text:p text:style-name="CodeIndent"><text:s text:c="8"/>{"&amp;quot;", "\""},</text:p>
      <text:p text:style-name="CodeIndent"><text:s text:c="8"/>{"&amp;apos;", "'"}</text:p>
      <text:p text:style-name="CodeIndent"><text:s text:c="4"/>};</text:p>
      <text:p text:style-name="CodeIndent"/>
      <text:p text:style-name="CodeIndent"><text:s text:c="4"/>std::string result = text;</text:p>
      <text:p text:style-name="CodeIndent"><text:s text:c="4"/>for (const auto&amp; [entity, replacement] : entities) {</text:p>
      <text:p text:style-name="CodeIndent"><text:soft-page-break/><text:s text:c="8"/>size_t pos = result.find(entity);</text:p>
      <text:p text:style-name="CodeIndent"><text:s text:c="8"/>while (pos != std::string::npos) {</text:p>
      <text:p text:style-name="CodeIndent"><text:s text:c="12"/>result.replace(pos, entity.length(), replacement);</text:p>
      <text:p text:style-name="CodeIndent"><text:s text:c="12"/>pos = result.find(entity, pos + replacement.length());</text:p>
      <text:p text:style-name="CodeIndent"><text:s text:c="8"/>}</text:p>
      <text:p text:style-name="CodeIndent"><text:s text:c="4"/>}</text:p>
      <text:p text:style-name="CodeIndent"><text:s text:c="4"/>return result;</text:p>
      <text:p text:style-name="CodeIndent">}</text:p>
      <text:p text:style-name="P28">… that requires a manual table, which is annoying; you’d think there would be a predefined library somewhere.</text:p>
      <text:p text:style-name="P29"><text:a xlink:type="simple" xlink:href="https://learn.microsoft.com/en-us/previous-versions/windows/internet-explorer/ie-developer/platform-apis/ms775123(v=vs.85)" office:name="MS Learn (MSDN)" text:style-name="Internet_20_link" text:visited-style-name="Visited_20_Internet_20_Link"><text:span text:style-name="T11">URLDownloadToFile()</text:span></text:a><text:span text:style-name="T11"> seems to be the standard way to get it to a file. <text:s/>If you want the raw text instead, you might need something more complicated, like </text:span><text:a xlink:type="simple" xlink:href="https://learn.microsoft.com/en-us/windows/win32/wininet/http-sessions?redirectedfrom=MSDN" office:name="MS Learn (MSDN)" text:style-name="Internet_20_link" text:visited-style-name="Visited_20_Internet_20_Link"><text:span text:style-name="T11">WinINet HTTP(s) Sessions</text:span></text:a><text:span text:style-name="T11"> (which shows example code at the end). <text:s/></text:span></text:p>
      <text:p text:style-name="P30">Plugin CollectionInterface: start taking notes for how to convert my CollectionInterface.py script into an actual plugin</text:p>
      <text:h text:style-name="P31" text:outline-level="1"><text:bookmark-start text:name="__RefHeading___Toc833_4025793947"/>2025-Feb-23<text:tab/><text:span text:style-name="T27">Plugin Notes</text:span><text:bookmark-end text:name="__RefHeading___Toc833_4025793947"/></text:h>
      <text:p text:style-name="P32">Found some of my old SVN-based code from 2022, when I was trying 100% GCC; my notes weren’t as helpful as I thought they might be – including notes that reference a c file that doens’t exist in the repo. :-( That’s annoying, especially since it was showing a working URL downloader, it claimed.</text:p>
      <text:p text:style-name="P32">So, Don’s template claims that even a grandma could do it, but it includes both the “NppPluginDemo.*” files and the “PluginDefinition.*” files. I don’t know why they are trying to confuse you with that. <text:s/></text:p>
      <text:list xml:id="list125239677816547" text:continue-numbering="true" text:style-name="List_20_1">
        <text:list-item>
          <text:p text:style-name="P33">NppPluginDemo.cpp:</text:p>
          <text:list>
            <text:list-item>
              <text:p text:style-name="P33">DllMain</text:p>
            </text:list-item>
            <text:list-item>
              <text:p text:style-name="P33">setInfo</text:p>
            </text:list-item>
            <text:list-item>
              <text:p text:style-name="P33">getName</text:p>
            </text:list-item>
            <text:list-item>
              <text:p text:style-name="P33">getFuncsArray</text:p>
            </text:list-item>
            <text:list-item>
              <text:p text:style-name="P33">beNotified</text:p>
            </text:list-item>
            <text:list-item>
              <text:p text:style-name="P33">messageProc</text:p>
            </text:list-item>
            <text:list-item>
              <text:p text:style-name="P33">isUnicode</text:p>
            </text:list-item>
          </text:list>
        </text:list-item>
        <text:list-item>
          <text:p text:style-name="P33">NppPluginDemo.rc</text:p>
          <text:list>
            <text:list-item>
              <text:p text:style-name="P33"><text:soft-page-break/>version info and file info</text:p>
            </text:list-item>
          </text:list>
        </text:list-item>
        <text:list-item>
          <text:p text:style-name="P33">PluginDefinition</text:p>
          <text:list>
            <text:list-item>
              <text:p text:style-name="P33">pluginInit</text:p>
            </text:list-item>
            <text:list-item>
              <text:p text:style-name="P33">pluginCleanUp</text:p>
            </text:list-item>
            <text:list-item>
              <text:p text:style-name="P33">commandMenuInit</text:p>
            </text:list-item>
            <text:list-item>
              <text:p text:style-name="P33">commandMenuCleanUp</text:p>
            </text:list-item>
            <text:list-item>
              <text:p text:style-name="P33">setCommand</text:p>
            </text:list-item>
            <text:list-item>
              <text:p text:style-name="P33">hello &amp; helloDlg</text:p>
            </text:list-item>
          </text:list>
        </text:list-item>
        <text:list-item>
          <text:p text:style-name="P33">PluginDefinition.<text:span text:style-name="T28">h</text:span></text:p>
          <text:list>
            <text:list-item>
              <text:p text:style-name="P34">header information</text:p>
            </text:list-item>
          </text:list>
        </text:list-item>
      </text:list>
      <text:p text:style-name="P35">But if I look at pork2sausage, it doesn’t have that… in fact, it doesn’t have any of the predefined functions from PluginDefinition.*. <text:s/>So annoying.</text:p>
      <text:p text:style-name="P35">Okay, search all of GH for “NPP_PLUGIN_NAME”, which is a good indicator that they started from the C++ template, I hope. <text:s/>Yep, found <text:a xlink:type="simple" xlink:href="https://github.com/dail8859/DoxyIt/tree/master/src" office:name="Dail's GitHub Repo" text:style-name="Internet_20_link" text:visited-style-name="Visited_20_Internet_20_Link">DoxyIt</text:a> by (or maintained by) dail8859, so I trust that it’s a reasonable implementation using the template: Yes, PluginDefinition.* both exist, <text:span text:style-name="T29">with those commands, but the NppPluginDemo.cpp was renamed to DoxyIt.cpp. <text:s/>(And all the RC contents were split into separate rc and cpp files, to keep things encapsulated.)</text:span></text:p>
      <text:p text:style-name="P36">But this at least gives a hint of what’s a reasonable structure following the template. <text:s/>So I’ll keep that as a reference. Eventually, I might follow suit, and start splitting files into hierarchies… but at least for now, I know what I can rename.</text:p>
      <text:p text:style-name="P37"><text:span text:style-name="T29">Now on to how to populate the repo – the manual claims “</text:span><text:span text:style-name="T30">Download and unzip the latest release</text:span> <text:s/><text:span text:style-name="T29">of Notepad++ Plugin Template”, but the releases page is primarily the dummy DLL build results. <text:s/>So I’d rather Fork, then follow “</text:span><text:a xlink:type="simple" xlink:href="https://docs.github.com/en/pull-requests/collaborating-with-pull-requests/working-with-forks/detaching-a-fork?platform=windows" office:name="GH Docs" text:style-name="Internet_20_link" text:visited-style-name="Visited_20_Internet_20_Link"><text:span text:style-name="T29">Detaching a Fork</text:span></text:a><text:span text:style-name="T29">”. <text:s/>But while coming back and typing this, I realized that there’s also the SourceCode.zip, which was probably what was intended by the official instructions. <text:s/>Still, forking is probably better, as that gives me a known-good workflow, as well.</text:span></text:p>
      <text:p text:style-name="P36">Okay, let’s start with that: fork to <text:a xlink:type="simple" xlink:href="https://github.com/pryrt/NppPlugin-CollectionInterface" text:style-name="Internet_20_link" text:visited-style-name="Visited_20_Internet_20_Link">https://github.com/pryrt/NppPlugin-CollectionInterface</text:a>. <text:s/><text:span text:style-name="T31">Leave fork network. <text:s/>Make local working copy. <text:s/>Try building as-is: works.</text:span></text:p>
      <text:p text:style-name="P38">Now, can I rename NppPluginDemo.*? <text:s/><text:span text:style-name="T32">Yep, and it still builds:</text:span></text:p>
      <text:p text:style-name="CommitMessage">Rename NppPluginDemo to CollectionInterface → 2c4d3a2</text:p>
      <text:p text:style-name="CommitMessage">Finish internal NppPluginTemplate to CollectionInterface rename → 9a2b527</text:p>
      <text:h text:style-name="P39" text:outline-level="1"><text:bookmark-start text:name="__RefHeading___Toc835_4025793947"/><text:soft-page-break/>2025-Feb-24<text:tab/>Collection Interface<text:bookmark-end text:name="__RefHeading___Toc835_4025793947"/></text:h>
      <text:p text:style-name="P40">Now, the question is, can I start doing the actual code, and getting the plugin to build and run in Notepad++?</text:p>
      <text:p text:style-name="P41">Getting it into Notepad++ and doing the two original actions worked just fine.</text:p>
      <text:p text:style-name="P41">But when I finally got all the pieces in place to add the AboutDialog box, using the <text:span text:style-name="T33">working</text:span><text:span text:style-name="T3"> DoxyIt as an example, it refuses to show the dialog. Which is, once again, the circumstances I described a couple years ago when I tried to create an AboutDialog in a GCC-based plugin. <text:s/>There is something fundamental that I’m missing. :-(</text:span></text:p>
      <text:p text:style-name="CommitMessage">Trying to add About dialog, but it doesnt show :-( → ebef233</text:p>
      <text:h text:style-name="P42" text:outline-level="1"><text:bookmark-start text:name="__RefHeading___Toc837_4025793947"/>2025-Feb-26<text:tab/>Collection Interface<text:bookmark-end text:name="__RefHeading___Toc837_4025793947"/></text:h>
      <text:p text:style-name="P43">With the <text:a xlink:type="simple" xlink:href="https://community.notepad-plus-plus.org/topic/26656/" text:style-name="Internet_20_link" text:visited-style-name="Visited_20_Internet_20_Link">Community’s help</text:a>, able to get the dialog showing yesterday (didn’t take notes).</text:p>
      <text:p text:style-name="P43">But Coises suggested Modal (using DialogBoxParam) instead of non-Modal dialog (using CreateDialogParam), so today implemented it so I could call the same abtDlgProc() from showAbout() or showAboutModal()… Had to move the centering into the WM_INITDIALOG instead of in the showAbout (since it won’t work in the modal version). <text:s/>Unfortunately, when I exit the Modal version, it doesn’t <text:span text:style-name="T10">actually</text:span><text:span text:style-name="T11"> exit, it just hides the window, so N++ appears frozen. <text:s/>Do a safety commit, then do some research (looking at Coises example code, most likely).</text:span></text:p>
      <text:p text:style-name="CommitMessage">git commit -a -m "Have nonmodal+modal variants" -m "moved the centering code to the proc, so it works for both" -m "BUG: after modal closes window, still cannot access the rest of N++, apparently not completely ended :-(" → 9ab74eb</text:p>
      <text:p text:style-name="P43">Okay, <text:a xlink:type="simple" xlink:href="https://stackoverflow.com/questions/13788680/enddialog-vs-destroywindow" text:style-name="Internet_20_link" text:visited-style-name="Visited_20_Internet_20_Link">this SO</text:a> explains that EndDialog ends modals, DestroyWindow is used to end/destroy non-modal; it hinted that EndDialog might kindof work for <text:span text:style-name="T34">both, but doesn’t do </text:span><text:span text:style-name="T35">everything</text:span><text:span text:style-name="T36"> that DestroyWindow does. <text:s/>So I tried running EndDialog followed by DestroyWindow, and it seems to work correctly for both, at least for me.</text:span></text:p>
      <text:p text:style-name="CommitMessage">git commit -a -m "Fix modal ending" -m "add call to EndDialog() before DestroyWindow()" → 639f5c9</text:p>
      <text:p text:style-name="P44">When I hit ESC instead of CLOSE, it stays modal/frozen; add IDCANCEL to the switch(), dumping into same body as IDOK, and that fixes it.</text:p>
      <text:p text:style-name="CommitMessage">git commit -a -m "AboutDialog: fix ESC (IDCANCEL)" &amp; git push → 7aa207e</text:p>
      <text:p text:style-name="P44"><text:soft-page-break/>The GitHubAction hadn’t been running, because I hadn’t enabled it; so I did (before the last commit), but that run failed – outdated <text:a xlink:type="simple" xlink:href="mailto:upload-artifact@v3" text:style-name="Internet_20_link" text:visited-style-name="Visited_20_Internet_20_Link">upload-artifact@v3</text:a>. <text:s/>Fix that:</text:p>
      <text:p text:style-name="CommitMessage">git commit -a -m "Fix CI upload-artifact version" &amp; git push → 3f59af1</text:p>
      <text:p text:style-name="Standard"><text:span text:style-name="T37">Failed with “</text:span><text:span text:style-name="InlineCode">error C1083: Cannot open include file: 'PluginDefinition.h': No such file or directory [D:\a\NppPlugin-CollectionInterface\NppPlugin-CollectionInterface\vs.proj\CollectionInterface.vcxproj]</text:span><text:span text:style-name="T37">” … </text:span></text:p>
      <text:p text:style-name="CommitMessage">git commit -m "See if adding .sln will fix the additional paths not working"</text:p>
      <text:p text:style-name="P45">Nope, still couldn’t find it. <text:s/><text:a xlink:type="simple" xlink:href="https://stackoverflow.com/questions/22360799/how-to-specify-additional-include-directories-for-msbuild-exe" text:style-name="Internet_20_link" text:visited-style-name="Visited_20_Internet_20_Link">This SO</text:a> suggests a /p: <text:a xlink:type="simple" xlink:href="https://learn.microsoft.com/en-us/visualstudio/msbuild/msbuild-command-line-reference?view=vs-2022#:~:text=property%3A%7Bname%7D%3D%7Bvalue%7D-,-p%3A%7Bname%7D%3D%7Bvalue%7D,-Set%20or%20override" text:style-name="Internet_20_link" text:visited-style-name="Visited_20_Internet_20_Link">msbuild.exe c</text:a></text:p>
      <text:p text:style-name="P45"><text:a xlink:type="simple" xlink:href="https://learn.microsoft.com/en-us/visualstudio/msbuild/msbuild-command-line-reference?view=vs-2022#:~:text=property%3A%7Bname%7D%3D%7Bvalue%7D-,-p%3A%7Bname%7D%3D%7Bvalue%7D,-Set%20or%20override" text:style-name="Internet_20_link" text:visited-style-name="Visited_20_Internet_20_Link">ommand line option</text:a> to override the property value… maybe if I replicate the AdditionalIncludeDirectories property to the command line, maybe that will work?</text:p>
      <text:p text:style-name="CommitMessage">git commit -a -m "msbuild /p:AdditionalIncludeDirectories to see if that helps" → 42f9e07</text:p>
      <text:p text:style-name="CommitMessage">git commit -a -m "Try full path rather than relative" → aac0f37</text:p>
      <text:p text:style-name="CommitMessage">git commit -a -m "variable not set right" → <text:span text:style-name="T38">re9917e3</text:span></text:p>
      <text:p text:style-name="CommitMessage">git commit -a -m "try a different syntax" → 4c157c7</text:p>
      <text:p text:style-name="CommitMessage">git commit -a -m "wasnt echoing, so back to one line so I can see resolved commandline" →  782d688 </text:p>
      <text:p text:style-name="CommitMessage">git commit -a -m "maybe change quoting" → <text:span text:style-name="T39">ee530af</text:span></text:p>
      <text:p text:style-name="CommitMessage">git commit -a -m "try /I" → 2ca2686</text:p>
      <text:p text:style-name="CommitMessage">git commit -a -m "try /I with colon" → 3e3e24a</text:p>
      <text:p text:style-name="CommitMessage">git commit -a -m "Look at Coises: prefix AdditionalIncludeDirectories with $(ProjectDir)" → 4f2bbc5</text:p>
      <text:p text:style-name="CommitMessage">git commit -a -m "reset the msbuild (still using Coises example for setting in vcxproj)" → b9ff71f</text:p>
      <text:p text:style-name="P46">Hmm, that one was close: ARM64 worked, but x64 didn’t. Ahh, missed one of the six for the directory :-( </text:p>
      <text:p text:style-name="CommitMessage">git commit -a -m "propagate Coises example to all 6 builds" → f1e299b</text:p>
      <text:p text:style-name="P47">… And that one finally works. <text:s/>Delete most of the GH Action fails, to declutter for now.</text:p>
      <text:p text:style-name="P48">Update the AboutBox to include the Hyperlink (ala DoxyIt). Update to GPLv3.</text:p>
      <text:p text:style-name="CommitMessage">git commit -a -m "Update About Box for hyperlinked URL" -m "(also update copyright notice)" → 7fde180</text:p>
      <text:p text:style-name="CommitMessage">git commit -a -m "update README to my plugin, rather than template" → cde18c3</text:p>
      <text:h text:style-name="P49" text:outline-level="1"><text:bookmark-start text:name="__RefHeading___Toc857_2165045563"/><text:soft-page-break/>2025-Feb-27<text:tab/>&lt;meta&gt; Add Macros<text:bookmark-end text:name="__RefHeading___Toc857_2165045563"/></text:h>
      <text:p text:style-name="P50">LibreOffice allows <text:a xlink:type="simple" xlink:href="https://books.libreoffice.org/en/GS248/GS24811-GettingStartedWithMacros.html" office:name="LibreOffice 24.8 Getting Started &gt; Getting Started With Macros" text:style-name="Internet_20_link" text:visited-style-name="Visited_20_Internet_20_Link">BASIC macros</text:a> (among others). <text:s/>After enabling macro-recording (<text:span text:style-name="T33">Tools &gt; Options &gt; LibreOffice Advanced &gt; ☑ Enable Macro Recording</text:span><text:span text:style-name="T3">), then can record the actions, and save it to either the global macros or the current document. <text:s/>After making the macros, can assign them to Events (</text:span><text:span text:style-name="T33">Tools &gt; Customize &gt; Events</text:span><text:span text:style-name="T3">, and assign </text:span><text:span text:style-name="T33">Macro</text:span><text:span text:style-name="T3"> to the desired event, such as </text:span><text:span text:style-name="T33">Open Document</text:span><text:span text:style-name="T3"> or </text:span><text:span text:style-name="T33">Save Document</text:span><text:span text:style-name="T3">). <text:s/>So I added a “NewDay” macro to start the new header each day at </text:span><text:span text:style-name="T33">OpenDocument</text:span><text:span text:style-name="T3">, and “Update TOC” macro to run at </text:span><text:span text:style-name="T33">SaveDocument</text:span><text:span text:style-name="T3">. <text:s/>They worked at first, but when I exited and restarted, they wouldn’t run because of security. <text:s/></text:span><text:span text:style-name="T33">Tools &gt; Options &gt; LibreOffice &gt; Security &gt; Macro Security</text:span><text:span text:style-name="T3"> allows you to define trusted locations. <text:s/>(It also implies it allows trusting signed macros, but my google-fu hasn’t been good enough to figure out how to sign a specific macro; I was able to sign the document the macros are in, but that wasn’t enough for it to trust me, and the </text:span><text:span text:style-name="T33">Trusted Certificates</text:span><text:span text:style-name="T3"> in the </text:span><text:span text:style-name="T33">Macro Security</text:span><text:span text:style-name="T3"> has no interface to </text:span><text:span text:style-name="T40">add</text:span><text:span text:style-name="T41"> certificates.) <text:s/></text:span><text:span text:style-name="T42">So, in the end, I just added the trusted location. <text:s/>Maybe some day I’ll figure out the macro signing.</text:span></text:p>
      <text:p text:style-name="TODO"><text:span text:style-name="T43">☑ </text:span><text:span text:style-name="T44">Create Macro to copy all the day’s commits</text:span></text:p>
      <text:h text:style-name="P51" text:outline-level="1"><text:bookmark-start text:name="__RefHeading___Toc662_843877958"/>2025-Feb-27<text:tab/>Plugin: CollectionInterface<text:bookmark-end text:name="__RefHeading___Toc662_843877958"/></text:h>
      <text:p text:style-name="P52">I think my next step should be to draw a new Modal dialog to actually run the CollectionInterface, using my PySc version as the guide.</text:p>
      <text:p text:style-name="P53">Okay, I have it drawing the same dialog as was in the PySc… All three buttons currently just close the dialog. <text:s/>The comboboxes will freeze N++ for now</text:p>
      <text:p text:style-name="TODO"><text:span text:style-name="T45">☑ </text:span>Populate dropdowns and give them actions</text:p>
      <text:p text:style-name="P54"><text:span text:style-name="T45">☑</text:span> Define BTN actions</text:p>
      <text:h text:style-name="P55" text:outline-level="1"><text:bookmark-start text:name="__RefHeading___Toc685_299089479"/>2025-Mar-03<text:tab/>Plugin: CollectionInterface<text:bookmark-end text:name="__RefHeading___Toc685_299089479"/></text:h>
      <text:p text:style-name="P56">So, if I populate the comboboxes, will it prevent freezing? <text:s/>Or do I also have to create actions? <text:s/>Populating wasn’t sufficient. <text:s/><text:span text:style-name="T46">Ah, the case statement didn’t have a return, so it tried closing the window incorrectly. <text:s/>Fixed that, and it stopped crashing.</text:span></text:p>
      <text:p text:style-name="P57">With some google AI-generated code, able to get it to show me the chosen combobox value when it is changed. <text:s/></text:p>
      <text:p text:style-name="CommitMessage"><text:soft-page-break/>Populate Categories; msgbox current choice → 537e21e</text:p>
      <text:p text:style-name="P58">Then be able to have four separate lists, and have it re-populate the FILES combo:</text:p>
      <text:p text:style-name="CommitMessage">Change FILE list based on CATEGORY choice → 50a18be</text:p>
      <text:p text:style-name="CommitMessage">Populate FILE on initialization, too → 182c5af</text:p>
      <text:h text:style-name="P59" text:outline-level="1"><text:bookmark-start text:name="__RefHeading___Toc712_2874055824"/>2025-Mar-04<text:tab/>N++ SQL Escape Bug<text:bookmark-end text:name="__RefHeading___Toc712_2874055824"/></text:h>
      <text:p text:style-name="P60">Per <text:a xlink:type="simple" xlink:href="https://community.notepad-plus-plus.org/topic/22621/sql-language-style-issue-with" text:style-name="Internet_20_link" text:visited-style-name="Visited_20_Internet_20_Link">this discussion</text:a>, there’s a couple of bugs related to SQL escape and the “Treat \ as escape” option. The simpler, as verified by Alan, is that you have to toggle to a non-SQL tab and back in order to get a change in the preference to take effect (though it seems to behave differently in v8.7 vs 8.7.7/8.7.8-RC2). <text:s/>But the more important is that after v8.6.9, it seems to not properly honor the preference when you first run, and there are some oddities. <text:s/>I am trying to come up with StepsToRepro, but it’s confusing. <text:s/>I’ll use my notebook to develop them (including screenshots), then share in the forum, and if Alan or one of the others can confirm, then I will put in the issue.</text:p>
      <text:p text:style-name="P61">Create <text:span text:style-name="InlineCode">escape.sql</text:span> per the text in the post</text:p>
      <text:p text:style-name="P62">Expected behavior:</text:p>
      <text:list text:style-name="L1">
        <text:list-item>
          <text:p text:style-name="P63">Fresh portable unzip of v8.6.9, delete <text:span text:style-name="InlineCode">config.xm</text:span><draw:frame draw:style-name="fr2" draw:name="Image2" text:anchor-type="char" svg:x="0in" svg:width="3.2299in" svg:height="0.9272in" draw:z-index="1"><draw:image xlink:href="Pictures/1000000100000136000000599135F2DD.png" xlink:type="simple" xlink:show="embed" xlink:actuate="onLoad" draw:mime-type="image/png"/></draw:frame><text:span text:style-name="InlineCode">l</text:span> , and open <text:span text:style-name="InlineCode">escape.sql</text:span><text:span text:style-name="T47"> <text:s/>⇒ Defaults to treating \ as escape:</text:span></text:p>
        </text:list-item>
        <text:list-item>
          <text:p text:style-name="P64">Check <text:span text:style-name="T33">Settings &gt; Preferences &gt; Language &gt; Treat Backslash as escape character for SQL</text:span><text:span text:style-name="T3"> – it is checkmarked by default</text:span></text:p>
        </text:list-item>
        <text:list-item>
          <text:p text:style-name="P65">Toggle that option off<draw:frame draw:style-name="fr1" draw:name="Image3" text:anchor-type="char" svg:x="3.7457in" svg:y="-0.078in" svg:width="3.7398in" svg:height="1.1146in" draw:z-index="2"><draw:image xlink:href="Pictures/10000001000001670000006B358980FD.png" xlink:type="simple" xlink:show="embed" xlink:actuate="onLoad" draw:mime-type="image/png"/></draw:frame></text:p>
        </text:list-item>
        <text:list-item>
          <text:p text:style-name="P65"><text:span text:style-name="InlineCode">Ctrl+W</text:span> then <text:span text:style-name="InlineCode">Ctrl+</text:span><text:span text:style-name="InlineCode"><text:span text:style-name="T48">Shift+</text:span></text:span><text:span text:style-name="InlineCode">T</text:span> to reload/<text:span text:style-name="T48">re-render</text:span> the file</text:p>
        </text:list-item>
        <text:list-item>
          <text:p text:style-name="P65">Now it’s treating \ as normal character: </text:p>
        </text:list-item>
        <text:list-item>
          <text:p text:style-name="P65">With the option off, exit Notepad++, and restart Notepad++, opening the same file</text:p>
        </text:list-item>
        <text:list-item>
          <text:p text:style-name="P65">This time, it renders \ as normal character, and <text:span text:style-name="T33">Settings &gt; Preferences &gt; Language &gt; Treat Backslash…</text:span> is not checkmarked, as expected.</text:p>
        </text:list-item>
      </text:list>
      <text:p text:style-name="P62">Incorrect behavior<text:span text:style-name="T3">:</text:span></text:p>
      <text:list text:style-name="L2">
        <text:list-item>
          <text:p text:style-name="P66">Fresh portable <text:span text:style-name="T48">unzip of v8.7, <text:s/></text:span><text:span text:style-name="T49">delete </text:span><text:span text:style-name="InlineCode"><text:span text:style-name="T49">config.xml</text:span></text:span><text:span text:style-name="T49"> , and open </text:span><text:span text:style-name="InlineCode"><text:span text:style-name="T49">escape.sql</text:span></text:span> <text:s/>⇒ <text:span text:style-name="T48">Rendering proves it d</text:span>efaults to treating \ as escape</text:p>
        </text:list-item>
        <text:list-item>
          <text:p text:style-name="P67"><text:soft-page-break/>Check <text:span text:style-name="T33">Settings &gt; Preferences &gt; Language &gt; Treat Backslash…</text:span> is not checkmarked, even though the behavior obviously shows it <text:span text:style-name="T10">is</text:span><text:span text:style-name="T11"> treating it as escape ⇒ this is the BUG</text:span></text:p>
        </text:list-item>
        <text:list-item>
          <text:p text:style-name="P68">Toggle the option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 change in rendering</text:span></text:p>
        </text:list-item>
        <text:list-item>
          <text:p text:style-name="P67">Toggle the option off</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w the rendering changes and matches the preference, so it is now treating \ as normal character, like it should.</text:span></text:p>
        </text:list-item>
        <text:list-item>
          <text:p text:style-name="P67">Exit Notepad++ (it should save the preference state)</text:p>
        </text:list-item>
        <text:list-item>
          <text:p text:style-name="P67">Relaunch Notepad++ with the same file ⇒ <text:span text:style-name="T10">now</text:span><text:span text:style-name="T11"> it has the right state when launched.</text:span></text:p>
        </text:list-item>
        <text:list-item>
          <text:p text:style-name="P68">Turn the option back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the rendering changes and matches the preference to treat \ as escape</text:span></text:p>
        </text:list-item>
        <text:list-item>
          <text:p text:style-name="P67">Exit Notepad++ (it should save the preference state)</text:p>
        </text:list-item>
        <text:list-item>
          <text:p text:style-name="P67">Relaunch Notepad++ with the same file ⇒ it’s treating \ as escape</text:p>
        </text:list-item>
        <text:list-item>
          <text:p text:style-name="P67">Check <text:span text:style-name="T33">Settings &gt; Preferences &gt; Language &gt; Treat Backslash…</text:span> and notice that like in step 2, it’s showing as unchecked, even though the preference state was saved as checked, and it’s behaving as if it’s checked</text:p>
        </text:list-item>
      </text:list>
      <text:h text:style-name="P69" text:outline-level="2"><text:bookmark-start text:name="__RefHeading___Toc735_2874055824"/>Refresh after Preference bug<text:bookmark-end text:name="__RefHeading___Toc735_2874055824"/></text:h>
      <text:p text:style-name="P70">For the simpler one, Alan expanded his verification sequence, and I took that and converted it into <text:a xlink:type="simple" xlink:href="https://github.com/notepad-plus-plus/notepad-plus-plus/issues/16244" text:style-name="Internet_20_link" text:visited-style-name="Visited_20_Internet_20_Link">Issue #16244</text:a>.</text:p>
      <text:p text:style-name="P71">Notes on the SQL preference-refresh bug, and SQL preference-at-startup bug</text:p>
      <text:h text:style-name="P72" text:outline-level="1"><text:bookmark-start text:name="__RefHeading___Toc890_589140964"/>2025-Mar-26<text:tab/>Collection Interface<text:bookmark-end text:name="__RefHeading___Toc890_589140964"/></text:h>
      <text:p text:style-name="P73">Where was I on this? Wow, nearly a month. <text:s/>I guess I really did get distracted by other things. </text:p>
      <text:p text:style-name="P73">Based on commit messages, looks like I have CATEGORIES and FILES choices, but there are probably more actions that need to happen there, and the BTN TODO is still open. <text:s/>Let’s go actually run from code. <text:s/><text:span text:style-name="T50">Okay, yes, when I change CATEGORY, the FILE list updates to dummy files. <text:s/>If I pick a FILE from the chosen CATEGORY, it shows a MsgBox saying what I picked. <text:s/>So those have obvious placeholders, but the framework is there.</text:span></text:p>
      <text:p text:style-name="P74"><text:soft-page-break/>I need more support framework (downloading URLs, populating data structure, etc) before I can do anything else with the COMBOBOX actions (and actually, other than a real file list, I don’t think there’s anything else, because the BTNs will take care of actions), so time to move on to BTNs.</text:p>
      <text:p text:style-name="P74">The easiest button is DONE, which just closes the dialog; actually, that’s not really fair: it’s already implemented. <text:s/><text:span text:style-name="T51">Look at RESTART, which grabs the command line with the GetCommandLineA/W win32-API call, queues up a subprocess / external process to wait and then restart Notepad++, and then File&gt;Exit from Notepad++ using </text:span><text:span text:style-name="InlineCode"><text:span text:style-name="T51">NPPM_MENUCOMMAND(0,IDM_FILE_EXIT)</text:span></text:span><text:span text:style-name="T51">. <text:s/>Let’s see if I can build that up.</text:span></text:p>
      <text:p text:style-name="P75">I can come close. <text:s/>I learned, during experimentation, that if I want a <text:span text:style-name="InlineCode">cmd/k</text:span> to keep the console, I need to use the flag CREATE_NEW_CONSOLE, but if I don’t want a persistent console, I need to use DETACHED_PROCESS. <text:s/>So the CREATE_NEW_CONSOLE version works as expected, but whether I use <text:span text:style-name="InlineCode">TIMEOUT/T</text:span> or <text:span text:style-name="InlineCode">SLEEP</text:span> with DETACHED_PROCESS, the Notepad++ launches before the time has elapsed. :-( <text:s/></text:p>
      <text:p text:style-name="P75">Ah, there we go. <text:s/>Use CREATE_NEW_CONSOLE, but still keep /C, and use a <text:span text:style-name="InlineCode">START “” %s</text:span> to launch the N++, and it <text:span text:style-name="T10">finally</text:span><text:span text:style-name="T11"> launches, waits the time, and then launches. <text:s/></text:span><text:span text:style-name="T52">I had hoped after START made it work that I could try with DETACHED_PROCESS – but that doesn’t show the ECHO or the TIMEOUT messages, and didn’t actually launch N++. <text:s/>CREATE_NEW_CONSOLE it is.</text:span></text:p>
      <text:p text:style-name="CommitMessage">CollectionInterface: get the RESTART button to properly wait 5s then restart Notepad++. <text:s/></text:p>
      <text:h text:style-name="P76" text:outline-level="1"><text:bookmark-start text:name="__RefHeading___Toc936_1563383174"/>2025-Mar-27<text:tab/>CollectionInterface<text:bookmark-end text:name="__RefHeading___Toc936_1563383174"/></text:h>
      <text:p text:style-name="P77">So the last button is the Download button… And that will require having the download feature working, as well as implemented data structures. <text:s/>However, for now, I can create a placeholder that will tell me the category and filename.</text:p>
      <text:p text:style-name="P78">Yep, able to replicate the category/file-selection actions for getting the text, and then create a messagebox to show the category and filename. <text:s/>For now, that’s sufficient. <text:s/>So now, all buttons have actions (though not necessarily complete)</text:p>
      <text:p text:style-name="CommitMessage">CollectionInterface: Start the DOWNLOAD button action, just grabbing the category and filename → 7b09ba4</text:p>
      <text:p text:style-name="P78">Let’s list the things I know are left:</text:p>
      <text:p text:style-name="P79"><text:span text:style-name="T53">☑ </text:span><text:span text:style-name="T54">Process </text:span>UDL <text:span text:style-name="T54">and THEME </text:span>list<text:span text:style-name="T54">s</text:span><text:line-break/><text:span text:style-name="T54">☑ ☑ download</text:span><text:line-break/><text:soft-page-break/><text:span text:style-name="T54">☑ ☑ </text:span><text:span text:style-name="T55">JSON processing<text:line-break/></text:span><text:span text:style-name="T53">☑</text:span><text:span text:style-name="T54"> </text:span><text:span text:style-name="T53">☑</text:span><text:span text:style-name="T54"> data structure</text:span></text:p>
      <text:p text:style-name="P80"><text:span text:style-name="T53">☑</text:span> On DOWNLOAD action, download the appropriate file and put it in the right place</text:p>
      <text:p text:style-name="P78">I don’t know if maybe I made the python version’s data too complicated. <text:s/>Really, I think all I need [in perl hash nomenclature] is $udl{$filename}=$url, $functionlist{$filename}=$url, $autoCompletion{$filename}=$url, $themes{$filename}=$url. <text:s/>I think all the complicated processing can be done before, and don’t need to store that much. <text:s/>Oh, maybe I need both the human-readable name and the underlying name. <text:s/><text:span text:style-name="T56">So maybe it will be $___{$idkey} = { filename ⇒ $filename, url ⇒ $url }, where ___ is the udl, functionList, autoCompletion, or theme collection.</text:span></text:p>
      <text:p text:style-name="P78"><text:a xlink:type="simple" xlink:href="https://stackoverflow.com/questions/4479017/storing-std-map-in-map" text:style-name="Internet_20_link" text:visited-style-name="Visited_20_Internet_20_Link">https://stackoverflow.com/questions/4479017/storing-std-map-in-map</text:a> <text:span text:style-name="T56">shows a couple ways of inserting/populating the subkeys. <text:s/></text:span></text:p>
      <text:p text:style-name="P81">Hmm, my original .h file actually has vectors of strings. <text:s/>I think maybe I need to rethink that. <text:s/><text:span text:style-name="T55">Maybe a simplified version of my original python really is the right way to go:</text:span></text:p>
      <text:p text:style-name="CodeIndent">%udl = (</text:p>
      <text:p text:style-name="CodeIndent"><text:s text:c="4"/>json['id-name'] =&gt; { </text:p>
      <text:p text:style-name="CodeIndent"><text:s text:c="8"/>'display-name' =&gt; json['display-name'],</text:p>
      <text:p text:style-name="CodeIndent"><text:s text:c="8"/>'url' =&gt; json['repository'] || (udl_base+json['id-name']+'.xml'),</text:p>
      <text:p text:style-name="CodeIndent"><text:s text:c="4"/>}, ...</text:p>
      <text:p text:style-name="CodeIndent">)</text:p>
      <text:p text:style-name="CodeIndent">%functionList = (</text:p>
      <text:p text:style-name="CodeIndent"><text:s text:c="4"/>json['id-name'] =&gt; {</text:p>
      <text:p text:style-name="CodeIndent"><text:s text:c="8"/>'display-name' =&gt; json['display-name'],</text:p>
      <text:p text:style-name="CodeIndent"><text:s text:c="8"/>'url' =&gt; true ? base+json['functionList']+'.xml' : </text:p>
      <text:p text:style-name="CodeIndent"><text:s text:c="16"/>http ? json['functionList'] : (fl_base+json['id-name']+'.xml'),</text:p>
      <text:p text:style-name="CodeIndent"><text:s text:c="4"/>}, ...</text:p>
      <text:p text:style-name="CodeIndent">)</text:p>
      <text:p text:style-name="CodeIndent">%autoCompletion = (</text:p>
      <text:p text:style-name="CodeIndent"><text:s text:c="4"/>json['id-name'] =&gt; {</text:p>
      <text:p text:style-name="CodeIndent"><text:s text:c="8"/>'display-name' =&gt; json['display-name'],</text:p>
      <text:p text:style-name="CodeIndent"><text:s text:c="8"/>'url' =&gt; true ? base+json['autoCompletion']+'.xml' : </text:p>
      <text:p text:style-name="CodeIndent"><text:s text:c="16"/>http ? json['autoCompletion'] : (fl_base+json['id-name']+'.xml'),</text:p>
      <text:p text:style-name="CodeIndent"><text:s text:c="4"/>}, ...</text:p>
      <text:p text:style-name="CodeIndent">)</text:p>
      <text:p text:style-name="CodeIndent">@theme = (<text:tab/><text:tab/><text:span text:style-name="T55"># or maybe %theme = (</text:span></text:p>
      <text:p text:style-name="CodeIndent"><text:s text:c="4"/>$file1,<text:tab/><text:tab/><text:tab/><text:tab/><text:span text:style-name="T55">$file1-’.xml’ =&gt; $file1,</text:span></text:p>
      <text:p text:style-name="CodeIndent"><text:s text:c="4"/>$file2, <text:tab/><text:tab/><text:tab/><text:tab/>...</text:p>
      <text:p text:style-name="CodeIndent"><text:s text:c="4"/>...</text:p>
      <text:p text:style-name="CodeIndent">)<text:tab/><text:tab/><text:tab/><text:tab/> <text:s text:c="3"/><text:span text:style-name="T55">)</text:span></text:p>
      <text:p text:style-name="P82">I will postpone implementing that until the next time I work on this. <text:s/>But I think to start with, I will define new member variables rather than reusing the original vwsXFiles vectors, so that my initial population of the dialog works as currently designed.</text:p>
      <text:p text:style-name="CommitMessage"><text:soft-page-break/>CollectionInterface: take some notes on my data structure; I will need to get downloading and JSON-processing working before it’s worth implementing the new data structure.</text:p>
      <text:h text:style-name="P83" text:outline-level="1"><text:bookmark-start text:name="__RefHeading___Toc1106_1813222724"/>2025-Mar-28<text:tab/>CollectionInterface<text:bookmark-end text:name="__RefHeading___Toc1106_1813222724"/></text:h>
      <text:h text:style-name="P84" text:outline-level="2"><text:bookmark-start text:name="__RefHeading___Toc1140_1813222724"/>Download JSON<text:bookmark-end text:name="__RefHeading___Toc1140_1813222724"/></text:h>
      <text:p text:style-name="P85">Time to see if I can download the JSON files. So, I want to see if I can use the <text:span text:style-name="T57"><text:s/></text:span><text:a xlink:type="simple" xlink:href="https://learn.microsoft.com/en-us/windows/win32/wininet/http-sessions?redirectedfrom=MSDN" office:name="MS Learn (MSDN)" text:style-name="Internet_20_link" text:visited-style-name="Visited_20_Internet_20_Link"><text:span text:style-name="T57">WinINet HTTP(s) Sessions</text:span></text:a><text:span text:style-name="T57"> <text:s/></text:span><text:span text:style-name="T11">mentioned back on Feb 22 (</text:span><text:span text:style-name="T11"><text:bookmark-ref text:reference-format="direction" text:ref-name="__RefHeading___Toc831_4025793947">above</text:bookmark-ref></text:span><text:span text:style-name="T11">) to download-to-memory. <text:s/></text:span><text:span text:style-name="T58">Reading more of that example, it needed </text:span><text:span text:style-name="T59">Http</text:span><text:span text:style-name="T58">Open</text:span><text:span text:style-name="T59">Request</text:span><text:span text:style-name="T58">A and others before using the function they did. <text:s/>So I went and asked Google’s AI to write “c++ download file to memory using HttpOpenRequest and InternetReadFile”… it provides sample code, so hopefully I’ll be able to start with that and make it work.</text:span></text:p>
      <text:p text:style-name="P86">Hmm, that version had a problem when it tried to HttpSendRequest. <text:s/>But I had seen there was also an InternetOpenUrlA(), so I got google-ai to show me an example of that… And with that one, I am able to download the JSON contents. Do a safety commit with the old version #if’d out, so I have a record, but then delete it.</text:p>
      <text:p text:style-name="CommitMessage">CollectionInterface::downloadFileInMemory() is working using InternetOpenUrlA() → 9095482</text:p>
      <text:h text:style-name="P87" text:outline-level="2"><text:bookmark-start text:name="__RefHeading___Toc1312_1813222724"/>Process JSON<text:bookmark-end text:name="__RefHeading___Toc1312_1813222724"/></text:h>
      <text:p text:style-name="P88">Next, grab the <text:span text:style-name="T25"><text:s/></text:span><text:a xlink:type="simple" xlink:href="https://github.com/nlohmann/json" office:name="GitHub project" text:style-name="Internet_20_link" text:visited-style-name="Visited_20_Internet_20_Link"><text:span text:style-name="T26">nlohmann/json</text:span></text:a><text:span text:style-name="T11"> <text:s/>source. <text:s/></text:span><text:span text:style-name="T60">I am able to get it to build when linked from the class, so I think it’s okay. <text:s/></text:span></text:p>
      <text:p text:style-name="P89">Okay, when the top-level is an array/list, it doesn’t seem to like json[#] nomenclature; instead, <text:span text:style-name="InlineCode">json.at(#).get&lt;std::string&gt;()</text:span> gets the string (derived from <text:a xlink:type="simple" xlink:href="https://stackoverflow.com/questions/72120862/indexing-json-object-in-c" text:style-name="Internet_20_link" text:visited-style-name="Visited_20_Internet_20_Link">here</text:a>); or iterate over all string values using <text:span text:style-name="InlineCode">for (const auto&amp; item : jTheme.items()) { item.value().get&lt;std::string&gt;() … }</text:span> (derived from <text:a xlink:type="simple" xlink:href="https://stackoverflow.com/questions/55431552/how-to-iterate-over-a-json-in-json-for-modern-c" text:style-name="Internet_20_link" text:visited-style-name="Visited_20_Internet_20_Link">here</text:a>). <text:s/></text:p>
      <text:p text:style-name="P90">Able to dig down into <text:span text:style-name="T61">the json[“UDLs”][#] and look at [“id-name”] and test if [“functionList”] or [“autoCompletion”] exists. <text:s/></text:span></text:p>
      <text:p text:style-name="P91">Want to do a safety commit, go back and delete the #if0 from earlier today, and then come back and try to figure out differentiating between boolean and string for the entries (because cannot stringify true/false, or vice-versa). <text:s/></text:p>
      <text:p text:style-name="P92">CollectionInterface: able to turn JSON “string” into an object, and access the elements of the UDL and THEME JSON structures → 18eecde</text:p>
      <text:p text:style-name="CommitMessage"><text:soft-page-break/>CollectionInterface: clean out the #if0 from earlier today → 1937d20</text:p>
      <text:p text:style-name="P93">So, for testing, I think that I need to check .is_boolean() and .is_string(), based on <text:a xlink:type="simple" xlink:href="https://json.nlohmann.me/api/basic_json/is_boolean/" text:style-name="Internet_20_link" text:visited-style-name="Visited_20_Internet_20_Link">docs</text:a>. <text:s/>Yep, that was able to disambiguate.</text:p>
      <text:p text:style-name="P94">The last logic will be whether the string starts with http or not. <text:s/>This <text:a xlink:type="simple" xlink:href="https://stackoverflow.com/questions/1878001/how-do-i-check-if-a-c-stdstring-starts-with-a-certain-string-and-convert-a" text:style-name="Internet_20_link" text:visited-style-name="Visited_20_Internet_20_Link">SO discussion</text:a> says <text:span text:style-name="InlineCode">s.starts_with(“http”)</text:span> (for C++20) or <text:span text:style-name="InlineCode">s.find(“http”)==0</text:span> (for older C++). <text:s/>I think the project has defaulted to C++13, but I’m not sure, so I’ll try the more-readable first. <text:s/>The first doesn’t work, but the second does. <text:s/>So now I have all the logic needed. </text:p>
      <text:p text:style-name="P95"><text:span text:style-name="T62">☑ </text:span>Next time, start with cleaning up the strings and populating the data structures</text:p>
      <text:p text:style-name="P96">CollectionInterface: add logic for boolean-vs-string, and filename-vs-URL → e80d4ce</text:p>
      <text:h text:style-name="P97" text:outline-level="1"><text:bookmark-start text:name="__RefHeading___Toc1157_2548843727"/>2025-Mar-31<text:tab/>CollectionInterface<text:bookmark-end text:name="__RefHeading___Toc1157_2548843727"/></text:h>
      <text:p text:style-name="P98">So, my notes tell me to start with cleaning up the strings. <text:s/>I wish I could remember how the strings need to be “cleaned”. <text:s/>Oh, right, that’s the transformation from URL or filename or TRUE to the final URL. <text:s/></text:p>
      <text:p text:style-name="P99">Debug until I have UDL, FunctionList, and AutoCompletion URL’s grabbed, and the display-name decoded.</text:p>
      <text:p text:style-name="CommitMessage">CollectionInterface: decode the UDL JSON and implement logic to convert URL or Filename or Boolean into appropriate download-URL. → a0a4291</text:p>
      <text:p text:style-name="P99">Now it’s time for a data structure. <text:s/>At the top level, I can either have independent variables, or a map of maps, with equivalent readability. <text:s/>Might as well keep each map separate. <text:s/><text:span text:style-name="T62">And need a reverse map from DISPLAY NAME back to ID (so I can extract the value out of the main map in the end)</text:span></text:p>
      <text:p text:style-name="P100">For the big3, able to change the FILE list to show the DISPLAY names of the new data structure. <text:s/>So that’s working. <text:s/>And keep the Themes as a simple list (easiest that way).</text:p>
      <text:p text:style-name="CommitMessage">CollectionInterface: data structure is working, so now FILE lists are populated from the DISPLAY (or THEME) fields of their respective downloaded data → a1bfc93</text:p>
      <text:p text:style-name="P101">Now I want to reverse the mapping on the DOWNLOAD action for each type. <text:s/><text:span text:style-name="T63">Switch the DOWNLOAD-action’s readback to ASCII instead of WIDE, and then it’s pretty simple to get the ID from the DISPLAY and then compute the URL (or just FILENAME→URL for Theme).</text:span></text:p>
      <text:p text:style-name="CommitMessage"><text:soft-page-break/>CollectionInterface: reverse lookup from DISPLAY to UDL, FL, AC, or Theme to final URL → 0487389 </text:p>
      <text:h text:style-name="P102" text:outline-level="1"><text:bookmark-start text:name="__RefHeading___Toc1197_2845921483"/>2025-Apr-02<text:tab/>CollectionInterface<text:bookmark-end text:name="__RefHeading___Toc1197_2845921483"/></text:h>
      <text:p text:style-name="P103">I guess the next step is actually doing the download and writing it to the file. <text:s/>I can either just download to the wstring and then write, or I can do the chunked write during the loop, as <text:a xlink:type="simple" xlink:href="https://stackoverflow.com/a/47487141" text:style-name="Internet_20_link" text:visited-style-name="Visited_20_Internet_20_Link">here</text:a>. <text:s/><text:span text:style-name="T64">Using that SO answer as my basis, get download to a temporary file working. <text:s/>Next, try hardcoding the path to the final destination instead of using the temporary file. <text:s/></text:span></text:p>
      <text:p text:style-name="P104">Now, I need the aside of generating the various directories for the files to go to, based on current N++ settings. <text:s/>Python’s os.path.dirname() (which strips the tail, so finds the next directory up each call) is similar to <text:a xlink:type="simple" xlink:href="https://learn.microsoft.com/en-us/windows/win32/api/pathcch/nf-pathcch-pathcchremovefilespec" text:style-name="Internet_20_link" text:visited-style-name="Visited_20_Internet_20_Link">PathCchRemoveFileSpec</text:a>; but that one uses wchar_t*, so my std::string implementation isn’t going to work here. <text:s/>Really, I should be doing everything in std::wstring, so I’ll eventually have to go through and figure out where I thought that std::string/char* was “required”, and figure out a way around it there (and stop using the A versions of the calls). <text:s/>While doing something recently, I also discovered that the intention is that <text:span text:style-name="InlineCode">.c_str()</text:span> will be for <text:span text:style-name="InlineCode">const</text:span>, while <text:span text:style-name="InlineCode">.data()</text:span> is <text:span text:style-name="T10">not</text:span><text:span text:style-name="T11"> </text:span><text:span text:style-name="InlineCode"><text:span text:style-name="T11">const</text:span></text:span><text:span text:style-name="T11">, so I should probably also fix any time I’m editing a string with </text:span><text:span text:style-name="InlineCode"><text:span text:style-name="T11">str.c_str()</text:span></text:span><text:span text:style-name="T11">. <text:s/></text:span></text:p>
      <text:p text:style-name="TODO"><text:span text:style-name="T65">☑ </text:span>switch to <text:span text:style-name="InlineCode">str.data()</text:span> for modifying strings</text:p>
      <text:p text:style-name="TODO"><text:span text:style-name="T66">☑ </text:span>switch to <text:span text:style-name="InlineCode">std::wstring</text:span> wherever possible</text:p>
      <text:p text:style-name="P104">But before working on either of those, continue with my NPP metadata using wstring. <text:s/><text:span text:style-name="T67">Eeek, the PathCchRemoveFileSpec is an in-place modification! <text:s/>Glad I noticed that while re-reading the docs.</text:span></text:p>
      <text:p text:style-name="P105">Fought for some time with doing wstring concatenation with + not seeming to do anything… but it turns out, when I grab from the MESSAGE, it’s getting the terminating NULL, but std::wstring (and std::string) don’t care about NULL termination, so it’s concatenating the new subdir <text:span text:style-name="T10">after</text:span><text:span text:style-name="T11"> the base-dir’s \0, which won’t work; use the </text:span><text:span text:style-name="InlineCode"><text:span text:style-name="T11">str.erase</text:span></text:span><text:span text:style-name="T11"> algorithm </text:span><text:a xlink:type="simple" xlink:href="https://stackoverflow.com/a/49410636" text:style-name="Internet_20_link" text:visited-style-name="Visited_20_Internet_20_Link"><text:span text:style-name="T11">here</text:span></text:a><text:span text:style-name="T11"> to strip trailing NULL(s).</text:span></text:p>
      <text:p text:style-name="CommitMessage">CollectionInterface: implemented download to hardcoded file; implemented and populated the N++ metainfo private variables; TODO = use those variables for deciding where to write the DOWNLOADed files → 04c6937</text:p>
      <text:p text:style-name="P106">Make use of the metainfo variables, and able to write to all but autoCompletion (which is write-protected)</text:p>
      <text:p text:style-name="P80"><text:soft-page-break/><text:span text:style-name="T68">☑</text:span> Implement the unWriteable check (cf Py line92) <text:span text:style-name="T69">and tmp-file (line128)<text:line-break/></text:span><text:span text:style-name="T68">☑</text:span><text:span text:style-name="T69"> </text:span>don’t limit to autoCompletion, because config-dir might be unwriteable for others on doLocalConf and similar</text:p>
      <text:p text:style-name="CommitMessage">CollectionInterface: except for write-protected autoCompletion, the downloads are working correctly → d3c7b11</text:p>
      <text:p text:style-name="P106">The string/wstring is getting annoying, as I’m starting to have to mix them and have thus created a couple lambda functions… but they are limited scope, and I’d rather not duplicate them (and I’m trying to avoid generic string-conversion functions in any of my existing classes, at least for now). <text:s/></text:p>
      <text:p text:style-name="P107">But I really want to do the “easy” first, so let’s start with str.data() rw vs str.c_str() ro. <text:s/><text:span text:style-name="T65">Okay, I fixed all those.</text:span></text:p>
      <text:p text:style-name="CommitMessage"><text:span text:style-name="T65">CollectionInterface: </text:span><text:s/><text:span text:style-name="T65">switched from str.c_str() to str.data() when trying to modify string → 43d0f11</text:span></text:p>
      <text:h text:style-name="P108" text:outline-level="1"><text:bookmark-start text:name="__RefHeading___Toc1295_2203718327"/>2025-Apr-03<text:tab/>CollectionInterface<text:bookmark-end text:name="__RefHeading___Toc1295_2203718327"/></text:h>
      <text:p text:style-name="P109">Time to work on migration to fully-wstring. <text:s/>I might start with just doing wrapper versions of my methods, which convert the ::string to a ::wstring, then call the ::wstring version. <text:s/>That will allow me to keep things working as I migrate. <text:s/><text:span text:style-name="T70">I won’t be able to update the read-from-internet, because it’s grabbing bytes; I will keep those as vector&lt;char&gt;. <text:s/>And the JSON processing still needs string2wstring lambda, because the JSON library will only return values as std::string. <text:s/>Other than that, I don’t use the conversion anymore, and I don’t have any more std::string, and all of the </text:span><text:span text:style-name="T71">SendMessage/MessageBox/…A() are gone.</text:span></text:p>
      <text:p text:style-name="CommitMessage">CollectionInterface: switched from std::string to std::wstring (as much as possible) and changed to the non-A versions of win32 API calls → 308912d</text:p>
      <text:p text:style-name="P110">Create a private helper method to test if a directory is writable (ugh, I hate that spelling, but research says “writable” is preferred to “writeable”). <text:s/>Make wrapper methods for each of the known directories. <text:s/>If a directory is not writable, need to try to find a writable directory: use GetTempPath2() API call first (which tries all the “normal” windows tempdir variables and locations), and if that result isn’t writable, try the current directory, and if that fails, give up.</text:p>
      <text:p text:style-name="P110"><text:soft-page-break/>While doing that, and writing more <text:span text:style-name="InlineCode">throw</text:span>s, I realized I will need to either rework from Exception to MessageBox, or write exception-handlers in calls to any of these modules; I don’t like either of those options.</text:p>
      <text:p text:style-name="TODO"><text:span text:style-name="T72">☑ </text:span>Rework or handle exceptions</text:p>
      <text:p text:style-name="P110">Looking at the pythonscript again, it actually tries %TEMP% then <text:a xlink:type="simple" xlink:href="file:///c:/temp" text:style-name="Internet_20_link" text:visited-style-name="Visited_20_Internet_20_Link">c:\temp</text:a> or <text:a xlink:type="simple" xlink:href="file:///c:/tmp" text:style-name="Internet_20_link" text:visited-style-name="Visited_20_Internet_20_Link">c:\tmp</text:a>, then finally %USERPROFILE%. <text:s/>I should probably mimic that.</text:p>
      <text:p text:style-name="P111">Okay, got it to give me a directory, and then able to download to a temporary file in that directory. <text:s/>Then I implemented the if !writable then ShellExecute(runas) to prompt for UAC and MOVE the file from the temp location to the final path.</text:p>
      <text:p text:style-name="CommitMessage">CollectionInterface: for permission-issues, download to a temporary path, then prompt for UAC and move the file to the actual destination. → 247f5d6</text:p>
      <text:h text:style-name="Heading_20_2" text:outline-level="2"><text:bookmark-start text:name="__RefHeading___Toc1340_2719259852"/>&lt;<text:span text:style-name="T43">meta&gt;<text:tab/>MACRO: Grab Today’s Commits</text:span><text:bookmark-end text:name="__RefHeading___Toc1340_2719259852"/></text:h>
      <text:p text:style-name="P112">In GenericNotebook, developed a macro to grab today’s commits and put in clipboard. <text:s/>Add that interface here.</text:p>
      <text:p text:style-name="CommitMessage">&lt;<text:span text:style-name="T73">meta&gt; Add Macro = Grab Today’s Commits</text:span></text:p>
      <text:p text:style-name="P113"><text:span text:style-name="T74">☑ </text:span><text:span text:style-name="T75">Add it to toolbar or assign a keyboard shortcut </text:span><text:span text:style-name="T76">ToolbarButton</text:span></text:p>
      <text:h text:style-name="P114" text:outline-level="1"><text:bookmark-start text:name="__RefHeading___Toc1362_1694774122"/>2025-Apr-04<text:tab/>CollectionInterface<text:bookmark-end text:name="__RefHeading___Toc1362_1694774122"/></text:h>
      <text:p text:style-name="P115">Per LycanTh<text:span text:style-name="T77">r</text:span>ope’s feedback, the GetTempPath2 interface that I used was apparently recent-win-11 only, so doesn’t work on other OS, whereas GetTempPath() has been around since WinXP – despite what the docs tell me, I’m going to switch to the old, for compatibility. <text:s/>That was an easy fix.</text:p>
      <text:p text:style-name="P116">CollectionInterface: switch from GetTempPath2() to GetTempPath() to be compatible with Win10 and earlier → 928e2fb</text:p>
      <text:p text:style-name="P117">Other suggestions:</text:p>
      <text:p text:style-name="TODO"><text:span text:style-name="T78">☑ </text:span>Use FILE = List Box</text:p>
      <text:p text:style-name="P118"><text:span text:style-name="T79">☑ </text:span>Automatically get FL and AC for a UDL that has them<text:line-break/><text:span text:style-name="T80">☑ </text:span>Make it optional</text:p>
      <text:p text:style-name="P118"><text:soft-page-break/><text:span text:style-name="T81">☒ </text:span>Allow selecting multiple files for download at once</text:p>
      <text:p text:style-name="P119"><text:span text:style-name="T78">☑ </text:span>Change BTN order</text:p>
      <text:p text:style-name="P120"><text:span text:style-name="T82">☒</text:span> Add STATUS indicator</text:p>
      <text:p text:style-name="P120"><text:span text:style-name="T78">☑</text:span> Consider: popup or progress bar during download</text:p>
      <text:p text:style-name="P119"><text:span text:style-name="T82">☒ </text:span>Consider: CANCEL button to stop the download in-progress</text:p>
      <text:p text:style-name="P121"><text:span text:style-name="T83">☑ </text:span>Consider: HELP/? Button / <text:a xlink:type="simple" xlink:href="https://learn.microsoft.com/en-us/windows/win32/controls/tooltip-controls" text:style-name="Internet_20_link" text:visited-style-name="Visited_20_Internet_20_Link">tooltip</text:a></text:p>
      <text:p text:style-name="P119"><text:span text:style-name="T84">☒ </text:span>LongTerm feature: automatically edit overrideMap</text:p>
      <text:p text:style-name="P119"><text:span text:style-name="T81">☑ </text:span>Document usage in the README</text:p>
      <text:p text:style-name="P122"><text:span text:style-name="T85">☑ </text:span>Confirm whether autoCompletion filename needs to match the id-name or match the display-name</text:p>
      <text:p text:style-name="P122"><text:span text:style-name="T84">☒ </text:span>LongTerm feature: automatically generate autoCompletion from Keywords if AC.xml doesn’t already exist</text:p>
      <text:p text:style-name="P123"><text:span text:style-name="T84">☑ </text:span>Add the LongTerm features as GitHub issues rather than tracking them here.</text:p>
      <text:p text:style-name="P124">Let’s start by reordering the buttons. <text:span text:style-name="T86">And now start adding more space for the List Box</text:span></text:p>
      <text:p text:style-name="P125">ASIDE: Somehow, I got on the tangent of the progress bar, and I made a dummy dialog [since deleted] that showed</text:p>
      <text:p text:style-name="CodeIndent">CONTROL <text:s text:c="8"/>"",IDC_PROGRESS1,"msctls_progress32",WS_BORDER,14,21,80,14</text:p>
      <text:p text:style-name="Text_20_body">… <text:span text:style-name="T86">so if I end up wanting a progress bar, I will want to remember how to do that. <text:s/>And some resources for ProgressBar include MSLearn:”</text:span><text:a xlink:type="simple" xlink:href="https://learn.microsoft.com/en-us/windows/win32/controls/create-progress-bar-controls" text:style-name="Internet_20_link" text:visited-style-name="Visited_20_Internet_20_Link"><text:span text:style-name="T86">How to Use Progress Bar Controls</text:span></text:a><text:span text:style-name="T86">” and the generic </text:span><text:a xlink:type="simple" xlink:href="https://learn.microsoft.com/en-us/windows/win32/menurc/control-control" text:style-name="Internet_20_link" text:visited-style-name="Visited_20_Internet_20_Link"><text:span text:style-name="T86">“CONTROL control” syntax</text:span></text:a><text:span text:style-name="T86">, and this </text:span><text:a xlink:type="simple" xlink:href="https://cplusplus.com/forum/windows/30675/" text:style-name="Internet_20_link" text:visited-style-name="Visited_20_Internet_20_Link"><text:span text:style-name="T86">cplusplus.com-forum-post</text:span></text:a><text:span text:style-name="T86">.</text:span></text:p>
      <text:p text:style-name="P126">Back to the <text:a xlink:type="simple" xlink:href="https://learn.microsoft.com/en-us/windows/win32/controls/list-boxes" text:style-name="Internet_20_link" text:visited-style-name="Visited_20_Internet_20_Link">ListBox</text:a>: when I convert it to a <text:a xlink:type="simple" xlink:href="https://learn.microsoft.com/en-us/windows/win32/menurc/listbox-control" text:style-name="Internet_20_link" text:visited-style-name="Visited_20_Internet_20_Link">LISTBOX control</text:a>, I can change its height appropriately. <text:s/>But it now doesn’t populate, because I’m sending the wrong messages. <text:s/>So start in the _populate_file_cbx() and now it shows the entries. <text:s/>Now in the other processing – noting that CB_GETLBTEXT converts to LB_GETTEXT (since LB only has one section, compared to CB’s two sections). <text:s/><text:span text:style-name="T87">(LB_GETSELCOUNT and LB_GETSELITEMS will be needed if I’m going to eventually allow multiple selections.)</text:span></text:p>
      <text:p text:style-name="P127"><text:soft-page-break/>I was curious why some of the dialogs were able to show in the Resource View, but others would give an error about “RC2247: SYMBOL name too long”, so I found this <text:a xlink:type="simple" xlink:href="https://stackoverflow.com/a/52156741" text:style-name="Internet_20_link" text:visited-style-name="Visited_20_Internet_20_Link">SO answer</text:a>, which says to <text:span text:style-name="T10">not</text:span><text:span text:style-name="T11"> use &lt;windows.h&gt; (or &lt;commctrl.h&gt; and &lt;richedit.h&gt;), and instead use &lt;winres.h&gt;, which includes RC-safe versions of all of those. <text:s/>(One wouldn’t refresh; </text:span><text:a xlink:type="simple" xlink:href="https://stackoverflow.com/a/17104832" text:style-name="Internet_20_link" text:visited-style-name="Visited_20_Internet_20_Link"><text:span text:style-name="T11">this answer</text:span></text:a><text:span text:style-name="T11"> informed me that if I do a search, the project gets saved with it “open”, even when it’s not; so have to delete the </text:span><text:span text:style-name="InlineCode"><text:span text:style-name="T11">.suo</text:span></text:span><text:span text:style-name="T11"> file – which was finally able to get me to be able to view the </text:span><text:span text:style-name="T88">dialog preview. <text:s/>I just wish I could switch between graphical editing and text editing, without having to add all the VS cruft to the resource files and headers.</text:span><text:span text:style-name="T11">)</text:span></text:p>
      <text:p text:style-name="P128">I want to try an experiment with a dummy resource, but I want a safety commit first</text:p>
      <text:p text:style-name="CommitMessage">CollectionInterface: Switch FILES to a ListBox instead of ComboBox; fix *.rc includes to allow Resource View to see those resources → 31624d4</text:p>
      <text:p text:style-name="P129">Okay, now it’s safe to try to create the dummy RC file. <text:s/><text:span text:style-name="T89">Create a </text:span><text:a xlink:type="simple" xlink:href="https://learn.microsoft.com/en-us/windows/win32/controls/tab-control-reference" text:style-name="Internet_20_link" text:visited-style-name="Visited_20_Internet_20_Link"><text:span text:style-name="T89">Tab Control</text:span></text:a><text:span text:style-name="T89"> and a </text:span><text:a xlink:type="simple" xlink:href="https://learn.microsoft.com/en-us/windows/win32/controls/progress-bar-control-reference" text:style-name="Internet_20_link" text:visited-style-name="Visited_20_Internet_20_Link"><text:span text:style-name="T89">Progress Bar</text:span></text:a><text:span text:style-name="T89">. <text:s/></text:span><text:span text:style-name="T90">At this point, I want to experiment with them without affecting my main dialog (yet). <text:s/>So move them into the src\Dialogs (changing the underlying vcproj configuration, and rename from their default filenames); change their constants so they don’t conflict; make sure I can still build without affecting the old dialog. <text:s/></text:span></text:p>
      <text:p text:style-name="P130">Then call it and make sure it draws an empty dialog. <text:s/>Then start bringing over the processing, including populating the initial tabs and listbox. <text:s/>Then figure out how to process the selection-changed notification (slightly different than with combobox or listbox, because those use WM_COMMAND with LOWORD(wParam)==ID and HIWORD(wParam)==NOTIFICATION, whereas for tab control, it needs WM_NOTIFY with wParam==ID. <text:s/>But I was able to eventually get that working.</text:p>
      <text:p text:style-name="CommitMessage">CollectionInterface: experimenting with delmeDialog, which is more like the interface that @Coises suggested → 0d96d93</text:p>
      <text:h text:style-name="P131" text:outline-level="1"><text:bookmark-start text:name="__RefHeading___Toc1500_887794160"/>2025-Apr-05<text:tab/>CollectionInterface<text:bookmark-end text:name="__RefHeading___Toc1500_887794160"/></text:h>
      <text:p text:style-name="P132">I started by creating the Issues in GH, to check off those tasks above. <text:s/>And while on GH, I see that it’s not building the GH Action again, so I’m going to have to figure that out.</text:p>
      <text:p text:style-name="P133">First error was %lld not wanting to print a size_t, so typecast it. <text:s/></text:p>
      <text:p text:style-name="CommitMessage">Try to fix GHAction failure<text:line-break/>typecast size_t to INT64 to match %lld<text:line-break/>→ b7ce927</text:p>
      <text:p text:style-name="P133">Next error was that WinINet functions weren’t being found – ahh, I only added that (and pathcch) to the Debug+x64, so add it to all the others.</text:p>
      <text:p text:style-name="P134"><text:soft-page-break/>Try to fix GHAction failure <text:span text:style-name="T91">(2)</text:span><text:line-break/>add wininet.lib/pathcch.lib to all configs, not just debug+x64<text:line-break/>→ e9e4bc1</text:p>
      <text:p text:style-name="P133">With that, I’m starting to get green on all the Action jobs. <text:s/>Success!</text:p>
      <text:p text:style-name="CommitMessage">&lt;<text:span text:style-name="T92">meta&gt; Add a per-document toolbar with GrabTodaysCommit, Style=CommitMessage, Style=CodeIndent, CharStyle=InlineCode, CharStyle=NoCharStyle, with appropriate icons (see also today’s GenericNotebook entry for how to do that). → 4330ff6</text:span></text:p>
      <text:p text:style-name="P135">Start reworking the main dialog, but out of time/mental engery for the day…</text:p>
      <text:p text:style-name="CommitMessage"><text:span text:style-name="T93">CollectionInterface: </text:span>starting to rework the main dialog → 489cb23</text:p>
      <text:h text:style-name="P136" text:outline-level="1"><text:bookmark-start text:name="__RefHeading___Toc1545_923716000"/>2025-Apr-06<text:tab/>CollectionInterface<text:bookmark-end text:name="__RefHeading___Toc1545_923716000"/></text:h>
      <text:p text:style-name="P137">On the website, I renamed to “main” instead of “master”, and <text:a xlink:type="simple" xlink:href="https://github.com/pryrt/NppPlugin-CollectionInterface/issues/5" text:style-name="Internet_20_link" text:visited-style-name="Visited_20_Internet_20_Link">informed the users</text:a> who had forked my repo.</text:p>
      <text:p text:style-name="P138">Okay, now go back to the main dialog, and continue with the GUI edits until it looks similar to my experimental version. <text:s/><text:span text:style-name="T94">Then populate the TAB titles from the categories, and add in processing of when the active TAB changes – oh, I need the null-removal, so make that public. <text:s/>After getting that working, I had a flash: what if I use the w-variant of strlen (lstrlenW, or the lstrlen variant) – but that would mean I wouldn’t need the public version, because using the resize, I can make it a one-liner. <text:s/>Make the other private again, and re-implement using the oneliner.</text:span></text:p>
      <text:p text:style-name="P139">So, I know I’m going to need to grab the tab name (category) elsewhere in the code, <text:span text:style-name="T95">so move that out of the notification. <text:s/>Then call it anyplace the wsCategory is needed. <text:s/>Look for other instances of the old IDC_CI_COMBO_CATEGORY, and make sure everything is using the new TAB interface instead: it’s working, so delete the old #define, and it’s still working – and will still download correctly! <text:s/>That’s some good success today.</text:span></text:p>
      <text:p text:style-name="CommitMessage">CollectionInterface: finish the rework of the main dialog to the tabbed interface, and verify downloading works again → 8070e13</text:p>
      <text:p text:style-name="P140">Now that it’s been integrated, go remove the DELME files, and the associated menu entries. <text:s/>Verify it’s still working</text:p>
      <text:p text:style-name="CommitMessage">CollectionInterface: delete the experimental “delme” code, since it’s all been implemented in the main dialog now. → cc471dc</text:p>
      <text:h text:style-name="P141" text:outline-level="1"><text:bookmark-start text:name="__RefHeading___Toc1572_3337876114"/><text:soft-page-break/>2025-Apr-07<text:tab/>CollectionInterface<text:bookmark-end text:name="__RefHeading___Toc1572_3337876114"/></text:h>
      <text:p text:style-name="P142">Looking at my TODO, I’ve still got to decide whether I want to allow getting FL and AC at the same time as their UDL. <text:s/>For that, I would need to have a checkmark for each that’s only visible (<text:span text:style-name="InlineCode">ShowWindow(hwndControl, IsWindowVisible(hwndControl) ? SW_HIDE : SW_SHOW);</text:span>) when it’s UDL; and is only enabled (use <text:span text:style-name="InlineCode">EnableWindow(hwndControl, IsWindowEnabled(hwndControl) ? FALSE : TRUE)</text:span>) when the UDL has the associated FL and/or AC. <text:s/>That logic seems doable – though my initial tests will be always enable/disable, before I play with hide/show. <text:s/></text:p>
      <text:p text:style-name="P143">Mock up options-on-left-button-in-center vs button-on-left-options-next-right, and ask Community for opinion.</text:p>
      <text:p text:style-name="P144">Implement the UDL=SW_SHOW, AC/FL/Theme=SW_HIDE logic; implement the exists(AC):enableAC//exists(FL):enableFL logic. <text:s/>Use dBASEPlus_*Theme for testing both checkboxes, Amiga_E for just AC, and STL 3dObject for just FL. <text:s/>All of those work.</text:p>
      <text:p text:style-name="P145">So now I just need the logic to add those downloads. <text:s/><text:span text:style-name="T96">Get it so it reads the individual checkbox state, and if it’s enabled and checked, it will store the appropriate info for the additional downloads. <text:s/></text:span><text:span text:style-name="T97">That seems to work. <text:s/>Let’s do a commit at this point</text:span></text:p>
      <text:p text:style-name="CommitMessage">CollectionInterface: GUI and logic for optionally downloading AutoCompletion and FunctionList alongside the UDL → 66e7971</text:p>
      <text:p text:style-name="P146">Mark that TODO done. <text:s/>And I’ll see if I have enough time to implement a MessageBox question if user wants to bother trying UAC. <text:s/><text:span text:style-name="T98">Yep, that works.</text:span></text:p>
      <text:p text:style-name="CommitMessage">CollectionInterface: Use MB_OKCANCEL to determine whether to bother continuing with trying UAC for permission-denied files → dfbaff5</text:p>
      <text:h text:style-name="P147" text:outline-level="1"><text:bookmark-start text:name="__RefHeading___Toc1613_28121848"/>2025-Apr-08<text:tab/>CollectionInterface<text:bookmark-end text:name="__RefHeading___Toc1613_28121848"/></text:h>
      <text:p text:style-name="P148">For status/progress, I don’t know whether I can update in the middle or not. <text:s/>But what I can do is clear the status bar every time category-tab or file-choice (or maybe even checkbox state) change, and then update it after the download.</text:p>
      <text:p text:style-name="P149">Yeah, so when deciding what to download, increase the total (so it’s 1 for normal, 2 or 3 if AC and/or FL are added); then when downloading the files, increase the count after each download, and set progress bar to 100*count/total. <text:s/>If you CANCEL on the UAC instead of going for it, it will <text:span text:style-name="T10">decrease</text:span><text:span text:style-name="T11"> the total rather than increase the count, so the final will still be 2/2 instead of 2/3; and, just in case my math is wrong, at the end of the download-button, set it to 100% no matter what. <text:s/>That seems a reasonable indicator.</text:span></text:p>
      <text:p text:style-name="CommitMessage"><text:soft-page-break/>CollectionInterface: update the progress bar as download is happening, <text:span text:style-name="T99">goes to 100% when done → 0a57815</text:span></text:p>
      <text:p text:style-name="P150">Start on the HELP button. <text:s/>I made a new dialog, with a READONLY EDITTEXT with the help information. <text:s/>For some reason, it is starting with all the text selected, which is <text:span text:style-name="T10">not</text:span><text:span text:style-name="T11"> what I want. <text:s/>I suppose I could change from EDITTEXT to just an LTEXT, but I’m not 100% certain whether it will let me word-wrap or not. <text:s/>I will try. <text:s/></text:span><text:span text:style-name="T100">That works better. <text:s/>Found a good size. <text:s/>Also add [?] button to the main dialog.</text:span></text:p>
      <text:p text:style-name="CommitMessage">CollectionInterface: get HELP working correctly → 1030bc2</text:p>
      <text:p text:style-name="P151">Depending on my decision for multiple files, I might have all the coding done for v1.0… no, wait, I don’t have the RESTART dialog created. <text:s/>I don’t have the mental energy left for that today, so I will add a TODO here, and then switch to making a meangingful README.</text:p>
      <text:p text:style-name="TODO"><text:span text:style-name="T101">☑ </text:span>Add RESTART dialog, to be launched after closing the DOWNLOAD, assuming there were any downloads</text:p>
      <text:p text:style-name="P152">Write up a quick README documentation.</text:p>
      <text:p text:style-name="CommitMessage">Add README and associated screenshots → c838384</text:p>
      <text:p text:style-name="P152">Change multi-select from TODO here to a FEATURE REQUEST issue, and ☒ the TODO here.</text:p>
      <text:p text:style-name="TODO"><text:span text:style-name="T102">☑ </text:span>Set up auto-generation of the PluginsAdmin-compatible zipfile</text:p>
      <text:p text:style-name="P153"><text:span text:style-name="T103">☑ </text:span>Test <text:a xlink:type="simple" xlink:href="https://npp-user-manual.org/docs/plugins/#plugin-list" text:style-name="Internet_20_link" text:visited-style-name="Visited_20_Internet_20_Link">PluginList compatibility</text:a></text:p>
      <text:h text:style-name="P154" text:outline-level="1"><text:bookmark-start text:name="__RefHeading___Toc1673_973939459"/>2025-Apr-09<text:tab/>CollectionInterface<text:bookmark-end text:name="__RefHeading___Toc1673_973939459"/></text:h>
      <text:p text:style-name="P155">I need to work on the RESTART next. <text:s/><text:span text:style-name="T104">Set up a static didDownload flag, which is initialized to false, and set true on any download. <text:s/>During IDOK/IDC_DONE, if the flag is set, then ask if they want to restart: CANCEL will </text:span><text:span text:style-name="T105">not</text:span><text:span text:style-name="T106"> close the main dialog nor change the state of the flag; NO will immediately drop to closing the dialog, without restarting (but also not changing the state of the flag, so if you run the dialog again, it will still ask if you want to restart when done); YES will do the RESTART. <text:s/>Move the RESTART button code to the IDYES here.</text:span></text:p>
      <text:p text:style-name="P156">The code still works there. <text:s/>And it seems that even when it’s detached from the VS Debug process, it’s still working right – I thought my in-code TODO was trying to tell me that it wasn’t <text:soft-page-break/>working correctly for the reboot. <text:s/>Exit VS completely, run a new N++ instance, and try: <text:span text:style-name="T101">still working. <text:s/>I can get rid of that internal TODO at this point. <text:s/>None left in my code.</text:span></text:p>
      <text:p text:style-name="CommitMessage">CollectionInterface: move the RESTART code to the IDYES instead of RESTART_BTN, and delete the RESTART_BTN overhead → 45383b3</text:p>
      <text:h text:style-name="P157" text:outline-level="2"><text:bookmark-start text:name="__RefHeading___Toc1712_973939459"/>GitHub Action<text:bookmark-end text:name="__RefHeading___Toc1712_973939459"/></text:h>
      <text:p text:style-name="P158">Want to experiment with GHActions, and see if I can get a step to only run on tags, because I need to eventually make a zip from the DLL+docs\ folder for each. <text:s/><text:span text:style-name="T107">Took </text:span><text:span text:style-name="T108">about </text:span><text:span text:style-name="T107">a dozen tries to get everything working, but when done, squash</text:span><text:span text:style-name="T108">ed</text:span><text:span text:style-name="T107"> into one.</text:span></text:p>
      <text:p text:style-name="CommitMessage">[meta] Update action to allow tagging</text:p>
      <text:p text:style-name="CommitMessage"><text:span text:style-name="T107">(</text:span>this is a squash re-commit of experimental commits that eventually were made to work)</text:p>
      <text:p text:style-name="CommitMessage">→ e5abdc7</text:p>
      <text:p text:style-name="TODO"><text:span text:style-name="T109">☑ </text:span>Rename AC to match UDL internal-name</text:p>
      <text:p text:style-name="P159">Made the <text:a xlink:type="simple" xlink:href="https://community.notepad-plus-plus.org/post/100905" text:style-name="Internet_20_link" text:visited-style-name="Visited_20_Internet_20_Link">“beta” annoucement</text:a>.</text:p>
      <text:h text:style-name="P160" text:outline-level="2"><text:bookmark-start text:name="__RefHeading___Toc1720_973939459"/>Collection Repo: Validation Improvements<text:bookmark-end text:name="__RefHeading___Toc1720_973939459"/></text:h>
      <text:p text:style-name="P161">Create validation303 branch for <text:span text:style-name="T110">implementing the validation improvements in </text:span><text:a xlink:type="simple" xlink:href="https://github.com/notepad-plus-plus/userDefinedLanguages/issues/303" text:style-name="Internet_20_link" text:visited-style-name="Visited_20_Internet_20_Link"><text:span text:style-name="T110">Issue#303</text:span></text:a><text:span text:style-name="T110">. <text:s/></text:span></text:p>
      <text:p text:style-name="CommitMessage">Starting to work on JSON validator to compare AutoCompletion filename to UDL internal name → 1a62978</text:p>
      <text:p text:style-name="TODO"><text:span text:style-name="T111">☑ </text:span>Finish extracting the UDL’s internal name</text:p>
      <text:p text:style-name="TODO"><text:span text:style-name="T111">☑ </text:span>Use the internal name for comparisons</text:p>
      <text:p text:style-name="TODO"><text:span text:style-name="T112">☑ </text:span>Work on #307 as well</text:p>
      <text:h text:style-name="P162" text:outline-level="1"><text:bookmark-start text:name="__RefHeading___Toc1760_828956262"/>2025-Apr-10<text:tab/>Collection Repo Validation<text:bookmark-end text:name="__RefHeading___Toc1760_828956262"/></text:h>
      <text:p text:style-name="P163">Per further discussion in Community, many of the repository=“http*” are the HTML wrapper pages, not the XML</text:p>
      <text:p text:style-name="TODO"><text:span text:style-name="T102">☑ </text:span>For repository=”http*”, need to check Content-Type=xml</text:p>
      <text:p text:style-name="P163"><text:soft-page-break/>Work on the logic to grab the UDL internal name. <text:s/>Use that name for comparisons. <text:s/>Get it to the point where the validator can find all the AC errors in the repo. <text:s/>I actually also fixed the naming on those. <text:s/>But for my initial commit/push, just send the validator, so that I can confirm in the GH Actions that it’s still catching everything:</text:p>
      <text:p text:style-name="CommitMessage">-m “Update validator to catch autoCompletion name mismatch" -m "fixes #303" → 2a5155b</text:p>
      <text:p text:style-name="P164">But when it runs online, there are a few problems. <text:s/>It takes another couple commits+pushes to get it properly running-to-end while failing. <text:s/>There’s an odd one, but at this point, I think it still gives enough information to be able to figure out where the JSON/XML mismatches are, even though it stops early. <text:s/>Let’s do a reset back a couple commits, and do the above messages again:</text:p>
      <text:p text:style-name="P165">-m “Update validator to catch autoCompletion name mismatch" -m "fixes #303" → 897fb94</text:p>
      <text:p text:style-name="P166">Now commit the other files:</text:p>
      <text:p text:style-name="CommitMessage">Update JSON and XML names to get it to pass updated validator → ce5a270</text:p>
      <text:p text:style-name="P166">So that should close #303. <text:s/>However, I want to use the same branch for doing #307 and the XML check, just to save effort, and because it’s all interrelated.</text:p>
      <text:p text:style-name="P166">For #307 specifically, let’s first just run the experiment, to see if the missing JSON would have been caught if the UDL were named correctly: <text:span text:style-name="T113">yep, orphan check found it. <text:s/>So it’s just the filenaming. <text:s/>The easiest fix is to not allow any file in UDLs\ or autoCompletion\ or functionList\ that doesn’t end in </text:span><text:span text:style-name="InlineCode"><text:span text:style-name="T113">.xml</text:span></text:span><text:span text:style-name="T113">. </text:span></text:p>
      <text:p text:style-name="CommitMessage"><text:s/>-m "Update validator to catch non-XML uploads" -m "gives error if non-XML in UDLs/, FunctionList/, or autoCompletion/" -m "fixes #307" -m "(this commit updates validator and should show a failure on RTL_byHGJ)" → dc94bc5</text:p>
      <text:p text:style-name="CommitMessage">Rename RPL_byHGJ file extension, and add to JSON → 15796fd</text:p>
      <text:p text:style-name="P167">So that commit’s checks are passing again.</text:p>
      <text:p text:style-name="P167">Time to move on to <text:span text:style-name="T114">Content-Type. <text:s/></text:span><text:span text:style-name="T115">If the URL ends in .xml, or content-type is text/xml or application/xml (just search for ends-with-/xml), The sourceforge /downloads don’t meet either criteria, so I was thinking </text:span><text:span text:style-name="InlineCode"><text:span text:style-name="T115">’.xml’ in url</text:span></text:span><text:span text:style-name="T115">… but I’m not 100% sure that SF will consistently send the file rather than a wrapper; I think it’s best to just allow those to flag, as well: that flags about 20, which is close to what @rdipardo reported, so I’ll call that good. <text:s/></text:span></text:p>
      <text:p text:style-name="P168">I was just about to commit just the validator, when I remembered I wanted to add the same check to the FL and AC as well. <text:s/>Okay, add those, but they never trigger. <text:s/>I guess they’ll either work as expected if it ever comes up, or they will give a syntax error or something when someone submits an FL or AC via URL.</text:p>
      <text:p text:style-name="CommitMessage"><text:soft-page-break/>UDL Collection Validator: make sure that “repository”:”http*” returns proper XML, not <text:span text:style-name="T116">wrapper page or github repo page (I wish it had been named “udl_url” or similar, to avoid misunderstanding) → f2d0f1e</text:span></text:p>
      <text:p text:style-name="P169">Go through and fix all of them – if they have something in UDLs already, change the “repository” to “homepage”; otherwise, link to the “raw” content in GH; that seems to have fixed them all – fortunately, there were none who had sourceforge-only without a local copy (though I probably would have just grabbed it and added a local copy if there were one)</text:p>
      <text:p text:style-name="CommitMessage">UDL Collection Fixes: update “repository” URLs so they are always blank or point to XML → e4143f3</text:p>
      <text:h text:style-name="P170" text:outline-level="1"><text:bookmark-start text:name="__RefHeading___Toc1836_1512926276"/>2025-Apr-11<text:tab/>CollectionInterface<text:bookmark-end text:name="__RefHeading___Toc1836_1512926276"/></text:h>
      <text:p text:style-name="P171">Okay, I need to look at (fix) the AC naming: confirm, it’s using the wrong naming right now: if I download one of the dBase sets, it currently uses the wrong name, and doesn’t autoComplete, but if I rename the AC and rerun, it works.</text:p>
      <text:p text:style-name="P172">So, since I know the repo has the right naming on the AC files now, just extract the filename from the last slash in the URL: that works, for both just-AC and UDL-with-AC.</text:p>
      <text:p text:style-name="CommitMessage">beta2: AC download name is fixed → be3a775</text:p>
      <text:p text:style-name="P173">So, the two things left are doing the PluginsAdmin testing, and fixing exception handling.</text:p>
      <text:p text:style-name="P174"><text:span text:style-name="T117">Let’s work on the exceptions, first. <text:s/></text:span><text:span text:style-name="T118">Search for </text:span><text:span text:style-name="InlineCode"><text:span text:style-name="T118">throw</text:span></text:span><text:span text:style-name="T118">, and replace with </text:span><text:span text:style-name="InlineCode"><text:span text:style-name="T118">MessageBox</text:span></text:span> <text:span text:style-name="T118">and returning false or equivalent. <text:s/>That’s working.</text:span></text:p>
      <text:p text:style-name="CommitMessage">CollectionInterface: convert throws to messageboxes, to avoid crashing the plugin/app → ffd474e</text:p>
      <text:p text:style-name="P175">Oh, right, I remembered one more feature I wanted: asking for permission to overwrite <text:span text:style-name="T119">a file during the download. <text:s/></text:span><text:span text:style-name="T120">That seems to work. <text:s/>But when doing tests, if I do enough No/yes/no/yes in a row, it freezes. <text:s/>Eventually debug it to be I wasn’t freeing the internet/connection/file handles correctly before doing the early </text:span><text:span text:style-name="InlineCode"><text:span text:style-name="T120">return false</text:span></text:span><text:span text:style-name="T120">. <text:s/>Fixed, and now I can do as many in a row as I want.</text:span></text:p>
      <text:p text:style-name="CommitMessage">CollectionInterface: ask for permission to overwrite existing files; fix a handle-bug when Download() exits early → 6121555</text:p>
      <text:p text:style-name="P176">Let’s bundle this as v1.0.0-RC1.</text:p>
      <text:p text:style-name="CommitMessage">CollectionInterface: bundle for v1.0.0-RC1. → 7dd0040</text:p>
      <text:p text:style-name="P177"><text:soft-page-break/>Posted an announcement on the forum for RC1.</text:p>
      <text:h text:style-name="P178" text:outline-level="2"><text:bookmark-start text:name="__RefHeading___Toc2351_1512926276"/>User Manual<text:bookmark-end text:name="__RefHeading___Toc2351_1512926276"/></text:h>
      <text:p text:style-name="P179">Looking at <text:a xlink:type="simple" xlink:href="https://npp-user-manual.org/docs/plugins/#plugin-list" text:style-name="Internet_20_link" text:visited-style-name="Visited_20_Internet_20_Link">PluginList</text:a> requirements, tweaking it for modern instructions (need to update the manual):</text:p>
      <text:list xml:id="list3198679351" text:style-name="Numbering_20_123">
        <text:list-item>
          <text:p text:style-name="P180"><text:span text:style-name="T121">Have the most recent Notepad++ with gup.exe (it’s convenient to do the testing in a portable, to not mess up your installed N++; but it can be done in the installed directory, too), noting </text:span><text:span text:style-name="T122">the bitness.</text:span></text:p>
        </text:list-item>
        <text:list-item>
          <text:p text:style-name="P180"><text:span text:style-name="T121">Get a copy of the “debug” version for x64, x86=win32, or ARM64: used to be the links in the UM, but now go to </text:span><text:a xlink:type="simple" xlink:href="https://github.com/notepad-plus-plus/notepad-plus-plus/releases/latest" text:style-name="Internet_20_link" text:visited-style-name="Visited_20_Internet_20_Link"><text:span text:style-name="T121">https://github.com/notepad-plus-plus/notepad-plus-plus/releases/latest</text:span></text:a><text:span text:style-name="T121">, click on the 7-hex-digit commit ID, click on the green </text:span><text:span text:style-name="T123">✓</text:span><text:span text:style-name="T121"> or red </text:span><text:span text:style-name="T124">✗</text:span><text:span text:style-name="T121"> near the top, and click one of the </text:span><text:span text:style-name="T125">details</text:span><text:span text:style-name="T126"> links (doesn’t matter which); click on the 🏠 </text:span><text:span text:style-name="T125">Summary</text:span><text:span text:style-name="T126"> button, and scroll down to the </text:span><text:span text:style-name="T125">Artifacts</text:span><text:span text:style-name="T126">; download the artifact for the MSVC.x64/Win32/ARM64.Debug build, extract from the zipfile and rename to notepad++.___.dbg.exe, and put in the directory for your recent Notepad++ installation or unzip in step 1</text:span></text:p>
        </text:list-item>
        <text:list-item>
          <text:p text:style-name="P181">From <text:a xlink:type="simple" xlink:href="https://github.com/notepad-plus-plus/nppPluginList/tree/master/src" text:style-name="Internet_20_link" text:visited-style-name="Visited_20_Internet_20_Link">https://github.com/notepad-plus-plus/nppPluginList/tree/master/src</text:a>, grab pl.___.json, and save as <text:span text:style-name="InlineCode">&lt;step1dir&gt;\Plugins\Config\nppPluginList.json</text:span></text:p>
        </text:list-item>
        <text:list-item>
          <text:p text:style-name="P182">Update JSON, per the rules below, noting that the SHA-256 is based on the <text:span text:style-name="T10">zipfile</text:span><text:span text:style-name="T11">, not the DLL</text:span></text:p>
        </text:list-item>
        <text:list-item>
          <text:p text:style-name="P183">Launch the .dbg.exe </text:p>
        </text:list-item>
      </text:list>
      <text:list xml:id="list125240362778271" text:continue-list="list125239677816547" text:style-name="List_20_1">
        <text:list-item>
          <text:list>
            <text:list-item>
              <text:list>
                <text:list-item>
                  <text:list>
                    <text:list-item>
                      <text:p text:style-name="P184">if the JSON has a problem, Notepad++ will warn you when it loads</text:p>
                    </text:list-item>
                    <text:list-item>
                      <text:p text:style-name="P184">otherwise, Plugins Admin should list your plugin</text:p>
                    </text:list-item>
                  </text:list>
                </text:list-item>
              </text:list>
            </text:list-item>
          </text:list>
        </text:list-item>
      </text:list>
      <text:list text:continue-list="list3198679351" text:style-name="Numbering_20_123">
        <text:list-item>
          <text:p text:style-name="P183"><text:span text:style-name="T33">Plugins &gt; Plugins Admin</text:span>: You should test installing your plugin.</text:p>
        </text:list-item>
      </text:list>
      <text:p text:style-name="P185">That all worked for me, so as far as I can tell, that’s a good procedure.</text:p>
      <text:p text:style-name="P186">I checked the history of N++ issues for pluginListTestTools, but didn’t find it; then nppPluginList, which had an old issue which points to the <text:a xlink:type="simple" xlink:href="https://github.com/notepad-plus-plus/npp-usermanual/issues/46" text:style-name="Internet_20_link" text:visited-style-name="Visited_20_Internet_20_Link">user-manual issue 46</text:a>, where Don updated the links in 2019. <text:s/>Apparently, in the five intervening years, he decided to not maintain that location, either, but hasn’t announced it anywhere. So, I’ll have to include the complicated procedure.</text:p>
      <text:p text:style-name="CommitMessage">User Manual: update the nppPluginList verification instructions to make it more clear (especially for finding the debug binaries) → 7632fd3</text:p>
      <text:h text:style-name="P187" text:outline-level="1"><text:bookmark-start text:name="__RefHeading___Toc1988_2691539957"/><text:soft-page-break/>2025-Apr-12<text:tab/>CollectionInterface<text:bookmark-end text:name="__RefHeading___Toc1988_2691539957"/></text:h>
      <text:p text:style-name="P188">Well, it appears I’ve mostly lost the interest of the Community, though Lycan Thrope was willing to try one more time before bed, and everything seems to be working for him. <text:s/>At this point, I think I will just <text:span text:style-name="T10">start</text:span><text:span text:style-name="T11"> the process of preparing it for v1.0.0 release, but I’ll hold off on doing the PR. <text:s/>I can even tag it, though if I critical bug is found, I can delete the old tag (or, maybe better, do a 1.0.1 release). <text:s/>I just want everything in place, including the hashes of the zipfiles, so once I’m ready, unless I need to change something, it will be there. <text:s/></text:span><text:span text:style-name="T127">Change, rebuild.</text:span></text:p>
      <text:p text:style-name="CommitMessage">Prepare for v1.0.0 release</text:p>
      <text:p text:style-name="CommitMessage"><text:s text:c="4"/>- uprev the internal version information</text:p>
      <text:p text:style-name="CommitMessage">→ 8864af8</text:p>
      <text:p text:style-name="P189">Update my fork of nppPluginList and make a fork</text:p>
      <text:p text:style-name="CommitMessage">nppPluginList: Add initial release of CollectionInterface (v1.0.0) → c1a347d</text:p>
      <text:p text:style-name="TODO"><text:span text:style-name="T128">☑ </text:span><text:span text:style-name="T129">After this weekend, submit PR for nppPluginList</text:span></text:p>
      <text:h text:style-name="P190" text:outline-level="1"><text:bookmark-start text:name="__RefHeading___Toc2016_1843320661"/>2025-Apr-25<text:tab/>Main App: LexErrorList<text:bookmark-end text:name="__RefHeading___Toc2016_1843320661"/></text:h>
      <text:p text:style-name="P191">Yesterday, I started working on the easy parts of enabling LexErrorList. <text:s/>However, I want to make it dependent on the ShowSymbol&gt;Ctrl+UniEol… which brings me back to the disconnect between the lexers and the UI: I want to be able to check <text:span text:style-name="InlineCode">_pEditView-&gt;isShownCcUniEol();</text:span> , but that object isn’t available to <text:span text:style-name="InlineCode">setErrorListLexer()</text:span>. <text:s/>I know I had a similar restriction earlier, and I remember I figured something out, but I’ll have to find that PR (because Don had comments/fixes). <text:span text:style-name="T130">So I think I would want something like the NPPM_INTERNAL_SQLBACKSLASHESCAPE – actually, very much like it, because I think I would need to go through all active files to check any/all that are using ErrorListLexer(), and change the property, which is essentially what that is doing. <text:s/>So I can basically reuse the same code. :-) </text:span><text:span text:style-name="T131">(Getting the initial value for using in setErrorListLexer may end up being a different story; we’ll see, but I’m postponing that for now.)</text:span></text:p>
      <text:p text:style-name="P192">Add a new internal message (NPPM_INTERNAL_SHOWUNICODEEOL); give it a handler (copied from SQL), but don’t edit that yet. <text:s/>Trying to figure out the other location I’ll need code: in SQL, it was when the GUI Preferences toggled that… but for this one, it should probably be when IDM_VIEW_NPC_CCUNIEOL is run. <text:s/><text:span text:style-name="T132">But while I was going through my search on that IDM, I eventually also found that ScintillaEditView (where the setErrorListLexer() is located) has a local function isShownCcUniEol(), so I can just grab the boolean from there: great.</text:span></text:p>
      <text:p text:style-name="P193"><text:soft-page-break/><text:span text:style-name="T133">Ugh. <text:s/>Unfortunately, even though I called the SendMessage, it didn’t ever process that message – maybe because it was while processing another message, or something. <text:s/>However, since IDM_VIEW_NPC_CCUNIEOL can see _mainEditView and subEditView, and those have .execute() for sending the Scintilla messages, I can avoid the message, I think. <text:s/>Yes, that seems to be working.</text:span></text:p>
      <text:p text:style-name="CommitMessage"><text:span text:style-name="T134">Commit: </text:span>use ShowControlUnicodeEol to toggle the errorlist lexer control-visibility → d1fd8deed</text:p>
      <text:p text:style-name="P194">Send message to Alan Kilborn:</text:p>
      <text:p text:style-name="CodeIndent">If you start with the debug build at [this commit's artifacts](https://github.com/pryrt/notepad-plus-plus/actions/runs/14674008730#artifacts), starting from the [stylers.model.xml](https://raw.githubusercontent.com/pryrt/notepad-plus-plus/d1fd8deed5c3deaa171194b0e34a88f70d3c0ed2/PowerEditor/src/stylers.model.xml) and [langs.model.xml](https://raw.githubusercontent.com/pryrt/notepad-plus-plus/d1fd8deed5c3deaa171194b0e34a88f70d3c0ed2/PowerEditor/src/langs.model.xml) from that commit, and use the document from the Issue or the BASE64::DECODE(`TWl4ZWQgQxtbMzFtb2wbWzM2bW91G1swbXJz`), and set the **Language &gt; E &gt; ErrorList**, does toggling **View &gt; ShowSymbol &gt; Show Control Characters &amp; Unicode EOL** (or **[¶]** pulldown equivalent) make sense to you?</text:p>
      <text:p text:style-name="CodeIndent"/>
      <text:p text:style-name="CodeIndent">Do you think I also need to check for **Show All Characters** being set ON/OFF?</text:p>
      <text:p text:style-name="CodeIndent"/>
      <text:p text:style-name="CodeIndent">(whenever you next get a chance; it doesn't have to be today)</text:p>
      <text:h text:style-name="P195" text:outline-level="1"><text:bookmark-start text:name="__RefHeading___Toc2058_640972555"/>2025-Apr-30<text:tab/>Shortcut Mapper Bug<text:bookmark-end text:name="__RefHeading___Toc2058_640972555"/></text:h>
      <text:p text:style-name="Text_20_body"><text:a xlink:type="simple" xlink:href="https://github.com/notepad-plus-plus/notepad-plus-plus/issues/16491" text:style-name="Internet_20_link" text:visited-style-name="Visited_20_Internet_20_Link">https://github.com/notepad-plus-plus/notepad-plus-plus/issues/16491</text:a></text:p>
      <text:p text:style-name="P196">When bringing up the shortcut editor sub-dialog with an existing shortcut, it indexes to the wrong value in the list the first time (and to a non-existent value the next time). <text:s/>It’s presumably somewhere in my indirect indexing – but I thought I had thoroughly tested that.</text:p>
      <text:p text:style-name="P197">Looking at the code: it’s in the section where Don <text:a xlink:type="simple" xlink:href="https://github.com/notepad-plus-plus/notepad-plus-plus/pull/16072#discussion_r1921002942" text:style-name="Internet_20_link" text:visited-style-name="Visited_20_Internet_20_Link">told me to change</text:a> from my original code, which re-introduced an off-by-one that was already fixed once; but it also meant that on subsequent run-throughs, <text:span text:style-name="T135">the vector would grow by the number of shortcuts </text:span><text:span text:style-name="T136">every time</text:span><text:span text:style-name="T137">, and if you change the number of shortcuts, it would all get out-of-sync. <text:s/>Fix the off-by-one and use </text:span><text:span text:style-name="InlineCode"><text:span text:style-name="T137">v.clear()</text:span></text:span><text:span text:style-name="T137"> before I start the loop of </text:span><text:span text:style-name="InlineCode"><text:span text:style-name="T137">v.push_back()</text:span></text:span><text:span text:style-name="T137">, which seems to fix both problems for me. <text:s/>Asked @mkupper to check if the artifact fixes it for him.</text:span></text:p>
      <text:p text:style-name="P198">N++: Make initial fix for Shortcut Mapper bug #16491; waiting for feedback from @mkupper</text:p>
      <text:p text:style-name="P199">☑</text:p>
      <text:h text:style-name="P200" text:outline-level="1"><text:bookmark-start text:name="__RefHeading___Toc2116_2569233871"/><text:soft-page-break/>2025-May-08<text:tab/>Notepad++/Plugin Actions<text:bookmark-end text:name="__RefHeading___Toc2116_2569233871"/></text:h>
      <text:p text:style-name="P201">[Aside: I didn’t mention it, but the ShortcutMapper bug was fixed, verified, and released in v8.8.1. <text:s/>So I added a checkmark after my commit message from April 30.]</text:p>
      <text:p text:style-name="P199">I’ve been helping automate downloading some files from N++ repo to the plugintemplate repo. <text:s/>I should have taken notes on all of that, but haven’t. <text:s/></text:p>
      <text:p text:style-name="P199">However, Don wants me to investigate the next aspect(s) of this automation, which include seeing if we can have an action in N++ repo send a message to trigger running a workflow in the plugintemplate and <text:span text:style-name="T138">plugindemo</text:span> repos. <text:s/>I found <text:a xlink:type="simple" xlink:href="https://medium.com/hostspaceng/triggering-workflows-in-another-repository-with-github-actions-4f581f8e0ceb" text:style-name="Internet_20_link" text:visited-style-name="Visited_20_Internet_20_Link">https://medium.com/hostspaceng/triggering-workflows-in-another-repository-with-github-actions-4f581f8e0ceb</text:a> , which describes what I think I need. <text:s/>I am experimenting with that in my own repos that I’ve named sourceRepo and receiverRepo … and not going in the order they suggest.</text:p>
      <text:p text:style-name="P199">First, I am setting up the workflow file in receiverRepo; I added a workflow_dispatch, so I can test the action in receiverRepo before trying anything else: it does run, and does what I expect with no inputs (since no inputs, the variables it tries to extract are empty), so that’s good.</text:p>
      <text:p text:style-name="P199">Next, set up the Personal Access Token (PAT):<text:span text:style-name="T33"> </text:span><text:span text:style-name="T139">Pryrt &gt; Settings &gt; </text:span><text:span text:style-name="InlineCode"><text:span text:style-name="T139">&lt;&gt;</text:span></text:span><text:span text:style-name="T139">Developer Settings &gt; Personal Access Tokens &gt; Fine-grained tokens</text:span><text:span text:style-name="T140">, then</text:span><text:span text:style-name="T139"> Generate New Token</text:span><text:span text:style-name="T140">.</text:span><text:span text:style-name="T3"> <text:s/></text:span><text:span text:style-name="T140">U</text:span>se name <text:span text:style-name="T138">= </text:span><text:span text:style-name="InlineCode">PryrtPAT_receiverRepo</text:span> <text:span text:style-name="T138">and give</text:span> <text:span text:style-name="T138">meaningful description. <text:s/></text:span><text:span text:style-name="T33">Resource Owner</text:span><text:span text:style-name="T3"> can be me, or the Notepad-plus-plus organization, or the npp-plugins org; so that’s definitely what’s going to be needed when we do it for real; </text:span><text:span text:style-name="T140">fo</text:span><text:span text:style-name="T3">r now, pick me. </text:span><text:span text:style-name="T140">Set an expiration date: I will use 7 days, but Don will presumably want a much longer period. <text:s/>In </text:span><text:span text:style-name="T139">Repository Access</text:span><text:span text:style-name="T140">, Choose </text:span><text:span text:style-name="T139">Only select repositories</text:span><text:span text:style-name="T140">: you can pick one or more owned by the chosen </text:span><text:span text:style-name="T139">Resource Owner</text:span><text:span text:style-name="T140">: so I am choosing just receiverRepo for now, but Don would choose at least plugintemplate and plugindemo. <text:s/>In </text:span><text:span text:style-name="T139">Repository Permissions</text:span><text:span text:style-name="T140">, I think we just need </text:span><text:span text:style-name="T139">Actions = Read and Write</text:span><text:span text:style-name="T140">, and it automatically selects </text:span><text:span text:style-name="T139">Metadata</text:span><text:span text:style-name="T140"> as well. <text:s/>I created the token, and copied the value (not saving it in this file, because this notebook goes to public repo).</text:span></text:p>
      <text:p text:style-name="P202"><text:span text:style-name="T140">Next, go to sourceRepo, because I need a repo-secret (to go into </text:span><text:span text:style-name="InlineCode"><text:span text:style-name="T140">secrets.XXXX</text:span></text:span><text:span text:style-name="T140">) for storing the PAT. <text:s/></text:span><text:span text:style-name="T139">Repo &gt; Settings &gt; Secrets and Variables &gt; Actions</text:span><text:span text:style-name="T140">, in the </text:span><text:span text:style-name="T139">Repository Secrets</text:span><text:span text:style-name="T140"> section, </text:span><text:span text:style-name="T139">New Repository Secret</text:span><text:span text:style-name="T140">, give it a name: </text:span><text:span text:style-name="InlineCode"><text:span text:style-name="T140">PAT_TRIGGER_WORKFLOW</text:span></text:span>, <text:span text:style-name="T138">which will be the XXXX needed soon.</text:span></text:p>
      <text:p text:style-name="P203">Next, create the sourceRepo workflow. <text:s/><text:span text:style-name="T141">Their CURL was wrong. <text:s/>Trying to piece it together through </text:span><text:a xlink:type="simple" xlink:href="https://docs.github.com/en/rest/actions/workflows?apiVersion=2022-11-28" text:style-name="Internet_20_link" text:visited-style-name="Visited_20_Internet_20_Link"><text:span text:style-name="T141">https://docs.github.com/en/rest/actions/workflows?apiVersion=2022-11-28</text:span></text:a><text:span text:style-name="T141"> and </text:span><text:a xlink:type="simple" xlink:href="https://docs.github.com/en/actions/writing-workflows/choosing-what-your-workflow-does/accessing-contextual-information-about-workflow-runs#github-context" text:style-name="Internet_20_link" text:visited-style-name="Visited_20_Internet_20_Link"><text:span text:style-name="T141">https://docs.github.com/en/actions/writing-workflows/choosing-what-your-workflow-does/</text:span><text:soft-page-break/><text:span text:style-name="T141">accessing-contextual-information-about-workflow-runs#github-context</text:span></text:a><text:span text:style-name="T141"> and the error messages. <text:s/>But not enough time for now.</text:span></text:p>
      <text:h text:style-name="P204" text:outline-level="1"><text:bookmark-start text:name="__RefHeading___Toc2379_416117273"/>2025-May-09<text:tab/>Notepad++/Plugins Actions<text:bookmark-end text:name="__RefHeading___Toc2379_416117273"/></text:h>
      <text:p text:style-name="P205"><text:span text:style-name="T142">I need to continue with the sourceRepo CURL fixes. <text:s/>I was working on “no ref found”. <text:s/>Per apiVersion page, ref needs to be a reference, or a branch or tag name. <text:s/>Per the github-context, I think </text:span><text:span text:style-name="InlineCode"><text:span text:style-name="T142">github.ref</text:span></text:span> <text:span text:style-name="T142">or </text:span><text:span text:style-name="InlineCode"><text:span text:style-name="T142">github.ref_name</text:span></text:span> <text:span text:style-name="T142">will be what’s needed. <text:s/>Since the example URL used a short ref, I will use </text:span><text:span text:style-name="InlineCode"><text:span text:style-name="T142">.ref_name</text:span></text:span><text:span text:style-name="T142">, which appears to be the short version.</text:span></text:p>
      <text:p text:style-name="P206"><text:span text:style-name="T143">No matter what I’m doing, it keeps saying that there are unexpected inputs, whether I set inputs:{} to match the Medium article or the API-docs. <text:s/>I wonder if it’s beacause the target_workflow.yml doesn’t have </text:span><text:span text:style-name="InlineCode"><text:span text:style-name="T143">inputs</text:span></text:span> <text:span text:style-name="T143">defined. Let’s try with empty inputs:{} ⇒ that triggered the receiverRepo’s workflow!!! It didn’t see any of the variables (probably because no inputs were shown)</text:span></text:p>
      <text:p text:style-name="P207"><text:a xlink:type="simple" xlink:href="https://docs.github.com/en/enterprise-cloud@latest/actions/writing-workflows/workflow-syntax-for-github-actions#onworkflow_callinputs" text:style-name="Internet_20_link" text:visited-style-name="Visited_20_Internet_20_Link">https://docs.github.com/en/enterprise-cloud@latest/actions/writing-workflows/workflow-syntax-for-github-actions#onworkflow_callinputs</text:a> <text:span text:style-name="T143">describes how to do inputs… so I might be able to define some optional inputs with default values. <text:s/></text:span><text:span text:style-name="T144">But do we really need that? <text:s/>I don’t think so, because the plugintemplate workflow doesn’t need/use any inputs. <text:s/></text:span></text:p>
      <text:p text:style-name="P208">Let’s try not having the inputs:{} pair at all: it worked, but I think I’d rather it be there.</text:p>
      <text:p text:style-name="P209">To better understand, I want to run an experiment with an optional input on the receiverRepo side. <text:s/><text:span text:style-name="T145">It doesn’t seem to be used.</text:span></text:p>
      <text:p text:style-name="P210">Oh, I think I found it: there seem to be two different things: a “respisitory_dispatch” and a “workflow_dispatch”, and I think I was mixing the two. <text:s/><text:span text:style-name="T146">Okay, yes, by having optional input defined in the receiver</text:span></text:p>
      <text:p text:style-name="CodeIndent"><text:s text:c="2"/>workflow_dispatch:</text:p>
      <text:p text:style-name="CodeIndent"><text:s text:c="4"/>inputs:</text:p>
      <text:p text:style-name="CodeIndent"><text:s text:c="6"/>in_opt:</text:p>
      <text:p text:style-name="CodeIndent"><text:s text:c="8"/>description: optional input</text:p>
      <text:p text:style-name="CodeIndent"><text:s text:c="8"/>required: false</text:p>
      <text:p text:style-name="CodeIndent"><text:s text:c="8"/>type: string</text:p>
      <text:p text:style-name="CodeIndent"><text:s text:c="8"/>default: '::default::'</text:p>
      <text:p text:style-name="P211">and sending that input in the curl from the source:</text:p>
      <text:p text:style-name="P212"><text:s text:c="10"/>curl -L \</text:p>
      <text:p text:style-name="P212"><text:s text:c="12"/>-X POST \</text:p>
      <text:p text:style-name="P212"><text:s text:c="12"/>-H "Accept: application/vnd.github+json" \</text:p>
      <text:p text:style-name="P212"><text:s text:c="12"/>-H "Authorization: Bearer ${{ secrets.PAT_TRIGGER_WORKFLOW }}" \</text:p>
      <text:p text:style-name="P212"><text:s text:c="12"/>-H "X-GitHub-Api-Version: 2022-11-28" \</text:p>
      <text:p text:style-name="P212"><text:s text:c="12"/>https://api.github.com/repos/$repo_owner/$repo_name/actions/workflows/target_workflow.yml/dispatches \</text:p>
      <text:p text:style-name="P212"><text:soft-page-break/><text:s text:c="12"/>-d "{\"ref\": \"$ref_name\", \"inputs\": { \"in_opt\": \"This is the remote message\" }}"</text:p>
      <text:p text:style-name="P211">… I can successfully send something from the source to the receiver.</text:p>
      <text:p text:style-name="P211">Now that I have that working (13b1858 on the sourceRepo, 60634ed on receiverRepo, in case I want to go back), I wonder if I should try going back to the repository_dispatch instead: <text:span text:style-name="T147">nope, when I did that, it tells me “Resource not accessible by personal access token”. <text:s/>It may have just been a permissions issue, but at this point, I’ll just go back to workflow_dispatch, as I know that works.</text:span></text:p>
      <text:p text:style-name="P213">GitHub web interface doesn’t have an easy way to revert a commit. <text:s/>I just grabbed the old copy and pasted it in as a new commit (530c098 on sourceRepo, 86c13b3 on receiverRepo).</text:p>
      <text:p text:style-name="P214">Okay, that’s back to working, which is good enough for explaining to Don.</text:p>
      <text:p text:style-name="P214">In the meanwhile, @rdipardo suggested a third alternative (1 being schedule/manual only, 2 being curl+pat), where the new N++ workflow could checkout a copy of the plugintemplate using SSH key, update the files, [*], [implied commit], then push back to the plugintemplate repo. <text:s/>(*: I added the step of doing a local build, to stop the push back to plugintemplate if it doesn’t work, which could then flag the N++ repo that a change they made is incompatible with plugins…). <text:s/>I asked for his opinion on which of the 3 would be best (and after getting his feedback, I’d ping Don to find out which he prefers.)</text:p>
      <text:p text:style-name="P214">Assuming that 2 will be picked (since that was Don’s last decision), I want to figure out if I can gate the curl on whether specific files have changed. <text:s/></text:p>
      <text:p text:style-name="P214">Now, how to check for changes, since the previously-recommended tj-actions/changed-files appears to be vulnerable; because I know I found something, but hadn’t started taking notes, I searched through my recent browser history and eventually found <text:a xlink:type="simple" xlink:href="https://stackoverflow.com/a/74268200" text:style-name="Internet_20_link" text:visited-style-name="Visited_20_Internet_20_Link">https://stackoverflow.com/a/74268200</text:a> , which looks promising. <text:s/><text:span text:style-name="T148">Yep, that can get me a list of the files that were changed in that commit. <text:s/>WooHoo.</text:span></text:p>
      <text:p text:style-name="P215"><text:span text:style-name="T148">Now, can I split them into a bash array? Google+SO says </text:span><text:span text:style-name="InlineCode"><text:span text:style-name="T148">IFS=$'\n' read -d "\034" -r -a arrayName &lt;&lt;&lt;"${originalString}\034"</text:span></text:span> <text:span text:style-name="T148">is what I think. <text:s/></text:span><text:span text:style-name="T149">Yep, this will take the output and split them into an iterable array:</text:span></text:p>
      <text:p text:style-name="CodeIndent">str_var=`git diff --name-only ${{ github.event.before }} ${{ github.event.after }}`</text:p>
      <text:p text:style-name="CodeIndent">echo $str_var</text:p>
      <text:p text:style-name="CodeIndent">IFS=$'\n' read -d "\034" -r -a arr_var &lt;&lt;&lt;"${str_var}\034"</text:p>
      <text:p text:style-name="CodeIndent">for i in "${!arr_var[@]}"; do</text:p>
      <text:p text:style-name="CodeIndent"><text:s text:c="2"/>echo "$i =&gt; ${arr_var[$i]}"</text:p>
      <text:p text:style-name="CodeIndent">done</text:p>
      <text:p text:style-name="P216">So, if I need it, I could do an inner loop to go through the various filenames that would be the cause of the trigger, and gate the remaining steps based on that.</text:p>
      <text:p text:style-name="P217"><text:soft-page-break/>Notepad++: working on the plugin-files-update, sourceRepo→receiverRepo triggers, and trying to figure out what solution Don actually wants to move toward.</text:p>
      <text:h text:style-name="P218" text:outline-level="1"><text:bookmark-start text:name="__RefHeading___Toc2371_2410779040"/>2025-May-10<text:tab/>NPP → Plugin trigger<text:bookmark-end text:name="__RefHeading___Toc2371_2410779040"/></text:h>
      <text:p text:style-name="P219">So Don wants “if any of 7 files changes, send notification”, and primarily to npp-plugins repos; if one of the alternate-template authors (enumerated in the conversation) wants notification so they can update their template, they can request it, but we’re not going to open it up to “all plugin authors”, at least for now, as maintaining all those secrets would be a logistical nightmare.</text:p>
      <text:p text:style-name="P219">I warned Don that it will be next week before I get something, but I’m continuing research today.</text:p>
      <text:p text:style-name="P219">I updated my sourceRepo’s determine_changed_files.yml to be in windows-latest/powershell rather than ubuntu-latest/bash – which actually simplifies extracting an array from the git-diff, and simplifies checking if changed-file is in the array.</text:p>
      <text:p text:style-name="P220">Now I want to take an aside, and go back into the plugintemplate and start doing example workflow files, plus a README describing how to use them. <text:s/>Create a new branch in plugintemplate. <text:s/><text:span text:style-name="T150">Write up the README. <text:s/>Copy the yml to three example workflows (schedule, demand, both), and integrated.</text:span></text:p>
      <text:p text:style-name="CommitMessage">Notepad++: working on determine_changed_files.yml and the docs for the plugin “pull” workflow examples</text:p>
      <text:h text:style-name="P221" text:outline-level="1"><text:bookmark-start text:name="__RefHeading___Toc2393_3749063352"/>2025-May-11<text:tab/>NPP → Plugin Trigger<text:bookmark-end text:name="__RefHeading___Toc2393_3749063352"/></text:h>
      <text:p text:style-name="P222">Create a copy of the determine_changed_files called release_notifier, which is tracking the right filenames, and work out bugs in the system. <text:s/>Note that git is returning /-based paths, not \-based. <text:s/>Took a while to figure out that the curl errors I was getting was because powershell’s line-continuation-char is ` not \, as is its quotes-in-quotes escape (<text:span text:style-name="InlineCode">“embed `”quote`” here”</text:span>)</text:p>
      <text:p text:style-name="CommitMessage">Notepad++: working on debug version of release_notifier , including correct filenames and a loop on the @(…,@($pat, $ref, $yml), …) array-of-arrays</text:p>
      <text:h text:style-name="P223" text:outline-level="1"><text:bookmark-start text:name="__RefHeading___Toc2407_4293339417"/><text:soft-page-break/>2025-May-12<text:tab/>NPP → Plugin Trigger<text:bookmark-end text:name="__RefHeading___Toc2407_4293339417"/></text:h>
      <text:p text:style-name="P224">I’m really hoping I can finish this today, because I’m losing interest, and want to get back to doing my second plugin.</text:p>
      <text:p text:style-name="P224">Originally, I was thinking of trying to process the errors, so that I could flag a failure if there was a communication issue. <text:s/>But really, I don’t want N++’s end to FAIL when there’s a communication error… but I do want it to have a record of that failure. <text:s/>So the way it’s currently coded, where it will print that message/status object, is really the best compromise.</text:p>
      <text:p text:style-name="P225">I was going to try to generate a token for npp-plugins, so I could do one last test… but when generating a token for an organization, it actually just <text:span text:style-name="T10">requests</text:span><text:span text:style-name="T11"> that, I don’t have permission to create it without Don’s approval. <text:s/>I don’t want to pester him, and I’m reasonably confident about the setup (since I know the plugintemplate side of things works, I can replicate that exactly to plugindemo, and I am as confident as I can be that release-notifier is working, and I see no reason, if Don sets up things correctly on his end, that it wouldn’t work over there.</text:span></text:p>
      <text:p text:style-name="P226">Took a couple tries to get the plugindemo workflow right: forgot to fix the called “vcxproj” name; forgot to update StaticDialog to not use _T() macro. <text:s/>But got it working for manually-triggered. <text:s/></text:p>
      <text:p text:style-name="P227">Put in the PR to ask Don to add in the release-notifier workflow.</text:p>
      <text:p text:style-name="CommitMessage">Notepad++: <text:span text:style-name="T151">replicate the plugintemplate workflow to plugindemo, with appropriate changes; put in the PR to submit release-notifier workflow to N++ repo</text:span></text:p>
      <text:h text:style-name="P228" text:outline-level="1"><text:bookmark-start text:name="__RefHeading___Toc2437_1437437058"/>2025-May-12<text:tab/>Plugin: ConfigUpdater<text:bookmark-end text:name="__RefHeading___Toc2437_1437437058"/></text:h>
      <text:p text:style-name="P229">Create the repo. <text:s/>Populate from the plugintemplate (using my sequence for “second fork”). <text:s/>Create the README. <text:s/>Rename the files.</text:p>
      <text:p text:style-name="CommitMessage">update to GPL v3 → 85a6a32</text:p>
      <text:p text:style-name="CommitMessage">README: describe the project → 85ef5ba</text:p>
      <text:p text:style-name="CommitMessage">Rename files and links from NppPluginTemplate/NppPluginDemo to ConfigUpdater → d04702e</text:p>
      <text:p text:style-name="P230">Can I build the project after the renames? <text:s/>Yes. <text:s/>Good, then push. <text:s/>And remotely, it doesn’t build. <text:s/>Ah, I had forgotten to update the workflow. <text:s/>Do that. <text:s/>But while I’m at it, switch to the on-demand-only updater from the examples (and delete the others).</text:p>
      <text:p text:style-name="CommitMessage">Set up workflows → 87a9155</text:p>
      <text:p text:style-name="P231"><text:soft-page-break/>Failed remote build again: this time, because the &lt;PostBuildEvent&gt; was copying the wrong readme name. :-( Fix that. <text:s/>Re-submit.</text:p>
      <text:p text:style-name="CommitMessage">Fix PostBuildEvent filecopy → 769b070</text:p>
      <text:p text:style-name="P231">Finally, successful workflow build. <text:s/></text:p>
      <text:p text:style-name="P231">Do the steps1-2; 3-4, I am not ready for yet. <text:s/>First, I want to make sure my Debug Command is right. <text:s/><text:span text:style-name="T152">Right, I need to decide on whether I’m using my main N++ or a \usr\local\apps\npp: I’ll go with the main. <text:s/>Create the junction, and set the per-user </text:span><text:span text:style-name="T153">Settings &gt; Properties &gt; Debugging &gt; Command </text:span><text:span text:style-name="T152">to </text:span><text:span text:style-name="InlineCode"><text:span text:style-name="T152">$(ProgramFiles)\Notepad++\notepad++.exe</text:span></text:span><text:span text:style-name="T152">, and make sure I can run the debug version and do the two default actions. </text:span></text:p>
      <text:p text:style-name="P232">Apparently, I wasn’t taking notes when I did the tinyxml2 experiments (not inside a GH repo), but I’ve still got that directory, so I can use it <text:span text:style-name="T154">as an example. <text:s/></text:span></text:p>
      <text:p text:style-name="P233">For now, I will bring in tinyxml2, and make sure it still compiles. <text:s/>Then give official names to the menu entries. <text:s/>But I’m out of coding energy for the day, so I’ll pause it here.</text:p>
      <text:p text:style-name="CommitMessage">Bring in tinyxml2; define menu entry slots/names → ce3eb1f</text:p>
      <text:h text:style-name="P234" text:outline-level="1"><text:bookmark-start text:name="__RefHeading___Toc2486_2093794710"/>2025-May-13<text:tab/><text:span text:style-name="T155">Plugin: ConfigUpdater</text:span><text:bookmark-end text:name="__RefHeading___Toc2486_2093794710"/></text:h>
      <text:p text:style-name="P235">Add in ConfigUpdaterClass files to the project; get it so that the menu::hello() wrapper creates a static instance (so every time it is called, it will use the same copy), and then runs the .go() method in that instance. <text:s/><text:span text:style-name="T156">Get some state variables.</text:span></text:p>
      <text:p text:style-name="CommitMessage">ConfigUpdaterClass: add framework; initialization; create static obj, and call obj.go() → 2fbc2a5</text:p>
      <text:h text:style-name="P236" text:outline-level="1"><text:bookmark-start text:name="__RefHeading___Toc2503_2862034539"/>2025-May-14<text:tab/>Plugin: ConfigUpdater<text:bookmark-end text:name="__RefHeading___Toc2503_2862034539"/></text:h>
      <text:p text:style-name="P237">Hopefully, I’ll get some real coding in today, rather than just a bit of structure.</text:p>
      <text:p text:style-name="Aside">Aside<text:span text:style-name="T3">: Don was finally able to get the PAT setup correctly, so the plugin-notifier is verified as fully working. <text:s/>Great! (And glad to be done with that.)</text:span></text:p>
      <text:p text:style-name="P238">Okay, looking at ConfigUpdater.py, the first thing .go() does is get_model_styler(). <text:s/>Pysc needed to keep the stylers.model.xml tree-parser as an object; for tinyxml2, I think the equivalent is keeping the document root: but I am doubtful that I can keep just that, so I think I want a typedef (or “<text:span text:style-name="InlineCode">using</text:span>” equivalent) to be able to <text:span text:style-name="T157">hold the info.</text:span></text:p>
      <text:p text:style-name="P239"><text:soft-page-break/>Start going through the get_model_styler(), and implement the c++ equivalent. <text:s/>Right, I will eventually need to worry about comments, and fortunately, <text:a xlink:type="simple" xlink:href="https://stackoverflow.com/questions/43305359/parsing-comment-in-tinyxml2" text:style-name="Internet_20_link" text:visited-style-name="Visited_20_Internet_20_Link">this SO</text:a> implies that comments are tracked as nodes. <text:s/>(Based on the description there, I have a feeling that it might have the same leading-comment problem that I had in pysc, so I’ll have to watch for that.)</text:p>
      <text:p text:style-name="P240">Link to TinyXML2 Docs: <text:a xlink:type="simple" xlink:href="https://leethomason.github.io/tinyxml2/annotated.html" text:style-name="Internet_20_link" text:visited-style-name="Visited_20_Internet_20_Link">https://leethomason.github.io/tinyxml2/annotated.html</text:a></text:p>
      <text:p text:style-name="P241">Okay, the first real command in pysc’s get_model_styler is the XPath-based find… unfortunately, tinyxml2 doesn’t know XPath natively. <text:s/>tinyxml2-ex seems to be an add-on library which (among other things) seems to provide that functionality, while claiming to not interfere with tinyxml2’s normal behavior. <text:s/>Let’s see if I can get that to work. <text:s/>Still builds when I include it, so that’s good. <text:s/><text:span text:style-name="T158">Unfortunately, it doesn’t seem to be behaving as I had hoped: no matter what I try, it’s throwing “document element name mismatch”. <text:s/>Not sure I’m going to be able to use this.</text:span></text:p>
      <text:p text:style-name="P242">Let’s try to create my own doc, add a TopLevel, and then try to use the -ex’s find_element to see if it’s possible at all. <text:s/><text:span text:style-name="T159">It’s not finding it: I think there’s something fundamental I’m missing. <text:s/>I’ll just stop trying XPath, and navigate manually. <text:s/></text:span><text:span text:style-name="T160">With </text:span><text:span text:style-name="InlineCode"><text:span text:style-name="T160">-&gt;FirstChildElement([name])</text:span></text:span><text:span text:style-name="T160"> taking an optional element-name as an argument, and </text:span><text:span text:style-name="InlineCode"><text:span text:style-name="T160">-&gt;Attribute(name, [value])</text:span></text:span><text:span text:style-name="T160"> allowing to either just grab by name, or return true with the attribute with that name has that value, and </text:span><text:span text:style-name="InlineCode"><text:span text:style-name="T160">-&gt;NextSiblingElement()</text:span></text:span><text:span text:style-name="T160"> to move forward through the chain, it’s not actually that difficult to navigate to the </text:span><text:span text:style-name="InlineCode"><text:span text:style-name="T160">WidgetStyle(styleID=32)</text:span></text:span><text:span text:style-name="T160">, and then extract the fgColor/bgColor. <text:s/></text:span></text:p>
      <text:p text:style-name="CommitMessage">ConfigUpdater: grab stylers.model tree, and extract DefaultStyle’s fg/bgColor → 25ce2ac</text:p>
      <text:h text:style-name="P243" text:outline-level="1"><text:bookmark-start text:name="__RefHeading___Toc2587_3358741041"/>2025-May-15<text:tab/>ConfigUpdater<text:bookmark-end text:name="__RefHeading___Toc2587_3358741041"/></text:h>
      <text:p text:style-name="P244">Confirm that I’ve done everything from the python version of get_model_styler. <text:s/>Next is the themes/stylers function. Ah, right, first I calculate the cfg-themes directory relative to the plugin-config directory, and call update_stylers(cfgdir, stylers.xml, sortBoolean), then for each file in cfgThemes, call it on that file in that directory; then, if NppDir\Themes != cfgdir, iterate over that directory as well. <text:s/>(I didn’t do it in the pythonscript, but here, I could actually check the permission of that directory <text:span text:style-name="T10">before</text:span><text:span text:style-name="T11"> looping, and if I don’t have permission, ask and relaunch Notepad++. <text:s/>I’ll have to grab some of that logic from CollectionInterface.)</text:span></text:p>
      <text:p text:style-name="P245">Okay, starting with computing the directories – I should do that in my initial directory computation: <text:span text:style-name="T161">looks good. <text:s/>Now, something I didn’t do in python, but should have: wrap the logic around the stylers/cfgThemes/appThemes into an _update_all_themes() function.</text:span></text:p>
      <text:p text:style-name="P246"><text:soft-page-break/>As far as I can tell, looping in a directory requires changing to that directory – weird, and annoying – so GetCurrentDirectory() to store the actual cwd, then use the <text:a xlink:type="simple" xlink:href="https://www.reddit.com/r/learnprogramming/comments/m9p97u/using_win32_apis_in_c_to_iterate_through_files_in/" text:style-name="Internet_20_link" text:visited-style-name="Visited_20_Internet_20_Link">procedure I found</text:a>: SetCurrentDirectory() to the theme directory, then FindFirstFile/FindNextFile to loop through files matching a particular pattern; then, when done, SetCurrentDirectory(oldDir). <text:s/></text:p>
      <text:p text:style-name="P247">At first, I thought it wasn’t working, since it wasn’t finding anything; so I went to <text:span text:style-name="InlineCode">*.*</text:span> instead of <text:span text:style-name="InlineCode">*.xml</text:span>, and it found <text:span text:style-name="InlineCode">.</text:span> and <text:span text:style-name="InlineCode">..</text:span>, as it should: go look at the directory: doh, no AppData themes, so of course it found none. <text:s/>Put in some dummies, and it works just fine. <text:s/>Go download a couple using CollectionInterface, so I have a valid starting point (and delete the empty dummies).</text:p>
      <text:p text:style-name="P247">Okay, when copying the logic to the AppThemes loop, I realized: I shouldn’t ask for Elevated permissions until I know I need to write to the directory – ie, if there are no changes to the file, don’t bother. <text:s/>So I will convert the method to return a boolean, and only continue the loop if it returns a true. <text:s/>(If the user says <text:span text:style-name="T10">yes</text:span>, then it will restart, and the retval is irrelevant; however, if they say no, I need to indicate to the loop that it needs to stop.)</text:p>
      <text:p text:style-name="P248">Ugh, looking at my code, I hate seeing two nearly-identical blocks of code, for the two directories – especially since I am moving the isWriteable logic inside. <text:s/>I really want to iterate over them: so do. 😉<text:span text:style-name="T162">Let’s do a safety commit before moving forward:</text:span></text:p>
      <text:p text:style-name="CommitMessage">ConfigUpdater: establish the all-themes wrapper, with a dummy one-theme function; get the logic working in the wrapper, to properly loop over the AppData-vs-EXEDIR directories and each XML inside those theme directories; TODO = will need to have the isWriteable logic inside the one-theme function → f9274a7</text:p>
      <text:p text:style-name="P249">Start the one-styler method, read the file. <text:s/>Next, want to grab the global defaults: I started to copy the code from before to work with this file. <text:s/>But again: <text:a xlink:type="simple" xlink:href="#" office:name="Don't Repeat Yourself" text:style-name="Internet_20_link" text:visited-style-name="Visited_20_Internet_20_Link">D.R.Y</text:a>. Split the code from _getModelStyler() out into a standalone function that takes the document object as the input, <text:span text:style-name="T163">and returns the XML element object that contains them – this makes it easy to extract the values into the right variables, in a readable format. <text:s/></text:span><text:span text:style-name="T164">That works, so use that same function for the active theme’s default style colors. </text:span></text:p>
      <text:p text:style-name="P250">Next, need to iterate through all the model LexerType elements: for each modelLexerType, need to search to find if it’s in themeLexerType list.</text:p>
      <text:p text:style-name="P251">Things I’ve seen today, but am not going to get to:</text:p>
      <text:p text:style-name="P252"><text:span text:style-name="T165">☑ </text:span>Implement the sourceElement-&gt;Clone()-&gt;ToElement() to copy from one XML to the other</text:p>
      <text:p text:style-name="P253"><text:soft-page-break/><text:span text:style-name="T166">☒ </text:span>Sort: see <text:a xlink:type="simple" xlink:href="https://stackoverflow.com/questions/73366837/removing-selected-child-elements-in-a-xml-file-c" text:style-name="Internet_20_link" text:visited-style-name="Visited_20_Internet_20_Link">this SO</text:a> for remove, and use a normal insert; will need to do my own algorithm</text:p>
      <text:p text:style-name="P254">ConfigUpdater: making progress on the update-one-styler method → 04700e7</text:p>
      <text:h text:style-name="P255" text:outline-level="1"><text:bookmark-start text:name="__RefHeading___Toc2658_4048856393"/>2025-May-16<text:tab/>ConfigUpdater<text:bookmark-end text:name="__RefHeading___Toc2658_4048856393"/></text:h>
      <text:p text:style-name="P256">Based on my TODOs, and the comments for corresponding line numbers in the original pysc version, I need to work on the .add_missing_lexer and .add_missing_lexer_styles. <text:s/>I was originally going to do the full clone… but that won’t allow me to override with the theme’s defaults instead of using the colors from the model. <text:s/>There are a couple of ways I could work around that – either (1) do the full clone only when preserving model colors and do a full manual walk-through; or (2) do the full clone, and then, only when not preserving, walk through and replace all the colors in the destination with the theme-defaults. <text:s/>I think that (2) will be easier to code, now that I know about the deep clone.</text:p>
      <text:p text:style-name="P256">When I search the tinyxml2 docs, I am not finding Clone method; google again, and this time it claims there’s a DeepClone method. <text:s/>Oh, no, did I fall victim to another hallucination?! <text:s/><text:span text:style-name="T167">Search: it finds DeepClone; and looking through, it also has ShallowClone. <text:s/>Apparently, its search doesn’t do partial matches, so you need to know the exact name to be able to find the documentation on it. ☹ </text:span></text:p>
      <text:p text:style-name="P257">Before I try any replacement <text:span text:style-name="T168">of attributes</text:span>, let’s see if I can then append: pParent-&gt;InsertEndChild(pAddThis) should make pAddThis the last child of <text:span text:style-name="T168">the parent {and one thing to keep in mind: the docs say that if pAddThis is already part of the document, it will be </text:span><text:span text:style-name="T169">moved</text:span><text:span text:style-name="T170"> from the old location to the new, so that will make sorting easier}</text:span></text:p>
      <text:p text:style-name="P258">☑ sorting won’t have to be clone/delete/insert, it can just be find/insert, because the insert() <text:span text:style-name="T10">moves</text:span><text:span text:style-name="T11"> existing nodes</text:span></text:p>
      <text:p text:style-name="P259"><text:span text:style-name="T33">Aside: </text:span>to do the debug print: some <text:a xlink:type="simple" xlink:href="https://stackoverflow.com/a/12359773" text:style-name="Internet_20_link" text:visited-style-name="Visited_20_Internet_20_Link">SO answers</text:a> implied that pNode-&gt;Print( &amp;printer ) would work … but there didn’t seem to be a Print method on anything but a Document. <text:s/>Ahh, the <text:a xlink:type="simple" xlink:href="https://stackoverflow.com/a/29175999" text:style-name="Internet_20_link" text:visited-style-name="Visited_20_Internet_20_Link">answer above</text:a> (which now has more upvotes, even though the other is accepted) discovered that between 2012 and 2015, non-Document Nodes required using -&gt;Accept( &amp;printer ) instead.</text:p>
      <text:p text:style-name="Text_20_body"><text:soft-page-break/>It turns out, <text:span text:style-name="T171">the printing of a single node isn’t as helpful </text:span><text:span text:style-name="T172">here</text:span><text:span text:style-name="T173"> as I would have liked, because the node I want to print is the huge &lt;LexerStyles&gt; node, which is the bulk of the file. <text:s/>So print the whole document to a filepointer instead.</text:span></text:p>
      <text:p text:style-name="P260">Oh, actually, do I need to have my plugin just add a new file in N++, and do all the console.print() equivalents there, both for progress and debug? That might be a good idea. <text:s/>Let’s do the tangent to work on that… after a safety commit:</text:p>
      <text:p text:style-name="CommitMessage">ConfigUpdater: Started working on adding missing LexerType nodes from .model – adds, but doesn’t yet fix attributes, nor sort or anything like that. → d4d8304</text:p>
      <text:p text:style-name="P261">Write up _consoleWrite() -- four versions, for wstring, string, LPCWSTR, LPCSTR (all of which use the last one for final implementation; the others just transform the string first). <text:s/>Verify it works. <text:s/>Decided on using git-diff nomenclature in an ErrorList .log file, so + for addition, - for deletion, ! for error, and --- for headers.</text:p>
      <text:p text:style-name="CommitMessage">ConfigUpdater: add _consoleWrite() to mimic console.write() from python version → e1719bf</text:p>
      <text:p text:style-name="P262"><text:span text:style-name="T174">Back to the add_missing_lexer: in py, I had a separate function; I originally started it just in the </text:span><text:span text:style-name="InlineCode"><text:span text:style-name="T174">if</text:span></text:span> <text:span text:style-name="T174">for the C++, but I really should wrap it </text:span><text:span text:style-name="T175">(so I do). <text:s/>Now I need to do the replacement if </text:span><text:span text:style-name="T176">not‑</text:span><text:span text:style-name="T175">keep. <text:s/>In the python, the fontName, fontStyle, fontSize always get emptied; </text:span><text:span text:style-name="T176">the colors get overwritten when needed.</text:span></text:p>
      <text:p text:style-name="CommitMessage">ConfigUpdater: finish addMissin<text:span text:style-name="T176">g</text:span>LexerType() to fix attributes as needed → 595de2a</text:p>
      <text:p text:style-name="P263">For addMissingLexerStyles(), I will need to iterate through the model’s styles, then see if I can find a style with the right name attribute value (meaning I can use my generic function for that one). <text:span text:style-name="T177">If it’s not found, just add the clone and do the same font* and color cleanup as earlier; if it </text:span><text:span text:style-name="T178">is</text:span><text:span text:style-name="T179"> found, need to make sure the name matches the .model., and need to make sure .model.’s keywordClass is propagated to theme as well.</text:span></text:p>
      <text:p text:style-name="CommitMessage">ConfigUpdater: finish addMissingLexerStyles(), including fixing missing attributes in existing styles → d66cbc2</text:p>
      <text:h text:style-name="P264" text:outline-level="1"><text:bookmark-start text:name="__RefHeading___Toc2721_1689826599"/>2025-May-17<text:tab/>ConfigUpdater<text:bookmark-end text:name="__RefHeading___Toc2721_1689826599"/></text:h>
      <text:p text:style-name="P265">After updating all the lexers in the updateOneTheme, the python did the sorting of the theme; I have the TODO for that above, but I want to skip it for now; add the TODO in the right place in the code, too, however.</text:p>
      <text:p text:style-name="P266">Next, and what I’ll work on for now, is the GlobalStyles updater. <text:s/>In python, I made a third object, and replaced the Theme’s GlobalStyles section with the new one: that way, I controlled <text:soft-page-break/>everything (including order) the first time through. <text:s/>So, can I add a new element of my own design after the original GlobalStyles entry? <text:s/><text:span text:style-name="T180">Yes. <text:s/>Good.</text:span></text:p>
      <text:p text:style-name="P267">Next, need to iterate through all nodes (comment or element): if it’s a comment, I either need to save the “style0” comment, or I need to save it as the “recent comment” to keep it attached to … <text:span text:style-name="T181">but let’s hold off on that. Focus on the WidgetStyle Elements first: Need to do a case-insensitive search (so add that option to my find-matching-attrib). <text:s/>If not found, clone from model; if found, move from existing (after updating missing attributes).</text:span></text:p>
      <text:p text:style-name="CommitMessage">ConfigUpdater: implement GlobalStyles updater = so far, the WidgetStyle moveAndFixOrig-or-cloneModel is working; TODO = attach comments to the right location (style0 comment to style0, any other comment to the subsequent Element node) → bb7337b</text:p>
      <text:p text:style-name="P268">The easiest comment to attach with the style0 comment. Oh, right, there are more than one styleID=0, which is why it’s at the beginning: that makes it easier: as soon as I find it in the model, copy it over <text:span text:style-name="T182">(well, actually, check if it also exists in the Theme, and move it from the theme if it does, otherwise clone it from the loop). <text:s/></text:span></text:p>
      <text:p text:style-name="P269">For the normal comments, actually, do the same thing – <text:span text:style-name="T183">well, almost: it needs to InsertEndChild instead, and the logic </text:span><text:span text:style-name="T184">looks</text:span><text:span text:style-name="T185"> different, because of the slightly different circumstances.</text:span></text:p>
      <text:p text:style-name="P270">Hmm, I just came across the lines that delete the attributes that weren’t in the model’s row… which makes my creation of those attributes after cloning from the model rather pointless; but I do still need to loop through those, so that those that <text:span text:style-name="T10">were</text:span> in the styler with unallowed attributes will have those attributes removed.</text:p>
      <text:p text:style-name="P271">Okay, the last thing to do is to delete the old GlobalStyles because the new has been completed. <text:s/>That’s all working</text:p>
      <text:p text:style-name="CommitMessage">ConfigUpdater: finish GlobalStyles updater: process comments; make sure each WidgetStyle in the Theme has the critical attributes from the Model, and doesn’t have one of those that the Model doesn’t have; delete the old GlobalStyles after processing is complete → b2aaeee</text:p>
      <text:h text:style-name="P272" text:outline-level="1"><text:bookmark-start text:name="__RefHeading___Toc2766_4031029636"/>2025-May-18<text:tab/>ConfigUpdater<text:bookmark-end text:name="__RefHeading___Toc2766_4031029636"/></text:h>
      <text:p text:style-name="P273">Right, sorting: that should be next. <text:s/>I want alphabetical by name <text:span text:style-name="T166">(insensitive). <text:s/>Oh, good, std::vectors can be sorted by std::sort with a lambda/callback, so define something that does case-insensitive comparison on strings. <text:s/>Populate the vector with a normal element loop, run the sort, then iterate the sorted vector and move elements using InsertEndChild. <text:s/>Discovered that my all_lower lambda used from insensitive-equal wasn’t actually working (should have </text:span><text:soft-page-break/><text:span text:style-name="T166">tested it), so figured out a way to manually build the a/b_copy strings one-char-at-a-time to do the lowercasing, and confirm it actually does it lowercase this time: good. <text:s/></text:span></text:p>
      <text:p text:style-name="P274">And right, there is the intermediate-sorted file, which sorts the .orig., for Alan’s easier comparison. <text:s/><text:span text:style-name="T186">Get that working. <text:s/>Also save the final output. <text:s/>Alright, that’s great.</text:span></text:p>
      <text:p text:style-name="CommitMessage">ConfigUpdater: updateOneStyle appears to be essentially working (except any manual tracking of XML comments [which I am hoping won’t be needed, but I won’t see that until I do all themes, later] and the directory permissions restart request) → 7fb5941</text:p>
      <text:p text:style-name="P275">Remaining (in this order):</text:p>
      <text:p text:style-name="P275">☑ Langs.xml updater</text:p>
      <text:p text:style-name="P276">☑ Directory permissions restart request</text:p>
      <text:p text:style-name="P277">☑ Manual TopLevel XML comments? Check during main Themes loop</text:p>
      <text:p text:style-name="P277">☑ <text:span text:style-name="T187">Enable themes loop</text:span></text:p>
      <text:h text:style-name="P278" text:outline-level="1"><text:bookmark-start text:name="__RefHeading___Toc2798_3497425744"/>2025-May-19<text:tab/>ConfigUpdater<text:bookmark-end text:name="__RefHeading___Toc2798_3497425744"/></text:h>
      <text:p text:style-name="P279">Next, I wanted to work on the `langs.xml` updater <text:span text:style-name="InlineCode">_update</text:span><text:span text:style-name="InlineCode"><text:span text:style-name="T188">L</text:span></text:span><text:span text:style-name="InlineCode">angs()</text:span>. <text:s/><text:span text:style-name="T188">I was starting to compare how the initial documents were done in _updateAllThemes – the earlier _getModelStyler was called, then _updateAllThemes → _updateOneTheme, and the global _stylers_model_xml.oDoc is used only in that routine. <text:s/>It would actually make sense to restructure that, to get rid of the global: I can move the “get” into the “all”, and then just pass the variable into “one”, like the other variables are also passed. <text:s/>I think this makes more sense than the structure where only one element is actively used, and passing by reference is pretty cheap. <text:s/></text:span><text:span text:style-name="T187">W</text:span><text:span text:style-name="T188">ork on that, first.</text:span></text:p>
      <text:p text:style-name="CommitMessage">ConfigUpdater: remove the global _stylers_model_xml and associated struct, and instead pass around pointers/references → 44f5353</text:p>
      <text:p text:style-name="P280">Start populating the top of _updateLangs() to read the documents and get the &lt;Languages&gt; element from both; next, do the if-isIntermediateSorted … which will mean I need the _sortLanguagesByName, similar to _sortLexerTypesByName(). <text:s/></text:p>
      <text:p text:style-name="P281">Okay, got it _mostly_ working, but the “embedded javascript” comment didn’t stay with its element, and it needs to. <text:s/>Sticky-comments will require a map and some logic: switch to using nodes, not elements; if node is comment, then map next=&gt;this (can cascade, that way), otherwise, sort the element as usual. <text:s/><text:span text:style-name="T189">Since comments can stack, do a WHILE loop, where it will put the active comment before the node we just moved, or as the first of the parent if the </text:span><text:soft-page-break/><text:span text:style-name="T189">node we just moved has no previous sibling, then update the iterator to the current comment and loop in the WHILE until there is no previous comment. <text:s/>Add a stacked comment before ASM; </text:span><text:span text:style-name="T190">single stepping through, and it properly orders them!</text:span></text:p>
      <text:p text:style-name="P282">Get it to add a missing language to the end. <text:span text:style-name="T191">But then when I ran it to the end, it crashed… so now I’m confused. <text:s/></text:span><text:span text:style-name="T192">Ah, when I cloned it, I tried to always convert ToElement, but when it’s a comment, that results in NULL, which then crashes what’s to come. <text:s/></text:span><text:span text:style-name="T193">Don’t convert ToElement, and I can make it work.</text:span></text:p>
      <text:p text:style-name="P283">Next, extract the text from the active &lt;Keywords&gt; and model &lt;Keywords&gt;; split it into vectors. <text:s/>Next up, need to copy over any from the model that aren’t in the active. <text:s/>Hmm, since I’m already looping on the model values, don’t really need to put them in vector: just test if they are already in the active list, and if not, add them. <text:s/><text:span text:style-name="T194">Okay, eventually got that working. <text:s/></text:span><text:span text:style-name="T195">Print appropriate messages.</text:span></text:p>
      <text:p text:style-name="P284">Next, I will want to look into splitting at ~8000 characters, and then progress from py#565#.</text:p>
      <text:p text:style-name="CommitMessage">ConfigUpdater: working on _updateLangs(): add missing languages; add missing keyword groups to a given language; add missing words to a given keyword group; TODO = clean up huge lists, final sort, save → 29c91a0</text:p>
      <text:h text:style-name="P285" text:outline-level="1"><text:bookmark-start text:name="__RefHeading___Toc2859_379106973"/>2025-May-20<text:tab/>ConfigUpdater Plugin<text:bookmark-end text:name="__RefHeading___Toc2859_379106973"/></text:h>
      <text:p text:style-name="P286">How critical is cleaning up the &gt;8k lists to me? <text:s/>I guess it’s not <text:span text:style-name="T10">that</text:span><text:span text:style-name="T11"> hard to implement: basically, redo the “join” loop, but add manual CRLF+16spaces if the current line’s length (not including indentation and the &lt;XML&gt;) is greater than the 8k maximum. <text:s/>Yep, that was actually much simpler than I was thinking it would be, since I already had them as individual words.</text:span></text:p>
      <text:p text:style-name="CommitMessage">ConfigUpdater: split long keyword lists into lines of no more than 8k meaningful characters → 82ea518</text:p>
      <text:p text:style-name="P287">Do the post-sort. <text:s/>Do the final save.</text:p>
      <text:p text:style-name="CommitMessage">ConfigUpdater: sort the languages and save the results. → 9b6f9c0</text:p>
      <text:p text:style-name="P288"><text:span text:style-name="T196">Hmm, the last few pushes to GH, the 64bit is passing but 32bit is failing: signed-vs-unsigned comparison 385-386 and 400-401. <text:s/>Switch my setup to build 32bit (but not run, because I don’t have 32bit set up for that). <text:s/>The </text:span><text:span text:style-name="InlineCode"><text:span text:style-name="T196">auto i</text:span></text:span> <text:span text:style-name="T196">was defaulting to </text:span><text:span text:style-name="InlineCode"><text:span text:style-name="T196">int</text:span></text:span>, <text:span text:style-name="T196">which is signed, and not comparing correctly with the .size()’s </text:span><text:span text:style-name="InlineCode"><text:span text:style-name="T196">size_t</text:span></text:span>: <text:span text:style-name="T196">change it to a hardcoded </text:span><text:span text:style-name="InlineCode"><text:span text:style-name="T196">size_t</text:span></text:span>, <text:span text:style-name="T196">and it builds correctly. <text:s/>Rebuild the 64-bit, just to make sure it’s also happy: yep.</text:span></text:p>
      <text:p text:style-name="CommitMessage">ConfigUpdater: fix auto to size_t to fix 32-bit build → 922e62a</text:p>
      <text:p text:style-name="P289"><text:soft-page-break/>Next up: directory writability tests. <text:s/>In go(), just call the _is_dir_writable() directly on the CFG and AppTheme directories – the first is true, second is false, so that’s working. <text:s/>I was originally thinking I would only do the test-and-ask if I knew I was going to write a changed file… but the way it’s written, it <text:span text:style-name="T10">always</text:span><text:span text:style-name="T11"> writes the file (and trying to determine if it’s been changed or not is non-trivial). <text:s/>So I will just do the </text:span><text:span text:style-name="T197">TEST→</text:span><text:span text:style-name="T11">YES/NO/CANCEL as I’m starting each file. <text:s/></text:span><text:span text:style-name="T197">Encapsulate in second function, so I can call the same thing from either styler or langs processing. <text:s/>Make sure it’s all working (override with !writable), except for the restart.</text:span></text:p>
      <text:p text:style-name="P290">Took a while to figure out how to get it to return a value: had to send the message wParam=szLen+1, not just szLen; I don’t think that’s the normal behavior on such interfaces, but maybe it is.</text:p>
      <text:p text:style-name="P291"><text:span text:style-name="T198">When I force it to pretend !writable, I can almost get everything working… but it’s not listening to my SCI_SETSAVEPOINT before I try to close file &amp; exit old N++. <text:s/>I might need to rethink my console logging: maybe write to a file and open that file in “tail” mode. <text:s/></text:span><text:span text:style-name="T199">For now, let’s archive what I’ve got (might need it as a safety-commit to get back to known-working state), and then start experimenting with _consoleWrite.</text:span></text:p>
      <text:p text:style-name="CommitMessage">ConfigUpdater: writable-test-and-wrapper is mostly working: can track CANCEL and launch the new N++… but it’s not doing the SCI_SETSAVEPOINT/close/exit correctly, so might need to find an alternative for the _consoleWrite → 55f5c3d</text:p>
      <text:p text:style-name="P292">In the populateNppDirs, save the original plugin\config (since that’s where I’ll want to put the logger)</text:p>
      <text:p text:style-name="P293">My thoughts: open file HANDLE, open file in N++ with monitoring [only once], then write to the file. <text:s/>Actually, do I need to track a global handle: just have each consoleWrite() open, write, close; that way, I don’t have to track, and it’s always in a safe condition. <text:s/>The nppopen+monitor is just done once. <text:s/></text:p>
      <text:p text:style-name="P294">And, when I implement that, I was able to make it work after a bit of debug.</text:p>
      <text:p text:style-name="CommitMessage">ConfigUpdater: switch consoleWrite() to use HANDLE, so it’s a read-only/monitoring file, so hopefully won’t be “dirty” when I try to close N++ → 7c97d09</text:p>
      <text:p text:style-name="P295">And with some quick tests, also verified it’s no longer asking about closing the file when exiting, so that goal was accomplished. <text:s/>Switch back to 5sec and runas, and it’s still working.</text:p>
      <text:p text:style-name="CommitMessage">ConfigUpdater: switch back to runas for restarting Notepad++; NEXT = verifying everything when I really cannot write the file → edfef09</text:p>
      <text:h text:style-name="P296" text:outline-level="1"><text:bookmark-start text:name="__RefHeading___Toc2944_4110229919"/><text:soft-page-break/>2025-May-21<text:tab/>ConfigUpdater<text:bookmark-end text:name="__RefHeading___Toc2944_4110229919"/></text:h>
      <text:p text:style-name="P297">Make a backup copy of my main themes. <text:s/>Enable the whole themes loop. <text:s/></text:p>
      <text:p text:style-name="P298">After the first time running (with CANCEL, not YES, so it didn’t do UAC), I see it created the .sorted files, and that reminded me, I need the TODO:</text:p>
      <text:p text:style-name="TODO">☑ Do a <text:span text:style-name="T200">config-file</text:span> option to change <text:span text:style-name="T201">whether you wanted a “sorted” </text:span><text:span text:style-name="T200">output</text:span></text:p>
      <text:p text:style-name="P298">Look at the AppData Themes: confirm one of them had the TopLevel comments, and that was preserved. <text:s/>So that’s good.</text:p>
      <text:p text:style-name="P299">Hopefully-final check: redo it, with doing. <text:s/><text:span text:style-name="T202">It ran, and </text:span><text:span text:style-name="T203">asked for </text:span><text:span text:style-name="T202">permissions correctly. <text:s/></text:span><text:span text:style-name="T203">After restart</text:span></text:p>
      <text:p text:style-name="P300">Unfortunately, only three themes had “nimrod” (DarkModeDefault, Solarized, Zenburn) – wait, it appears stylers.model.xml doesn’t have nimrod. <text:s/>Let me check: nope, not in the repo, either.</text:p>
      <text:p text:style-name="P300">Oh, wait, it’s called name=“nim” now. <text:s/>DMD has both, as does Solarized &amp; Zenburn. <text:s/>No, that must’ve been from a previous edit, because source repo just has nimrod in those three. <text:s/>I will have to start from a portable at some point.</text:p>
      <text:p text:style-name="TODO">☑ Submit N++ Issue about <text:span text:style-name="T203">name=“</text:span>nimrod” <text:span text:style-name="T203">in those three themes (cf. </text:span><text:a xlink:type="simple" xlink:href="https://github.com/notepad-plus-plus/notepad-plus-plus/commit/af56713079c9e31b8c81b5603a6c841afb3e2005" text:style-name="Internet_20_link" text:visited-style-name="Visited_20_Internet_20_Link"><text:span text:style-name="T203">af56713</text:span></text:a><text:span text:style-name="T203">)</text:span></text:p>
      <text:p text:style-name="P301">Add a reminder in the original YES/NO/CANCEL MessageBox to rerun after starting in Admin mode.</text:p>
      <text:p text:style-name="TODO">☑ Consider testing IfAdmin (see scratchpad) and doing a message box to ask for reboot afterward</text:p>
      <text:p text:style-name="P302">For now, it seems to be “working” – I think I’ve implemented all the functionality that was in the original script. <text:s/>So, after a safety commit, it’s a good time for a brief excursion into N++ code for the nimrod fix.</text:p>
      <text:p text:style-name="P303">ConfigUpdater: get the restart-as-Admin working → 71c8fb3</text:p>
      <text:h text:style-name="P304" text:outline-level="2"><text:bookmark-start text:name="__RefHeading___Toc2993_4110229919"/>Notepad++ Main App: “nimrod”<text:bookmark-end text:name="__RefHeading___Toc2993_4110229919"/></text:h>
      <text:p text:style-name="P305">In my working copy, fix the three themes.</text:p>
      <text:p text:style-name="CommitMessage"><text:soft-page-break/>change from Nimrod to Nim in three themes → a89bb48cd</text:p>
      <text:p text:style-name="P305">Submit <text:a xlink:type="simple" xlink:href="https://github.com/notepad-plus-plus/notepad-plus-plus/issues/16578" text:style-name="Internet_20_link" text:visited-style-name="Visited_20_Internet_20_Link">Issue#16578</text:a> and <text:a xlink:type="simple" xlink:href="https://github.com/notepad-plus-plus/notepad-plus-plus/pull/16579" text:style-name="Internet_20_link" text:visited-style-name="Visited_20_Internet_20_Link">PR#16579</text:a>.</text:p>
      <text:h text:style-name="P306" text:outline-level="2"><text:bookmark-start text:name="__RefHeading___Toc3032_4110229919"/>ConfigUpdater<text:bookmark-end text:name="__RefHeading___Toc3032_4110229919"/></text:h>
      <text:p text:style-name="P307">Next, when it finishes, I want it to check for Admin-mode, and (if so) ask if I want to restart not in Admin. <text:s/><text:span text:style-name="T204">Using the google AI-generated code, using OpenProcessToken and GetTokenInformation, I can test for it and decide. <text:s/>Unfortunately, as Admin, if I ShellExecute, even without runas, it will stay elevated. <text:s/>Apparently, CreateProcessAsUser() is needed… but I need a token for the non-Admin user, which isn’t available by default. :-( Google-AI then suggests a “GetUserToken” procedure using GetShellWindow, GetWindowThreadProcessId, OpenProcess, OpenProcessToken, so let me try that next. <text:s/></text:span><text:span text:style-name="T205">That seemed to work. <text:s/>CreateProcessAsUser defaulted to exiting when its parent finishes, but DETACHED_PROCESS in the flags argument … unfortunately still didn’t work. <text:s/></text:span><text:a xlink:type="simple" xlink:href="https://stackoverflow.com/a/29899643" text:style-name="Internet_20_link" text:visited-style-name="Visited_20_Internet_20_Link"><text:span text:style-name="T205">https://stackoverflow.com/a/29899643</text:span></text:a><text:span text:style-name="T205"> claims it should wait without that…</text:span></text:p>
      <text:p text:style-name="P308">Add success/failure tracking with GetLastError, and I discover 1314 <text:span text:style-name="T206">error, which FormatMessage tells me says that “a required privilege is not held by the client”… <text:s/>So that method might not work. :-(</text:span></text:p>
      <text:p text:style-name="P309">I found a blog post <text:a xlink:type="simple" xlink:href="https://devblogs.microsoft.com/oldnewthing/20190425-00/?p=102443" text:style-name="Internet_20_link" text:visited-style-name="Visited_20_Internet_20_Link">https://devblogs.microsoft.com/oldnewthing/20190425-00/?p=102443</text:a> which might have an alternate method, but I don’t want to lose my current experiments; safety commit</text:p>
      <text:p text:style-name="CommitMessage">ConfigUpdater: running experiments on re-launching with de-elevated process, none of which have worked so far → 29ee5d8</text:p>
      <text:p text:style-name="P309">Using the blog’s example almost exactly (using the _hwndNPP, but otherwise doing everything the same, including cmd.exe), it launches a command window! <text:s/>DOH: it still has Admin privileges! <text:s/><text:span text:style-name="T207">Reading the explanation of the blog, maybe that’s because I used my _hwndNPP instead of the one it found. <text:s/>Okay, yes, when I use that hwnd, it gets the non-admin privileges. <text:s/>Safety commit before moving forward</text:span></text:p>
      <text:p text:style-name="CommitMessage">ConfigUpdater: de-elevation = can now run cmd.exe without Admin, safety commit before more experiments → 63aaf94</text:p>
      <text:p text:style-name="P310">Okay, now add in echo as command-line arguments and get rid of the new-console, and it’s still working. <text:s/>Switch to the real command-line arguments, and it launches the new, non-admin app. <text:s/><text:span text:style-name="T208">Google tells me si.dwFlags=STARTF_USESHOWWINDOW; si.wShowWindow=SW_MINIMIZE; should do the trick ⇒ yep. <text:s/>And with that, I have the re-launch working.</text:span></text:p>
      <text:p text:style-name="CommitMessage"><text:soft-page-break/>ConfigUpdater: de-elevation = now running new N++ without Admin, and minimize the TIMEOUT/T window → eca9b46</text:p>
      <text:p text:style-name="P311">Finally, strip out the debug stuff, and get back to the full process. <text:s/>Yep, run normal, elevate, run, de-elevate sequence works correctly.</text:p>
      <text:p text:style-name="P311">Now, do I really want those cmd.exe minimized, or do I want an echo first: try the echo: yes, I think that’s a better user experience.</text:p>
      <text:p text:style-name="CommitMessage">ConfigUpdater: clean up the de-elevation, and get the ECHO&amp;TIMEOUT/T window to <text:span text:style-name="T10">not</text:span><text:span text:style-name="T11"> be minimized, so user knows what’s happening. → c0d7f3a</text:span></text:p>
      <text:p text:style-name="P312">Not enough time to work on config-file for today, but I should be able to copy the existing plugin to a fresh portable, and see if it all works as expected. <text:s/><text:span text:style-name="T209">Force Themes to not have write permission. <text:s/>(Because I am in Administrators group, and it’s not ProgramFiles, it was either always letting me or never letting me. <text:s/>So I changed permissions, ran so it asked for UAC, then changed permissions back so it could write.) <text:s/>When doing that, I saw it took a long time, and N++ just appears frozen: I will want a progress indicator of some sort: can I change the StatusBar text as it’s going? <text:s/>If not, create a non-modal dialog with a progress bar indicating which file is </text:span><text:span text:style-name="T210">being updated. </text:span></text:p>
      <text:p text:style-name="TODO">☑ <text:span text:style-name="T209">StatusBar or NonModel Progress Dialog </text:span><text:span text:style-name="T210">(probably dlg)</text:span></text:p>
      <text:p text:style-name="P313">But other than that, it’s looking good. That’s my mental energy for the day.</text:p>
      <text:h text:style-name="P314" text:outline-level="1"><text:bookmark-start text:name="__RefHeading___Toc3090_2895719936"/>2025-May-26<text:tab/>ConfigUpdater<text:bookmark-end text:name="__RefHeading___Toc3090_2895719936"/></text:h>
      <text:p text:style-name="P315">Okay, so now I need to remind myself what all is required to create a new dialog. <text:s/>CollectionInterface did some of that, so it looks like I’ll need an RC file and the associated .h and .cpp. <text:s/>The question is should I manually design the RC like I did then, or just use VS convenient dialog-box editor: probably the latter. <text:s/>The first time I tried to add the resource <text:span text:style-name="T211">visually, it refused to compile. <text:s/>I cleaned it up and made it manually like I had done in CollectionInterface, and that worked.</text:span></text:p>
      <text:p text:style-name="P316">I can set the progress bar to 50% during initialization, but when I try to append to the editcontrol <text:span text:style-name="T212">(using EM_REPLACESEL)</text:span>, it closes the dialog. <text:s/><text:span text:style-name="T212">After a few attempts to narrow it down, I switched tactics to just have a std::wstring and append text to it, and use WM_SETTEXT to re-write the whole </text:span><text:span text:style-name="T213">editcontrol. <text:s/>Add calls to update the text and progress bar throughout the processing loop. <text:s/></text:span></text:p>
      <text:p text:style-name="CommitMessage">ConfigUpdater: create Status/Progress dialog box → a86148b</text:p>
      <text:p text:style-name="P317"><text:soft-page-break/>Do I want a config file now? <text:s/><text:span text:style-name="T214">Sure. <text:s/>Implement a creator and a reader. <text:s/>For now, the only setting is the isIntermediateSorted flag that Alan likes. <text:s/>Seems to be working.</text:span></text:p>
      <text:p text:style-name="CommitMessage">ConfigUpdater: config file works → fb3326b</text:p>
      <text:p text:style-name="P318">Update the About dialog (still a MessageBox; maybe I should change that akin to CollectionInterface… but not yet)</text:p>
      <text:p text:style-name="TODO">☑ AboutDlg to real dialog, not MessageBox</text:p>
      <text:p text:style-name="P319">☑ <text:span text:style-name="T215">build the PluginsAdmin-compat zipfile on tag/release</text:span></text:p>
      <text:p text:style-name="P319">☑ <text:span text:style-name="T216">Add details to README</text:span></text:p>
      <text:p text:style-name="CommitMessage">ConfigUpdater: v1.99_beta1 is ready → a8d5e72</text:p>
      <text:h text:style-name="P320" text:outline-level="1"><text:bookmark-start text:name="__RefHeading___Toc3134_3566333802"/>2025-May-27<text:tab/>ConfigUpdater<text:bookmark-end text:name="__RefHeading___Toc3134_3566333802"/></text:h>
      <text:p text:style-name="P321">Let’s copy over the About code from CI to CU. <text:s/><text:span text:style-name="T217">Started the process of copying it over and getting the constants defined, but family interrupted earlier than expected, so I guess I’m not working on it for now.</text:span></text:p>
      <text:h text:style-name="P322" text:outline-level="1"><text:bookmark-start text:name="__RefHeading___Toc3146_2773705342"/>2025-May-28<text:tab/>ConfigUpdater<text:bookmark-end text:name="__RefHeading___Toc3146_2773705342"/></text:h>
      <text:p text:style-name="P323">Let’s see if I can get more done today (though it’s still family stuff soon).</text:p>
      <text:p text:style-name="CommitMessage">ConfigUpdater: v1.99_beta2 = About Dialog is updated. → a7afa5c</text:p>
      <text:h text:style-name="P324" text:outline-level="1"><text:bookmark-start text:name="__RefHeading___Toc3169_2060784402"/>2025-May-29<text:tab/>ConfigUpdater<text:bookmark-end text:name="__RefHeading___Toc3169_2060784402"/></text:h>
      <text:p text:style-name="P325">Not a lot of details about yesterday’s commit, but I did mark the About dialog as ☑ – specifically, because it’s a true dialog now, with hyperlinked URL, the auto-generated version number, etc.</text:p>
      <text:p text:style-name="P325">Let’s work on the tag/release – copy over the two steps from CI to CU, and fix the plugin names used in those. <text:s/>Update to 1.99_beta3 and build.</text:p>
      <text:p text:style-name="CommitMessage">ConfigUpdater: v1.99_beta3 = Workflow should properly make/append zipfile during tag/release → b90f48e</text:p>
      <text:p text:style-name="P325"><text:soft-page-break/>Okay, once the main push Action is complete (no release, because push, not tag), now go make the v1.99_beta3 release. <text:s/><text:span text:style-name="T218">First try didn’t work, because Settings &gt; Actions &gt; General &gt; Permissions were wrong in GitHub; fix, and do a new release → worked.</text:span></text:p>
      <text:p text:style-name="P326">Edit the README to give more details.</text:p>
      <text:p text:style-name="CommitMessage">ConfigUpdater: improve README → 98fbfc2</text:p>
      <text:p text:style-name="P327">Update workflow to include license.txt in the docs\ as well; uprev to v1.99_beta4</text:p>
      <text:p text:style-name="CommitMessage">ConfiguUpdater v1.99_beta4: bundle with improved docs → eb6f8b5</text:p>
      <text:h text:style-name="P328" text:outline-level="1"><text:bookmark-start text:name="__RefHeading___Toc3190_1910799956"/>2025-May-30<text:tab/>ConfigUpdater<text:bookmark-end text:name="__RefHeading___Toc3190_1910799956"/></text:h>
      <text:p text:style-name="P329">I’m surprised that no one has commented on my beta release to the Forum. <text:s/>I was hoping for feedback. :-(</text:p>
      <text:p text:style-name="P329">All my TODOs appear to be done. <text:s/>The one thing I thought about was that, when it’s not Admin mode (like in portable), you aren’t offered a chance to restart at the end. <text:s/><text:span text:style-name="T219">Simple enough to just use a different message depending on whether it’s Elevated or not. <text:s/>Verify it asks and responds correctly in either circumstance.</text:span></text:p>
      <text:p text:style-name="CommitMessage">ConfigUpdater v1.99_beta5: always ask to restart at the end, making it clear that updated configs won’t take effect until N++ is restarted. → 6ef79be</text:p>
      <text:p text:style-name="P330">Oh, “good”, @Ekopalypse messaged me: if there’s a corrupt XML (missing &gt;, for example), it threw an exception for him. <text:s/>I’ll see if I can figure out how to trap it. <text:s/><text:span text:style-name="T220">Yeah, change my xml-check function to return a Boolean TRUE on error, and if(check) return in appropriate spots. <text:s/>Then, because it interested me, he suggested seeing if I could open the file, and maybe even ANNOTATE the error message into the file. <text:s/>The code pDoc-&gt;ErrorLineNum() will be positive if it knows what the line number, so if that’s defined and I know the current filename (which I decided to track on appropriate calls), then I’ll open the file and scroll to that line (don’t forget Scintilla is zero-based, so ErrorLineNum()-1). <text:s/>Then add the annotation (nppOnSaveSyntaxCheck.py shows examples of annotation):</text:span></text:p>
      <text:p text:style-name="P331"><draw:frame draw:style-name="fr1" draw:name="Image4" text:anchor-type="char" svg:x="0in" svg:y="0in" svg:width="6.9252in" svg:height="0.8535in" draw:z-index="3"><draw:image xlink:href="Pictures/10000000000002D2000000593A7F307B.png" xlink:type="simple" xlink:show="embed" xlink:actuate="onLoad" draw:mime-type="image/png"/></draw:frame>So yes, I <text:span text:style-name="T10">can</text:span><text:span text:style-name="T11"> annotate it. Definitely worth doing.</text:span></text:p>
      <text:p text:style-name="P332">Also make sure it aborts out of the go() method completely (closing status dialog) if it pulls that up, otherwise the .log output hides it (and removes the annotation).</text:p>
      <text:p text:style-name="CommitMessage"><text:soft-page-break/>ConfigUpdater: v1.99_beta<text:span text:style-name="T221">6</text:span> = fix error handling if one of the Theme or Langs XML files has invalid/corrupt XML – it should open that file for you, and put an <text:span text:style-name="T33">Annotation</text:span> on the right line number → d409c2b</text:p>
      <text:h text:style-name="P333" text:outline-level="1"><text:bookmark-start text:name="__RefHeading___Toc3227_966294790"/>2025-May-31<text:tab/>ConfigUpdater<text:bookmark-end text:name="__RefHeading___Toc3227_966294790"/></text:h>
      <text:p text:style-name="P334"><text:span text:style-name="T222">LycanThrope (camileevzw) </text:span><text:a xlink:type="simple" xlink:href="https://github.com/pryrt/NppPlugin-ConfigUpdater/issues/2" text:style-name="Internet_20_link" text:visited-style-name="Visited_20_Internet_20_Link"><text:span text:style-name="T222">reported a bug</text:span></text:a><text:span text:style-name="T222"> where plugin freezes right after </text:span><text:span text:style-name="InlineCode"><text:span text:style-name="T222">--- ConfigUpdater: Starting ---</text:span></text:span> , <text:span text:style-name="T222">without </text:span><text:span text:style-name="InlineCode"><text:span text:style-name="T222">Stylers.xml</text:span></text:span> <text:span text:style-name="T222">ever getting printed in the status… <text:s/>It worked for LycanThrope on portable, but not on installed. <text:s/>I could not replicate on Win11, but the DebugInfo showed N++v8.8.1 on Win10 22H2, so I spun up a Win10 VM (</text:span><text:span text:style-name="T223">that</text:span><text:span text:style-name="T224"> is annoying; I will keep my setup, to hopefully have it easier next time). <text:s/>Still couldn’t replicate with a fresh v8.8.1, so hopefully he can provide extra info.</text:span></text:p>
      <text:p text:style-name="P335">In the meantime, I found <text:a xlink:type="simple" xlink:href="https://learn.microsoft.com/en-us/visualstudio/debugger/remote-debugging-cpp?view=vs-2022" text:style-name="Internet_20_link" text:visited-style-name="Visited_20_Internet_20_Link">these instructions</text:a> for doing remote debug – so I will see if I can make that work to run VS on my real PC, and do the debug plugin on the VM (so I don’t need a full VS on the VM). <text:s/>After setting up the remote (DESKTOP-RAUGPRE:4026), go back to PC and in Properties &gt; Debugging, change <text:span text:style-name="T33">Debugger to launch</text:span><text:span text:style-name="T3"> to </text:span><text:span text:style-name="T33">Remote Windows Debugger</text:span><text:span text:style-name="T3">. <text:s/></text:span><text:span text:style-name="T225">It wouldn’t connect – couldn’t find that machine name. <text:s/>I tried various things suggested by websearches (including adding Remote Debugger to the guest firewall settings), but not working. <text:s/>Some suggested alternate network settings, so I set up second adapter as Bridge instead of NAT – that one at least allows me to ping it from host PC using IP or hostname: this time, it asks for credentials, and lets me </text:span><text:span text:style-name="T226">single-step.</text:span></text:p>
      <text:p text:style-name="P336">Create the lycanDebug branch, and add a gazillion MessageBox before and during the update stylers.xml and all-themes loop, so I can figure out where things go wrong for him.</text:p>
      <text:p text:style-name="CommitMessage">LycanDebug: v0.00_lycan.99.1 → 0c381c0</text:p>
      <text:p text:style-name="P337">Forgot to note in my VM setup: it is mapped so that host::Downloads\VirtualShared is mapped to guest::Z: drive, and I should copy from build-&gt;VirtualShared, then from the Z: to the guest:Plugins\ConfigUpdater directory.</text:p>
      <text:p text:style-name="P337">Also, in case VS doesn’t save the Remote Debug setup:</text:p>
      <text:p text:style-name="P337"/>
      <text:list xml:id="list125239308285129" text:continue-list="list125240362778271" text:style-name="List_20_1">
        <text:list-item>
          <text:p text:style-name="P338"><draw:frame draw:style-name="fr3" draw:name="Image5" text:anchor-type="char" svg:width="5.9902in" svg:height="3.6154in" draw:z-index="4"><draw:image xlink:href="Pictures/100000010000023F0000015B07B96470.png" xlink:type="simple" xlink:show="embed" xlink:actuate="onLoad" draw:mime-type="image/png"/></draw:frame><text:soft-page-break/><text:span text:style-name="T227">Remote Command = c:\program files\notepad++\notepad++.exe</text:span></text:p>
        </text:list-item>
        <text:list-item>
          <text:p text:style-name="P339">Working Directory = C:\Program Files\Notepad++\plugins\ConfigUpdater</text:p>
        </text:list-item>
        <text:list-item>
          <text:p text:style-name="P339">Remote Server Name = DESKTOP-RAUGPRE:4026</text:p>
        </text:list-item>
        <text:list-item>
          <text:p text:style-name="P339">Debugger Type = Native Only</text:p>
        </text:list-item>
        <text:list-item>
          <text:p text:style-name="P339">Deployment Directory = C:\Program Files\Notepad++\plugins\ConfigUpdater</text:p>
        </text:list-item>
        <text:list-item>
          <text:p text:style-name="P339">Additional = $(ProjectDir)\data</text:p>
        </text:list-item>
      </text:list>
      <text:p text:style-name="P337">It doesn’t seem to do anything with the “Deploy*” options, but I’ll have them set anyway.</text:p>
      <text:p text:style-name="P337">Exit VM with saved state.</text:p>
      <text:p text:style-name="P340">Notebook: gave LycanThrope/camileevzw a build to be able to “single step” using MessageBoxes – annoying to use, but if he cannot VS-debug, then the best I can do.</text:p>
      <text:h text:style-name="P341" text:outline-level="2"><text:bookmark-start text:name="__RefHeading___Toc3250_966294790"/>NppTheme Collection: XML → XSD<text:bookmark-end text:name="__RefHeading___Toc3250_966294790"/></text:h>
      <text:p text:style-name="P342">I had played yesterday with XSD to define a valid Theme XML file. <text:s/>Now I want to try to add that check into the nppTheme collection validation. <text:s/><text:span text:style-name="T228">Yep, that’s working locally:</text:span></text:p>
      <text:p text:style-name="CommitMessage"><text:span text:style-name="T228">nppTheme:</text:span> add XSD-based XML validation for themes files</text:p>
      <text:p text:style-name="CommitMessage">fix three of the four failing XML (want to leave one to prove that it works in the workflow as well) → dae3c7b</text:p>
      <text:p text:style-name="P343"><text:soft-page-break/>Verify that passes most, fails one file ✓. <text:s/>Fix the final file:</text:p>
      <text:p text:style-name="CommitMessage">nppTheme: fix the final file, to get it passing remotely → 3493035</text:p>
      <text:p text:style-name="P343">Okay, now get rid of the debug prints. <text:s/>And then squash and force:</text:p>
      <text:p text:style-name="CommitMessage">nppTheme: add XSD-based XML validation for theme files, and fix the repo themes to make them pass → e925763</text:p>
      <text:p text:style-name="P343">Hmm, actually, that hides too much, so cannot tell that anything is happening. <text:s/><text:span text:style-name="T229">Bring in reasonable results indicating passes (not just the post_error on failure). <text:s/>Squash and force:</text:span></text:p>
      <text:p text:style-name="P344">nppTheme: add XSD-based XML validation for theme files, and fix the repo themes to make them pass → 3192fd8</text:p>
      <text:h text:style-name="P345" text:outline-level="2"><text:bookmark-start text:name="__RefHeading___Toc3275_966294790"/>N++ Repo: XSD for XML<text:bookmark-end text:name="__RefHeading___Toc3275_966294790"/></text:h>
      <text:p text:style-name="P346">Make a branch for XSD. <text:s/></text:p>
      <text:p text:style-name="P346">Bring in that same theme.xsd validation for main Notepad++ repository:</text:p>
      <text:p text:style-name="CommitMessage">Add XSD-based validation for themes (and stylers.model)</text:p>
      <text:p text:style-name="CommitMessage">Also, correct all the themes that failed validation</text:p>
      <text:p text:style-name="CommitMessage">→ f5d641f</text:p>
      <text:p text:style-name="P346">Similar for others:</text:p>
      <text:p text:style-name="CommitMessage">Add XSD-based validation for APIs (autoCompletion files)</text:p>
      <text:p text:style-name="CommitMessage">(all exsiting autoCompletion XML passed validation)</text:p>
      <text:p text:style-name="CommitMessage">→ 525e7aa</text:p>
      <text:p text:style-name="CommitMessage">Add XSD-based validation for functionList XML</text:p>
      <text:p text:style-name="CommitMessage">Fix broken functionList XML</text:p>
      <text:p text:style-name="CommitMessage">→ de3fe4a7d</text:p>
      <text:p text:style-name="P346">While working on functionList, saw that overrideMap.xml is in same directory, so had to make an exception for it. <text:s/>I will need to create a separate XSD for it.</text:p>
      <text:p text:style-name="P346">Looking at what else is called in the validator script: nativeLang doesn’t have one; overrideMap doesn’t have one; most of the src-directory XML don’t have one; and it looks like there isn’t a userDefinedLang file in the repo (I guess that’s auto-created).</text:p>
      <text:p text:style-name="P347">XSD for:</text:p>
      <text:p text:style-name="P347">☑ nativeLang</text:p>
      <text:p text:style-name="P348">☑ overrideMap</text:p>
      <text:p text:style-name="P348">☑ config.4zipPackage ?</text:p>
      <text:p text:style-name="P348"><text:soft-page-break/>☑ contextMenu</text:p>
      <text:p text:style-name="P348">☑ langs.model</text:p>
      <text:p text:style-name="P348">☑ shortcuts.xml</text:p>
      <text:p text:style-name="P348">☑ tabContextMenu_example</text:p>
      <text:p text:style-name="P348">☑ toolbarButtonsConf_example</text:p>
      <text:p text:style-name="P349">I’m not actually sure whether some of those really need a definition (or if it would just cause too many problems for a single-file XML-type.</text:p>
      <text:p text:style-name="P349">For now, clean up the calls so that a single line will handle the multi-option loops</text:p>
      <text:p text:style-name="CommitMessage">validator_xml: make XSD lists more easily extensible → cd99bc1c3</text:p>
      <text:p text:style-name="P349">Not enough time left today to work on new XSD, so I’ll come back to those later.</text:p>
      <text:h text:style-name="P350" text:outline-level="1"><text:bookmark-start text:name="__RefHeading___Toc3410_2964383733"/>2025-Jun-01<text:tab/>N++ XML → XSD Validation<text:bookmark-end text:name="__RefHeading___Toc3410_2964383733"/></text:h>
      <text:p text:style-name="P351">Found that if I open an XML in VisualStudio, I can do XML &gt; Create Schema, and that gave a great starting point. <text:s/>The nativeLang had to be mostly cleared out, because most translations don’t have all the elements or attributes, some are known to have invalid attributes which Don refuses to be fixed <text:span text:style-name="T10">en masse</text:span> [rejected <text:a xlink:type="simple" xlink:href="https://github.com/notepad-plus-plus/notepad-plus-plus/pull/13003" text:style-name="Internet_20_link" text:visited-style-name="Visited_20_Internet_20_Link">PR #13003</text:a>], and some have extraneous characters – so it was easiest to just pare it down to a barebones check. <text:s/>Able to just go through pretty quickly on the rest.</text:p>
      <text:p text:style-name="P351">I was doing them without Notebook open, so go back later and grab the commit messages:</text:p>
      <text:p text:style-name="CommitMessage">validator_xml: add simple nativeLang.xsd validation → 28b6ab7ae</text:p>
      <text:p text:style-name="CommitMessage">validator_xml: add langs.xsd for validating langs.model.xml → 78201abd1</text:p>
      <text:p text:style-name="CommitMessage">reformat nativeLang and theme XSD files → 907335fb3</text:p>
      <text:p text:style-name="CommitMessage">validator_xml: add toolbarButtons validation → 6e022791f</text:p>
      <text:p text:style-name="CommitMessage">validator_xml: add tabContext validation → 7067f4ca6</text:p>
      <text:p text:style-name="CommitMessage">validator_xml: add contextMenu validation → 3c2863ba2</text:p>
      <text:p text:style-name="CommitMessage">validator_xml: add shortcuts validation → 01706a438</text:p>
      <text:p text:style-name="CommitMessage">validator_xml: add config validation → 9e96ccdbf</text:p>
      <text:p text:style-name="P352">(I saw earlier that some commit messages use nine digit shorthand instead of seven, so I just clipped all of these at that level in case some require the extra digits)</text:p>
      <text:p text:style-name="P351">Do a soft-reset back to the start of mine, and then</text:p>
      <text:p text:style-name="CommitMessage">validator_xml: add XSD-based validation for the various XML files; fix the themes and javascript.js functionlist that don’t match XSD → c2417e769</text:p>
      <text:p text:style-name="P353">Once the checks are done and passing, go create the issue and then do a PR.</text:p>
      <text:p text:style-name="P353"><text:soft-page-break/>Hmm, looking at the results, I don’t know that Don will like all the extra “Validation OK” prints that occur. <text:s/>Turn that off, then redo the soft-reset and commit</text:p>
      <text:p text:style-name="P354">validator_xml: add XSD-based validation for the various XML files; fix the themes and javascript.js functionlist that don’t match XSD → 739d2b07d</text:p>
      <text:h text:style-name="P355" text:outline-level="2"><text:bookmark-start text:name="__RefHeading___Toc3581_2964383733"/>Styler/Theme script<text:bookmark-end text:name="__RefHeading___Toc3581_2964383733"/></text:h>
      <text:p text:style-name="P356">Some day, I need to visit <text:a xlink:type="simple" xlink:href="https://github.com/notepad-plus-plus/notepad-plus-plus/pull/15816" text:style-name="Internet_20_link" text:visited-style-name="Visited_20_Internet_20_Link">PR #15816</text:a> and comment the following:</text:p>
      <table:table table:name="Table2" table:style-name="Table2">
        <table:table-column table:style-name="Table2.A"/>
        <table:table-row>
          <table:table-cell table:style-name="Table2.A1" office:value-type="string">
            <text:p text:style-name="P357">I noticed this PR recently. <text:s/>As the author of the ConfigUpdater script (<text:span text:style-name="T230">now a P</text:span>lugin, <text:span text:style-name="T230">to </text:span>make it easier for average users), I have some thoughts on this. ;-)</text:p>
            <text:p text:style-name="P357"/>
            <text:p text:style-name="P357">First, t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57"><text:s text:c="2"/>- if there _had_ been an issue, I would have seen this when I created issue #16578 and the associated PR #16579. <text:s/>(it wouldn't have stopped either, but I would have noticed this discussion sooner, and chimed in earlier)</text:p>
            <text:p text:style-name="P357"><text:s text:c="2"/>- but the specific `Nim` vs `Nimrod` that you brought up in the text of this PR has been fixed. <text:s/>So that's somehting. ;-)</text:p>
            <text:p text:style-name="P357"/>
            <text:p text:style-name="P357">&gt; it looks to be a great tool</text:p>
            <text:p text:style-name="P357"/>
            <text:p text:style-name="P357">Thanks. ;-)</text:p>
            <text:p text:style-name="P357"/>
            <text:p text:style-name="P357">&gt; The script being provided in this pull request is a bit different, where the focus is more so on simple linting (i.e. mainly for maintainers wanting to do sanity checks).</text:p>
            <text:p text:style-name="P357"/>
            <text:p text:style-name="P357">Unfortunately, that assumes there's anyone actively "maintaining" any theme but `stylers.model.xml` and `DarkThemeDefault.xml` -- sadly, the original authors of the other themes have all seemed to fade away; <text:span text:style-name="T230">so while Don makes sure those two “official” themes stay up-to-date, no one else has “ownership” on the others.</text:span> <text:s/>When I've added new languages to Notepad++, I try to add in entries with "reasonable" colors in every theme (I base the foreground/background of all the styles on the default foreground/background for that theme -- so they won't show up "pretty", but at least they won't _clash_ with the rest of the theme). <text:s/>But the same isn't true for all new languages added over the years, or when Lexilla lexers get updated to have new styles, <text:span text:style-name="T230">so most themes have stayed out-of-date.</text:span></text:p>
            <text:p text:style-name="P357"/>
            <text:p text:style-name="P357">After I got `ConfigUpdater.py` working, I did think about using that to update all the themes, then submit a PR to just get all those themes up-to-date... but I wasn't sure it would be accepted (especially since the script also _sorts_ the languages in each theme, so the diff on the files would be daunting). <text:s/>But that alone wouldn't be enough, because as soon as another language is added or an existing lexer is modified, it would be out-of-date again.</text:p>
            <text:p text:style-name="P357"/>
            <text:p text:style-name="P357">If a script like yours were automatically run when `stylers.model.xml` were updated, it could at least flag the other themes that need to be updated. <text:s/>But I'm not sure Don would want such a flag to cause the build to "fail" (because I doubt he's interested in fixing all the themes every time the model changes), so it wouldn't have any power to change things. <text:s/>And since the old theme authors don't seem to be around anymore, I doubt anyone would volunteer to manually update any given theme to match.</text:p>
            <text:p text:style-name="P357"/>
            <text:p text:style-name="P358">OTOH, if `ConfigUpdater.py` were modified to fit better in the GitHub actions CI environment (something I could definitely do), it could automatically propagate any updates from `stylers.model.xml` to all the other themes, without any human intervention: it wouldn't be as pretty as if a human picked real colors to match the theme, <text:span text:style-name="T230">since all the styles would have the same fg/bg</text:span>... but it would at least add them into the distributed themes, so that new installations would have all the style entries for all the languages, so that people could customize them with their own colors if they wanted them highlighted.</text:p>
            <text:p text:style-name="P358"/>
            <text:p text:style-name="P359">(And no, this wouldn't elimi<text:span text:style-name="T230">n</text:span>ate the need for ConfigUpdater plugin, because that is still important when people upgrade Notepad++, because the installer doesn't overwrite customized themes, or even add new languages or styles to stylers.xml or new keywords to langs.xml, so it would still be useful for users to have that plugin. <text:s/>My long-term goal, after vetting the plugin for some months, or even a year <text:soft-page-break/>or two, was to make a feature request to pull it into core Notepad++, because for good UX, the end user should just automatically get updates to stylers/themes, without their customiz<text:span text:style-name="T230">ed themes </text:span>being overwritten.)</text:p>
          </table:table-cell>
        </table:table-row>
      </table:table>
      <text:p text:style-name="P360">☐ <text:span text:style-name="T230">Comment on </text:span><text:a xlink:type="simple" xlink:href="https://github.com/notepad-plus-plus/notepad-plus-plus/pull/15816" text:style-name="Internet_20_link" text:visited-style-name="Visited_20_Internet_20_Link"><text:span text:style-name="T230">PR #15816</text:span></text:a><text:span text:style-name="T230">?</text:span></text:p>
      <text:h text:style-name="P361" text:outline-level="1"><text:bookmark-start text:name="__RefHeading___Toc3535_3446149469"/>2025-Jun-02<text:tab/>ConfigUpdater<text:bookmark-end text:name="__RefHeading___Toc3535_3446149469"/></text:h>
      <text:p text:style-name="P362">So, LycanThrope came back, and reported that after getting rid of a couple of his plugins, the problem went away – he thinks it’s likely a bug in one of those (one was an experimental plugin, the other a long-unsupported plugin). <text:s/>For now, I’ve closed <text:a xlink:type="simple" xlink:href="https://github.com/pryrt/NppPlugin-ConfigUpdater/issues/2" text:style-name="Internet_20_link" text:visited-style-name="Visited_20_Internet_20_Link">Issue#2</text:a>, and will proceed with the release to nppPluginList. <text:s/></text:p>
      <text:p text:style-name="P363">After tag v2.0.0 is complete, branch the nppPluginList, and compute the SHA256, and bring those into the JSON files. <text:s/>Test with a debug v881 for x64 and x86 – both work (so assume the ARM64 works, too). <text:s/><text:span text:style-name="T231">Submit to nppPluginList repo.</text:span></text:p>
      <text:h text:style-name="P364" text:outline-level="2"><text:bookmark-start text:name="__RefHeading___Toc3563_3446149469"/>Experiment: MSXML6-based XML→XSD validation<text:bookmark-end text:name="__RefHeading___Toc3563_3446149469"/></text:h>
      <text:p text:style-name="P365"><text:span text:style-name="T232">Eko suggested I add XSD validation to the resulting string. <text:s/>I did some googling/ai-gen last night, and now started testing out: the AI just suggested </text:span><text:span text:style-name="InlineCode"><text:span text:style-name="T232">#include &lt;MsXml6.h&gt;</text:span></text:span><text:span text:style-name="T232">, but it complained about that (even when I added msxml6.lib to the </text:span><text:span text:style-name="T233">Properties &gt; Linker &gt; Input &gt; Additional Dependencies</text:span><text:span text:style-name="T232">: AI also used </text:span><text:span text:style-name="InlineCode"><text:span text:style-name="T232">#pragma comment(lib, “blah.lib”)</text:span></text:span><text:span text:style-name="T232"> for both the DLL, but I just used those as the Additional Dependencies): after more searching on the errors, I found that #import &lt;msxml6.dll&gt; seems to do it – though at first, VS IntelliSense says that </text:span><text:span text:style-name="InlineCode"><text:span text:style-name="T232">msxml6.tlh</text:span></text:span> <text:span text:style-name="T232">cannot be found; need to do the </text:span><text:span text:style-name="T233">Tools &gt; Options &gt; Text Editor &gt; C/C++ &gt; Advanced &gt; Recreate database</text:span><text:span text:style-name="T232"> = true and restart VS (or, equivalent, delete .vs directory then restart) to get it to not claim the false error. <text:s/>For the COM model, AI just said </text:span><text:span text:style-name="InlineCode"><text:span text:style-name="T232">#include &lt;comutil.h&gt;</text:span></text:span><text:span text:style-name="T232">, but I also needed </text:span><text:span text:style-name="InlineCode"><text:span text:style-name="T232">#include &lt;comdef.h&gt;</text:span></text:span> <text:span text:style-name="T232">otherwise it complained about </text:span><text:span text:style-name="InlineCode"><text:span text:style-name="T232">_com_error</text:span></text:span> <text:span text:style-name="T232">being declared without definition. <text:s/></text:span><text:span text:style-name="T234">But with a couple more fixes, I was able to get the AI code to run, and validate the AI’s example XML with its XSD. <text:s/>If I add a new element to the XML but not XSD, it properly flags as an error. <text:s/>So I have proof of concept.</text:span></text:p>
      <text:p text:style-name="P366">Now let’s try to put it in a wrapper, <text:span text:style-name="T235">and call it. <text:s/>Still works (as I expected).</text:span></text:p>
      <text:h text:style-name="P367" text:outline-level="2"><text:bookmark-start text:name="__RefHeading___Toc3577_3446149469"/>ConfigUpdater<text:bookmark-end text:name="__RefHeading___Toc3577_3446149469"/></text:h>
      <text:p text:style-name="P368"><text:span text:style-name="T235">@Coises was able to figure out the problem with his ControlledAutoIndent plugin causing my plugin to freeze/crash (a bug in his plugin), which, given it was one of the two that LycanThrope deleted, is the likely culprit. <text:s/>But he also found another Access Violation, this time with </text:span><text:span text:style-name="InlineCode"><text:span text:style-name="T235">langs.xml</text:span></text:span> – <text:span text:style-name="T235">fortunately, he was able to give me the VS Call Stack, showing </text:span><text:soft-page-break/><text:span text:style-name="T235">go()::463 → _updateLangs()::1077 → _find_element_…()::685 as the path taken. <text:s/>My guess is I’m not checking all the errors correctly. <text:s/>Hopefully, he’ll be able to send me his langs.xml, which I am assuming has something unique to it… but for now, I will go searching for the missed error checking.</text:span></text:p>
      <text:p text:style-name="P369">Looking at the code, the only thing I could think of was somehow the clone inside the !found if-block was returning nullptr, so nullptr-&gt;FirstChildElement(x) wasn’t working. <text:s/>I added in a check in the !found for still !found.</text:p>
      <text:p text:style-name="P370">Coises eventually got me langs.xml, which allowed me to debug, rather than guess: it never triggered the !found!found, but definitely crashed, so it wasn’t what I thought. <text:s/>It turned out that when the langs.model.xml had &lt;Keywords&gt; elements inside a &lt;Language&gt;, but the target langs.xml had that as an empty &lt;Language/&gt;, the search for Keywords siblings in the destination failed. <text:s/>If I just added a check for no-siblings-found and return nullptr, then the “clone from .model” works just fine. <text:s/></text:p>
      <text:p text:style-name="CommitMessage">bugfix: prevent crash when langs.model has keyword elements but langs target did not → 28d15b8</text:p>
      <text:p text:style-name="P369">Give it to Coises, and hopefully it won’t crash. … Fifteen minutes later ⇒ confirmed working.</text:p>
      <text:p text:style-name="P371">Tag it, and update the nppPluginList (though I am not going to set as Ready for Review until at least tomorrow).</text:p>
      <text:h text:style-name="P372" text:outline-level="1"><text:bookmark-start text:name="__RefHeading___Toc3649_2740211299"/>2025-Jun-03<text:tab/>ConfigUpdater<text:bookmark-end text:name="__RefHeading___Toc3649_2740211299"/></text:h>
      <text:p text:style-name="P373">No more messages of failures, so re-activated the nppPluginList request.</text:p>
      <text:h text:style-name="P374" text:outline-level="2"><text:bookmark-start text:name="__RefHeading___Toc3651_2740211299"/>ValidateXML.h<text:bookmark-end text:name="__RefHeading___Toc3651_2740211299"/></text:h>
      <text:p text:style-name="P375">Clean up error handling and return values, so TRUE=pass and FALSE=fail. <text:s/></text:p>
      <text:p text:style-name="P376">Bring it out into a standalone .h file, so I can easily embed it somewhere else</text:p>
      <text:p text:style-name="P377">Add it to my passThru repo:</text:p>
      <text:p text:style-name="CommitMessage">Create ValidateXML.h: Simple wrapper around MSXML6 DLL to compare XML to a specific XSD. → 0ad2267</text:p>
      <text:p text:style-name="CommitMessage">Create ValidateXML.README.md: describe how to use the `ValidateXML.h` → bfb0e69</text:p>
      <text:p text:style-name="TODO">☐ <text:span text:style-name="T236">Convert ValidateXML to a class</text:span></text:p>
      <text:h text:style-name="P378" text:outline-level="2"><text:bookmark-start text:name="__RefHeading___Toc3581_2964383733 Copy 1"/><text:soft-page-break/>Styler/Theme script<text:bookmark-end text:name="__RefHeading___Toc3581_2964383733 Copy 1"/></text:h>
      <text:p text:style-name="P379"><text:span text:style-name="T236">Regarding</text:span> <text:a xlink:type="simple" xlink:href="https://github.com/notepad-plus-plus/notepad-plus-plus/pull/15816" text:style-name="Internet_20_link" text:visited-style-name="Visited_20_Internet_20_Link">PR #15816</text:a> : <text:span text:style-name="T236">Thinking about it, it really needs an Issue created</text:span></text:p>
      <table:table table:name="Table3" table:style-name="Table3">
        <table:table-column table:style-name="Table3.A"/>
        <table:table-row>
          <table:table-cell table:style-name="Table3.A1" office:value-type="string">
            <text:p text:style-name="P380">REPLY</text:p>
            <text:p text:style-name="P381">I noticed this PR recently. <text:s/></text:p>
            <text:p text:style-name="P381"/>
            <text:p text:style-name="P381"><text:span text:style-name="T236">T</text:span>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82"/>
          </table:table-cell>
        </table:table-row>
        <table:table-row>
          <table:table-cell table:style-name="Table3.A2" office:value-type="string">
            <text:p text:style-name="P380">ISSUE</text:p>
            <text:p text:style-name="P381"/>
            <text:p text:style-name="P383">TITLE: [BUG] Themes are out-of-date compared to stylers.model.xml</text:p>
            <text:p text:style-name="P383"/>
            <text:p text:style-name="P383">PROBLEM: The main <text:span text:style-name="T237">`</text:span>stylers.model.xml<text:span text:style-name="T237">`</text:span> and <text:span text:style-name="T237">`</text:span>DarkModeDefault.xml<text:span text:style-name="T237">`</text:span> theme get updated whenever Notepad++ adds a new lexer, or when a Lexilla update makes it obvious that new styles need to be added to an existing theme (or someone creates an issue about Style Configurator needing to give access to some unlisted style that the underlying lexer supports). <text:s/>Unfortunately, the original contributors to the majority of the themes are no longer providing updates to their theme, and no one has stepped up to maintain them, so many of the updates and fixes don’t get propagated beyond the two default themes.</text:p>
            <text:p text:style-name="P383"/>
            <text:p text:style-name="P383">SOLUTION DESCRIPTION: <text:s/>There are actually a handful of ways to address this:</text:p>
            <text:p text:style-name="P383"/>
            <text:p text:style-name="P384">1. Leave the status quo</text:p>
            <text:p text:style-name="P384"><text:s text:c="4"/>- Don will ensure the two defaults stay up-to-date. <text:s/></text:p>
            <text:p text:style-name="P384"><text:s text:c="4"/>- If users of a theme want to add a missing language or missing styles to a specific theme, they can create an issue and PR to do so. <text:s/></text:p>
            <text:p text:style-name="P384"><text:s text:c="4"/>- Hope that people who provide PR to add new languages or enabling new styles from the lexer will add that language to all themes </text:p>
            <text:p text:style-name="P384"><text:s text:c="8"/>- <text:span text:style-name="T237">S</text:span>ome contributors do go the extra mile on this, so it can happen.</text:p>
            <text:p text:style-name="P383"/>
            <text:p text:style-name="P385">2. Using a script like the #15816 PR submitted</text:p>
            <text:p text:style-name="P385"><text:s text:c="4"/>- This could be run manually by people when they are getting ready to submit a change to a single theme, and they could check just their theme, and be encouraged to add in all the missing languages</text:p>
            <text:p text:style-name="P385"><text:s text:c="4"/>- Optionally, it would be pretty easy to create a new `.github\workflow\___.yml` GitHub action which would look for updates to <text:span text:style-name="T237">`</text:span>stylers.model.xml<text:span text:style-name="T237">`</text:span> in any commit to the master branch, and if there is any change, it could run @jdknight’s script on each file: since that script doesn’t </text:p>
            <text:p text:style-name="P385"/>
            <text:p text:style-name="P386"><text:span text:style-name="T238">3</text:span><text:span text:style-name="T236">. </text:span><text:span text:style-name="T238">B</text:span><text:span text:style-name="T236">ulk update: </text:span></text:p>
            <text:p text:style-name="P384"><text:s text:c="4"/>- Create a one-time PR for the themes, to bring them back into sync. <text:s/></text:p>
            <text:p text:style-name="P387"><text:s text:c="4"/>- A tool like my newly-released [ConfigUpdater plugin](https://github.com/pryrt/NppPlugin-ConfigUpdater/) could be manually run to generate the updates – but it should be noted that this first PR would have a huge diff, due to ConfigUpdater sorting the languages to make it easier for people to dig into the theme XML file. <text:s/></text:p>
            <text:p text:style-name="P387"><text:s text:c="4"/>- After th<text:span text:style-name="T237">e </text:span>first <text:span text:style-name="T237">PR</text:span>, future maintenance would either be thru extra-mile contributors or the occasional bulk-update (which hopefully wouldn’t be as drastic of a PR as the first).</text:p>
            <text:p text:style-name="P388"/>
            <text:p text:style-name="P387">4. Modify my original `ConfigUpdater.py` script:</text:p>
            <text:p text:style-name="P387"><text:s text:c="4"/>- <text:span text:style-name="T237">I could make it</text:span> work with a workflow action similar to the one described above, but instead of <text:span text:style-name="T239">just flagging individual themes, it would actually update them to include every language, with every styler known to </text:span><text:span text:style-name="T237">`</text:span><text:span text:style-name="T239">stylers.model.xml</text:span><text:span text:style-name="T237">`</text:span><text:span text:style-name="T239">, so that the Style Configurator will show every language and style, no matter which theme is chosen.</text:span></text:p>
            <text:p text:style-name="P381"/>
            <text:p text:style-name="P385">I wanted to open it for discussion, and eventually @donho would have to choose which of the N paths are actually chosen. <text:s/>I will add a reply comment below, to give my opinion(s) <text:span text:style-name="T239">and thoughts</text:span> on the various options.</text:p>
            <text:p text:style-name="P385"/>
            <text:p text:style-name="P385">DEBUG INFO: &lt;attach&gt;</text:p>
          </table:table-cell>
        </table:table-row>
        <table:table-row>
          <table:table-cell table:style-name="Table3.A2" office:value-type="string">
            <text:p text:style-name="P389">COMMENT</text:p>
            <text:p text:style-name="P390">My opinions:</text:p>
            <text:p text:style-name="P390"/>
            <text:p text:style-name="P390">1. Status quo is a bad idea. <text:s/>My improvements to various aspects of the syntax highlighting over the last year or two have shown my steady movement, and I was getting close to wanting to submit an issue like this: I’ve wanted automation added to the process, so that no theme gets “left behind”.</text:p>
            <text:p text:style-name="P390"><text:soft-page-break/></text:p>
            <text:p text:style-name="P390">2. <text:span text:style-name="T239">I like the idea of the script; </text:span><text:span text:style-name="T240">and I’m really glad someone else cared enough to write and submit it</text:span><text:span text:style-name="T239">. <text:s/>But I don’t think </text:span><text:span text:style-name="T240">the one from #15816 </text:span><text:span text:style-name="T239">is </text:span><text:span text:style-name="T241">sufficient:</text:span></text:p>
            <text:p text:style-name="P390"><text:s text:c="4"/>- <text:span text:style-name="T240">If contributors have to manually run it, it will likely never be run.</text:span></text:p>
            <text:p text:style-name="P390"><text:s text:c="4"/>- <text:span text:style-name="T240">If it’s run as a GitHub Action that doesn’t fail the build, no one will ever likely look at the results, so nothing will change.</text:span></text:p>
            <text:p text:style-name="P390"><text:s text:c="4"/>- <text:span text:style-name="T240">If the Action Failed when a Theme had missing languages or styles, the run getting marked as ✗ would just annoy Don, because </text:span><text:span text:style-name="T237">he shouldn’t have to manually </text:span><text:span text:style-name="T240">maintain all the themes </text:span><text:span text:style-name="T237">himself</text:span><text:span text:style-name="T240">.</text:span></text:p>
            <text:p text:style-name="P390"/>
            <text:p text:style-name="P391">3. An occasional bulk update could be workable. <text:s/></text:p>
            <text:p text:style-name="P391"><text:s text:c="4"/>- <text:span text:style-name="T237">I</text:span>t would still require someone to keep an active watch and manually submit the changes. <text:s/></text:p>
            <text:p text:style-name="P391"><text:s text:c="4"/>- <text:span text:style-name="T237">I</text:span>f the interested party ever lost interest, left GitHub, etc, then it would go back to the status quo, which would be bad.</text:p>
            <text:p text:style-name="P392"/>
            <text:p text:style-name="P392">4. <text:span text:style-name="T237">Using a script that edits the themes automatically</text:span></text:p>
            <text:p text:style-name="P392"><text:s text:c="4"/>- <text:span text:style-name="T237">Obviously, given the fact that I wrote ConfigUpdater, it’s something I’m interested in; it should come as no surprise this it the route I would recommend.</text:span></text:p>
            <text:p text:style-name="P391"><text:s text:c="4"/>- <text:span text:style-name="T237">I will admit there is a downside: The original humans who created each Theme years ago </text:span><text:span text:style-name="T242">presumably </text:span><text:span text:style-name="T237">made a consistent set of colors and applied it to “</text:span><text:span text:style-name="T242">similar” styles across languages for a given theme</text:span><text:span text:style-name="T237">. <text:s/>My script, because it is not human nor a graphic designer, would make for a “boring” addition to each theme: it will just copy the default foreground/background for a given theme, and propagate that to every new style it adds. <text:s/></text:span></text:p>
            <text:p text:style-name="P393"><text:s text:c="8"/>- I had thought about just copying the colors directly from `stylers.model.xml` or `DarkModeDefault.xml` depending on whether a Theme’s default bg is “dark” or “light”… but I have a feeling there would <text:span text:style-name="T242">still </text:span>be color clashes which might be more annoying than just using default fg/bg. <text:s/><text:span text:style-name="T242">I don’t know whether “color clash” is better or worse, from a normal user’s perspective, than leaving the new styles as default fg/bg which then might make a user think </text:span></text:p>
            <text:p text:style-name="P393"><text:s text:c="8"/>- I’ve had other ideas for at least a slight improvement on boring default fg/bg, by trying to figure out how to use a Language that is in most/all of the themes (like Python or C++) and try to extract colors from that, and try to apply them to similar Styles in the added themes or style lines… but I don’t know how practical or successful that would be (“similar” is rather nebulous, especially since the names of styles in a given language don’t always overlap or seem “similar”). <text:s/><text:span text:style-name="T242">I would test them in ConfigUpdater before trying to unleash that extra complication on Notepad++’s core.</text:span></text:p>
            <text:p text:style-name="P393"><text:s text:c="8"/>- <text:span text:style-name="T242">This downside is one of the reasons I hadn’t made an Issue of this before now. <text:s/>I wanted to get ConfigUpdater fully working, then use it as a testbed for improvements.</text:span></text:p>
            <text:p text:style-name="P393"/>
            <text:p text:style-name="P394">If I had to do something now, I would just stick with default fg/bg: it <text:span text:style-name="T237">might not be as “pretty” as multiple colors, </text:span>but <text:span text:style-name="T237">it at least puts them into the Style Configurator, so that if someone </text:span><text:span text:style-name="T243">wants</text:span><text:span text:style-name="T244"> to customize colors for the new languages or styles in their theme, they could (which is something that’s not true, as it currently stands); </text:span><text:span text:style-name="T11">though I could be easily persuaded that “potential clash” is better than “hidden so user doesn’t know syntax highlighting is working”. <text:s/>If the status quo were to be maintained a bit longer, I would continue to investigate with ConfigUpdater</text:span></text:p>
            <text:p text:style-name="P392"/>
          </table:table-cell>
        </table:table-row>
      </table:table>
      <text:p text:style-name="TODO">☑ <text:span text:style-name="T245">Read through the above, and continue working on it – there are a lot of incomplete ideas/paragraphs that I don’t have time for today</text:span></text:p>
      <text:p text:style-name="P395">Notebook: Worked on ValidateXML.h, and phrasing a response to the Themes-out-of-date script PR</text:p>
      <text:h text:style-name="P396" text:outline-level="1"><text:bookmark-start text:name="__RefHeading___Toc3873_3251474281"/>2025-Jun-04<text:tab/>Styler/Theme Script<text:bookmark-end text:name="__RefHeading___Toc3873_3251474281"/></text:h>
      <text:p text:style-name="P397">Go back to yesterday’s, and continue editing there (don’t want to copy/paste to here). <text:s/><text:span text:style-name="T242">Okay, that’s got a complete “reply” to the original PR, a new “Issue” to submit, and my initial “comment” giving my opinions. <text:s/>I don’t know when I’ll decide to submit it, but it’s ready.</text:span></text:p>
      <text:p text:style-name="TODO"><text:soft-page-break/>☐ Submit new issue based on <text:a xlink:type="simple" xlink:href="https://github.com/notepad-plus-plus/notepad-plus-plus/pull/15816" text:style-name="Internet_20_link" text:visited-style-name="Visited_20_Internet_20_Link"><text:span text:style-name="T230">PR #15816</text:span></text:a></text:p>
      <text:h text:style-name="P398" text:outline-level="1"><text:bookmark-start text:name="__RefHeading___Toc3951_1466735678"/>2025-Jun-07<text:tab/>CollectionInterface – Dark Mode<text:bookmark-end text:name="__RefHeading___Toc3951_1466735678"/></text:h>
      <text:p text:style-name="P399">So I was finally brave enough to try DarkMode with my plugins – the dialogs <text:span text:style-name="T10">don’t</text:span><text:span text:style-name="T11"> properly change… yet. <text:s/>Looking through the pre-installed plugins, found that MIME Tools’ About Box properly does Dark Mode… so search through its commits for “Dark” ⇒ </text:span><text:a xlink:type="simple" xlink:href="https://github.com/npp-plugins/mimetools/commit/ad72eaf183dd0de4346cbdc6b0b6de60f5e39d60" text:style-name="Internet_20_link" text:visited-style-name="Visited_20_Internet_20_Link"><text:span text:style-name="T11">ad72eaf</text:span></text:a><text:span text:style-name="T11">. <text:s/>Where it sets the centered dialog position, it just calls </text:span><text:span text:style-name="InlineCode"><text:span text:style-name="T11">::SendMessage(nppData._nppHandle, NPPM_DARKMODESUBCLASSANDTHEME, static_cast&lt;WPARAM&gt;(NppDarkMode::dmfInit), reinterpret_cast&lt;LPARAM&gt;(g_hAboutDlg));</text:span></text:span><text:span text:style-name="T11"> … and then a wrapper around something similar for the dark-mode-change notification. <text:s/></text:span></text:p>
      <text:p text:style-name="P400">Let’s first just try during creation: the first time, when I did it after the position setting, it only dark-moded the text, not the whole dialog. <text:s/>But if I move it to the top of WM_INITDIALOG, then it seems right. <text:s/>And if <text:span text:style-name="T246">I change into DM when dialog is not visible, the next run, it follows suit. <text:s/>If I change while dialog is active, it mostly follows, except the </text:span><text:span text:style-name="T247">Close</text:span><text:span text:style-name="T248"> button. <text:s/></text:span><text:span text:style-name="T249">If I add the beNotified code from MIME Tools, then the button also changes. <text:s/>So my only complaint is that the URL hyperlink isn’t the right color. <text:s/>Digging through the hyperlinks.cpp, </text:span></text:p>
      <text:p text:style-name="P400"><text:span text:style-name="T249">I found WM_CTLCOLORSTATIC, which </text:span><text:span text:style-name="InlineCode"><text:span text:style-name="T249">SetTextColor(hdc, RGB(0,0,192))</text:span></text:span><text:span text:style-name="T249">, which is a hardcoded blue. <text:s/>So I need to add a function to that library that changes the link color, then call that appropriately. <text:s/>Add a variable to the .cpp, and a function to change it in the cpp/h. <text:s/>I can call it before the ConvertStaticToHyperlink() and it will set the color correctly. <text:s/></text:span><text:span text:style-name="T250">It’s not </text:span><text:span text:style-name="T251">perfect</text:span><text:span text:style-name="T250">, since it will keep the old hyperlink color if you change the DarkMode Tone settings, but that’s a small inconvenience, especially when the About dialog shouldn’t be left running when changing DarkMode settings anyway.</text:span></text:p>
      <text:p text:style-name="CommitMessage">CollectionInterface: debug DarkMode using About box; get it working reasonably → 616dcd7</text:p>
      <text:p text:style-name="P401">When I add it to the main CI dialog, it’s somewhat working. <text:s/>Unfortunately, the tabbed interface does <text:span text:style-name="T10">not</text:span><text:span text:style-name="T11"> inherit the DarkMode, so it’s really jarring.</text:span></text:p>
      <text:p text:style-name="CommitMessage">CollectionInterface: DarkMode for main CI dialog is working except for the tabbed interface; I will have to research that more → 76e6417</text:p>
      <text:h text:style-name="P402" text:outline-level="1"><text:bookmark-start text:name="__RefHeading___Toc4124_1344779603"/>2025-Jun-10<text:tab/>CollectionInterface – Dark Mode<text:bookmark-end text:name="__RefHeading___Toc4124_1344779603"/></text:h>
      <text:p text:style-name="P403"><text:soft-page-break/>Yesterday (no notes), I was able to make progress on the tabbed interface in Dark Mode, and got it so that I could change it to TCS_OWNERDRAWFIXED and implement a WM_DRAWITEM , which allowed me to change the text fg/bg colors for the tab names… but it still didn’t change the tab-gui-gray, so still not enough.</text:p>
      <text:p text:style-name="P403"><draw:frame draw:style-name="fr4" draw:name="Image6" text:anchor-type="char" svg:width="4.7925in" svg:height="0.9689in" draw:z-index="5"><draw:image xlink:href="Pictures/10000001000001CC0000005D05E17837.png" xlink:type="simple" xlink:show="embed" xlink:actuate="onLoad" draw:mime-type="image/png"/></draw:frame>@Coises <text:a xlink:type="simple" xlink:href="https://community.notepad-plus-plus.org/post/102017" text:style-name="Internet_20_link" text:visited-style-name="Visited_20_Internet_20_Link">pointed out</text:a> that Shortcut Mapper inside N++ itself can do Dark Mode for its tabbed interface: </text:p>
      <text:p text:style-name="P403">This means that I just need to try to replicate how Notepad++ does it. <text:s/><text:a xlink:type="simple" xlink:href="https://github.com/notepad-plus-plus/notepad-plus-plus/blob/master/PowerEditor/src/WinControls/Grid/ShortcutMapper.cpp#L27" text:style-name="Internet_20_link" text:visited-style-name="Visited_20_Internet_20_Link">ShortcutMapper.cpp::InitTabs</text:a> calls <text:a xlink:type="simple" xlink:href="https://github.com/notepad-plus-plus/notepad-plus-plus/blob/299d7cb26ef30df4c21d6c9378be4f87c1c7ef7d/PowerEditor/src/NppDarkMode.cpp#L1923" text:style-name="Internet_20_link" text:visited-style-name="Visited_20_Internet_20_Link">NppDarkMode.cpp::subclassTabControl()</text:a> which wraps MSDN <text:a xlink:type="simple" xlink:href="https://learn.microsoft.com/en-us/windows/win32/api/commctrl/nf-commctrl-setwindowsubclass" text:style-name="Internet_20_link" text:visited-style-name="Visited_20_Internet_20_Link">SetWindowSubclass()</text:a>, with g_tabSubclassID=42 <text:s/>and using the <text:a xlink:type="simple" xlink:href="https://github.com/notepad-plus-plus/notepad-plus-plus/blob/299d7cb26ef30df4c21d6c9378be4f87c1c7ef7d/PowerEditor/src/NppDarkMode.cpp#L1766" text:style-name="Internet_20_link" text:visited-style-name="Visited_20_Internet_20_Link">TabSubclass() callback</text:a>. <text:s/>Don’s internal constant for all his subclasses is 42, so I double checked MSDN docs: the “subclass ID… together with the subclass procedure uniquely identify a subclass” – so he can use the same subclass ID for all his subclassing, as long as he uses a different callback procedure (which he does), and it calls <text:a xlink:type="simple" xlink:href="https://learn.microsoft.com/en-us/windows/win32/api/commctrl/nf-commctrl-removewindowsubclass" text:style-name="Internet_20_link" text:visited-style-name="Visited_20_Internet_20_Link">RemoveWindowSubclass()</text:a> in the <text:a xlink:type="simple" xlink:href="https://github.com/notepad-plus-plus/notepad-plus-plus/blob/299d7cb26ef30df4c21d6c9378be4f87c1c7ef7d/PowerEditor/src/NppDarkMode.cpp#L1896-L1900" text:style-name="Internet_20_link" text:visited-style-name="Visited_20_Internet_20_Link">WM_NCDESTROY handler</text:a> (which he does). <text:s/><text:span text:style-name="T252">[Just to confirm: </text:span><text:a xlink:type="simple" xlink:href="https://github.com/notepad-plus-plus/notepad-plus-plus/blob/299d7cb26ef30df4c21d6c9378be4f87c1c7ef7d/PowerEditor/src/NppDarkMode.cpp#L2768" text:style-name="Internet_20_link" text:visited-style-name="Visited_20_Internet_20_Link"><text:span text:style-name="T252">autoSubclassAndThemeChildControls()</text:span></text:a><text:span text:style-name="T252"> does </text:span><text:span text:style-name="T253">not</text:span><text:span text:style-name="T254"> currently </text:span><text:span text:style-name="T255">compare against WC_TABCONTROL and call the subclassTabControl()]</text:span></text:p>
      <text:p text:style-name="P404">Also search through NPP codebase, and confirm that ShortcutMapper doesn’t appear to set TCS_OWNERDRAWFIXED, so I’ll need to undo that one. <text:s/><text:span text:style-name="T256">Copy over the callback, and start fixing the errors, as appropriate. <text:s/></text:span><text:span text:style-name="T257">I updated all the brushes and pens. <text:s/>And it’s </text:span><text:span text:style-name="T258">mostly</text:span><text:span text:style-name="T257"> working: it’s now following DarkMode with the right tones, and behaving like ShortcutMapper… but </text:span><text:span text:style-name="T258">only</text:span><text:span text:style-name="T257"> on the first run. <text:s/>If I run it again, it goes back to non-DM. :-( </text:span></text:p>
      <text:p text:style-name="CommitMessage">CollectionInterface: DarkMode = alternative tactic gets me true dark mode on first run of the dialog, but subsequent runs revert to Light (TODO: confirm whether it’s <text:span text:style-name="T10">really</text:span> subclassed on call&gt;1, because I think it’s not running the subclass’ paint handler) → 2155bd6</text:p>
      <text:h text:style-name="P405" text:outline-level="1"><text:bookmark-start text:name="__RefHeading___Toc4072_3356758448"/>2025-Jun-11<text:tab/>CollectionInterface – DarkMode<text:bookmark-end text:name="__RefHeading___Toc4072_3356758448"/></text:h>
      <text:p text:style-name="P406">As I said yesterday, I should confirm whether it’s actually subclassed on the nth call: no, it’s not calling the WM_PAINT on subsequent. <text:s/>SetWindowSubclass<text:span text:style-name="T11"> has a return bool, and I was able to confirm it returned false on the second iteration. <text:s/></text:span><text:span text:style-name="T259">When single stepping, it gets the same hWnd every time, and the same function and ID -- and I confirmed that the WM_NCDESTROY, which removes the subclass, </text:span><text:span text:style-name="T260">had the same hWnd. <text:s/>Try not removing the subclass: still fails. <text:s/>Try incrementing subclassID each time: still fails. <text:s/>While thinking about it, I googled whether or not you could remove/add subclasses multiple times, and it said “yes” with some justifications that weren’t helpful (since it wasn’t working for me), but gave me a “go </text:span><text:soft-page-break/><text:span text:style-name="T260">more in depth with AI” – which brought me to an interactive chat with the same AI context. <text:s/>I told it that when I closed the dialog then created it again, it wouldn’t let me subclass again – it kindof ignored my claim that I couldn’t subclass again, thinking I was asking why it wasn’t </text:span><text:span text:style-name="T261">still</text:span><text:span text:style-name="T260"> subclassed… but it mentioned that it would generate a new hWnd when the dialog is recreated… but my code is always showing the </text:span><text:span text:style-name="T261">same</text:span><text:span text:style-name="T260"> hWnd. <text:s/>Digging into that, I see that I was “remembering” the old hWnd for the tabbed control </text:span><text:span text:style-name="T262">for the purposes of using that same handle in other messages, but maybe that was a bad choice:</text:span><text:span text:style-name="T260"> if I call </text:span><text:span text:style-name="T262">GetDlgItem each time, instead, it actually is coming up with a new hWnd… and if I use that, it works! <text:s/>Clear away the extra stuff (including </text:span><text:span text:style-name="T263">trying to change the ID each time), and it’s still working. <text:s/>I will definitely want to share this with the Forum, after a commit.</text:span></text:p>
      <text:p text:style-name="CommitMessage">CollectionInterface: DarkMode = once I use the right hwndTab value (not the value from the previous dialog), the subclass is properly applied → 3fac267</text:p>
      <text:p text:style-name="P407">Failing workflow action: ah, right, I forgot to add Comctl32.lib to the other builds’ additional-dependencies.</text:p>
      <text:p text:style-name="CommitMessage">CollectionInterface: fix additional-dependencies to include Comctl32.lib → e40c7b3</text:p>
      <text:p text:style-name="P408">This time, it built correctly.</text:p>
      <text:p text:style-name="P408">Now move on to writing up my Forum reply.</text:p>
      <text:p text:style-name="P408">Okay, with that, I still need to DarkMode-ify the HELP dialog as well. <text:s/><text:span text:style-name="T264">But add the dark-mode check and a new global handle, and it’s quickly implemented.</text:span></text:p>
      <text:p text:style-name="CommitMessage">CollectionInterface: DarkMode = include HELP dialog as well → 4172aa4</text:p>
      <text:p text:style-name="TODO">☑ Experiment: debug build of N++ that enables the subclassing through the message, <text:span text:style-name="T264">to see if that would work instead</text:span></text:p>
      <text:h text:style-name="P409" text:outline-level="1"><text:bookmark-start text:name="__RefHeading___Toc4128_2260344612"/>2025-Jun-12<text:tab/>CollectionInterface<text:bookmark-end text:name="__RefHeading___Toc4128_2260344612"/></text:h>
      <text:p text:style-name="P410">So I came back yesterday without reopening this notebook, and I was able to make the debug build of N++ and verify it works even if my plugin doesn’t call it’s local subclassing. <text:s/>So I submitted that to Npp (and used a separate branch as the “proof of problem” testbed). <text:s/>I will leave that darkModeTabControl branch until Don makes a decision about my <text:a xlink:type="simple" xlink:href="https://github.com/notepad-plus-plus/notepad-plus-plus/issues/16668" text:style-name="Internet_20_link" text:visited-style-name="Visited_20_Internet_20_Link">issue</text:a>/<text:a xlink:type="simple" xlink:href="https://github.com/notepad-plus-plus/notepad-plus-plus/pull/16669" text:style-name="Internet_20_link" text:visited-style-name="Visited_20_Internet_20_Link">pr</text:a>. <text:s/>Oh, when I went to check on the links, I see that ozone10 replied to my PR – <text:span text:style-name="T265">the reason it wasn’t included before was because of edge cases (which the existing function doesn’t handle). <text:s/>I think they should have included it, to begin with, and waited for people to request the edge </text:span><text:soft-page-break/><text:span text:style-name="T265">cases get handled, rather than excluding tab-control altogether. But since ozone10 will work on an alternate PR, that’s sufficient for me.</text:span></text:p>
      <text:p text:style-name="P411">Oh, and now ozone10 has made a <text:a xlink:type="simple" xlink:href="https://github.com/notepad-plus-plus/notepad-plus-plus/pull/16673" text:style-name="Internet_20_link" text:visited-style-name="Visited_20_Internet_20_Link">test PR</text:a>, which I am able to confirm also works. <text:s/>He also asked me to create issues for ListBox scrollbar (<text:a xlink:type="simple" xlink:href="https://github.com/notepad-plus-plus/notepad-plus-plus/issues/16674" text:style-name="Internet_20_link" text:visited-style-name="Visited_20_Internet_20_Link">#16674</text:a>) and for the ProgressBar (<text:a xlink:type="simple" xlink:href="https://github.com/notepad-plus-plus/notepad-plus-plus/issues/16675" text:style-name="Internet_20_link" text:visited-style-name="Visited_20_Internet_20_Link">#16675</text:a>), which he noticed in my screenshots and his tests, as well. <text:s/></text:p>
      <text:p text:style-name="P411">For ListBox, if I use his test N++ build, but move the message call to the end of the handler rather than beginning, the scrollbar works. <text:s/>So I posted that screenshot, and will leave it to ozone10 to comment on whether the order shouldn’t matter, or whether he wants to continue to leave issue open to fix it.</text:p>
      <text:p text:style-name="P411">… <text:span text:style-name="T266">Okay, so he made a fix PR for ListBox, but also emphasized that the message should come at the end. <text:s/>When I complained about the flash from light to dark, he suggested:</text:span></text:p>
      <text:p text:style-name="CodeIndent">// at beginning </text:p>
      <text:p text:style-name="CodeIndent">static constexpr ULONG dmfParent = 0x00000001UL | 0x00000008UL;</text:p>
      <text:p text:style-name="CodeIndent">::SendMessage(nppData._nppHandle, NPPM_DARKMODESUBCLASSANDTHEME, static_cast&lt;WPARAM&gt;(dmfParent), reinterpret_cast&lt;LPARAM&gt;(mainHwnd));</text:p>
      <text:p text:style-name="CodeIndent"/>
      <text:p text:style-name="CodeIndent">// at the end</text:p>
      <text:p text:style-name="CodeIndent">static constexpr ULONG dmfChildren = 0x00000002UL;</text:p>
      <text:p text:style-name="CodeIndent">::SendMessage(nppData._nppHandle, NPPM_DARKMODESUBCLASSANDTHEME, static_cast&lt;WPARAM&gt;(dmfChildren), reinterpret_cast&lt;LPARAM&gt;(mainHwnd));</text:p>
      <text:p text:style-name="P412">When I do that, the parent doesn’t start light-mode, so the annoying flash is gone.</text:p>
      <text:p text:style-name="P413">I don’t like having to define those constants myself. <text:s/>Doing some research, originally, ozone had done separate constants, but <text:a xlink:type="simple" xlink:href="https://github.com/notepad-plus-plus/notepad-plus-plus/pull/13596#discussion_r1195987312" text:style-name="Internet_20_link" text:visited-style-name="Visited_20_Internet_20_Link">Don didn’t like it</text:a>, so eventually <text:a xlink:type="simple" xlink:href="https://github.com/notepad-plus-plus/notepad-plus-plus/pull/13596#issuecomment-1561601504" text:style-name="Internet_20_link" text:visited-style-name="Visited_20_Internet_20_Link">decided on just the one joined constant</text:a>. <text:s/>I should probably put in a feature request… <text:span text:style-name="T267">but I want to contemplate that for a bit while I check some other things, so save my writeup for now:</text:span></text:p>
      <table:table table:name="Table4" table:style-name="Table4">
        <table:table-column table:style-name="Table4.A"/>
        <table:table-row>
          <table:table-cell table:style-name="Table4.A1" office:value-type="string">
            <text:p text:style-name="P357"># [FEATURE REQUEST] NPPM_DARKMODESUBCLASSANDTHEME: add more NppDarkMode::dmf* definitions</text:p>
            <text:p text:style-name="P357"/>
            <text:p text:style-name="P357">For most plugin dialogs, having the single call to NPPM_DARKMODESUBCLASSANDTHEME with `NppDarkMode::dmfInit` is sufficient.</text:p>
            <text:p text:style-name="P357"/>
            <text:p text:style-name="P357">However, in certain circumstances, such as when the WM_INITDIALOG has to do some complicated processing, there can be enough time between the start of drawing the dialog and when the NPPM_DARKMODESUBCLASSANDTHEME is applied at the end that you can see the "flash" of the change between Light Mode and Dark Mode. <text:s/>An example of this was shown in [my comment to @ozone10 here](https://github.com/notepad-plus-plus/notepad-plus-plus/issues/16674#issuecomment-2967764327), where I am trying to add Dark Mode to a dialog, and it now gets a "flash" from light-to-dark when using the single call to the message:</text:p>
            <text:p text:style-name="P357">![](https://private-user-images.githubusercontent.com/17455758/454526852-f5a5eba9-7694-43d1-bbd5-c6f0e660d58b.gif?jwt=eyJhbGciOiJIUzI1NiIsInR5cCI6IkpXVCJ9.eyJpc3MiOiJnaXRodWIuY29tIiwiYXVkIjoicmF3LmdpdGh1YnVzZXJjb250ZW50LmNvbSIsImtleSI6ImtleTUiLCJleHAiOjE3NDk3NTU0NDksIm5iZiI6MTc0OTc1NTE0OSwicGF0aCI6Ii8xNzQ1NTc1OC80NTQ1MjY4NTItZjVhNWViYTktNzY5NC00M2QxLWJiZDUtYzZmMGU2NjBkNThiLmdpZj9YLUFtei1BbGdvcml0aG09QVdTNC1ITUFDLVNIQTI1NiZYLUFtei1DcmVkZW50aWFsPUFLSUFWQ09EWUxTQTUzUFFLNFpBJTJGMjAyNTA2MTIlMkZ1cy1lYXN0LTElMkZzMyUyRmF3czRfcmVxdWVzdCZYLUFtei1EYXRlPTIwMjUwNjEyVDE5MDU0OVomWC1BbXotRXhwaXJlcz0zMDAmWC1BbXotU2lnbmF0dXJlPTFmNjhjMDYyZGFjN2UxOTkwMmM5NTg0ZDU2YWU3NTdiNTgzNzNlZDJjOWM5NDU1NWQ5NDkxMjA3Y2MyYzFmNTMmWC1BbXotU2lnbmVkSGVhZGVycz1ob3N0In0.8e2uqkXYglfGNdPJFJvdy4hHCZGm3A0CXUIVzhnyb2E)</text:p>
            <text:p text:style-name="P357"/>
            <text:p text:style-name="P357"><text:soft-page-break/>In @ozone10's [reply to me](https://github.com/notepad-plus-plus/notepad-plus-plus/issues/16674#issuecomment-2967793893), it was suggested to call that message twice, at appropriate times in the WM_INITDIALOG, instead of the one call with `NppDarkMode::dmfInit`, using `dmfParent = 0x00000001UL | 0x00000008UL` and `dmfChildren = 0x00000002UL` at different times in the WM_INITDIALOG. <text:s/>It would be nice if those were added to the [Notepad_plus_msgs.h](https://github.com/ozone10/notepad-plus-plus/blob/bb278b26fc9a772242e702d2fac40c18c6cc21b9/PowerEditor/src/MISC/PluginsManager/Notepad_plus_msgs.h#L907-L915), so that plugin authors could use `NppDarkMode::dmfInitParentFirst` and `NppDarkMode::dmfInitChildrenLast` (or some such naming) when they need to separate the two events.</text:p>
            <text:p text:style-name="P357"/>
            <text:p text:style-name="P357">...</text:p>
            <text:p text:style-name="P357"/>
            <text:p text:style-name="P357">I see from the original #13596 PR that @ozone had originally defined separate constants, but they [caused confusion](https://github.com/notepad-plus-plus/notepad-plus-plus/pull/13596#discussion_r119598731). @donho's decision [here](https://github.com/notepad-plus-plus/notepad-plus-plus/pull/13596#issuecomment-1561601504) was to just start with `NppDarkMode::dmfInit`, but that "all the other flags can be added in the future version, and it will be retro-compatible." <text:s/>At this point, I request that the fine-grained control flags -- or at least the two that I've mentioned -- be added back in, because there are circumstances when they would be nice to have individual control over. <text:s/>(And adding all the individual bits back in, along with useful combinations like the dmfInitParentFirst having both 1 and 8, would save effort, so that future PRs don't have to request that the rest of the bits be added in one at a time. <text:s/>If I can find a use for these combos, there is a high probability that other plugin authors will run across situations where having access to the other individual bits)</text:p>
            <text:p text:style-name="P357"/>
            <text:p text:style-name="P357">I see that @ozone was unsure of the best naming. <text:s/>I am also not always great at naming things, but maybe names like `dmfParentBit`, `dmfTitleBit`, `dmfChildrenBit` and similar for the other bits; then have some names for the combined ones, like the already existing `dmfInit` and my suggestions for `dmfInitParentFirst` and `dmfInitChildrenLast`</text:p>
          </table:table-cell>
        </table:table-row>
      </table:table>
      <text:p text:style-name="P414">Yep, my experiment showed it out: in the discussion between ozone and Don, I had seen something when Don was testing on MIMETools, where ozone said to move the ::<text:span text:style-name="T268">SetWindowPos() call </text:span><text:span text:style-name="T269">after</text:span><text:span text:style-name="T270"> the message – and if I replicate that in mine, then I don’t get the flash. <text:s/>So for now, I won’t put in that feature request.</text:span></text:p>
      <text:p text:style-name="P415">So now I need to go back to my DarkMode branch, and put in the <text:span text:style-name="T10">right</text:span><text:span text:style-name="T11"> way of doing these things. <text:s/></text:span><text:span text:style-name="T271">So, move ::SetWindowPos to the end, put the message call just before that. <text:s/>For the message call, test the NPP Version: 8.5.4 is mininum for subclass-and-theme, so use that as the lower threshold; for now, assume ≤8.8.1 require local subclassing. <text:s/>Use the MAKELONG(lo,hi) macro to build the LONG that matches the NPPM_GETNPPVERSION LRESULT. <text:s/>Temporarily say &lt;8.8.1 instead of ≤8.8.1, so I can see what happens if it doesn’t run the local subclassing in my real testbed; then try with ozone’s fixed-tabctrl build (still thinks of itself as 881, even though it’s not): properly gets the subclass. <text:s/>Yep, I think that logic is right so far. <text:s/>One last one: try something before 8.5.4: </text:span><text:span text:style-name="T272">try it in 8.5.0, and the dialogs are light mode… except that ABOUT uses dark-mode foreground for the link – add in the version check and reordering for ABOUT box as well: </text:span><text:span text:style-name="T273">the convert-to-hyperlink call (which does its own subclassing) has to come </text:span><text:span text:style-name="T274">after</text:span><text:span text:style-name="T273"> the npp subclass message, otherwise, the npp subclass takes priority and removes the colors from hyperlink. <text:s/>But with that, it’s working, so change back to ≤8.8.1 for the local subclassing of tab controls.</text:span></text:p>
      <text:p text:style-name="P416">Also, in those experiments, I confirmed it works in 8.5, so add a TODO for when I release next version of plugin:</text:p>
      <text:p text:style-name="TODO"><text:soft-page-break/>☐ CollectionInterface: nppPluginList.json needs to say known-working ≥8.5</text:p>
      <text:p text:style-name="P417">But at this point, I think I can <text:span text:style-name="T275">declare dark mode “ready”, and merge the branch back.</text:span></text:p>
      <text:p text:style-name="CommitMessage">CollectionInterface: Finalize DarkMode with version checks to run appropriate code → 29dfec2</text:p>
      <text:p text:style-name="P418">Also, @ozone10 <text:a xlink:type="simple" xlink:href="https://github.com/notepad-plus-plus/notepad-plus-plus/pull/16669#issuecomment-2967512440" text:style-name="Internet_20_link" text:visited-style-name="Visited_20_Internet_20_Link">reported a crash</text:a> when the JSON download fails, so I created <text:a xlink:type="simple" xlink:href="https://github.com/pryrt/NppPlugin-CollectionInterface/issues/13" text:style-name="Internet_20_link" text:visited-style-name="Visited_20_Internet_20_Link">issue#13</text:a>. <text:s/>Not enough time before errands to fix that, so I’ll work on it later today, or start on it tomorrow.</text:p>
      <text:h text:style-name="P419" text:outline-level="1"><text:bookmark-start text:name="__RefHeading___Toc4265_2851476337"/>2025-Jun-13<text:tab/><text:span text:style-name="T276">CollectionInterface</text:span>: Download Crash<text:bookmark-end text:name="__RefHeading___Toc4265_2851476337"/></text:h>
      <text:p text:style-name="P420">Time to work on ozone’s crash report. <text:s/><text:span text:style-name="T277">Add a check for 0-length vector; if I single-step in, that check works. <text:s/>However, if I change to an invalid URL, the vector is “404…” rather than an empty vector, so I should also check that theme’s first character is “[“ for a JSON list, and UDL’s first character is “{“ for a JSON object.</text:span></text:p>
      <text:p text:style-name="P421"><text:span text:style-name="T277">Also, nlohmann’s json parser </text:span><text:a xlink:type="simple" xlink:href="https://json.nlohmann.me/home/exceptions/" text:style-name="Internet_20_link" text:visited-style-name="Visited_20_Internet_20_Link"><text:span text:style-name="T277">uses exceptions throughout</text:span></text:a><text:span text:style-name="T277">. <text:s/>So I need to catch </text:span><text:span text:style-name="InlineCode"><text:span text:style-name="T277">nlohmann::json::exception</text:span></text:span> <text:span text:style-name="T277">and use a MessageBox to communicate that to the user; similarly, there might be some other kind of unexpected exception, so do a second catch for </text:span><text:span text:style-name="InlineCode"><text:span text:style-name="T277">std::exception</text:span></text:span> <text:span text:style-name="T277">with slightly different phrasing. <text:s/></text:span></text:p>
      <text:p text:style-name="P422">Force a JSON exception by changing the theme from “[“ to “{“ -- and it properly reports the problem to the user, but continues running without crashing. <text:s/></text:p>
      <text:p text:style-name="P421">That should <text:span text:style-name="T277">hopefully </text:span>be sufficient to avoid crashing the plugin. <text:s/><text:span text:style-name="T277">Let’s commit and start the PR, then ping ozone10.</text:span></text:p>
      <text:p text:style-name="P423">CollectionInterface: add JSON error handling to avoid plugin crash</text:p>
      <text:p text:style-name="P423">- To address specifics of ozone10’s crash report (#13), check to make sure that char-vector after download is &gt;0 characters <text:span text:style-name="T10">and</text:span><text:span text:style-name="T11"> has the right first character for JSON (</text:span><text:span text:style-name="InlineCode"><text:span text:style-name="T11">[</text:span></text:span><text:span text:style-name="T11"> or </text:span><text:span text:style-name="InlineCode"><text:span text:style-name="T11">{</text:span></text:span><text:span text:style-name="T11">, depending on download). <text:s/></text:span></text:p>
      <text:p text:style-name="P424">- Also add exception handling around the JSON parsing and data crunching, in case there are other problems that I have not anticipated</text:p>
      <text:p text:style-name="P424">→ 1be52b6</text:p>
      <text:h text:style-name="P425" text:outline-level="2"><text:bookmark-start text:name="__RefHeading___Toc4334_2353639070"/>ozone: More feedback<text:bookmark-end text:name="__RefHeading___Toc4334_2353639070"/></text:h>
      <text:p text:style-name="P426">A few hours later, ozone10 replied; after some confusion (and deleted comments on my part), I finally understood: he was getting one of the “Could not connect to internet when trying to <text:soft-page-break/>download” MessageBoxes that I launch on internet-error inside <text:span text:style-name="InlineCode">downloadFileInMemory()</text:span>… As such, he was getting that message box, then the outer message box that I added, and then another two for the UDL download. <text:s/>I need to stop it early, and tell the CI Download dialog to close itself, to avoid annoying him. <text:s/><text:span text:style-name="T278">Also, if the file-picker is empty and the user foolishly clicks DOWNLOAD, it will crash.</text:span></text:p>
      <text:p text:style-name="P427">The last, I was able to fix by checking the LB_GETTEXTLEN for LB_ERR, and exiting early.</text:p>
      <text:p text:style-name="P427">For the “stop early”, I added a bunch of logic, and track a new object property, and change the retval of the list-populating function. <text:s/>But I was eventually able to get it so that</text:p>
      <text:list text:continue-numbering="true" text:style-name="List_20_1">
        <text:list-item>
          <text:p text:style-name="P428">When populating the lists from the download, if it gets an internet error (like the firewall block), the download function will still give the first message box, and will then immediately return FALSE to the main dialog box.</text:p>
        </text:list-item>
        <text:list-item>
          <text:p text:style-name="P428">If there is 404/500/etc when downloading Theme data, it will give a message box indicating there’s an error, and then try to move forward to the UDL (hoping that UDL will get valid data; since UDL is much more likely to be desired than Theme, I want to not stop a UDL download just because there’s a problem with the Theme info)</text:p>
        </text:list-item>
        <text:list-item>
          <text:p text:style-name="P428">If there is a 404/500/etc when downloading the UDL data: if Theme already gave the error message box, just return FALSE at this point; if Theme didn’t give the error message, then UDL will give error message and then return FALSE.</text:p>
        </text:list-item>
        <text:list-item>
          <text:p text:style-name="P429">If the list-populating exits with FALSE, then the main Dialog will close itself, because the user has already been informed of a problem.</text:p>
        </text:list-item>
        <text:list-item>
          <text:p text:style-name="P428">If somehow the file list is empty and the user clicks DOWNLOAD, it will give an error message, not crash</text:p>
        </text:list-item>
      </text:list>
      <text:p text:style-name="CommitMessage">CollectionInterface: improve error handling to prevent crashes → b3398bc</text:p>
      <text:h text:style-name="P430" text:outline-level="1"><text:bookmark-start text:name="__RefHeading___Toc4357_2650074892"/>2025-Jun-16<text:tab/>CollectionInterface: MultiSelect<text:bookmark-end text:name="__RefHeading___Toc4357_2650074892"/></text:h>
      <text:p text:style-name="P431">Don put out the “1 week warning”, so I am going to want to at least get in the dark-mode + firewall crash fixes. <text:s/>However, it would be nice to have some true feature improvement, too. <text:s/>I don’t know whether MultiSelect will be doable in a day or two or not… but I thought I’d at least start trying … and if I haven’t made much progress, submit 1.1 as-is in a day or two.</text:p>
      <text:p text:style-name="P432">So, I had noticed that it’s been allowing multiple selections, but only behaving like one is selected. <text:s/>But my googles show that only LBS_EXTENDEDSEL // LBS_MULTIPLESEL should allow those, and neither of those constants are used in my code. <text:s/>Hmm, the RC file is using CBS (combobox) constants instead of LBS (listbox) options… so it’s probably got some <text:soft-page-break/>weird settings. <text:s/>CBS_DROPDOWNLIST | CBS_AUTOHSCROLL | CBS_DISABLENOSCROLL = 0x3 | 0x40 | 0x800 =&gt; LBS_NOTIFY|LBS_SORT | LBS_HASSTRINGS | LBS_EXTENDEDSEL. <text:s/>Notify is good; sort is reasonable, has-strings is default, and extendedsel just happened to be in the re-interpretation. <text:s/>And reading, I really want the LBS_DISABLENOSCROLL (0x1000) to make sure scrollbars are always there. <text:s/><text:span text:style-name="T279">If I rename the constants (and </text:span><text:span text:style-name="T280">don’t</text:span><text:span text:style-name="T281"> include LBS_EXTENDEDSEL), I can confirm that it still behaves as before, except it doesn’t allow the multi-selection that it ignored. <text:s/>And if I add that flag, then it goes back to allowing multiple selections.</text:span></text:p>
      <text:p text:style-name="P433">How does it behave for the “also checkbox enable” with multiple? <text:s/>If I do Datcom first then dBASEPlus second, it shows dBase’s checkboxes; if I do dBase first and Datcom second, then it disables because of Datcom. <text:s/>And that’s also the priority order I remember seeing when testing out downloads. <text:s/>So I will need to handle it differently, and enable the checkbox if <text:span text:style-name="T10">any</text:span> of the languages <text:span text:style-name="T282">have that option. <text:s/></text:span><text:span text:style-name="T283">That seems to be working (and even allows the checkboxes to clear if the last one is unselected, so there end up with 0 selections).</text:span></text:p>
      <text:p text:style-name="P434">More complicated will be the download section, though I can use some of the same ideas. <text:s/><text:span text:style-name="T284">Okay, that seems to be working, too.</text:span></text:p>
      <text:p text:style-name="P435">The biggest drawback is that if it needs UAC, it asks multiple times. <text:s/>I don’t know how difficult it will be to try to get only a single UAC prompt . <text:s/>Before I try, let’s do a safety commit, so I can get back to this point:</text:p>
      <text:p text:style-name="CommitMessage">CollectionInterface: MultiDownload = fix the mult-select so that it will actually do multiple downloads; multi-UAC-prompt is annoying, but working → 95bd7de</text:p>
      <text:p text:style-name="P436">Create a <text:span text:style-name="T285">map to store the URL-&gt;DestPath pairs for </text:span><text:span text:style-name="T286">all</text:span><text:span text:style-name="T287"> the UAC downloads. <text:s/></text:span><text:span text:style-name="T288">When there’s a permissions issue, instead of immediately asking if they want to download+copy, add it to the map; after done looping through whole selection, ask in one MessageBox; then build up a big &amp;-separated command (</text:span><text:span text:style-name="InlineCode"><text:span text:style-name="T288">runas</text:span></text:span><text:span text:style-name="T288">, </text:span><text:span text:style-name="InlineCode"><text:span text:style-name="T288">cmd.exe</text:span></text:span><text:span text:style-name="T288">, </text:span><text:span text:style-name="InlineCode"><text:span text:style-name="T288">/c MOVE a b &amp; MOVE c d &amp; …</text:span></text:span><text:span text:style-name="T288">): when I do that, it only does the UAC prompt once, as well; that’s good. <text:s/>And with that, it’s working well enough to commit then merge.</text:span></text:p>
      <text:p text:style-name="CommitMessage">CollectionInterface: MultiDownload = combine all UAC into single request → b9f1d24</text:p>
      <text:p text:style-name="P437">After merging into main, I will prepare for v1.1 release: tag, then get the SHA of the bundles.</text:p>
      <text:p text:style-name="CommitMessage">CollectionInterface plugin v1.1 - Adds DarkMode support (with N++ v8.5.4 or newer) - Allow selecting multiple UDLs (or other file types) for bulk download (#6) - Add label to progress bar so "100% [DONE]" is more clear (#9) - Fix crash if firewall blocks download (#13) and make error handling better in other edge cases as well</text:p>
      <text:p text:style-name="P438"><text:soft-page-break/>Create the <text:a xlink:type="simple" xlink:href="https://github.com/pryrt/NppPlugin-CollectionInterface/releases/tag/v1.1.0" text:style-name="Internet_20_link" text:visited-style-name="Visited_20_Internet_20_Link">tag v1.1.0</text:a>, wait for the build to finish to have the assets. <text:s/><text:span text:style-name="T289">Get the SHA256 for all three, and update a new branch in nppPluginList. <text:s/>Copy the JSON to my json-enabled 32b and 64b for verification: ✓. <text:s/></text:span></text:p>
      <text:p text:style-name="CommitMessage">nppPluginList: Update CollectionInterface to v1.1 → 4ac10f9</text:p>
      <text:p text:style-name="P439">Submit <text:a xlink:type="simple" xlink:href="https://github.com/notepad-plus-plus/nppPluginList/pull/919" text:style-name="Internet_20_link" text:visited-style-name="Visited_20_Internet_20_Link">PR#919</text:a>, so will hopefully be in N++ v8.8.2. <text:s/><text:span text:style-name="T290">Also make an </text:span><text:a xlink:type="simple" xlink:href="https://community.notepad-plus-plus.org/topic/26933/c-darkmode-dialogs-not-all-controls-inherit-the-mode/10" text:style-name="Internet_20_link" text:visited-style-name="Visited_20_Internet_20_Link"><text:span text:style-name="T290">announcement </text:span></text:a><text:span text:style-name="T290">in my dark-mode conversation.</text:span></text:p>
      <text:h text:style-name="P440" text:outline-level="1"><text:bookmark-start text:name="__RefHeading___Toc4450_2793385862"/>2025-Jun-18<text:tab/>ConfigUpdater: Dark Mode<text:bookmark-end text:name="__RefHeading___Toc4450_2793385862"/></text:h>
      <text:p text:style-name="P441">Start the DarkMode process for CU: add the NPPN_DARKMODECHANGED to beNotified(), and add the global HWND variables for the About and CUStatus dialogs (CUStatus already had a file-global, so renamed it and added it to .h). <text:s/><text:span text:style-name="T291">I’m not 100% convinced I’ll ever need the NPP_DarkMode.h to get the Colors struct and related, but for consistency and future-proofing, I will. <text:s/>Add the hyperlinks.cpp/.h customization. <text:s/></text:span><text:span text:style-name="T292">And that all compiles/builds, without doing anything visual 😉.</text:span></text:p>
      <text:p text:style-name="P442">Start copying the changes from the CI About to the CU About: okay, yes, I will need the Colors structure, so I did need the NPP_DarkMode.h 😄. <text:s/><text:span text:style-name="T293">But once I copy those in (with the right order of determine DarkMode, setup controls, send subclass-message, update hyperlinks, and center+show dialog), then the About dialog is properly dark-mode and follows tones (including the link color). <text:s/>First success.</text:span></text:p>
      <text:p text:style-name="P443">Before moving forward, I want to grab the most recent N++ v8.8.1+ master build, because it that will allow me to confirm progress bars and similar are correctly dark.</text:p>
      <text:p text:style-name="P444">Make the same changes that I made in About dialog to the CU Status, and it goes to DarkMode (including progress bar). <text:s/>If I run standard 8.8.1 instead, it’s mostly dark, except the PB background, which is tolerable, so I won’t bother adding in the manual PB-subclassing.</text:p>
      <text:p text:style-name="CommitMessage">ConfigUpdater: enable DarkMode for dialogs → 7531f04</text:p>
      <text:p text:style-name="P444">PR and merge.</text:p>
      <text:h text:style-name="P445" text:outline-level="2"><text:bookmark-start text:name="__RefHeading___Toc4512_2793385862"/>ConfigUpdater: change the plugin config-file directory<text:bookmark-end text:name="__RefHeading___Toc4512_2793385862"/></text:h>
      <text:p text:style-name="P446">Create the configDir branch. <text:s/>Compute the new directory from the old. <text:s/>In the settings-file, add in checks so that it will move from old-loc to new-loc if !exist(new)&amp;exist(old); if it doesn’t move, but !exist(new), then it will create new XML; after creation is done, if exist(old) then delete(old) [on error along the way, if it hasn’t created the new, don’t delete the old]. <text:s/>For the <text:soft-page-break/>logfile, it’s simpler: when the object is initialized, if the old-directory logfile exists, delete it (don’t need to move or double-check; don’t even actually care if the file is properly deleted, because it won’t influence anything, other than it will try to delete it again the next time).</text:p>
      <text:p text:style-name="P447">I tested all the logic paths, and they seem to be working.</text:p>
      <text:p text:style-name="CommitMessage">ConfigUpdater: configDir = move from plugins\Config to plugins\Config\ConfigUpdater (resolves #6) → ed6bf56</text:p>
      <text:p text:style-name="P448">PR / merge. Looking good.</text:p>
      <text:h text:style-name="P445" text:outline-level="2"><text:bookmark-start text:name="__RefHeading___Toc4514_2793385862"/>ConfigUpdater: xml-equality check<text:bookmark-end text:name="__RefHeading___Toc4514_2793385862"/></text:h>
      <text:p text:style-name="P449"><text:a xlink:type="simple" xlink:href="https://github.com/pryrt/NppPlugin-ConfigUpdater/issues/3" text:style-name="Internet_20_link" text:visited-style-name="Visited_20_Internet_20_Link"><text:span text:style-name="T294">Issue#3</text:span></text:a><text:span text:style-name="T294"> suggests ReadXML-&gt;Text vs UpdatedXML-&gt;Text, and only saving the file if they are different. <text:s/>If it’s really as simple as that, it will be easy. </text:span><text:span text:style-name="T295">Start with the langs.xml (since it’s only one file).</text:span></text:p>
      <text:p text:style-name="P450">First problem: there is no -&gt;Text method: it’s ToText (I may have just been using shorthand for an unknown method). <text:s/>Second: ToText gives an object, not char*: need ToText()-&gt;Value() to get char*. <text:s/>Third: Apparently, document objects don’t have the -&gt;Value(), so that won’t work. <text:s/>Google-AI assures me that I can pDoc-&gt;Accept(&amp;printer) and then printer-&gt;Cstr().</text:p>
      <text:p text:style-name="P451">Unfortunately, even when there weren’t any expected changes (I’ve run it a bunch), it still claims it is different. <text:s/>Save both the before and after to temp files: before.xml uses &lt;TagName/&gt;, after.xml uses &lt;TagName&gt;&lt;/TagName&gt;. <text:s/>I don’t know why that would be different between the two. <text:s/>So now I need to figure out where that transformation occurs: move the after-save to various points, and see when it shows a difference. <text:s/><text:span text:style-name="T296">After IsImmediateSorted ⇒ same; after missing-languages-loop ⇒ </text:span><text:span text:style-name="T297">changed. <text:s/>Okay, so it’s in there somewhere. <text:s/>My first guess is the keywords-&gt;SetText(): maybe even if I set the text to an empty string, it will expand the closing tag: comment that out ⇒ no change in XML: that theory seems right. <text:s/></text:span><text:span text:style-name="T295">So only SetText() if the keyword list is non-empty. <text:s/>With that, the diff goes away! <text:s/>And after figuring out I needed to use xPrinter-&gt;ClearBuffer() between the -&gt;Accept() calls (otherwise, it appends one to the other), the std::string comparison worked correctly to decide whether or not to write the XML.</text:span></text:p>
      <text:p text:style-name="P452">But that extra complication means I should be stopping now. <text:s/>I will replicate in the stylers/themes tomorrow (or whenever I next get here).</text:p>
      <text:p text:style-name="P453">ConfigUpdater: unchangedXML = use langs.xml as the testbench for the right commands/logic to avoid saving unchanged XML: seems to be working here, so next time, propagate to stylers/themes (and squash the commits so they become one commit, for easier tracking in the PR) → 5e2e520</text:p>
      <text:h text:style-name="P454" text:outline-level="1"><text:bookmark-start text:name="__RefHeading___Toc4528_1002901455"/><text:soft-page-break/>2025-Jun-19<text:tab/>ConfigUpdater: unchanged XML<text:bookmark-end text:name="__RefHeading___Toc4528_1002901455"/></text:h>
      <text:p text:style-name="P455">Continuing on to the stylers/themes. <text:s/><text:span text:style-name="T298">Replicate the same logic and printers; verify that the before/after look right, and that the logic allows it to not save when unchanged (also verify it </text:span><text:span text:style-name="T299">will</text:span><text:span text:style-name="T300"> save if it </text:span><text:span text:style-name="T299">is</text:span><text:span text:style-name="T300"> changed). <text:s/>Turn off the before/after save-file, since those were just for debug.</text:span></text:p>
      <text:p text:style-name="P456">Prepare for the squash, then commit </text:p>
      <text:p text:style-name="P457">ConfigUpdater: unchanged XML</text:p>
      <text:p text:style-name="P457">Add logic so that the Langs and Stylers/Themes files will not re-save if there is no difference with the file before and after the update (to keep their last-modified time intact)</text:p>
      <text:p text:style-name="P457">resolves #3</text:p>
      <text:p text:style-name="P457">→ 09655e1</text:p>
      <text:p text:style-name="P458">PR and merge.</text:p>
      <text:h text:style-name="P459" text:outline-level="2"><text:bookmark-start text:name="__RefHeading___Toc4545_1002901455"/>Truncate Logfile<text:bookmark-end text:name="__RefHeading___Toc4545_1002901455"/></text:h>
      <text:p text:style-name="P458">Next, I want to see if I can add some logic to truncate the logfile if it’s getting too long. <text:s/>Should I delete it (to force it to re-create), or edit it using scintilla messages? <text:s text:c="3"/>And if so, how to do it, because I don’t want to write some new function which opens it, and I need to handle if it’s already open. <text:s/>In fact, the latter means that I cannot just delete it, otherwise Notepad++ will whine to me that it doesn’t exist. <text:s/>But I don’t want a separate opener. I could use the _consoleCheck even before the first _consoleWrite() in go(). <text:s/>And, while I’m at it, separate out the timestamp to a separate function.</text:p>
      <text:p text:style-name="CommitMessage">ConfigUpdater: longLog: outline the plan → 5e46673</text:p>
      <text:h text:style-name="P460" text:outline-level="1"><text:bookmark-start text:name="__RefHeading___Toc4574_32473283"/>2025-Jun-20<text:tab/>ConfigUpdater: Truncate Logfile<text:bookmark-end text:name="__RefHeading___Toc4574_32473283"/></text:h>
      <text:p text:style-name="P461">Yesterday’s outline was in code, but not notes: if(#lines&gt;400) { search for last timestamp position; if found { turn off monitoring; delete 0..found_position; save; enable monitoring } }.</text:p>
      <text:p text:style-name="P461">In debugging, problems that had to be overcome: (1) it took time for monitoring to turn off, so had to add a hardcoded 100ms delay ☹; (2) could not save file if the hConsoleFile handle (which held the write lock) was still open, so close it; (2b) similarly, make sure hConsoleFile closes at the end of the function, whether or not there are lines to truncate; (3) turning back on the monitoring wasn’t working correctly, so switched to closing the file and letting it re-open; (4) with the closing of the file, discovered that it would already be to the next _consoleCheck() before N++ had finished the FILE&gt;CLOSE menucommand, so needed to poll on NPPM_GETFILENAME until it’s no longer “ConfigUpdater.log”, which indicates that <text:soft-page-break/>the File&gt;Close is complete. <text:s/>(I didn’t actually find them in that order; that’s just the easier order to report them as I write up notes <text:span text:style-name="T301">based on the final code order</text:span>).</text:p>
      <text:p text:style-name="P462">Squash and commit:</text:p>
      <text:p text:style-name="CommitMessage">ConfigUpdater: Truncate Large Logfiles</text:p>
      <text:p text:style-name="CommitMessage">If the logfile is &gt; 400 lines, truncate down to having just a single previous log session before adding on this update.</text:p>
      <text:p text:style-name="CommitMessage">Resolves #10</text:p>
      <text:p text:style-name="CommitMessage">→ 7a663ff</text:p>
      <text:p text:style-name="P463">PR and merge. <text:s/>Making good progress through the ConfigUpdater TODOs.</text:p>
      <text:h text:style-name="P464" text:outline-level="2"><text:bookmark-start text:name="__RefHeading___Toc4607_32473283"/>TODOs from code<text:bookmark-end text:name="__RefHeading___Toc4607_32473283"/></text:h>
      <text:p text:style-name="P463">Speaking of TODOs: I had noticed there were still some TODO comments in the code. <text:s/>Maybe I should work on eliminating those and/or cleaning them up (or turn the long-term ones into feature requests, instead).</text:p>
      <text:p text:style-name="P463">The first I found were the _wsSavedComment and _bHasTopLevelComment global Booleans that I had provided for when converting from PythonScript to plugin; I don’t think I’ve used them anywhere, so see if I can clean them out. <text:s/>The first was only set to “” to reset in various locations, so it’s safe to delete. <text:s/>Same for the second.</text:p>
      <text:p text:style-name="P465">No more “TODO” comments.</text:p>
      <text:p text:style-name="P465">While I was fixing the first, I also saw at least one TBD that was part of that cleanup, so search for other TBD: none left. <text:s/>That’s good.</text:p>
      <text:p text:style-name="P465">Uprev to 2.0.1.3 (2.0.1-dev3)</text:p>
      <text:p text:style-name="CommitMessage">ConfigUpdater: cleanup old TODO comments and unused code → 57f308c</text:p>
      <text:h text:style-name="P466" text:outline-level="2"><text:bookmark-start text:name="__RefHeading___Toc5142_32473283"/>Theme/Styler Validation<text:bookmark-end text:name="__RefHeading___Toc5142_32473283"/></text:h>
      <text:p text:style-name="P467"><text:a xlink:type="simple" xlink:href="https://github.com/pryrt/NppPlugin-ConfigUpdater/issues/1" text:style-name="Internet_20_link" text:visited-style-name="Visited_20_Internet_20_Link">Issue#1</text:a> (which I have been postponing to the last, for whatever reason). Searching back through my notes, I <text:span text:style-name="T10">did</text:span><text:span text:style-name="T11"> make the </text:span><text:a xlink:type="simple" xlink:href="https://github.com/pryrt/passThru/blob/main/cpp/ValidateXML.h" text:style-name="Internet_20_link" text:visited-style-name="Visited_20_Internet_20_Link"><text:span text:style-name="T11">ValidationXML</text:span></text:a><text:span text:style-name="T11"> single-include library at the end of May. <text:s/>And I have already defined the </text:span><text:a xlink:type="simple" xlink:href="https://github.com/notepad-plus-plus/nppThemes/blob/main/.validators/theme.xsd" text:style-name="Internet_20_link" text:visited-style-name="Visited_20_Internet_20_Link"><text:span text:style-name="T11">XSD</text:span></text:a><text:span text:style-name="T11"> that I used for the themes repo and N++ main project. <text:s/>So there might not really be all that much work left.</text:span></text:p>
      <text:p text:style-name="P468">But I’ve had enough for today, and only wanted to leave this as a reminder for future-me.</text:p>
      <text:p text:style-name="CommitMessage">Notebook: ConfigUpdater notes on Theme/Styler validation → [no commit]</text:p>
      <text:h text:style-name="P469" text:outline-level="1"><text:bookmark-start text:name="__RefHeading___Toc4658_4215095886"/><text:soft-page-break/>2025-Jun-21<text:tab/>ConfigUpdater: Theme Validation<text:bookmark-end text:name="__RefHeading___Toc4658_4215095886"/></text:h>
      <text:p text:style-name="P470">Fortunately, I also left myself a good <text:a xlink:type="simple" xlink:href="https://github.com/pryrt/passThru/blob/main/cpp/ValidateXML.README.md" text:style-name="Internet_20_link" text:visited-style-name="Visited_20_Internet_20_Link">ValidationXML README</text:a>, so I’ve got the instructions on how to incorporate that into my code. <text:s/>Copy the .h into my lib directory. <text:s/>Add it. <text:s/>Whoops, I forgot to switch to a new branch -- and I forgot to PR/merge my todo-cleanup back into the main. <text:s/>Go do the PR/merge, then update my local main, then create the validateXML branch.</text:p>
      <text:p text:style-name="P471">Okay, <text:span text:style-name="T10">now</text:span><text:span text:style-name="T11"> add the .h file. </text:span><text:span text:style-name="T302">For that to work, add </text:span><text:span text:style-name="InlineCode"><text:span text:style-name="T302">msxml6.lib;comsuppw.lib;</text:span></text:span><text:span text:style-name="T302"> to all 6 of the AdditionalDependency entries in the project file. <text:s/>Hmm, looking at the README for what to do next, I was reminded that the .h assumes the XSD is in a file. <text:s/>It would be easier for me if I had an alternate version that allowed an embedded string instead, so I don’t have to go try to figure out how to get the XSD to a consistent location </text:span><text:span text:style-name="T303">(I don’t really want to put it in the plugin’s config directory, because I don’t think the user needs to be able to edit the XSD). <text:s/>As I look at the .h file, I can see VS2022 is marking the #import as an error, even though it built okay, for the E1696 for the TLH file: right, my notes earlier said <text:s/></text:span><text:span text:style-name="T304">Tools &gt; Options &gt; Text Editor &gt; C/C++ &gt; Advanced &gt; Recreate database</text:span><text:span text:style-name="T305"> = true and restart VS: </text:span><text:span text:style-name="T303">where is that </text:span><text:span text:style-name="T306">Recreate</text:span><text:span text:style-name="T307">? Ah, </text:span><text:span text:style-name="T306">Browsing / Navigation</text:span><text:span text:style-name="T305">. <text:s/></text:span><text:span text:style-name="T303">Hmm, that wasn’t enough. <text:s/>Try deleting the .suo file out the .vs hierarchy. <text:s/></text:span><text:span text:style-name="T308">Still nothing, and I can confirm the .tlh file isn’t there. <text:s/>Oh, I have never #included the .h file anywhere, so maybe that’s not being built. <text:s/>Add the #include to the ConfigUpdaterClass.h, Clean Solution, Build Solution. <text:s/>Nope, gives errors. :-( <text:s/>But searching the directory, the .tlh is actually there this time. <text:s/>One of the </text:span><text:a xlink:type="simple" xlink:href="https://developercommunity.visualstudio.com/t/c-import-statement-generates-e1696/241903" text:style-name="Internet_20_link" text:visited-style-name="Visited_20_Internet_20_Link"><text:span text:style-name="T308">links</text:span></text:a><text:span text:style-name="T308"> I found mentioned </text:span><text:span text:style-name="T309">Project &gt; Rescan Solution</text:span><text:span text:style-name="T310"> or</text:span><text:span text:style-name="T309"> &lt;Solution&gt; RightClick &gt; Rescan Solution </text:span><text:span text:style-name="T310">as the equivalent to get IntelliSense to rescan and find it… and with that, the IntelliSense error goes away. <text:s/>Okay, let’s add that to the README.<text:tab/></text:span></text:p>
      <text:p text:style-name="P472">Back to the file vs string: hmm, it looks like I’m still using the hardcoded XSD filename, not the filename parameter, so that will need to be fixed: <text:span text:style-name="T311">hmm, when I have the #include in the ConfigUpdaterClass.h, it appears that despite the #once in the ValidateXML.h, it’s claiming that functions therein are multiply-defined; if I move the #include to ConfigUpdater.cpp, then that multiply-defined error goes away. <text:s/>So I’ll have to figure that out eventually, but for now, I’ll leave it with the #include in the CPP. <text:s/>Lookin</text:span><text:span text:style-name="T312">g</text:span><text:span text:style-name="T311"> at the </text:span><text:a xlink:type="simple" xlink:href="https://learn.microsoft.com/en-us/previous-versions/windows/desktop/ms766451(v=vs.85)" text:style-name="Internet_20_link" text:visited-style-name="Visited_20_Internet_20_Link"><text:span text:style-name="T311">-&gt;add() method</text:span></text:a><text:span text:style-name="T311">, </text:span><text:span text:style-name="T312">it seems to accept either a path or any DOMDocument* object as the second parameter. <text:s/>So, can I load an XSD into a DOMDocument from text? <text:s/>Yes, </text:span><text:a xlink:type="simple" xlink:href="https://learn.microsoft.com/en-us/previous-versions/windows/desktop/ms757878(v=vs.85)" text:style-name="Internet_20_link" text:visited-style-name="Visited_20_Internet_20_Link"><text:span text:style-name="T312">DOMDocument has a -&gt;loadXML() method</text:span></text:a><text:span text:style-name="T312">, not just -&gt;load(fromFile) method.</text:span></text:p>
      <text:p text:style-name="P473">So, with how deeply it’s buried in my validate_xml() function, how can I extricate it so that I can use overloading without replicating the bulk of that function each time? <text:s/>Have the main actually use the DOMDocument, and then have a wrapper with std::wstring being the raw contents, which then create the DOMDocument from a loadXML(), or the _bstr_t as the XSD filename which creates the DOMDocumetn as a load(fromFile)…. I think.</text:p>
      <text:p text:style-name="P474"><text:soft-page-break/>Playing around with that, with the help of google’s AI Mode code helping, it seems I have to manually create the variant from the BSTR of the text, rather than somehow converting it. <text:s/>So maybe the main should be a BSTR of the contents, and have the wrappers either be a <text:span text:style-name="T313">std::wstring</text:span> for the filename <text:span text:style-name="T313">or the _bstr_t for the raw string contents of the XSD. <text:s/>So, that all compiles.</text:span></text:p>
      <text:p text:style-name="P475">Now it’s time to figure out how/where I want to incorporate the <text:span text:style-name="T314">check: okay, in updateOneTheme, after the optional Save (whether or not I save), run the validator on the theme. <text:s/>So move the #include into ConfigUpdaterClass.cpp – still seems to avoid the double-definition, which is good. <text:s/>Put in some breakpoints, and let’s see if I can debug. <text:s/>Hmm, the validation failed, and all it tells me is “unspecified error”, which is highly unhelpful. <text:s/>I tried to capture the status of the -&gt;add(), but it fails because it throws a COM error, not because of a problem specific to -&gt;add(), so that doesn’t catch it. ☹ <text:s/></text:span></text:p>
      <text:p text:style-name="P476">I am pretty sure my old version, with just a filename, should work. <text:s/>Let’s copy my edited .h to a temporary location, then <text:span text:style-name="T315">restore the filename variant of the .h. <text:s/>Now rework so that my _init functions set filename paths and populate those paths if the files don’t exist yet.</text:span></text:p>
      <text:p text:style-name="P477">Got it mostly there, but it’s writing raw UTF-16 characters rather than UTF-8, but the XML claims it’s UTF-8, so the mismatch is causing problems, I think. <text:s/>But it’s almost lunchtime, so let’s do a safety commit here</text:p>
      <text:p text:style-name="TODO">☑ <text:span text:style-name="T316">Switch the string to std::string so it writes a UTF-8 file instead of UTF-16</text:span></text:p>
      <text:p text:style-name="CommitMessage">ConfigUpdater: validation = trying to write the XSD to a UTF-8 file, but right now it’s writing UTF-16: TODO = use std::string instead → fcfdab6</text:p>
      <text:p text:style-name="P478">Even with switching to a UTF8 file with CRLF line endings, it’s still giving the COM error. <text:s/></text:p>
      <text:p text:style-name="P478">Time to switch to my testbed with the updated .h, and see if I can validate correctly using my test XML/XSD, and with the project’s XML/XSD, because I need something without the overhead to figure out what’s going wrong: <text:span text:style-name="T317">it crashes on the remote XSD as well. <text:s/>So there’s something wrong with the file. Ugh, it was still UTF-16: apparently, I didn’t overwrite it like I thought I did. <text:s/>Once I get it pointing to a UTF-8 copy of the file, the testbed is able to load it.</text:span></text:p>
      <text:p text:style-name="P479">So now I need to delete the file and make sure I can correctly create it in UTF8 (maybe I just forgot to delete it after I switched the code to write it with UTF8). <text:s/><text:span text:style-name="T318">Yes. <text:s/>And if I tweak the XSD, I can make it fail and show the message (once I re-enable the message). <text:s/>Hmm, can I get the line number for the error? <text:s/>If so, I could ask if they wanted to edit the XML. <text:s/></text:span><text:span text:style-name="T319">So I’ve done that, but the line number appears to be wrong – it’s always showing up as 0 instead of a </text:span><text:soft-page-break/><text:span text:style-name="T319">reasonable value (for example, Bespin has duplicate styleID=”12” at 1283/1284, but it still returns 0 for the line). <text:s/></text:span><text:span text:style-name="T320">None of the other error parameters seem to be meaningful, either.</text:span></text:p>
      <text:p text:style-name="TODO">☒ <text:span text:style-name="T320">Investigate the parseError-&gt;line and similar in the testbed</text:span></text:p>
      <text:p text:style-name="P480">ConfigUpdater: XML Validation = I can run the themes validation, but it doesn’t report the right line number, which makes the error less helpful than would be hoped (and annoying, because in python validator, the line number is correct). → 7d62db5</text:p>
      <text:p text:style-name="P481">I pestered AI about the problem. <text:s/>It suggested, after a couple of complaints of it not working, that I do the validation while it’s loading, rather than after, so it doesn’t lose line number information. <text:s/>When I asked how to do that, it replied with the following code. <text:s/>I will want to try that next time:</text:p>
      <text:p text:style-name="P482">#import &lt;msxml6.dll&gt;<text:line-break/><text:line-break/>int main()<text:line-break/>{<text:line-break/> <text:s text:c="3"/>CoInitialize(NULL); // Initialize COM<text:line-break/><text:line-break/> <text:s text:c="3"/>try<text:line-break/> <text:s text:c="3"/>{<text:line-break/> <text:s text:c="7"/>MSXML2::IXMLDOMDocument60Ptr pXMLDom;<text:line-break/> <text:s text:c="7"/>pXMLDom.CreateInstance(__uuidof(MSXML2::DOMDocument60));<text:line-break/><text:line-break/> <text:s text:c="7"/>// Create a schema cache<text:line-break/> <text:s text:c="7"/>MSXML2::IXMLDOMSchemaCollectionPtr pSchemaCache;<text:line-break/> <text:s text:c="7"/>pSchemaCache.CreateInstance(__uuidof(MSXML2::XMLSchemaCache60));<text:line-break/><text:line-break/> <text:s text:c="7"/>// Add your schema to the schema cache (replace with your schema file path)<text:line-break/> <text:s text:c="7"/>pSchemaCache-&gt;add(L"yourNamespaceURI", L"yourSchemaFile.xsd");<text:line-break/><text:line-break/> <text:s text:c="7"/>// Assign the schema cache to the document<text:line-break/> <text:s text:c="7"/>pXMLDom-&gt;schemas = pSchemaCache.GetInterfacePtr();<text:line-break/><text:line-break/> <text:s text:c="7"/>// Configure validation on parse<text:line-break/> <text:s text:c="7"/>pXMLDom-&gt;put_validateOnParse(VARIANT_TRUE);<text:line-break/> <text:s text:c="7"/>pXMLDom-&gt;put_resolveExternals(VARIANT_TRUE);<text:line-break/> <text:s text:c="7"/>pXMLDom-&gt;put_async(VARIANT_FALSE);<text:line-break/><text:line-break/> <text:s text:c="7"/>// Load the XML document (replace with your XML file path)<text:line-break/> <text:s text:c="7"/>pXMLDom-&gt;load(L"yourXmlFile.xml");<text:line-break/><text:line-break/> <text:s text:c="7"/>// Check for parsing/validation errors<text:line-break/> <text:s text:c="7"/>if (pXMLDom-&gt;parseError-&gt;errorCode != 0)<text:line-break/> <text:s text:c="7"/>{<text:line-break/> <text:s text:c="11"/>MSXML2::IXMLDOMParseErrorPtr pParseError = pXMLDom-&gt;parseError;<text:line-break/><text:line-break/> <text:s text:c="11"/>long lineNumber = pParseError-&gt;line;<text:line-break/> <text:s text:c="11"/>long linePos = pParseError-&gt;linepos;<text:line-break/> <text:s text:c="11"/>BSTR reason = pParseError-&gt;reason;<text:line-break/> <text:s text:c="11"/>BSTR srcText = pParseError-&gt;srcText;<text:line-break/><text:soft-page-break/><text:line-break/> <text:s text:c="11"/>wprintf(L"Validation Error during load: %s at Line %ld, Position %ld\n", reason, lineNumber, linePos);<text:line-break/><text:line-break/> <text:s text:c="11"/>SysFreeString(reason);<text:line-break/> <text:s text:c="11"/>SysFreeString(srcText);<text:line-break/> <text:s text:c="7"/>}<text:line-break/> <text:s text:c="7"/>else<text:line-break/> <text:s text:c="7"/>{<text:line-break/> <text:s text:c="11"/>wprintf(L"XML loaded and validated successfully during load.\n");<text:line-break/> <text:s text:c="7"/>}<text:line-break/> <text:s text:c="3"/>}<text:line-break/> <text:s text:c="3"/>catch (_com_error &amp;e)<text:line-break/> <text:s text:c="3"/>{<text:line-break/> <text:s text:c="7"/>// Handle errors<text:line-break/> <text:s text:c="3"/>}<text:line-break/><text:line-break/> <text:s text:c="3"/>CoUninitialize(); // Uninitialize COM<text:line-break/> <text:s text:c="3"/>return 0;<text:line-break/>}<text:line-break/></text:p>
      <text:p text:style-name="P483">It has the validateOnParse set to true, and changes the order relative to my code. <text:s/>Hopefully, that will work.</text:p>
      <text:p text:style-name="TODO">☑ <text:span text:style-name="T320">try to learn from this AI code to see if I can validate during the -&gt;load(fromFile) rather than running a separate parse afterwards</text:span></text:p>
      <text:p text:style-name="P484">Notebook: with AI help, got a couple hints for what to try next (see the TODOs after my last commit) → [no commit]</text:p>
      <text:h text:style-name="P485" text:outline-level="1"><text:bookmark-start text:name="__RefHeading___Toc4803_1043040792"/>2025-Jun-22<text:tab/>ConfigUpdater: Theme Validation<text:bookmark-end text:name="__RefHeading___Toc4803_1043040792"/></text:h>
      <text:p text:style-name="P486">Right, so I need to try to learn from that AI code (I think that has a better chance than playing in the testbed first).</text:p>
      <text:p text:style-name="P487">Yep, when I change the order and set validateOnParse=true, I can correctly get the line number (1-based, not 0-based), and even the context line. <text:s/>Update my error message and pass in the line number. <text:s/>I can now make it edit the file at the right location (unfortunately, the _consoleWrite changes focus away from the styler… but that’s livable), and it stops auditing the others. <text:s/>And if I CANCEL instead, it stops the checking (and NO allows me to single-step). <text:s/>Unfortunately, that’s going to get annoying for the user… but I don’t know how to add a fourth option.</text:p>
      <text:p text:style-name="P487"><text:soft-page-break/>Instead, I want to re-purpose the “NO” answer so that it will continue the conversion, but stop pestering the user… which will require another flag. <text:s/><text:span text:style-name="T321">But easy enough to implement, and the logic works right. <text:s/>When I did that, I noticed the .log didn’t include those: it should, especially when you choose NO, but probably any time. <text:s/></text:span><text:span text:style-name="T322">Easy </text:span><text:span text:style-name="T323">enough. <text:s/>Tweak the message so it makes sense in the log, then add in the question for the YESNOCANCEL. <text:s/>I think that’s probably sufficient for now.</text:span></text:p>
      <text:p text:style-name="P488">Squash so the next commit is the “only” commit for this Issue.</text:p>
      <text:p text:style-name="CommitMessage">ConfigUpdater: Implement XSD-based validation for stylers/themes → 6a1d3f6</text:p>
      <text:p text:style-name="P488">Oh, right. <text:s/>Also need to validate the langs.xml. <text:s/>Whoops. <text:s/><text:span text:style-name="T324">Copy that over, bring in the new XSD, and verify it’s working. <text:s/>Add logging for VALID on both; add prefixes so it gets diff-like coloration in ErrorList lexer.</text:span></text:p>
      <text:p text:style-name="CommitMessage">ConfigUpdater: Implement XSD-based validation for langs.xml → d9bd437</text:p>
      <text:p text:style-name="P489">Ugh, remote builds are showing errors. <text:s/>Turn off a set of warnings around the #import for the MSXML DLL, as I have no control over that. <text:s/>And there is a win32-only warning on a couple of SendMessages that I can replicate by compiling the other target.</text:p>
      <text:p text:style-name="CommitMessage">ConfigUpdater: fix warnings/errors for remote-building XSD-based Validation → d9f28cf</text:p>
      <text:p text:style-name="P490">This time, the remote build worked. <text:s/>Good. <text:s/>PR/merge.</text:p>
      <text:h text:style-name="P491" text:outline-level="2"><text:bookmark-start text:name="__RefHeading___Toc4845_1043040792"/>ConfigUpdater: portable themes twice<text:bookmark-end text:name="__RefHeading___Toc4845_1043040792"/></text:h>
      <text:p text:style-name="P490">Hopefully, this will be quick. <text:s/>Look at the all-themes loop: nope, it doesn’t have logic. <text:s/>So add “if cfg==installed, remove second using vector.pop_back()”, and that fixes it. <text:s/>Nice when it’s that simple.</text:p>
      <text:p text:style-name="CommitMessage">ConfigUpdater: fix portable doubled-loop on themes (resolves #15) → 8b1b7f6</text:p>
      <text:p text:style-name="P492">PR and merge.</text:p>
      <text:h text:style-name="P493" text:outline-level="1"><text:bookmark-start text:name="__RefHeading___Toc4857_1042260584"/>2025-Jun-24<text:tab/>ConfigUpdater: Validation Dialog<text:bookmark-end text:name="__RefHeading___Toc4857_1042260584"/></text:h>
      <text:p text:style-name="P494">Start at least thinking about the Validation Dialog – <text:span text:style-name="T325">non-modal interface to </text:span>allow validating on a per-file basis <text:span text:style-name="T325">and easily navigating to a given validation error</text:span>. <text:s/>Google-AI and <text:a xlink:type="simple" xlink:href="https://stackoverflow.com/a/57268306" text:style-name="Internet_20_link" text:visited-style-name="Visited_20_Internet_20_Link">this vbscript-focused SO</text:a> tell me that xmlDoc-&gt;setProperty(“MultipleErrorMessages”, True) will allow me to iterate over xmlDoc-&gt;parseError-&gt;allErrors… so that should hopefully be able to give me something to add to a ListBox. <text:s/><text:span text:style-name="T325">So my rough idea of the dialog box:</text:span></text:p>
      <text:p text:style-name="P495"><text:soft-page-break/>File: [stylers.xml <text:span text:style-name="T326">▼]<text:tab/><text:tab/><text:tab/>{VALIDATE}</text:span></text:p>
      <text:p text:style-name="P496">Validation Errors:</text:p>
      <text:p text:style-name="P496">[ #1234: Message<text:span text:style-name="T327"> … … … ⇕]</text:span></text:p>
      <text:p text:style-name="P496">[ #5678: Message …<text:span text:style-name="T327"> … … ⇕]</text:span></text:p>
      <text:p text:style-name="P497">So that’s a label, combobox to select the file, the VALIDATE button, and an always-scrollable ListBox which will <text:span text:style-name="T328">show the error messages and allow easy navigation. <text:s/>Draw up the RC (verify but don’t edit in the Resource Editor).</text:span></text:p>
      <text:p text:style-name="CommitMessage">ConfigUpdater: Validation Dialog = draw the initial RC idea → 96ba050</text:p>
      <text:h text:style-name="P498" text:outline-level="1"><text:bookmark-start text:name="__RefHeading___Toc4896_4148101818"/>2025-Jun-25<text:tab/>ConfigUpdater: Validation Dialog<text:bookmark-end text:name="__RefHeading___Toc4896_4148101818"/></text:h>
      <text:p text:style-name="P499">Copy over the dialog .cpp/.h for the CUValidationDialog, changing the constant names. <text:span text:style-name="T329">Strip out uncompilable code. <text:s/>Add the new menu entry and menucall_() dialog-creator. <text:s/>Run ⇒ able to open the empty Validation dialog. <text:s/>Unfortunately, despite what the graphical editor display shows me, dialog needs to be taller and wider to fit the sizes that I’ve got listed… <text:s/></text:span><text:span text:style-name="T330">Fix it, and now it is looking good.</text:span></text:p>
      <text:p text:style-name="P500">Next, I need to populate the file list. <text:s/>And for that, and the validation, I really should have an object which handles the interface between the two. <text:s/>Start the class files, and bring in some #includes. <text:s/>Unfortunately, when I try to <text:span text:style-name="InlineCode">#include “ValidateXML.h”</text:span>, it complains about the double-defined again. <text:s/>So comment that out for now.</text:p>
      <text:p text:style-name="P501">As far as structure, I will want to store the hwnd for various pieces (N++, the file combobox, and the error listbox), for easy access. <text:s/></text:p>
      <text:p text:style-name="P502">After some time AFK, I’m not 100% sure whether I really want the object to be what’s sending the messages… it would make more sense to have the ConfigValidator object focus on being the interface, and have the Dialog just poll its instance. <text:s/>And, at that point, do I really need the intermediate object, or just do the generic ValidateXML object instead? <text:s/>No, because I need the intermediary to be able to provide the list of files – if it were just the ValidateXML object, I would have to have something else for knowing the files, anyway. <text:s/>I’m just trying to decide whether it’s better to keep the Validation separate from the routines that find the right files, anyway. <text:s/></text:p>
      <text:p text:style-name="P502">In the main ConfigUpdaterClass, the class is in charge of interfacing between the dialog and the the filesystem and the Validator, and it just passes the Validator the minimal information needed. <text:s/><text:span text:style-name="T331">Looking at the validation calls there, I just see isValid=::validate_xml(xml,xsd), then ::uGetValidationLineNum and ::wsGetValidationMessage. <text:s/>That’s very close to a constructor, then I would need to have an -&gt;isValid() method for the if statement condition, and methods that are essentially those “Get” variants. <text:s/>And then I could have something to </text:span><text:soft-page-break/><text:span text:style-name="T331">set/clear the multipleErrorMessages flag and to poll for the Nth error in the list or to iterate through. <text:s/>So, probably the first thing I’ll want to do is convert ValidateXML to a class.</text:span></text:p>
      <text:p text:style-name="P503">But the zeroth thing I should do (<text:span text:style-name="T10">i.e.</text:span>, before that first thing) is do a quick one-.h-class, and make sure I can include it in multiple files without it whining about duplicate definitions. <text:s/><text:span text:style-name="T332">So let’s create a simple .h class, and see if it complains for being included multiple times: doesn’t look like it.</text:span></text:p>
      <text:p text:style-name="P504">So, now, can I convert the ValidateXML to a class? <text:s/>I will see what I can see. <text:s/><text:span text:style-name="T333">Make all the _xyz() functions and _pdq variables private; rename the validate_xml function to be the public Constructor method, and convert its bool ret to be the instance variable _isValid, and do a public wrapper method .isValid() to return that value; move the non-underscore functions to be public methods. <text:s/>Change the isValid=validate_xml() calls to creating an instance variable using the same arguments, and change the :: function calls to be equivalent method calls: it all compiles again – and it seems to still run. <text:s/>So I think that’s successful. <text:s/>And now #include the class in the new ConfigValidator class, and it </text:span><text:span text:style-name="T334">doesn’t</text:span><text:span text:style-name="T335"> complain this time.</text:span></text:p>
      <text:p text:style-name="P505">Good. <text:s/>Clean out the dummy .h from my test, make sure it all still builds and runs, and do a safety commit.</text:p>
      <text:p text:style-name="P506">ConfigUpdater: Validation Dialog = convert ValidateXML to a class; add an unpopulated dialog for standalone ConfigValidation. → e624eb2</text:p>
      <text:p text:style-name="P507">At this point, let’s return to the ConfigValidatorClass. <text:s/>I will leave the <text:span text:style-name="T336">complications of expanding the capabilities of the validator until later, and for now, focus on getting the filename/path data populated.</text:span></text:p>
      <text:p text:style-name="P508">Unfortunately, I didn’t make the ConfigUpdater object in a way that’s easy to extract the npp metadata, so I’ll probably just duplicate that information here. <text:s/>Hmm, that tells me that eventually, I will need a canned NppMetaData class, which I can instantiate in any other class I use in my plugins. <text:s/>Time for another tangent? <text:s/>No, for now, I’ll just copy/paste structure.</text:p>
      <text:p text:style-name="P508">Instead of passing in the three HWND, I will just pass in the NppData object, which will get me the <text:span text:style-name="T337">HWND. <text:s/>Then copy over the directory populating method. <text:s/>Then create the lists.</text:span></text:p>
      <text:p text:style-name="P509">Oh, I’ve gotten too far without building and single-stepping. <text:s/>I’ve got enough at this point to instantiate a config-validator. <text:s/><text:span text:style-name="T338">Step through, and it all looks good.</text:span></text:p>
      <text:p text:style-name="P510">Next time, I will make a getXmlNames() to return the xmlNames vector so it can populate the combobox values. [Not sure whether raw return or a pointer would be better: quick google tells me you <text:span text:style-name="T10">can</text:span><text:span text:style-name="T11"> return-by-reference by </text:span><text:span text:style-name="InlineCode"><text:span text:style-name="T11">std::vector&lt;T&gt;&amp; fn(xyz);</text:span></text:span><text:span text:style-name="T11">, but that requires a return value with lifetime beyond the function; instead, it explains that C++11 and later will do its best to “move” the local to the final destination, avoiding all the temporary vectors in </text:span><text:soft-page-break/><text:span text:style-name="T11">between; though, given that it’s an object’s instance attribute, it will exist as long as the instance does.</text:span>]</text:p>
      <text:p text:style-name="CommitMessage">ConfigUpdater: Validation Dialog = get the Npp metadata needed; populate object attribute vectors for the lists of XML/XSD [TODO: accessor to those lists, and use xmlNames to populate combobox] → 3979ef0</text:p>
      <text:h text:style-name="P511" text:outline-level="1"><text:bookmark-start text:name="__RefHeading___Toc4970_2458992300"/>2025-Jun-26<text:tab/>ConfigUpdater: Validation Dialog<text:bookmark-end text:name="__RefHeading___Toc4970_2458992300"/></text:h>
      <text:p text:style-name="P512">Time to work on the ac<text:span text:style-name="T339">c</text:span>ess<text:span text:style-name="T339">ors</text:span> and populate the combobox. <text:s/>To avoid copying the lists, I will just return a pointer to the vector – or, right, you can return a reference, which is even better. <text:s/>Yep, that populated nicely.</text:p>
      <text:p text:style-name="P513">Working with dummy errors and line numbers for now, implement the handlers for the GUI elements:</text:p>
      <text:p text:style-name="P513">Add the VALIDATE clicked handler, and put fake values into list.</text:p>
      <text:p text:style-name="P513">Add the LBN_DBLCLICK handler, and get it to navigate to a given line in the right file.</text:p>
      <text:p text:style-name="P513">While testing that out, reminded that on-change for the file combobox, need to clear the error listbox ⇒ CBN_SELCHANGE.</text:p>
      <text:p text:style-name="P514">Okay, I think that finishes the main handling of GUI elements. <text:s/>Next up:</text:p>
      <text:p text:style-name="P515">☑ Enable multi-error validation</text:p>
      <text:p text:style-name="P516">☑ Run the validation and update the DBLCLICK and SELCHANGE lists</text:p>
      <text:p text:style-name="P517">ConfigUpdater: Validation Dialog = add GUI elements for the validation interface, so switching files will clear the error list; VALIDATE will populate error list, and double-clicking an error will go to a specific line in the active file. → 47220fa</text:p>
      <text:h text:style-name="P518" text:outline-level="1"><text:bookmark-start text:name="__RefHeading___Toc4999_1169696881"/>2025-Jun-27<text:tab/>ConfigUpdater: Validation Dialog<text:bookmark-end text:name="__RefHeading___Toc4999_1169696881"/></text:h>
      <text:p text:style-name="P519">So, to enable multi-error validation, I will have to provide an optional boolean to the Constructor, because it will have already done the validation; or I need to separate the creation and the validation. <text:s/>I think I’ll just provide the argument, and allow the _pushed_validate_btn() to just create a new validator object each time, rather than trying to reuse the same one. <text:s/><text:span text:style-name="T340">I will store the vectors into new attributes in the ConfigValidator object, so that I can avoid having to keep the validator object lying around.</text:span></text:p>
      <text:p text:style-name="P520"><text:soft-page-break/>From the main ConfigUpdater action, I know Bespin has at least one error: single step through it, and it lists three. <text:s/><text:span text:style-name="T341">Yep, after I fix those three, it lists SUCCESS instead. <text:s/>I think it’s doing </text:span><text:span text:style-name="T342">what I want it to.</text:span></text:p>
      <text:p text:style-name="P521">I think the code is ready for someone else (Eko) to beta test – though I’ll want to update the README to explain how the validation features work. <text:s/>First, commit/push the code, then do a separate push for the README, then do the PR and ping Eko:</text:p>
      <text:p text:style-name="CommitMessage">ConfigUpdater: Validation Dialog = Get the XML Validation Dialog fully working, as far as I can tell. → 6730c9d</text:p>
      <text:p text:style-name="P522">Write up details in the README. <text:s/>While verifying something, I ran the dialog in my main instance instead of the portable, and it crashed, so I will need to come back and debug that before doing PR. ☹ <text:s/>For now, continue with README updates, but add TODO:</text:p>
      <text:p text:style-name="TODO">☑ <text:span text:style-name="T343">BUG: Installed-NPP crashes on Validation Dialog</text:span></text:p>
      <text:p text:style-name="CommitMessage">ConfigUpdater: update README to describe the validation options → e028cbd</text:p>
      <text:p text:style-name="P523"><text:span text:style-name="T343">Temporarily remove the </text:span><text:span text:style-name="InlineCode"><text:span text:style-name="T343">C:\usr\local\apps\npp\npp.881.configUpdater\notepad++.exe</text:span></text:span> <text:span text:style-name="T343">from the solution debugger, and go back to the installed Notepad++: unfortunately, that crashes before it even gets to WM_INITDIALOG. <text:s/></text:span><text:span text:style-name="T344">Weird, single-stepping in from the menu-action, it is able to get to WM_INITDIALOG; the problem is throwing the error when the XSD doesn’t exist – I will have to implement that (I forgot about it) – </text:span><text:span text:style-name="T345">or, for now, just copy the XSD over (but definitely need to implement it before the PR)</text:span><text:span text:style-name="T344">.</text:span></text:p>
      <text:p text:style-name="TODO">☑ <text:span text:style-name="T345">BUG: need to create XSD – centralize it, rather than having duplicate copies in both dialogs</text:span></text:p>
      <text:p text:style-name="P524">It seems silly to create the TODO when I’m going to at least start it right away; but I’ve already been interrupted at least once, so <text:span text:style-name="T346">might not finish today</text:span>.</text:p>
      <text:p text:style-name="P525">Create the cpp/h pair, and create functions that wrap the CreateFile/WriteContents/CloseHandle for each, and call those from the existing if(!exist), and that builds correctly. <text:s/>Call it instead of the throw in the new locations, too. <text:s/>But before I test, I want to actually pull common code out: so the two public functions just call a private wrapper(path, contents) with a different string. <text:s/>Still all compiles. <text:s/><text:span text:style-name="T10">Now</text:span><text:span text:style-name="T11"> it’s time to test in the installed-build as well.</text:span></text:p>
      <text:p text:style-name="P526"><text:soft-page-break/>Hmm, didn’t check the directory existed yet, either. <text:s/>Whoops. <text:s/>Use the PathRemoveFileSpec() to get the containing directory, and if the directory doesn’t exist, create it. <text:s/><text:span text:style-name="T347">Okay, now it works in the installed copy.</text:span></text:p>
      <text:p text:style-name="P527">Should I ensure it’s okay by making a RecursiveCreateDirectory()? <text:s/>As much as I don’t want to, I probably should. <text:s/>Okay, verify that works.</text:p>
      <text:p text:style-name="CommitMessage">ConfigUpdater: Fix missing-XSD-crash by doing the XSD creation elsewhere, and just calling it; include a recursive directory creator to make sure <text:span text:style-name="T348">all parent directories exist before attempting to create the file. → 68411c8</text:span></text:p>
      <text:p text:style-name="P528">But while verify the recursive, discovered that it’s sorting the listbox lexicographically, which messes up with the line numbering: I need to turn off the sorted attribute: oh, good, LB_SORT is easy to recognize by name 😉.</text:p>
      <text:p text:style-name="CommitMessage">ConfigUpdater: stop sorting error ListBox → 4454e25</text:p>
      <text:p text:style-name="P529">Okay, with those, I now think it’s ready for PR and external review ⇒ <text:a xlink:type="simple" xlink:href="https://github.com/pryrt/NppPlugin-ConfigUpdater/pull/18" text:style-name="Internet_20_link" text:visited-style-name="Visited_20_Internet_20_Link">PR#18</text:a>. <text:s/>I’ll give Eko some time to reply.</text:p>
      <text:h text:style-name="P530" text:outline-level="1"><text:bookmark-start text:name="__RefHeading___Toc5084_2973151212"/>2025-Jun-28<text:tab/>ConfigUpdater: Validation<text:bookmark-end text:name="__RefHeading___Toc5084_2973151212"/></text:h>
      <text:p text:style-name="P531">Eko had some suggestions:</text:p>
      <text:p text:style-name="P532">☑ font &gt; 8pt</text:p>
      <text:p text:style-name="P533">☑ horizontal scroll</text:p>
      <text:p text:style-name="P532">☐ newest .model. <text:span text:style-name="T349">⇒ </text:span><text:a xlink:type="simple" xlink:href="https://github.com/pryrt/NppPlugin-ConfigUpdater/issues/19" text:style-name="Internet_20_link" text:visited-style-name="Visited_20_Internet_20_Link"><text:span text:style-name="T349">Issue#19</text:span></text:a></text:p>
      <text:p text:style-name="P532">☑ open model alongside the failing XML, to the same language entry</text:p>
      <text:p text:style-name="P531">The first two should hopefully be easy. <text:s/>The other two, I am less certain how practical they are.</text:p>
      <text:p text:style-name="P531">Font: try 11pt: interesting: the dialog size scales to the font size: so it’s not pixels, it’s some portion of the font. <text:s/>11 point was too big. <text:s/>I think 10 is on the big end, but <text:span text:style-name="T350">given that some are probably using HiDPI monitors and they always complain about small fonts, I will go with 10pt. <text:s/>(Checking: most themes have a default size of 10pt, so that keeps the UI consistent with the editor.) <text:s/></text:span><text:span text:style-name="T351">Change all the RC to 10pt.</text:span></text:p>
      <text:p text:style-name="CommitMessage">ConfigUpdater: change dialog font size to 10pt to match the default styler text size → 5127a48</text:p>
      <text:p text:style-name="P534"><text:soft-page-break/>Start with LB_SETHORIZONTALEXTENT to a raw 1000, and see that it still cuts off at 166 character message, so that’s about 6 units per character. <text:s/>When I loop through the text, find the longest string, then multiply that by 8 (for margin) – but that’s way too wide for the scrolling. <text:s/>Search and find this <text:a xlink:type="simple" xlink:href="https://stackoverflow.com/a/29041620" text:style-name="Internet_20_link" text:visited-style-name="Visited_20_Internet_20_Link">SO answer</text:a>, which shows how to grab the drawing context (DC) and then GetTextExtentPoint32 to find out <text:s/>the width needed for the string. <text:s/>If I set the horizontal extent based on that result, it allows almost perfect horizontal scrolling: just enough extra that user can be sure that they have seen the whole message.</text:p>
      <text:p text:style-name="P534"><draw:frame draw:style-name="fr5" draw:name="Image7" text:anchor-type="char" svg:width="2.8in" svg:height="2in" draw:z-index="6"><draw:image xlink:href="Pictures/100000010000023400000193C5C89F04.png" xlink:type="simple" xlink:show="embed" xlink:actuate="onLoad" draw:mime-type="image/png"/></draw:frame>I don’t think I can get better than that, so I’ll stick with that.</text:p>
      <text:p text:style-name="CommitMessage">ConfigUpdater: Validation dialog = add horizontal scroll, and scale the scroll width based on the longest error text in the listbox. → 061403b</text:p>
      <text:p text:style-name="P535">I hadn’t really mentioned it in the TODO – but Eko had also said that the validation doesn’t need to interrupt the Update Config Files action. <text:s/>My idea after his comment was that it would set a flag, and after closing the first dialog, it could prompt for launching the validation dialog.</text:p>
      <text:p text:style-name="P536">Yeah, that logic seems to work: so if you choose not to restart Notepad++, but there was a validation error, you can <text:span text:style-name="T352">choose to launch the validator.</text:span></text:p>
      <text:p text:style-name="CommitMessage">ConfigUpdater: Validation dialog = move the UpdateConfigFiles validation results to not interrupt updating; <text:span text:style-name="T349">change logfile from ConfigUpdater.log to ConfigUpdaterLog, to avoid conflict with extension-based alternate .log stylers/UDL/etc → 2128e5f</text:span></text:p>
      <text:p text:style-name="P537">For opening .model.xml alongside the active file: I would want a separate button in the dialog to do that. <text:s/>So, start by redesigning dialog, to put VALIDATE on the left, and have <text:span text:style-name="T33">*.model</text:span> button next to it, disabled by default but enabled once a language is selected. <text:s/><text:span text:style-name="T353">Then build up some logic around the buttons, so the </text:span><text:span text:style-name="T354">*.model</text:span><text:span text:style-name="T355"> button will only be available when there are errors to compare. <text:s/>I have started the process of searching backward in the erroring XML so I can then figure out where to go from there (with notes about the logic in comments), but I need to finish the search, then I need to start single-stepping through to </text:span></text:p>
      <text:p text:style-name="P538"><text:soft-page-break/>Time to end for the day, so want a commit… but since it’s not functional, <text:span text:style-name="T33">don’t</text:span> push it to GH yet.</text:p>
      <text:p text:style-name="CommitMessage">ConfigUpdater: starting work on *.model button, but non-functional yet → c267e70</text:p>
      <text:h text:style-name="P539" text:outline-level="1"><text:bookmark-start text:name="__RefHeading___Toc5155_617872066"/>2025-Jun-29<text:tab/>ConfigUpdater: Validation Dialog<text:bookmark-end text:name="__RefHeading___Toc5155_617872066"/></text:h>
      <text:p text:style-name="P540">Just a couple minutes, but let’s get it to a point where it compiles, then single-step through to see how good my logic is so far: yep, everything looks right so far.</text:p>
      <text:p text:style-name="P541">But unfortunately, whether I search forward or backward with the targeted search, it’s not finding anything. <text:s/>I will have to play around with the search to figure out how to make that work correctly ☹… but not time for that right now.</text:p>
      <text:p text:style-name="P542"><text:span text:style-name="T356">In PythonScript 3, I tried out </text:span><text:span text:style-name="InlineCode"><text:span text:style-name="T356">editor.setTargetEnd(0); editor.setTargetStart(editor.getLength()); editor.searchInTarget("return")</text:span></text:span> <text:span text:style-name="T356">and it properly showed the position searching backward in the current file. <text:s/>So, in theory, something that simple should work in C++, too… Which makes me wonder if maybe it wasn’t in the file I thought it was. <text:s/></text:span><text:span text:style-name="T357">Grab the active filename, and it matches what I expect. <text:s/>Go look at the </text:span><text:a xlink:type="simple" xlink:href="https://github.com/bruderstein/PythonScript/blob/467c3b9bd5754c504d023f449c40303063bf53ca/PythonScript/src/ScintillaWrapperGenerated.cpp#L2844" text:style-name="Internet_20_link" text:visited-style-name="Visited_20_Internet_20_Link"><text:span text:style-name="T357">PythonScript source code</text:span></text:a><text:span text:style-name="T357">: apparently, they are doing std::string, not std::wstring… <text:s/>Okay, if I use 10000 instead of reinterpret(-1), and use the raw character string “Lexer”, it finds something. <text:s text:c="3"/>Use the integer obtained from SCI_GETLINEENDPOS, and it still finds it; swap start/end, and it finds the most recent Lexer</text:span><text:span text:style-name="T358">Type. <text:s/>Switch from SendMessageA//”LexerType” to SendMessage//L”LexerType”, and it fails to find it. <text:s/>So yes, it’s my insistence on wchar_t that is hurting me. <text:s/>That means I need access to my wstr-to-utf8 converter – </text:span><text:span text:style-name="T359">move delNull and the wstring/utf8 to a new pcjHelper namespace, so I can access them centrally.</text:span></text:p>
      <text:p text:style-name="P543">I couldn’t get the scintilla-regex capture group working as expected (SCI_GETTAG was returning empty), so instead I just hardcoded the offset to find the quoted attribute, and skipped worrying about the GETTAG.</text:p>
      <text:p text:style-name="P544">Okay, after I’ve figured out the optional attribute value, make the search string for the model; then open the model into the other view; then search the model and scroll to the <text:span text:style-name="T360">same region in the model, if possible. </text:span></text:p>
      <text:p text:style-name="P545">Seems to be working on the theme; TODO next is figure out the search table for langs.xml as well.</text:p>
      <text:p text:style-name="CommitMessage">ConfigUpdater: for stylers.model.xml, try to scroll to similar position in model as the problematic XML. <text:s/>TODO = langs.model.xml version; TODO = see if I can prefer scroll-to-top → 9c7d957</text:p>
      <text:h text:style-name="P546" text:outline-level="1"><text:bookmark-start text:name="__RefHeading___Toc5204_3465895098"/><text:soft-page-break/>2025-Jun-30<text:tab/>ConfigUpdater: Validation dialog<text:bookmark-end text:name="__RefHeading___Toc5204_3465895098"/></text:h>
      <text:p text:style-name="P547">For scroll-to-top, it looks like <text:a xlink:type="simple" xlink:href="https://scintilla.org/ScintillaDoc.html#SCI_SETFIRSTVISIBLELINE" text:style-name="Internet_20_link" text:visited-style-name="Visited_20_Internet_20_Link">SCI_SETFIRSTVISIBLELINE</text:a> will probably do what I’m hoping: allowing me to put the element-head as the first visible line. <text:s/><text:span text:style-name="T361">Yes, that seems to work. <text:s/>Had to fix a couple logic things – the _pushed_model_btn was assuming that doubleclick had happened recently (ie, that the error file was active and the caret on the right line), but that’s an unsafe assumption; send DOOPEN and GOTOLINE to ensure that condition before doing the rest of the searches, which are all relative to that assumption. <text:s/>With that fix, it is now reliably </text:span><text:span text:style-name="T362">scrolling to the right position.</text:span></text:p>
      <text:p text:style-name="CommitMessage">ConfigUpdater: fix scrolling when using <text:span text:style-name="T33">*.model.xml</text:span><text:span text:style-name="T3"> button to put error-vs-model side-by-side; </text:span><text:span text:style-name="T363">also, update the README to include the</text:span><text:span text:style-name="T364"> *.model.xml</text:span><text:span text:style-name="T363"> behavior (and preview the download-model-files)</text:span><text:span text:style-name="T33"> </text:span><text:span text:style-name="T3">→ c38f7b3</text:span></text:p>
      <text:p text:style-name="CommitMessage">ConfigUpdater: update the README to include the *.model.xml behavior (and preview the download-model-files) → 565567e</text:p>
      <text:p text:style-name="P548">Okay, time to add the logic for langs.model as well. <text:s/><text:span text:style-name="T365">Oh, found a bug: with wrapping, SETFIRSTVISIBLELINE doesn’t go to the right location. <text:s/>Searching through scintilla docs: okay, I think </text:span><text:a xlink:type="simple" xlink:href="https://scintilla.org/ScintillaDoc.html#SCI_VISIBLEFROMDOCLINE" text:style-name="Internet_20_link" text:visited-style-name="Visited_20_Internet_20_Link"><text:span text:style-name="T365">SCI_VISIBLEFROMDOCLINE</text:span></text:a><text:span text:style-name="T365"> will convert the document line number (which I know) to the “visible line” number (which the set-first-visible needs): </text:span><text:span text:style-name="T366">yep, that worked.</text:span></text:p>
      <text:p text:style-name="CommitMessage">ConfigUpdater: add the alignment logic for langs.model.xml as well → 5ba8e0f</text:p>
      <text:p text:style-name="P549"><text:a xlink:type="simple" xlink:href="https://github.com/pryrt/NppPlugin-ConfigUpdater/pull/18" text:style-name="Internet_20_link" text:visited-style-name="Visited_20_Internet_20_Link">Ping Eko in the PR</text:a>: I will wait until he responds (or a day or two) before merging that.</text:p>
      <text:h text:style-name="P550" text:outline-level="1"><text:bookmark-start text:name="__RefHeading___Toc5254_2950068849"/>2025-Jul-01<text:tab/>ConfigUpdater: Download Models<text:bookmark-end text:name="__RefHeading___Toc5254_2950068849"/></text:h>
      <text:p text:style-name="P551">I’ll want a simple dialog: a label saying what URL is being downloaded, and a progress bar. <text:s/>I will be able to grab my download-to-file from CollectionInterface.</text:p>
      <text:p text:style-name="P551">Create a branch. <text:s/>Start with creating GUI elements: menu entry first. <text:s/><text:span text:style-name="T367">And RC file. <text:s/>And enough code that it will compile, so I can verify the dialog GUI is working. <text:s/>That was more prep code than I was anticipating… but I was able to realize that from the GUI perspective, it’s very much like the CUStatusDialog – essentially equivalent controls, really, other than I don’t need the edittext box as big; </text:span><text:span text:style-name="T368">also, make it wider (URLs are long) and make it WS_HSCROLL, and add the scroll-width setting when a line of text is added. <text:s/>Dialog will launch (but do nothing)</text:span></text:p>
      <text:p text:style-name="CommitMessage">ConfigUpdater: ModelDownload = create dummy dialog and GUI code, but no action taken yet → 7450522</text:p>
      <text:p text:style-name="P552">Playing around after commit, found that the scroll width wasn’t resetting, so fixed that logic</text:p>
      <text:p text:style-name="CommitMessage"><text:soft-page-break/>ConfigUpdater: ModelDownload = fix scroll width logic → de51a80</text:p>
      <text:h text:style-name="Heading_20_1" text:outline-level="1"><text:bookmark-start text:name="__RefHeading___Toc5280_412472255"/><text:span text:style-name="T369">2025-Jul-02<text:tab/>ConfigUpdater: Model Download</text:span><text:bookmark-end text:name="__RefHeading___Toc5280_412472255"/></text:h>
      <text:p text:style-name="P553">Now that I’ve got a GUI, I need to start work on the class. <text:s/>Then, like in the updater status, I have to instantiate/start that class after the non-modal dialog has been launched. (That’s why I picked non-modal: if it were modal, I would have to instantiate the object inside the dialog, and sending signals to the dialog from inside the dialog’s init is a mess that’s likely to not work.)</text:p>
      <text:p text:style-name="P554">Get an initial framework for the class started, with enough in the constructor and go() method that it will build properly: <text:span text:style-name="T370">have paths and URLs for the files</text:span>. <text:s/>Instantiate it as static before the CreateDialogParam non-modal-launcher, then .go() after: it seems to work to not instantiate a second time. <text:s/>However, I am not convinced that .go() will properly be able to update the dialog, because I’m not seeing it when I single-step. ☹ <text:s/>Still, that all worked on the <text:span text:style-name="T370">ConfigUpdater, so I would think it would work here, too.</text:span></text:p>
      <text:p text:style-name="P555">Try putting just a few Sleep() and update-text calls, and see if go() can really interact with dialog. <text:s/>Yes, when not single-stepping, I can watch it update. <text:s/>Actually, if I pause during .go(), I can see it updating as I single-step, too. <text:s/>So it’s just when nothing happened in .go() that I couldn’t tell it was doing anything. <text:s/>Good to know.</text:p>
      <text:p text:style-name="P555">Next I will need to start on the download <text:span text:style-name="T371">code: start grabbing from CollectionInterface project’s class. <text:s/></text:span><text:span text:style-name="T372">Then put the logic into go(): download Langs to tmp, process status and update GUI; download Stylers to tmp, process status and update GUI; if(!writeable) runas ELSE normal-run ⇒ run the copy command in a single ShellExecute; update progress; if(both ok) close window, else leave window open for being able to read the error message. <text:s/>Add a DONE button to be able to click if there is an error.</text:span></text:p>
      <text:p text:style-name="P556">Hmm, what if someone hits DONE (or X) while the download is occurring? <text:s/>That’s what _dlmInterruptFlag and the …_GetInterruptFlag() function are for. <text:s/>Put in a few checks along the way for that flag – that should let me exit early.</text:p>
      <text:p text:style-name="P556">As far as I can tell, the model-file download is working.</text:p>
      <text:p text:style-name="CommitMessage">ConfigUpdater: Download Model Files = add the download action and error handling; dialog will automatically close if its successful, or will stay open with a message in the box and a CLOSE button (or the X window control) when you are done reading the error. → 3d5e8d6</text:p>
      <text:p text:style-name="CommitMessage">update README → 6827ed9</text:p>
      <text:p text:style-name="P557">Create PR (though I’ll let it sit overnight, so Eko can comment if he notic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hatch draw:name="Red_20_90_20_Degrees_20_Crossed_20_4" draw:display-name="Red 90 Degrees Crossed 4" draw:style="double" draw:color="#b3cac7" draw:distance="0.1417in" draw:rotation="18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weight="normal" officeooo:rsid="0058f344" style:font-weight-asian="normal"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none">
        <style:tab-stops>
          <style:tab-stop style:position="2in"/>
        </style:tab-stops>
      </style:paragraph-properties>
      <style:text-properties fo:color="#1e6a39"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itMessage" style:family="paragraph" style:parent-style-name="Text_20_body" style:next-style-name="Text_20_body" style:master-page-name="">
      <loext:graphic-properties draw:fill="solid" draw:fill-color="#b3cac7"/>
      <style:paragraph-properties fo:margin-top="0in" fo:margin-bottom="0.1in" style:contextual-spacing="true" fo:line-height="100%" style:page-number="auto" fo:background-color="#b3cac7" fo:padding="0.0201in" fo:border="1.5pt solid #81aca6">
        <style:tab-stops/>
      </style:paragraph-properties>
      <style:text-properties fo:background-color="transparent"/>
    </style:style>
    <style:style style:name="TODO" style:family="paragraph" style:parent-style-name="Text_20_body" style:master-page-name="">
      <loext:graphic-properties draw:fill="solid" draw:fill-color="#77bc65"/>
      <style:paragraph-properties fo:margin-left="4.25in" fo:margin-right="0in" fo:margin-top="0in" fo:margin-bottom="0.1in" style:contextual-spacing="true" fo:line-height="115%" fo:text-indent="-0.25in" style:auto-text-indent="false" style:page-number="auto" fo:background-color="#77bc65" fo:padding="0.0201in" fo:border="1.5pt solid #3faf46">
        <style:tab-stops/>
      </style:paragraph-properties>
    </style:style>
    <style:style style:name="CodeIndent" style:family="paragraph" style:parent-style-name="Text_20_body" style:master-page-name="">
      <loext:graphic-properties draw:fill="solid" draw:fill-color="#dde8cb"/>
      <style:paragraph-properties fo:margin-left="0.5in" fo:margin-right="0in" fo:margin-top="0in" fo:margin-bottom="0.1in" style:contextual-spacing="true" style:page-number="auto" fo:background-color="#dde8cb" fo:padding="0.0201in" fo:border="1.5pt solid #afd095">
        <style:tab-stops/>
      </style:paragraph-properties>
      <style:text-properties style:font-name="Liberation Mono1" fo:font-family="'Liberation Mono'" style:font-style-name="Regular" style:font-family-generic="modern" style:font-pitch="fixed" fo:font-size="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Aside" style:family="paragraph" style:parent-style-name="Text_20_body" style:next-style-name="Text_20_body" style:master-page-name="">
      <loext:graphic-properties draw:fill="none" draw:fill-color="#729fcf"/>
      <style:paragraph-properties fo:margin-left="0.5in" fo:margin-right="0.4366in" fo:margin-top="0in" fo:margin-bottom="0.0972in" style:contextual-spacing="false" fo:line-height="115%" fo:text-indent="0in" style:auto-text-indent="false" style:page-number="auto" fo:background-color="transparent" fo:padding="0.0201in" fo:border-left="none" fo:border-right="none" fo:border-top="0.06pt solid #000000" fo:border-bottom="0.06pt solid #000000"/>
      <style:text-properties fo:font-style="italic" fo:font-weight="normal" officeooo:rsid="01044e57" style:font-style-asian="italic" style:font-weight-asian="bold" style:font-style-complex="italic"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InlineCode" style:family="text">
      <style:text-properties style:font-name="Liberation Mono1" fo:font-family="'Liberation Mono'" style:font-style-name="Regular" style:font-family-generic="modern" style:font-pitch="fixed" fo:background-color="#f6f9d4"/>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902in" fo:margin-bottom="0.7874in" fo:margin-left="0.7874in" fo:margin-right="0.7874in" fo:background-color="#dee7e5"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hatch"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hatch" draw:background-size="full"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Title">Notepad++ Development Notes</text:p>
        <text:p text:style-name="Horizontal_20_Line"/>
      </style:header>
      <style:footer>
        <text:p text:style-name="Footer"><text:tab/><text:tab/><text:page-number text:select-page="current">85</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0T09:48:17.322000000</meta:creation-date>
    <dc:date>2025-07-02T12:52:38.652641600</dc:date>
    <meta:editing-duration>P13DT2H48M3S</meta:editing-duration>
    <meta:editing-cycles>576</meta:editing-cycles>
    <meta:generator>LibreOffice/25.2.4.3$Windows_X86_64 LibreOffice_project/33e196637044ead23f5c3226cde09b47731f7e27</meta:generator>
    <meta:document-statistic meta:table-count="4" meta:image-count="7" meta:object-count="0" meta:page-count="85" meta:paragraph-count="1198" meta:word-count="29996" meta:character-count="185524" meta:non-whitespace-character-count="154993"/>
  </office:meta>
</office:document-meta>
</file>

<file path=Basic/Standard/ClipboardModule.xml><?xml version="1.0" encoding="utf-8"?>
<!DOCTYPE module  PUBLIC '-//OpenOffice.org//DTD OfficeDocument 1.0//EN'  'module.dtd'>
<script:module xmlns:script="http://openoffice.org/2000/script" script:name="ClipboardModule" script:language="StarBasic" script:moduleType="normal">REM  *****  BASIC  *****
' Derived from 
'	https://ask.libreoffice.org/t/how-do-you-copy-text-to-clipboard-from-macro/45692
'	-&gt; https://forum.openoffice.org/en/forum/viewtopic.php?f=21&amp;t=93562 
'	-&gt; https://forum.openoffice.org/en/forum/viewtopic.php?p=140391#p140391

Global ClipString as String

sub __test__TextToClipboard
	dim t as Integer
	TextToClipboard("hello world")
	t = 1	' stop here to look at clipboardhello world
	TextToClipboard("second string")
	t = 2	' stop here to look at clipboard
end sub

sub TextToClipboard(byval s as String)
	Dim oClip as Object
	Dim oTR as Object
	Dim null as Object
	
	oClip = createUnoService("com.sun.star.datatransfer.clipboard.SystemClipboard")
	oTR = createUnoListener("TR_", "com.sun.star.datatransfer.XTransferable") 
	ClipString = s
	oClip.setContents(oTR, null)
End Sub

Function TR_getTransferData(aFlavor as com.sun.star.datatransfer.DataFlavor )
	If (aFlavor.MimeType = "text/plain;charset=utf-16") Then 
		TR_getTransferData = ClipString
	end if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automationMacros.xml><?xml version="1.0" encoding="utf-8"?>
<!DOCTYPE module  PUBLIC '-//OpenOffice.org//DTD OfficeDocument 1.0//EN'  'module.dtd'>
<script:module xmlns:script="http://openoffice.org/2000/script" script:name="automationMacros" script:language="StarBasic" script:moduleType="normal">REM  *****  BASIC  *****

' This macro is run 
sub NewDay
' // how about this description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spatcher.executeDispatch(document, ".uno:GoToEndOfDoc", "", 0, Array())

rem ----------------------------------------------------------------------
dispatcher.executeDispatch(document, ".uno:InsertPara", "", 0, Array())

rem ----------------------------------------------------------------------
dim args1(2) as new com.sun.star.beans.PropertyValue
args1(0).Name = "Template"
args1(0).Value = "Heading 1"
args1(1).Name = "FamilyName"
args1(1).Value = "ParagraphStyles"
args1(2).Name = "Style"
args1(2).Value = "Heading 1"

dispatcher.executeDispatch(document, ".uno:StyleApply", "", 0, args1())

rem ----------------------------------------------------------------------
rem Prepopulate with Today's Date and initial text
rem ----------------------------------------------------------------------
dim args4(0) as new com.sun.star.beans.PropertyValue
args4(0).Name = "Text"
args4(0).Value = Format(Now(),"yyyy-mmm-dd")+CHR$(9)+"X"

dispatcher.executeDispatch(document, ".uno:InsertText", "", 0, args4())

rem ----------------------------------------------------------------------
rem select the current text
rem ----------------------------------------------------------------------

dim args12(1) as new com.sun.star.beans.PropertyValue
args12(0).Name = "Count"
args12(0).Value = 1
args12(1).Name = "Select"
args12(1).Value = true

dispatcher.executeDispatch(document, ".uno:GoLeft", "", 0, args12())

end sub


sub UpdateTOC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m args2(1) as new com.sun.star.beans.PropertyValue
args2(0).Name = "Count"
args2(0).Value = 1
args2(1).Name = "Select"
args2(1).Value = false

dispatcher.executeDispatch(document, ".uno:GoDown", "", 0, args2())

rem ----------------------------------------------------------------------
dispatcher.executeDispatch(document, ".uno:UpdateCurIndex", "", 0, Array())

rem ----------------------------------------------------------------------
dispatcher.executeDispatch(document, ".uno:GoToStartOfLine", "", 0, Array())
dispatcher.executeDispatch(document, ".uno:GoToEndOfDoc", "", 0, Array())
dispatcher.executeDispatch(document, ".uno:GoToEndOfDoc", "", 0, Array())
dispatcher.executeDispatch(document, ".uno:GoToEndOfDoc", "", 0, Array())
dispatcher.executeDispatch(document, ".uno:GoToEndOfDoc", "", 0, Array())

end sub

sub GrabTodaysCommitMessages
	' iterate through all the paragraphs of the current document
	' for each H1, reset the strCommit, then append to strCommit each time 
	dim strCommit as String
	dim oEnumPara as Object
	dim oParagraph as Object
	dim oClip as Object
	
	strCommit = ""
	
	oEnumPara = ThisComponent.Text.createEnumeration()
	While oEnumPara.hasMoreElements()
		oParagraph = oEnumPara.nextElement()
		
		If oParagraph.supportsService("com.sun.star.text.Paragraph") Then
			if oParagraph.ParaStyleName() = "Heading 1" Then
				strCommit = ""
    		end if
    		if oParagraph.ParaStyleName() = "CommitMessage" then
    			if len(strCommit)&gt;0 then strCommit = strCommit + chr(10)
    			strCommit = strCommit + oParagraph.String()
    		end if
  		End If
	Wend
	if len(strCommit)&gt;0 then 
		TextToClipboard(strCommi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mationMacros"/>
  <library:element library:name="Clipboard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